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0.997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5.136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26cm"/>
    </style:style>
    <style:style style:name="co12" style:family="table-column">
      <style:table-column-properties fo:break-before="auto" style:column-width="5.184cm"/>
    </style:style>
    <style:style style:name="co13" style:family="table-column">
      <style:table-column-properties fo:break-before="auto" style:column-width="3.844cm"/>
    </style:style>
    <style:style style:name="co14" style:family="table-column">
      <style:table-column-properties fo:break-before="auto" style:column-width="6.502cm"/>
    </style:style>
    <style:style style:name="co15" style:family="table-column">
      <style:table-column-properties fo:break-before="auto" style:column-width="6.262cm"/>
    </style:style>
    <style:style style:name="co16" style:family="table-column">
      <style:table-column-properties fo:break-before="auto" style:column-width="3.612cm"/>
    </style:style>
    <style:style style:name="co17" style:family="table-column">
      <style:table-column-properties fo:break-before="auto" style:column-width="4.484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3.6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2.738cm" fo:break-before="auto" style:use-optimal-row-height="true"/>
    </style:style>
    <style:style style:name="ro8" style:family="table-row">
      <style:table-row-properties style:row-height="3.632cm" fo:break-before="auto" style:use-optimal-row-height="true"/>
    </style:style>
    <style:style style:name="ro9" style:family="table-row">
      <style:table-row-properties style:row-height="3.184cm" fo:break-before="auto" style:use-optimal-row-height="true"/>
    </style:style>
    <style:style style:name="ro10" style:family="table-row">
      <style:table-row-properties style:row-height="6.765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3.369cm" fo:break-before="auto" style:use-optimal-row-height="true"/>
    </style:style>
    <style:style style:name="ro14" style:family="table-row">
      <style:table-row-properties style:row-height="1.711cm" fo:break-before="auto" style:use-optimal-row-height="true"/>
    </style:style>
    <style:style style:name="ro15" style:family="table-row">
      <style:table-row-properties style:row-height="1.157cm" fo:break-before="auto" style:use-optimal-row-height="true"/>
    </style:style>
    <style:style style:name="ro16" style:family="table-row">
      <style:table-row-properties style:row-height="0.654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3.526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1.789cm" fo:break-before="auto" style:use-optimal-row-height="true"/>
    </style:style>
    <style:style style:name="ro21" style:family="table-row">
      <style:table-row-properties style:row-height="2.947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2.161cm" fo:break-before="auto" style:use-optimal-row-height="false"/>
    </style:style>
    <style:style style:name="ro24" style:family="table-row">
      <style:table-row-properties style:row-height="12.961cm" fo:break-before="auto" style:use-optimal-row-height="false"/>
    </style:style>
    <style:style style:name="ro25" style:family="table-row">
      <style:table-row-properties style:row-height="13.688cm" fo:break-before="auto" style:use-optimal-row-height="false"/>
    </style:style>
    <style:style style:name="ro26" style:family="table-row">
      <style:table-row-properties style:row-height="12.531cm" fo:break-before="auto" style:use-optimal-row-height="false"/>
    </style:style>
    <style:style style:name="ro27" style:family="table-row">
      <style:table-row-properties style:row-height="9.021cm" fo:break-before="auto" style:use-optimal-row-height="false"/>
    </style:style>
    <style:style style:name="ro28" style:family="table-row">
      <style:table-row-properties style:row-height="11.162cm" fo:break-before="auto" style:use-optimal-row-height="false"/>
    </style:style>
    <style:style style:name="ta1" style:family="table" style:master-page-name="PageStyle_5f_HIDRO">
      <style:table-properties table:display="true" style:writing-mode="lr-tb"/>
    </style:style>
    <style:style style:name="ta2" style:family="table" style:master-page-name="PageStyle_5f_METEO">
      <style:table-properties table:display="true" style:writing-mode="lr-tb"/>
    </style:style>
    <style:style style:name="ta3" style:family="table" style:master-page-name="PageStyle_5f_Tweets_20_relacionados_20_METEO_20_">
      <style:table-properties table:display="true" style:writing-mode="lr-tb"/>
    </style:style>
    <style:style style:name="ta4" style:family="table" style:master-page-name="PageStyle_5f_Tweets_20_relacionado_20_HIDRO_20_">
      <style:table-properties table:display="true" style:writing-mode="lr-tb"/>
    </style:style>
    <style:style style:name="ta5" style:family="table" style:master-page-name="PageStyle_5f_Fidelidade_20_tweets">
      <style:table-properties table:display="true" style:writing-mode="lr-tb"/>
    </style:style>
    <style:style style:name="ta6" style:family="table" style:master-page-name="PageStyle_5f_Fidelidade_20_das_20_palavras_20_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8" style:family="table" style:master-page-name="PageStyle_5f_1003_20_">
      <style:table-properties table:display="true" style:writing-mode="lr-tb"/>
    </style:style>
    <style:style style:name="ta9" style:family="table" style:master-page-name="PageStyle_5f_1103">
      <style:table-properties table:display="true" style:writing-mode="lr-tb"/>
    </style:style>
    <style:style style:name="ta10" style:family="table" style:master-page-name="PageStyle_5f_120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5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="0.06pt solid #000000"/>
    </style:style>
    <style:style style:name="ce21" style:family="table-cell" style:parent-style-name="Default" style:data-style-name="N5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5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41"/>
    <style:style style:name="ce12" style:family="table-cell" style:parent-style-name="Default" style:data-style-name="N50"/>
    <style:style style:name="ce4" style:family="table-cell" style:parent-style-name="Default" style:data-style-name="N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b4c7d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ext-properties fo:font-size="14pt" style:font-size-asian="14pt" style:font-size-complex="14pt"/>
    </style:style>
    <style:style style:name="ce43" style:family="table-cell" style:parent-style-name="Default" style:data-style-name="N52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 style:data-style-name="N5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fo:background-color="#b4c7d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fo:background-color="#b4c7dc" fo:border="0.06pt solid #000000"/>
      <style:text-properties fo:font-size="14pt" style:font-size-asian="14pt" style:font-size-complex="14pt"/>
    </style:style>
    <style:style style:name="ce50" style:family="table-cell" style:parent-style-name="Default" style:data-style-name="N50">
      <style:table-cell-properties fo:background-color="#b4c7dc" fo:border="0.06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ffff38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ff3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3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ff3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 style:data-style-name="N52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>
      <style:table-cell-properties fo:background-color="#ffff3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>
      <style:table-cell-properties fo:background-color="#ffff38" fo:border="0.06pt solid #000000"/>
      <style:text-properties fo:font-size="14pt" style:font-size-asian="14pt" style:font-size-complex="14pt"/>
    </style:style>
    <style:style style:name="ce58" style:family="table-cell" style:parent-style-name="Default" style:data-style-name="N50">
      <style:table-cell-properties fo:background-color="#ffff38" fo:border="0.06pt solid #000000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2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4" style:family="table-cell" style:parent-style-name="Default">
      <style:text-properties fo:font-size="15pt" style:font-size-asian="15pt" style:font-size-complex="15pt"/>
    </style:style>
    <style:style style:name="ce65" style:family="table-cell" style:parent-style-name="Default" style:data-style-name="N4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&quot;Times New Roman&quot;" fo:font-size="15pt" fo:font-style="normal" fo:text-shadow="none" style:text-underline-style="none" fo:font-weight="normal" style:font-size-asian="15pt" style:font-style-asian="normal" style:font-weight-asian="normal" style:font-name-complex="&quot;Times New Roman&quot;" style:font-size-complex="15pt" style:font-style-complex="normal" style:font-weight-complex="normal"/>
    </style:style>
    <style:style style:name="ce68" style:family="table-cell" style:parent-style-name="Default" style:data-style-name="N4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69" style:family="table-cell" style:parent-style-name="Default" style:data-style-name="N4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3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5" style:family="table-cell" style:parent-style-name="Default">
      <style:table-cell-properties fo:background-color="#ffff3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6" style:family="table-cell" style:parent-style-name="Default" style:data-style-name="N52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78" style:family="table-cell" style:parent-style-name="Default" style:data-style-name="N52">
      <style:table-cell-properties fo:background-color="#ffff3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9" style:family="table-cell" style:parent-style-name="Default">
      <style:table-cell-properties fo:border="0.06pt solid #000000" style:rotation-align="none"/>
      <style:text-properties fo:font-size="15pt" style:font-size-asian="15pt" style:font-size-complex="15pt"/>
    </style:style>
    <style:style style:name="ce94" style:family="table-cell" style:parent-style-name="Default" style:data-style-name="N113">
      <style:table-cell-properties fo:border="0.06pt solid #000000" style:rotation-align="none"/>
      <style:text-properties fo:font-size="15pt" style:font-size-asian="15pt" style:font-size-complex="15pt"/>
    </style:style>
    <style:style style:name="ce95" style:family="table-cell" style:parent-style-name="Default" style:data-style-name="N1">
      <style:table-cell-properties fo:border="0.06pt solid #000000" style:rotation-align="none"/>
      <style:text-properties fo:font-size="15pt" style:font-size-asian="15pt" style:font-size-complex="15pt"/>
    </style:style>
    <style:style style:name="ce96" style:family="table-cell" style:parent-style-name="Default" style:data-style-name="N148">
      <style:table-cell-properties fo:border="0.06pt solid #000000" style:rotation-align="none"/>
      <style:text-properties fo:font-size="15pt" style:font-size-asian="15pt" style:font-size-complex="15pt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04" style:family="table-cell" style:parent-style-name="Default" style:data-style-name="N52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09" style:family="table-cell" style:parent-style-name="Default" style:data-style-name="N52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3" style:family="table-cell" style:parent-style-name="Default" style:data-style-name="N1">
      <style:table-cell-properties fo:background-color="transparent" fo:border="0.06pt solid #000000" style:rotation-align="none"/>
      <style:text-properties fo:font-size="15pt" style:font-size-asian="15pt" style:font-size-complex="15pt"/>
    </style:style>
    <style:style style:name="ce114" style:family="table-cell" style:parent-style-name="Default">
      <style:table-cell-properties fo:background-color="#6d9eeb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17" style:family="table-cell" style:parent-style-name="Default">
      <style:table-cell-properties fo:background-color="#ffff00" fo:border="0.06pt solid #000000"/>
      <style:text-properties fo:font-size="15pt" style:font-size-asian="15pt" style:font-size-complex="15pt"/>
    </style:style>
    <style:style style:name="ce118" style:family="table-cell" style:parent-style-name="Default">
      <style:table-cell-properties fo:background-color="#ffea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0" style:family="table-cell" style:parent-style-name="Default">
      <style:table-cell-properties fo:background-color="#b39ddb" fo:border="0.06pt solid #000000" style:rotation-align="none"/>
      <style:text-properties fo:font-size="15pt" style:font-size-asian="15pt" style:font-size-complex="15pt"/>
    </style:style>
    <style:style style:name="ce121" style:family="table-cell" style:parent-style-name="Default">
      <style:table-cell-properties fo:background-color="#fafafa" fo:border="0.06pt solid #000000"/>
      <style:text-properties fo:font-size="15pt" style:font-size-asian="15pt" style:font-size-complex="15pt"/>
    </style:style>
    <style:style style:name="ce123" style:family="table-cell" style:parent-style-name="Default" style:data-style-name="N113">
      <style:table-cell-properties fo:background-color="#b39ddb" fo:border="0.06pt solid #000000" style:rotation-align="none"/>
      <style:text-properties fo:font-size="15pt" style:font-size-asian="15pt" style:font-size-complex="15pt"/>
    </style:style>
    <style:style style:name="ce124" style:family="table-cell" style:parent-style-name="Default" style:data-style-name="N1">
      <style:table-cell-properties fo:background-color="#b39ddb" fo:border="0.06pt solid #000000" style:rotation-align="none"/>
      <style:text-properties fo:font-size="15pt" style:font-size-asian="15pt" style:font-size-complex="15pt"/>
    </style:style>
    <style:style style:name="ce126" style:family="table-cell" style:parent-style-name="Default" style:data-style-name="N148">
      <style:table-cell-properties fo:background-color="#b39ddb" fo:border="0.06pt solid #000000" style:rotation-align="none"/>
      <style:text-properties fo:font-size="15pt" style:font-size-asian="15pt" style:font-size-complex="15pt"/>
    </style:style>
    <style:style style:name="ce127" style:family="table-cell" style:parent-style-name="Default">
      <style:table-cell-properties fo:background-color="#ffffff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29" style:family="table-cell" style:parent-style-name="Default">
      <style:table-cell-properties fo:background-color="#ea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30" style:family="table-cell" style:parent-style-name="Default">
      <style:table-cell-properties fo:background-color="#ffea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31" style:family="table-cell" style:parent-style-name="Default">
      <style:table-cell-properties fo:background-color="#b39dd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34" style:family="table-cell" style:parent-style-name="Default">
      <style:table-cell-properties fo:background-color="#b39ddb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1" style:family="table-cell" style:parent-style-name="Default" style:data-style-name="N52">
      <style:table-cell-properties fo:background-color="#b39dd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2" style:family="table-cell" style:parent-style-name="Default">
      <style:table-cell-properties fo:background-color="#fffde7" fo:border="0.06pt solid #000000"/>
      <style:text-properties fo:font-size="15pt" style:font-size-asian="15pt" style:font-size-complex="15pt"/>
    </style:style>
    <style:style style:name="ce143" style:family="table-cell" style:parent-style-name="Default">
      <style:table-cell-properties fo:background-color="#fafafa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44" style:family="table-cell" style:parent-style-name="Default">
      <style:table-cell-properties fo:background-color="#b39ddb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46" style:family="table-cell" style:parent-style-name="Default">
      <style:table-cell-properties fo:background-color="#b39dd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7" style:family="table-cell" style:parent-style-name="Default">
      <style:table-cell-properties fo:background-color="#b39ddb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48" style:family="table-cell" style:parent-style-name="Default">
      <style:table-cell-properties fo:background-color="#b4c7d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50" style:family="table-cell" style:parent-style-name="Default">
      <style:table-cell-properties fo:background-color="#b39ddb" fo:border="0.06pt solid #000000"/>
      <style:text-properties fo:font-size="15pt" style:font-size-asian="15pt" style:font-size-complex="15pt"/>
    </style:style>
    <style:style style:name="ce152" style:family="table-cell" style:parent-style-name="Default" style:data-style-name="N50">
      <style:table-cell-properties fo:background-color="#b4c7dc" fo:border="0.06pt solid #000000"/>
      <style:text-properties fo:font-size="15pt" style:font-size-asian="15pt" style:font-size-complex="15pt"/>
    </style:style>
    <style:style style:name="ce159" style:family="table-cell" style:parent-style-name="Default">
      <style:table-cell-properties fo:background-color="#b39ddb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65" style:family="table-cell" style:parent-style-name="Default">
      <style:table-cell-properties fo:background-color="#ffff3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66" style:family="table-cell" style:parent-style-name="Default" style:data-style-name="N50">
      <style:table-cell-properties fo:background-color="#ffff38" fo:border="0.06pt solid #000000"/>
      <style:text-properties fo:font-size="15pt" style:font-size-asian="15pt" style:font-size-complex="15pt"/>
    </style:style>
    <style:style style:name="ce167" style:family="table-cell" style:parent-style-name="Default">
      <style:table-cell-properties fo:background-color="#b39ddb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68" style:family="table-cell" style:parent-style-name="Default">
      <style:table-cell-properties fo:background-color="#ffea00" fo:border="0.06pt solid #000000" style:rotation-align="none"/>
      <style:text-properties fo:font-size="15pt" style:font-size-asian="15pt" style:font-size-complex="15pt"/>
    </style:style>
    <style:style style:name="ce169" style:family="table-cell" style:parent-style-name="Default">
      <style:table-cell-properties fo:background-color="#ffea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0" style:family="table-cell" style:parent-style-name="Default">
      <style:table-cell-properties fo:background-color="#ffea00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72" style:family="table-cell" style:parent-style-name="Default">
      <style:table-cell-properties fo:background-color="#ffea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73" style:family="table-cell" style:parent-style-name="Default" style:data-style-name="N113">
      <style:table-cell-properties fo:background-color="#ffea00" fo:border="0.06pt solid #000000" style:rotation-align="none"/>
      <style:text-properties fo:font-size="15pt" style:font-size-asian="15pt" style:font-size-complex="15pt"/>
    </style:style>
    <style:style style:name="ce204" style:family="table-cell" style:parent-style-name="Default">
      <style:table-cell-properties fo:background-color="#ffea00" fo:border="0.06pt solid #000000"/>
      <style:text-properties fo:font-size="15pt" style:font-size-asian="15pt" style:font-size-complex="15pt"/>
    </style:style>
    <style:style style:name="ce175" style:family="table-cell" style:parent-style-name="Default">
      <style:table-cell-properties fo:background-color="#ffea00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76" style:family="table-cell" style:parent-style-name="Default" style:data-style-name="N1">
      <style:table-cell-properties fo:background-color="#ffea00" fo:border="0.06pt solid #000000" style:rotation-align="none"/>
      <style:text-properties fo:font-size="15pt" style:font-size-asian="15pt" style:font-size-complex="15pt"/>
    </style:style>
    <style:style style:name="ce17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178" style:family="table-cell" style:parent-style-name="Default" style:data-style-name="N148">
      <style:table-cell-properties fo:background-color="#ffea00" fo:border="0.06pt solid #000000" style:rotation-align="none"/>
      <style:text-properties fo:font-size="15pt" style:font-size-asian="15pt" style:font-size-complex="15pt"/>
    </style:style>
    <style:style style:name="ce179" style:family="table-cell" style:parent-style-name="Default" style:data-style-name="N40">
      <style:table-cell-properties fo:background-color="#ffea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font-size="15pt" style:font-size-asian="15pt" style:font-size-complex="15pt"/>
    </style:style>
    <style:style style:name="ce180" style:family="table-cell" style:parent-style-name="Default" style:data-style-name="N40">
      <style:table-cell-properties fo:background-color="#ffea00" style:rotation-align="none"/>
      <style:text-properties fo:font-size="15pt" style:font-size-asian="15pt" style:font-size-complex="15pt"/>
    </style:style>
    <style:style style:name="ce181" style:family="table-cell" style:parent-style-name="Default">
      <style:table-cell-properties fo:background-color="#ffff3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2" style:family="table-cell" style:parent-style-name="Default" style:data-style-name="N52">
      <style:table-cell-properties fo:background-color="#ffff3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83" style:family="table-cell" style:parent-style-name="Default" style:data-style-name="N1">
      <style:table-cell-properties style:text-align-source="fix" style:repeat-content="false" fo:background-color="transparent" style:rotation-align="none" style:vertical-align="middle"/>
      <style:paragraph-properties fo:text-align="center"/>
      <style:text-properties fo:font-size="15pt" style:font-size-asian="15pt" style:font-size-complex="15pt"/>
    </style:style>
    <style:style style:name="ce214" style:family="table-cell" style:parent-style-name="Default" style:data-style-name="N1">
      <style:table-cell-properties fo:background-color="transparent" style:rotation-align="none"/>
      <style:text-properties fo:font-size="15pt" style:font-size-asian="15pt" style:font-size-complex="15pt"/>
    </style:style>
    <style:style style:name="ce185" style:family="table-cell" style:parent-style-name="Default" style:data-style-name="N1">
      <style:table-cell-properties style:rotation-align="none"/>
      <style:text-properties fo:font-size="15pt" style:font-size-asian="15pt" style:font-size-complex="15pt"/>
    </style:style>
    <style:style style:name="ce186" style:family="table-cell" style:parent-style-name="Default" style:data-style-name="N1">
      <style:table-cell-properties fo:background-color="#92d050" style:rotation-align="none"/>
      <style:text-properties fo:font-size="15pt" style:font-size-asian="15pt" style:font-size-complex="15pt"/>
    </style:style>
    <style:style style:name="ce187" style:family="table-cell" style:parent-style-name="Default" style:data-style-name="N41">
      <style:text-properties fo:font-size="15pt" style:font-size-asian="15pt" style:font-size-complex="15pt"/>
    </style:style>
    <style:style style:name="ce188" style:family="table-cell" style:parent-style-name="Default" style:data-style-name="N148">
      <style:table-cell-properties fo:background-color="transparent" style:rotation-align="none"/>
      <style:text-properties fo:font-size="15pt" style:font-size-asian="15pt" style:font-size-complex="15pt"/>
    </style:style>
    <style:style style:name="ce189" style:family="table-cell" style:parent-style-name="Default" style:data-style-name="N148">
      <style:table-cell-properties style:rotation-align="none"/>
      <style:text-properties fo:font-size="15pt" style:font-size-asian="15pt" style:font-size-complex="15pt"/>
    </style:style>
    <style:style style:name="ce190" style:family="table-cell" style:parent-style-name="Default" style:data-style-name="N148">
      <style:table-cell-properties fo:background-color="#92d050" style:rotation-align="none"/>
      <style:text-properties fo:font-size="15pt" style:font-size-asian="15pt" style:font-size-complex="15pt"/>
    </style:style>
    <style:style style:name="ce191" style:family="table-cell" style:parent-style-name="Default" style:data-style-name="N37">
      <style:text-properties fo:font-size="15pt" style:font-size-asian="15pt" style:font-size-complex="15pt"/>
    </style:style>
    <style:style style:name="ce13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52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37"/>
    <style:style style:name="gr1" style:family="graphic">
      <style:graphic-properties draw:stroke="none" draw:fill="none" draw:opacity="95%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 draw:opacity="9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DRO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retweets</text:p>
          </table:table-cell>
          <table:table-cell table:style-name="ce1" office:value-type="string" calcext:value-type="string">
            <text:p>favorites</text:p>
          </table:table-cell>
          <table:table-cell table:style-name="ce1" office:value-type="string" calcext:value-type="string">
            <text:p>permalink</text:p>
          </table:table-cell>
          <table:table-cell table:style-name="ce1" office:value-type="string" calcext:value-type="string">
            <text:p>mentions</text:p>
          </table:table-cell>
          <table:table-cell table:style-name="ce1" office:value-type="string" calcext:value-type="string">
            <text:p>hashtags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emojis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verified</text:p>
          </table:table-cell>
          <table:table-cell table:style-name="ce1" office:value-type="string" calcext:value-type="string">
            <text:p>replyCount</text:p>
          </table:table-cell>
          <table:table-cell table:style-name="ce1" office:value-type="string" calcext:value-type="string">
            <text:p>quoteCount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09T23:23:18" calcext:value-type="date">
            <text:p>2019-03-09 23:23:18</text:p>
          </table:table-cell>
          <table:table-cell table:style-name="ce1" office:value-type="string" calcext:value-type="string">
            <text:p>1104523081089990656</text:p>
          </table:table-cell>
          <table:table-cell table:style-name="ce1" office:value-type="string" calcext:value-type="string">
            <text:p>BruninhoFzr</text:p>
          </table:table-cell>
          <table:table-cell table:style-name="ce1" office:value-type="string" calcext:value-type="string">
            <text:p>#tbt #makingoff #chacoalhanaaguaðŸ’¦ @mcdedee mclebra ðŸŽ¶ em SÃ£o Paulo <text:s/>Brazil https://t.co/k0inG1OBmH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@mcdedee</text:p>
          </table:table-cell>
          <table:table-cell table:style-name="ce1" office:value-type="string" calcext:value-type="string">
            <text:p>#tbt #makingoff #chacoalhanaagua</text:p>
          </table:table-cell>
          <table:table-cell/>
          <table:table-cell table:style-name="ce1" office:value-type="string" calcext:value-type="string">
            <text:p>ðŸ’¦ ðŸŽ¶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style-name="ce2" office:value-type="date" office:date-value="2019-03-09T15:36:52" calcext:value-type="date">
            <text:p>2019-03-09 15:36:52</text:p>
          </table:table-cell>
          <table:table-cell table:style-name="ce1" office:value-type="string" calcext:value-type="string">
            <text:p>1104405699386236930</text:p>
          </table:table-cell>
          <table:table-cell table:style-name="ce1" office:value-type="string" calcext:value-type="string">
            <text:p>pedroqualy</text:p>
          </table:table-cell>
          <table:table-cell table:style-name="ce1" office:value-type="string" calcext:value-type="string">
            <text:p>TÃ¡ difÃ­cil postar coisa aqui no insta  mas to com tempo pra comprar roupas novas.</text:p>
            <text:p>TÃ´ escrevendo pro disco novo  aguarda aÃ­ !</text:p>
            <text:p>#aquario em SÃ£o Paulo  Brazil https://t.co/qKaWGNrjR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1" office:value-type="string" calcext:value-type="string">
            <text:p>#aquario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0T16:31:48" calcext:value-type="date">
            <text:p>2019-03-10 16:31:48</text:p>
          </table:table-cell>
          <table:table-cell table:style-name="ce1" office:value-type="string" calcext:value-type="string">
            <text:p>1104781912495792129</text:p>
          </table:table-cell>
          <table:table-cell table:style-name="ce1" office:value-type="string" calcext:value-type="string">
            <text:p>FredyJunior</text:p>
          </table:table-cell>
          <table:table-cell table:style-name="ce1" office:value-type="string" calcext:value-type="string">
            <text:p>Neste domingo mais uma ediÃ§Ã£o do Chute Moleque no intervalo do jogo @oficialjuventus 1 x 0 @ecaguasanta! Foi muito legal e agradeÃ§o a participaÃ§Ã£o de todos que chutaram e tentaram fazer oâ€¦ https://t.co/W5CRulnJof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@oficialjuventus @ecaguasanta</text:p>
          </table:table-cell>
          <table:table-cell table:number-columns-repeated="3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3">
          <table:table-cell table:style-name="ce2" office:value-type="date" office:date-value="2019-03-11T15:09:19" calcext:value-type="date">
            <text:p>2019-03-11 15:09:19</text:p>
          </table:table-cell>
          <table:table-cell table:style-name="ce1" office:value-type="string" calcext:value-type="string">
            <text:p>1105123542893584385</text:p>
          </table:table-cell>
          <table:table-cell table:style-name="ce1" office:value-type="string" calcext:value-type="string">
            <text:p>ro_lucca</text:p>
          </table:table-cell>
          <table:table-cell table:style-name="ce1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#AMORA</text:p>
          </table:table-cell>
          <table:table-cell/>
          <table:table-cell table:style-name="ce1" office:value-type="string" calcext:value-type="string">
            <text:p>ðŸ˜” ðŸ™_x008f_ ðŸ˜‡ ðŸŽ€ ðŸ’™ â˜_x0081_ âœ” ðŸ‘‰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4:54:26" calcext:value-type="date">
            <text:p>2019-03-11 14:54:26</text:p>
          </table:table-cell>
          <table:table-cell table:style-name="ce1" office:value-type="string" calcext:value-type="string">
            <text:p>1105119798013370368</text:p>
          </table:table-cell>
          <table:table-cell table:style-name="ce1" office:value-type="string" calcext:value-type="string">
            <text:p>tecgladiador</text:p>
          </table:table-cell>
          <table:table-cell table:style-name="ce1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alagamento #chuva #chuvatorrencial #uber #uberx #ubervip #ubersp #mundo #brasil #saopaulo #embudasartes #sp #embuzuera #xiaomi #redminote5 #xiaomibrasil #mi #xiaomiphotography #rn5</text:p>
          </table:table-cell>
          <table:table-cell table:number-columns-repeated="2"/>
          <table:table-cell table:style-name="ce1" office:value-type="string" calcext:value-type="string">
            <text:p>und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2:57:16" calcext:value-type="date">
            <text:p>2019-03-11 12:57:16</text:p>
          </table:table-cell>
          <table:table-cell table:style-name="ce1" office:value-type="string" calcext:value-type="string">
            <text:p>1105090313436217345</text:p>
          </table:table-cell>
          <table:table-cell table:style-name="ce1" office:value-type="string" calcext:value-type="string">
            <text:p>nanedash</text:p>
          </table:table-cell>
          <table:table-cell table:style-name="ce1" office:value-type="string" calcext:value-type="string">
            <text:p>aguardando Helen Cristina sair do grupo de psicologia em AACD MOOCA SP https://t.co/XjjQeHfvo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2:46:36" calcext:value-type="date">
            <text:p>2019-03-11 12:46:36</text:p>
          </table:table-cell>
          <table:table-cell table:style-name="ce1" office:value-type="string" calcext:value-type="string">
            <text:p>1105087628901261312</text:p>
          </table:table-cell>
          <table:table-cell table:style-name="ce1" office:value-type="string" calcext:value-type="string">
            <text:p>SONANDARIL</text:p>
          </table:table-cell>
          <table:table-cell table:style-name="ce1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#lira_foto #andliraphoto #bdsp #olharesdesampa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2:46:03" calcext:value-type="date">
            <text:p>2019-03-11 12:46:03</text:p>
          </table:table-cell>
          <table:table-cell table:style-name="ce1" office:value-type="string" calcext:value-type="string">
            <text:p>1105087490237571074</text:p>
          </table:table-cell>
          <table:table-cell table:style-name="ce1" office:value-type="string" calcext:value-type="string">
            <text:p>SONANDARIL</text:p>
          </table:table-cell>
          <table:table-cell table:style-name="ce1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#lira_foto #andliraphoto #bdsp #olharesdesampa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2:44:38" calcext:value-type="date">
            <text:p>2019-03-11 12:44:38</text:p>
          </table:table-cell>
          <table:table-cell table:style-name="ce1" office:value-type="string" calcext:value-type="string">
            <text:p>1105087132740214786</text:p>
          </table:table-cell>
          <table:table-cell table:style-name="ce1" office:value-type="string" calcext:value-type="string">
            <text:p>SONANDARIL</text:p>
          </table:table-cell>
          <table:table-cell table:style-name="ce1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lira_foto #andliraphoto #bdsp #olharesdesampa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11:59:21" calcext:value-type="date">
            <text:p>2019-03-11 11:59:21</text:p>
          </table:table-cell>
          <table:table-cell table:style-name="ce1" office:value-type="string" calcext:value-type="string">
            <text:p>1105075737378414592</text:p>
          </table:table-cell>
          <table:table-cell table:style-name="ce1" office:value-type="string" calcext:value-type="string">
            <text:p>DIGOTUNNEL</text:p>
          </table:table-cell>
          <table:table-cell table:style-name="ce1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ðŸ¤¦ â™‚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1T00:15:27" calcext:value-type="date">
            <text:p>2019-03-11 00:15:27</text:p>
          </table:table-cell>
          <table:table-cell table:style-name="ce1" office:value-type="string" calcext:value-type="string">
            <text:p>1104898594992259072</text:p>
          </table:table-cell>
          <table:table-cell table:style-name="ce1" office:value-type="string" calcext:value-type="string">
            <text:p>_DaniloO</text:p>
          </table:table-cell>
          <table:table-cell table:style-name="ce1" office:value-type="string" calcext:value-type="string">
            <text:p>Carnaval â_x009d_¤ï¸_x008f_ jÃ¡ estou aguardando o do ano que vem. em ConsolaÃ§Ã£o https://t.co/ZcOMfKnkKd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â_x009d_¤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1">
          <table:table-cell table:style-name="ce2" office:value-type="date" office:date-value="2019-03-12T23:23:31" calcext:value-type="date">
            <text:p>2019-03-12 23:23:31</text:p>
          </table:table-cell>
          <table:table-cell table:style-name="ce1" office:value-type="string" calcext:value-type="string">
            <text:p>1105610301217652737</text:p>
          </table:table-cell>
          <table:table-cell table:style-name="ce1" office:value-type="string" calcext:value-type="string">
            <text:p>marcondessauro</text:p>
          </table:table-cell>
          <table:table-cell table:style-name="ce1" office:value-type="string" calcext:value-type="string">
            <text:p>da uma agua com assukah pra el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5"/>
          <table:table-cell table:style-name="ce1" office:value-type="string" calcext:value-type="string">
            <text:p>in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4">
          <table:table-cell table:style-name="ce2" office:value-type="date" office:date-value="2019-03-12T21:32:24" calcext:value-type="date">
            <text:p>2019-03-12 21:32:24</text:p>
          </table:table-cell>
          <table:table-cell table:style-name="ce1" office:value-type="string" calcext:value-type="string">
            <text:p>1105582337750786048</text:p>
          </table:table-cell>
          <table:table-cell table:style-name="ce1" office:value-type="string" calcext:value-type="string">
            <text:p>JoaoTadeu</text:p>
          </table:table-cell>
          <table:table-cell table:style-name="ce1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oremos #pitacosdovovÃ´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2" office:value-type="date" office:date-value="2019-03-12T21:02:17" calcext:value-type="date">
            <text:p>2019-03-12 21:02:17</text:p>
          </table:table-cell>
          <table:table-cell table:style-name="ce1" office:value-type="string" calcext:value-type="string">
            <text:p>1105574757288853513</text:p>
          </table:table-cell>
          <table:table-cell table:style-name="ce1" office:value-type="string" calcext:value-type="string">
            <text:p>celiabarral</text:p>
          </table:table-cell>
          <table:table-cell table:style-name="ce1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aguasdemarÃ§o #chuvadeverÄ_x0081_o #sampa #natureza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style-name="ce2" office:value-type="date" office:date-value="2019-03-12T14:08:47" calcext:value-type="date">
            <text:p>2019-03-12 14:08:47</text:p>
          </table:table-cell>
          <table:table-cell table:style-name="ce1" office:value-type="string" calcext:value-type="string">
            <text:p>1105470695126036481</text:p>
          </table:table-cell>
          <table:table-cell table:style-name="ce1" office:value-type="string" calcext:value-type="string">
            <text:p>tiagoreivaxx</text:p>
          </table:table-cell>
          <table:table-cell table:style-name="ce1" office:value-type="string" calcext:value-type="string">
            <text:p>A cidade inunda pra dizer pra seus habitantes: - Eu nÃ£o suporto tanto lixo!</text:p>
            <text:p/>
            <text:p>#enchente #alagamento #chuva #saopaulo #temporal #sp #chuvaforte #tempestade #inundacao #enchentes #chuvasâ€¦ https://t.co/IiwhG0JkP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enchente #alagamento #chuva #saopaulo #temporal #sp #chuvaforte #tempestade #inundacao #enchentes #chuvas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style-name="ce2" office:value-type="date" office:date-value="2019-03-12T12:43:02" calcext:value-type="date">
            <text:p>2019-03-12 12:43:02</text:p>
          </table:table-cell>
          <table:table-cell table:style-name="ce1" office:value-type="string" calcext:value-type="string">
            <text:p>1105449117461950464</text:p>
          </table:table-cell>
          <table:table-cell table:style-name="ce1" office:value-type="string" calcext:value-type="string">
            <text:p>samuelgraciene</text:p>
          </table:table-cell>
          <table:table-cell table:style-name="ce1" office:value-type="string" calcext:value-type="string">
            <text:p>A sua resposta que tanto  aguarda   estÃ¡ na ObediÃªncia   porque Deus Ã© bom e a sua misericÃ³rdia dura para sempre.</text:p>
            <text:p>Espera com paciÃªncia.ðŸ™_x008f_ðŸ‘_x008d_</text:p>
            <text:p>Creia   confie e tenha fÃ©   o seu corpo e temploâ€¦ https://t.co/ovd4HnymKV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ðŸ™_x008f_ ðŸ‘_x008d_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3">
          <table:table-cell table:style-name="ce2" office:value-type="date" office:date-value="2019-03-12T07:17:45" calcext:value-type="date">
            <text:p>2019-03-12 07:17:45</text:p>
          </table:table-cell>
          <table:table-cell table:style-name="ce1" office:value-type="string" calcext:value-type="string">
            <text:p>1105367256597516288</text:p>
          </table:table-cell>
          <table:table-cell table:style-name="ce1" office:value-type="string" calcext:value-type="string">
            <text:p>tiagoreivaxx</text:p>
          </table:table-cell>
          <table:table-cell table:style-name="ce1" office:value-type="string" calcext:value-type="string">
            <text:p>A cidade inunda pra dizer pra seus habitantes:</text:p>
            <text:p/>
            <text:p>- Eu nÃ£o suporto tanto lixo!</text:p>
            <text:p/>
            <text:p>#enchente #alagamento #chuva #saopaulo #temporal #sp #chuvaforte #tempestade #inundacao #enchentes #chuvasâ€¦ https://t.co/N6rNLudhqI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string" calcext:value-type="string">
            <text:p>#enchente #alagamento #chuva #saopaulo #temporal #sp #chuvaforte #tempestade #inundacao #enchentes #chuvas</text:p>
          </table:table-cell>
          <table:table-cell table:number-columns-repeated="2"/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5">
          <table:table-cell table:style-name="ce2" office:value-type="date" office:date-value="2019-03-12T04:02:44" calcext:value-type="date">
            <text:p>2019-03-12 04:02:44</text:p>
          </table:table-cell>
          <table:table-cell table:style-name="ce1" office:value-type="string" calcext:value-type="string">
            <text:p>1105318178878640133</text:p>
          </table:table-cell>
          <table:table-cell table:style-name="ce1" office:value-type="string" calcext:value-type="string">
            <text:p>ValentesdoAltar</text:p>
          </table:table-cell>
          <table:table-cell table:style-name="ce1" office:value-type="string" calcext:value-type="string">
            <text:p>OLHA O QUE Ã‰ MALDIÃ‡ÃƒO DE BERÃ‡O ðŸ‘¹</text:p>
            <text:p>Quanto mais abordoa luta  pior fica sua vida. AtÃ© o que era pra dar certo  acaba dando errado... ðŸ‘¿</text:p>
            <text:p/>
            <text:p>Lhe aguardo na VigÃ­lia das Grandezas de Deus  22h  noâ€¦ https://t.co/KdR39du97W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string" calcext:value-type="string">
            <text:p>ðŸ‘¹ ðŸ‘¿</text:p>
          </table:table-cell>
          <table:table-cell table:style-name="ce1" office:value-type="string" calcext:value-type="string">
            <text:p>p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49"/>
        </table:table-row>
        <table:table-row table:style-name="ro6" table:number-rows-repeated="1048556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METEO" table:style-name="ta2">
        <table:table-column table:style-name="co2" table:default-cell-style-name="ce102"/>
        <table:table-column table:style-name="co1" table:number-columns-repeated="10" table:default-cell-style-name="ce102"/>
        <table:table-column table:style-name="co3" table:default-cell-style-name="ce102"/>
        <table:table-column table:style-name="co1" table:number-columns-repeated="1012" table:default-cell-style-name="ce102"/>
        <table:table-row table:style-name="ro1">
          <table:table-cell table:style-name="ce116" office:value-type="string" calcext:value-type="string">
            <text:p>date</text:p>
          </table:table-cell>
          <table:table-cell table:style-name="ce116" office:value-type="string" calcext:value-type="string">
            <text:p>id</text:p>
          </table:table-cell>
          <table:table-cell table:style-name="ce116" office:value-type="string" calcext:value-type="string">
            <text:p>username</text:p>
          </table:table-cell>
          <table:table-cell table:style-name="ce116" office:value-type="string" calcext:value-type="string">
            <text:p>text</text:p>
          </table:table-cell>
          <table:table-cell table:style-name="ce116" office:value-type="string" calcext:value-type="string">
            <text:p>retweets</text:p>
          </table:table-cell>
          <table:table-cell table:style-name="ce116" office:value-type="string" calcext:value-type="string">
            <text:p>favorites</text:p>
          </table:table-cell>
          <table:table-cell table:style-name="ce116" office:value-type="string" calcext:value-type="string">
            <text:p>permalink</text:p>
          </table:table-cell>
          <table:table-cell table:style-name="ce116" office:value-type="string" calcext:value-type="string">
            <text:p>mentions</text:p>
          </table:table-cell>
          <table:table-cell table:style-name="ce116" office:value-type="string" calcext:value-type="string">
            <text:p>hashtags</text:p>
          </table:table-cell>
          <table:table-cell table:style-name="ce116" office:value-type="string" calcext:value-type="string">
            <text:p>geo</text:p>
          </table:table-cell>
          <table:table-cell table:style-name="ce116" office:value-type="string" calcext:value-type="string">
            <text:p>emojis</text:p>
          </table:table-cell>
          <table:table-cell table:style-name="ce116" office:value-type="string" calcext:value-type="string">
            <text:p>lang</text:p>
          </table:table-cell>
          <table:table-cell table:style-name="ce116" office:value-type="string" calcext:value-type="string">
            <text:p>verified</text:p>
          </table:table-cell>
          <table:table-cell table:style-name="ce116" office:value-type="string" calcext:value-type="string">
            <text:p>replyCount</text:p>
          </table:table-cell>
          <table:table-cell table:style-name="ce116" office:value-type="string" calcext:value-type="string">
            <text:p>quoteCount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09T23:29:10" calcext:value-type="date">
            <text:p>2019-03-09 23:29:10</text:p>
          </table:table-cell>
          <table:table-cell table:style-name="ce116" office:value-type="string" calcext:value-type="string">
            <text:p>1104524558554423296</text:p>
          </table:table-cell>
          <table:table-cell table:style-name="ce116" office:value-type="string" calcext:value-type="string">
            <text:p>VanSantos13</text:p>
          </table:table-cell>
          <table:table-cell table:style-name="ce116" office:value-type="string" calcext:value-type="string">
            <text:p>A chuva sÃ³ deixou melhor.</text:p>
            <text:p>#BlocoDaDiversidade em Largo Do Arouche https://t.co/GHQGszAVHr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BlocoDaDiversidade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2:40:24" calcext:value-type="date">
            <text:p>2019-03-09 22:40:24</text:p>
          </table:table-cell>
          <table:table-cell table:style-name="ce116" office:value-type="string" calcext:value-type="string">
            <text:p>1104512287367483392</text:p>
          </table:table-cell>
          <table:table-cell table:style-name="ce116" office:value-type="string" calcext:value-type="string">
            <text:p>larissab___</text:p>
          </table:table-cell>
          <table:table-cell table:style-name="ce116" office:value-type="string" calcext:value-type="string">
            <text:p>E o sigabemcaminhoneira Ã© o melhor bloco de SÃ£o Paulo. Nem a chuva para a sapatao â_x009d_¤ï¸_x008f_ðŸŒˆ em SÃ£o Paulo <text:s/>Brazil https://t.co/OXpr9cXxC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4"/>
          <table:table-cell table:style-name="ce116" office:value-type="string" calcext:value-type="string">
            <text:p>â_x009d_¤ ðŸŒˆ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2:39:54" calcext:value-type="date">
            <text:p>2019-03-09 22:39:54</text:p>
          </table:table-cell>
          <table:table-cell table:style-name="ce116" office:value-type="string" calcext:value-type="string">
            <text:p>1104512161420886018</text:p>
          </table:table-cell>
          <table:table-cell table:style-name="ce116" office:value-type="string" calcext:value-type="string">
            <text:p>ovitorlins</text:p>
          </table:table-cell>
          <table:table-cell table:style-name="ce116" office:value-type="string" calcext:value-type="string">
            <text:p>ATENÃ‡ÃƒO! A sessÃ£o de hoje (9) da #TAGMachine foi CANCELADA devido Ã  forte chuva na regiÃ£o. VOLTAMOS COM TU-DO NA SEMANA QUE VEM (16) para a estreia da terceira temporada dessa peÃ§a cheiaâ€¦ https://t.co/suLqMRpZZH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116" office:value-type="string" calcext:value-type="string">
            <text:p>#TAGMachine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2:30:29" calcext:value-type="date">
            <text:p>2019-03-09 22:30:29</text:p>
          </table:table-cell>
          <table:table-cell table:style-name="ce116" office:value-type="string" calcext:value-type="string">
            <text:p>1104509788770193408</text:p>
          </table:table-cell>
          <table:table-cell table:style-name="ce116" office:value-type="string" calcext:value-type="string">
            <text:p>MarcoAurelioooo</text:p>
          </table:table-cell>
          <table:table-cell table:style-name="ce116" office:value-type="string" calcext:value-type="string">
            <text:p>E pra fechar o carnaval <text:s/>chuva pra lavar a alma cheia de gliter (e tombar o look) em Bloco Meu Santo Ã© Pop https://t.co/y0wcuytgHG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2:24:45" calcext:value-type="date">
            <text:p>2019-03-09 22:24:45</text:p>
          </table:table-cell>
          <table:table-cell table:style-name="ce116" office:value-type="string" calcext:value-type="string">
            <text:p>1104508349410959360</text:p>
          </table:table-cell>
          <table:table-cell table:style-name="ce116" office:value-type="string" calcext:value-type="string">
            <text:p>antonioaraujo</text:p>
          </table:table-cell>
          <table:table-cell table:style-name="ce116" office:value-type="string" calcext:value-type="string">
            <text:p>Teve bloco Largadinho com @claudialeitte em SÃ£o Paulo SIIIIMMM! Pena que a chuva fez o show terminar antes e a gente voltar pra casa todo molhado mais uma vez!â€¦ https://t.co/YNEGAgbeB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claudialeitte</text:p>
          </table:table-cell>
          <table:table-cell table:style-name="ce116" table:number-columns-repeated="3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1:36:50" calcext:value-type="date">
            <text:p>2019-03-09 21:36:50</text:p>
          </table:table-cell>
          <table:table-cell table:style-name="ce116" office:value-type="string" calcext:value-type="string">
            <text:p>1104496289343893504</text:p>
          </table:table-cell>
          <table:table-cell table:style-name="ce116" office:value-type="string" calcext:value-type="string">
            <text:p>dfoxsay</text:p>
          </table:table-cell>
          <table:table-cell table:style-name="ce116" office:value-type="string" calcext:value-type="string">
            <text:p>#sky #twlight #clouds #cloud #rainy #sp em SÃ£o Paulo <text:s/>Brazil https://t.co/7i0HFyyEg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sky #twlight #clouds #cloud #rainy #sp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21:34:36" calcext:value-type="date">
            <text:p>2019-03-09 21:34:36</text:p>
          </table:table-cell>
          <table:table-cell table:style-name="ce116" office:value-type="string" calcext:value-type="string">
            <text:p>1104495725319241728</text:p>
          </table:table-cell>
          <table:table-cell table:style-name="ce116" office:value-type="string" calcext:value-type="string">
            <text:p>cometodarkside_</text:p>
          </table:table-cell>
          <table:table-cell table:style-name="ce116" office:value-type="string" calcext:value-type="string">
            <text:p>ðŸŒ† #rain #sunset #nightfall #splovers #sampa em SÃ£o Paulo <text:s/>Brazil https://t.co/ENqADY0I5c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rain #sunset #nightfall #splovers #sampa</text:p>
          </table:table-cell>
          <table:table-cell table:style-name="ce116"/>
          <table:table-cell table:style-name="ce116" office:value-type="string" calcext:value-type="string">
            <text:p>ðŸŒ†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6" office:value-type="date" office:date-value="2019-03-09T20:23:58" calcext:value-type="date">
            <text:p>2019-03-09 20:23:58</text:p>
          </table:table-cell>
          <table:table-cell table:style-name="ce116" office:value-type="string" calcext:value-type="string">
            <text:p>1104477950156496896</text:p>
          </table:table-cell>
          <table:table-cell table:style-name="ce116" office:value-type="string" calcext:value-type="string">
            <text:p>viniciuscunhaa</text:p>
          </table:table-cell>
          <table:table-cell table:style-name="ce116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gratidao #obrigadodeuspormaisumdia #sp #newway #piscina #sol #chuva</text:p>
          </table:table-cell>
          <table:table-cell table:style-name="ce116"/>
          <table:table-cell table:style-name="ce116" office:value-type="string" calcext:value-type="string">
            <text:p>ðŸŒ¦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09T19:56:01" calcext:value-type="date">
            <text:p>2019-03-09 19:56:01</text:p>
          </table:table-cell>
          <table:table-cell table:style-name="ce116" office:value-type="string" calcext:value-type="string">
            <text:p>1104470918414315520</text:p>
          </table:table-cell>
          <table:table-cell table:style-name="ce116" office:value-type="string" calcext:value-type="string">
            <text:p>Beto_PRSA</text:p>
          </table:table-cell>
          <table:table-cell table:style-name="ce116" office:value-type="string" calcext:value-type="string">
            <text:p>Esperando outro bloco passar antes da chuva!!ðŸ˜‚ðŸ˜‚ðŸ˜‚ <text:s/>#pÃ³scarnaval2019 #Mylove #skol em PraÃ§a Da Republica - SÃ£o Paulo https://t.co/pZhlYKeoOD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pÃ³scarnaval2019 #Mylove #skol</text:p>
          </table:table-cell>
          <table:table-cell table:style-name="ce116"/>
          <table:table-cell table:style-name="ce116" office:value-type="string" calcext:value-type="string">
            <text:p>ðŸ˜‚ ðŸ˜‚ ðŸ˜‚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6" office:value-type="date" office:date-value="2019-03-09T15:06:57" calcext:value-type="date">
            <text:p>2019-03-09 15:06:57</text:p>
          </table:table-cell>
          <table:table-cell table:style-name="ce116" office:value-type="string" calcext:value-type="string">
            <text:p>1104398171613159424</text:p>
          </table:table-cell>
          <table:table-cell table:style-name="ce116" office:value-type="string" calcext:value-type="string">
            <text:p>thiagobraga1902</text:p>
          </table:table-cell>
          <table:table-cell table:style-name="ce116" office:value-type="string" calcext:value-type="string">
            <text:p>Antes e Depois </text:p>
            <text:p>Damasco Ã© a Cor </text:p>
            <text:p/>
            <text:p>-</text:p>
            <text:p>-</text:p>
            <text:p>#hairstylist #soulabdudamolinos #hairstyle #blondehair #brazil #brunnette #wella #antesedepois #hairbrained #thiagobraga em lab. Duda Molinos https://t.co/uq320s4Po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hairstylist #soulabdudamolinos #hairstyle #blondehair #brazil #brunnette #wella #antesedepois #hairbrained #thiagobraga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16" office:value-type="date" office:date-value="2019-03-09T12:36:30" calcext:value-type="date">
            <text:p>2019-03-09 12:36:30</text:p>
          </table:table-cell>
          <table:table-cell table:style-name="ce116" office:value-type="string" calcext:value-type="string">
            <text:p>1104360308477292544</text:p>
          </table:table-cell>
          <table:table-cell table:style-name="ce116" office:value-type="string" calcext:value-type="string">
            <text:p>Emilio_Matos</text:p>
          </table:table-cell>
          <table:table-cell table:style-name="ce116" office:value-type="string" calcext:value-type="string">
            <text:p>O que a gente precisa Ã©  tomar um banho de #chuva  um banho de chuva... ai ai ai ai ai ai ai.... </text:p>
            <text:p/>
            <text:p>.</text:p>
            <text:p>.</text:p>
            <text:p>.</text:p>
            <text:p>.</text:p>
            <text:p>_____________</text:p>
            <text:p>Ph: @Sidteo1 em SÃ£o Paulo  Brazil https://t.co/J4AJVVNWTe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Sidteo1</text:p>
          </table:table-cell>
          <table:table-cell table:style-name="ce116" office:value-type="string" calcext:value-type="string">
            <text:p>#chuva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09T07:50:25" calcext:value-type="date">
            <text:p>2019-03-09 07:50:25</text:p>
          </table:table-cell>
          <table:table-cell table:style-name="ce116" office:value-type="string" calcext:value-type="string">
            <text:p>1104288314578821120</text:p>
          </table:table-cell>
          <table:table-cell table:style-name="ce116" office:value-type="string" calcext:value-type="string">
            <text:p>LucySan01278528</text:p>
          </table:table-cell>
          <table:table-cell table:style-name="ce116" office:value-type="string" calcext:value-type="string">
            <text:p>Simples assim  U.T.I na plantaÃ§Ã£o. Plantinhas bem cuidadas.</text:p>
            <text:p>ðŸ˜†ðŸ˜†ðŸ˜†ðŸ˜†ðŸ˜†ðŸ’_x0090_ðŸŒºðŸŒ·ðŸ’_x0090_ðŸŒºðŸ’_x0090_ðŸŒ·ðŸŒºðŸŒºðŸŒ·ðŸŒºðŸŒºðŸ’_x0090_ðŸŒºðŸŒ·ðŸŒºðŸ’_x0090_ðŸŒ·</text:p>
            <text:p>Distraindo em 3 2 1ðŸ˜†ðŸ˜†ðŸ˜†ðŸ˜†ðŸ’_x0090_ em SÃ£o Paulo  Brazil https://t.co/Qlw5KZeHyC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˜† ðŸ˜† ðŸ˜† ðŸ˜† ðŸ˜† ðŸ’_x0090_ ðŸŒº ðŸŒ· ðŸ’_x0090_ ðŸŒº ðŸ’_x0090_ ðŸŒ· ðŸŒº ðŸŒº ðŸŒ· ðŸŒº ðŸŒº ðŸ’_x0090_ ðŸŒº ðŸŒ· ðŸŒº ðŸ’_x0090_ ðŸŒ· ðŸ˜† ðŸ˜† ðŸ˜† ðŸ˜† ðŸ’_x0090_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09T02:29:32" calcext:value-type="date">
            <text:p>2019-03-09 02:29:32</text:p>
          </table:table-cell>
          <table:table-cell table:style-name="ce116" office:value-type="string" calcext:value-type="string">
            <text:p>1104207562784862208</text:p>
          </table:table-cell>
          <table:table-cell table:style-name="ce116" office:value-type="string" calcext:value-type="string">
            <text:p>fredkcouto</text:p>
          </table:table-cell>
          <table:table-cell table:style-name="ce116" office:value-type="string" calcext:value-type="string">
            <text:p>Muaythai training na marrafitliberdade bora treinar galera!! Sawasdee ðŸ™_x008f_âœ¨</text:p>
            <text:p>#Muaythai #AFCMuaythai </text:p>
            <text:p>#BoxeoTailandes #Lucha</text:p>
            <text:p>#MarraFitLiberdade #Liba</text:p>
            <text:p>#Liberdade #SaoPauloâ€¦ https://t.co/wkhlwX5gYV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Muaythai #AFCMuaythai #BoxeoTailandes #Lucha #MarraFitLiberdade #Liba #Liberdade #SaoPaulo</text:p>
          </table:table-cell>
          <table:table-cell table:style-name="ce116"/>
          <table:table-cell table:style-name="ce116" office:value-type="string" calcext:value-type="string">
            <text:p>ðŸ™_x008f_ âœ¨</text:p>
          </table:table-cell>
          <table:table-cell table:style-name="ce116" office:value-type="string" calcext:value-type="string">
            <text:p>cy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0T23:58:04" calcext:value-type="date">
            <text:p>2019-03-10 23:58:04</text:p>
          </table:table-cell>
          <table:table-cell table:style-name="ce116" office:value-type="string" calcext:value-type="string">
            <text:p>1104894218789576704</text:p>
          </table:table-cell>
          <table:table-cell table:style-name="ce116" office:value-type="string" calcext:value-type="string">
            <text:p>paulorasecs1</text:p>
          </table:table-cell>
          <table:table-cell table:style-name="ce116" office:value-type="string" calcext:value-type="string">
            <text:p>Vou cantar maimbÃª pra vocÃª se acabar. </text:p>
            <text:p>#instagram #carnaval #pipoca #pipocadarainha #danielamercury #rainhadoaxe em Bloco Rainha Da Pipoca - Daniela Mercury https://t.co/2SY3X9fqYY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instagram #carnaval #pipoca #pipocadarainha #danielamercury #rainhadoaxe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0T23:53:18" calcext:value-type="date">
            <text:p>2019-03-10 23:53:18</text:p>
          </table:table-cell>
          <table:table-cell table:style-name="ce116" office:value-type="string" calcext:value-type="string">
            <text:p>1104893021043212294</text:p>
          </table:table-cell>
          <table:table-cell table:style-name="ce116" office:value-type="string" calcext:value-type="string">
            <text:p>paulorasecs1</text:p>
          </table:table-cell>
          <table:table-cell table:style-name="ce116" office:value-type="string" calcext:value-type="string">
            <text:p>Sem censura. </text:p>
            <text:p>#instagram #carnaval #pipoca #pipocadarainha #danielamercury #rainhadoaxe em Bloco Rainha Da Pipoca - Daniela Mercury https://t.co/vhWdfbzes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instagram #carnaval #pipoca #pipocadarainha #danielamercury #rainhadoaxe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0T23:45:47" calcext:value-type="date">
            <text:p>2019-03-10 23:45:47</text:p>
          </table:table-cell>
          <table:table-cell table:style-name="ce116" office:value-type="string" calcext:value-type="string">
            <text:p>1104891128950767616</text:p>
          </table:table-cell>
          <table:table-cell table:style-name="ce116" office:value-type="string" calcext:value-type="string">
            <text:p>paulorasecs1</text:p>
          </table:table-cell>
          <table:table-cell table:style-name="ce116" office:value-type="string" calcext:value-type="string">
            <text:p>A festa mais democrÃ¡tica... pipoca da rainha. </text:p>
            <text:p>#instagram #carnaval #pipoca #pipocadarainha #danielamercury em Bloco Rainha Da Pipoca - Daniela Mercury https://t.co/E4XFUWVKM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instagram #carnaval #pipoca #pipocadarainha #danielamercury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0T23:41:57" calcext:value-type="date">
            <text:p>2019-03-10 23:41:57</text:p>
          </table:table-cell>
          <table:table-cell table:style-name="ce116" office:value-type="string" calcext:value-type="string">
            <text:p>1104890162876575746</text:p>
          </table:table-cell>
          <table:table-cell table:style-name="ce116" office:value-type="string" calcext:value-type="string">
            <text:p>paulorasecs1</text:p>
          </table:table-cell>
          <table:table-cell table:style-name="ce116" office:value-type="string" calcext:value-type="string">
            <text:p>Ã‰ carnaval rapaz</text:p>
            <text:p>#instagram #carnaval #pipoca #pipocadarainha #danielamercury em Bloco Rainha Da Pipoca - Daniela Mercury https://t.co/iZHsrHPyp6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instagram #carnaval #pipoca #pipocadarainha #danielamercury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22:49:04" calcext:value-type="date">
            <text:p>2019-03-10 22:49:04</text:p>
          </table:table-cell>
          <table:table-cell table:style-name="ce116" office:value-type="string" calcext:value-type="string">
            <text:p>1104876856724066309</text:p>
          </table:table-cell>
          <table:table-cell table:style-name="ce116" office:value-type="string" calcext:value-type="string">
            <text:p>ricardomuraroto</text:p>
          </table:table-cell>
          <table:table-cell table:style-name="ce116" office:value-type="string" calcext:value-type="string">
            <text:p>Ã‰ pra quem traz a fÃ© no coraÃ§Ã£o â™¥ï¸_x008f_ #carnaval #carnavrau #saopaulo #2019 #pipocadarainha #Danielamercury #avenidapaulista #sp #loveSP #consolacao #friends #amo em Rua Da ConsolaÃ§Ã£o https://t.co/azKQNoiOi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carnaval #carnavrau #saopaulo #2019 #pipocadarainha #Danielamercury #avenidapaulista #sp #loveSP #consolacao #friends #amo</text:p>
          </table:table-cell>
          <table:table-cell table:style-name="ce116"/>
          <table:table-cell table:style-name="ce116" office:value-type="string" calcext:value-type="string">
            <text:p>â™¥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0T22:48:52" calcext:value-type="date">
            <text:p>2019-03-10 22:48:52</text:p>
          </table:table-cell>
          <table:table-cell table:style-name="ce116" office:value-type="string" calcext:value-type="string">
            <text:p>1104876804865703938</text:p>
          </table:table-cell>
          <table:table-cell table:style-name="ce116" office:value-type="string" calcext:value-type="string">
            <text:p>showmetechbru</text:p>
          </table:table-cell>
          <table:table-cell table:style-name="ce116" office:value-type="string" calcext:value-type="string">
            <text:p>E a rainha apareceu  para dar adeus ao carnaval...</text:p>
            <text:p/>
            <text:p>#carnaval2019 #carnavalsp #carnaval #carnaval2020 #danielamercury em ConsolaÃ§Ã£o https://t.co/kgw9VebaZS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116" table:number-columns-repeated="2"/>
          <table:table-cell table:style-name="ce25" office:value-type="string" calcext:value-type="string">
            <text:p>#carnaval2019 #carnavalsp #carnaval #carnaval2020 #danielamercury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0T22:44:47" calcext:value-type="date">
            <text:p>2019-03-10 22:44:47</text:p>
          </table:table-cell>
          <table:table-cell table:style-name="ce116" office:value-type="string" calcext:value-type="string">
            <text:p>1104875775889559553</text:p>
          </table:table-cell>
          <table:table-cell table:style-name="ce116" office:value-type="string" calcext:value-type="string">
            <text:p>JOAOMATARAZZO</text:p>
          </table:table-cell>
          <table:table-cell table:style-name="ce116" office:value-type="string" calcext:value-type="string">
            <text:p>Ainda Ã© carnaval em SP</text:p>
            <text:p>Pipoca da rainha @danielamercury em SÃ£o Paulo  Brazil https://t.co/Ldq0cNiL1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25" office:value-type="string" calcext:value-type="string">
            <text:p>@danielamercury</text:p>
          </table:table-cell>
          <table:table-cell table:style-name="ce116" table:number-columns-repeated="3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10T21:36:19" calcext:value-type="date">
            <text:p>2019-03-10 21:36:19</text:p>
          </table:table-cell>
          <table:table-cell table:style-name="ce116" office:value-type="string" calcext:value-type="string">
            <text:p>1104858548255756289</text:p>
          </table:table-cell>
          <table:table-cell table:style-name="ce116" office:value-type="string" calcext:value-type="string">
            <text:p>ricardomuraroto</text:p>
          </table:table-cell>
          <table:table-cell table:style-name="ce116" office:value-type="string" calcext:value-type="string">
            <text:p>Minha alma nÃ£o tem tampinha</text:p>
            <text:p>Minha alma nÃ£o tem roupinha</text:p>
            <text:p>Minha alma nÃ£o tem caixinha</text:p>
            <text:p>Minha alma sÃ³ tem asinha</text:p>
            <text:p>#carnaval #2019 #carnaVRAU #saopaulo #pipocadarainha #Danielamercury #homoâ€¦ https://t.co/2TA3nCtPSk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carnaval #2019 #carnaVRAU #saopaulo #pipocadarainha #Danielamercury #homo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20:07:52" calcext:value-type="date">
            <text:p>2019-03-10 20:07:52</text:p>
          </table:table-cell>
          <table:table-cell table:style-name="ce116" office:value-type="string" calcext:value-type="string">
            <text:p>1104836287046082561</text:p>
          </table:table-cell>
          <table:table-cell table:style-name="ce116" office:value-type="string" calcext:value-type="string">
            <text:p>adrianospbr2</text:p>
          </table:table-cell>
          <table:table-cell table:style-name="ce116" office:value-type="string" calcext:value-type="string">
            <text:p>#noite #chuva #saopaulo #ceu - Final de tarde e anoitecer com chuva 09/03/2019 em SÃ£o Paulo <text:s/>Brazil https://t.co/Xz02FXTf2z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noite #chuva #saopaulo #ceu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20:06:29" calcext:value-type="date">
            <text:p>2019-03-10 20:06:29</text:p>
          </table:table-cell>
          <table:table-cell table:style-name="ce116" office:value-type="string" calcext:value-type="string">
            <text:p>1104835940210495488</text:p>
          </table:table-cell>
          <table:table-cell table:style-name="ce116" office:value-type="string" calcext:value-type="string">
            <text:p>Danilaso</text:p>
          </table:table-cell>
          <table:table-cell table:style-name="ce116" office:value-type="string" calcext:value-type="string">
            <text:p>â€œÃ‰ Ã¡gua de chuva <text:s/>Ã© banho de cheiro!â€_x009d_ Pipoca da Rainha em Rua Da ConsolaÃ§Ã£o https://t.co/MTqXCVJD8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9:48:09" calcext:value-type="date">
            <text:p>2019-03-10 19:48:09</text:p>
          </table:table-cell>
          <table:table-cell table:style-name="ce116" office:value-type="string" calcext:value-type="string">
            <text:p>1104831327445155841</text:p>
          </table:table-cell>
          <table:table-cell table:style-name="ce116" office:value-type="string" calcext:value-type="string">
            <text:p>mathones</text:p>
          </table:table-cell>
          <table:table-cell table:style-name="ce116" office:value-type="string" calcext:value-type="string">
            <text:p>#pipocadarainha (@ ConsolaÃ§Ã£o - @sp_prefeitura in SÃ£o Paulo <text:s/>SP) https://t.co/kzpv4QrT6o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 @sp_prefeitura</text:p>
          </table:table-cell>
          <table:table-cell table:style-name="ce25" office:value-type="string" calcext:value-type="string">
            <text:p>#pipocadarainha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9:02:30" calcext:value-type="date">
            <text:p>2019-03-10 19:02:30</text:p>
          </table:table-cell>
          <table:table-cell table:style-name="ce116" office:value-type="string" calcext:value-type="string">
            <text:p>1104819839300964352</text:p>
          </table:table-cell>
          <table:table-cell table:style-name="ce116" office:value-type="string" calcext:value-type="string">
            <text:p>caarltoon</text:p>
          </table:table-cell>
          <table:table-cell table:style-name="ce116" office:value-type="string" calcext:value-type="string">
            <text:p>A mÃ£e de vocÃªs tbm Ã© beeeeeeem menininhaaaa!? ðŸ§šðŸ_x008f_»â€_x008d_â™€ï¸_x008f_ðŸŽŠâ™¥ï¸_x008f_#carnaval #carnavrau #pipocadarainha em Bloco Pipoca da Rainha https://t.co/O6eKAbXvit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carnaval #carnavrau #pipocadarainha</text:p>
          </table:table-cell>
          <table:table-cell table:style-name="ce116"/>
          <table:table-cell table:style-name="ce116" office:value-type="string" calcext:value-type="string">
            <text:p>ðŸ§š ðŸ_x008f_» â™€ ðŸŽŠ â™¥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8:32:50" calcext:value-type="date">
            <text:p>2019-03-10 18:32:50</text:p>
          </table:table-cell>
          <table:table-cell table:style-name="ce116" office:value-type="string" calcext:value-type="string">
            <text:p>1104812370659065859</text:p>
          </table:table-cell>
          <table:table-cell table:style-name="ce116" office:value-type="string" calcext:value-type="string">
            <text:p>AleYoussef</text:p>
          </table:table-cell>
          <table:table-cell table:style-name="ce116" office:value-type="string" calcext:value-type="string">
            <text:p>Anos atrÃ¡s <text:s/>quando a rainha @danielamercury resolveu estar presente em todos carnavais paulistanos <text:s/>os entendidos jÃ¡ especulavam o que aconteceria com nossa maior festa popular <text:s/>na maiorâ€¦ https://t.co/Cam8zR8Gx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116"/>
          <table:table-cell table:style-name="ce25" office:value-type="string" calcext:value-type="string">
            <text:p>@danielamercury</text:p>
          </table:table-cell>
          <table:table-cell table:style-name="ce116" table:number-columns-repeated="3"/>
          <table:table-cell table:style-name="ce116" office:value-type="string" calcext:value-type="string">
            <text:p>pt</text:p>
          </table:table-cell>
          <table:table-cell table:style-name="ce116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7:24:07" calcext:value-type="date">
            <text:p>2019-03-10 17:24:07</text:p>
          </table:table-cell>
          <table:table-cell table:style-name="ce116" office:value-type="string" calcext:value-type="string">
            <text:p>1104795079691194369</text:p>
          </table:table-cell>
          <table:table-cell table:style-name="ce116" office:value-type="string" calcext:value-type="string">
            <text:p>Rocco29</text:p>
          </table:table-cell>
          <table:table-cell table:style-name="ce116" office:value-type="string" calcext:value-type="string">
            <text:p>/ end â_x009d_£ï¸_x008f_#DanielaMercury #blocoderua #pipocadarainha #love #sunday #instapic em Bloco Rainha Da Pipoca - Daniela Mercury https://t.co/IW9wu9cOxX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DanielaMercury #blocoderua #pipocadarainha #love #sunday #instapic</text:p>
          </table:table-cell>
          <table:table-cell table:style-name="ce116"/>
          <table:table-cell table:style-name="ce116" office:value-type="string" calcext:value-type="string">
            <text:p>â_x009d_£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6" office:value-type="date" office:date-value="2019-03-10T16:48:59" calcext:value-type="date">
            <text:p>2019-03-10 16:48:59</text:p>
          </table:table-cell>
          <table:table-cell table:style-name="ce116" office:value-type="string" calcext:value-type="string">
            <text:p>1104786236860903424</text:p>
          </table:table-cell>
          <table:table-cell table:style-name="ce116" office:value-type="string" calcext:value-type="string">
            <text:p>PraDeniseM</text:p>
          </table:table-cell>
          <table:table-cell table:style-name="ce116" office:value-type="string" calcext:value-type="string">
            <text:p>Seguimos cumprindo o propÃ³sito!</text:p>
            <text:p>Uma vez mais vimos a glÃ³ria de Deus  curando  restaurando e transformando vidas. GraÃ§as Deus!</text:p>
            <text:p/>
            <text:p>#curainterior </text:p>
            <text:p>#milagres </text:p>
            <text:p>#restauracao </text:p>
            <text:p>#gratidÃ£oâ€¦ https://t.co/0ehi1gEHZ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curainterior #milagres #restauracao #gratidÃ£o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4:43:57" calcext:value-type="date">
            <text:p>2019-03-10 14:43:57</text:p>
          </table:table-cell>
          <table:table-cell table:style-name="ce116" office:value-type="string" calcext:value-type="string">
            <text:p>1104754772165439488</text:p>
          </table:table-cell>
          <table:table-cell table:style-name="ce116" office:value-type="string" calcext:value-type="string">
            <text:p>GARA_K</text:p>
          </table:table-cell>
          <table:table-cell table:style-name="ce116" office:value-type="string" calcext:value-type="string">
            <text:p>D O N E ðŸ‘Š #gym #training #fikagrandeporra #muscle #nopainnogain #abs #sixpack #shape #body #bodyart #bodyfitness #fit #fitness #fitnessmotivation #motivation #mensfitness #menshealthâ€¦ https://t.co/K3Mq055bgo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gym #training #fikagrandeporra #muscle #nopainnogain #abs #sixpack #shape #body #bodyart #bodyfitness #fit #fitness #fitnessmotivation #motivation #mensfitness #menshealth</text:p>
          </table:table-cell>
          <table:table-cell table:style-name="ce116"/>
          <table:table-cell table:style-name="ce116" office:value-type="string" calcext:value-type="string">
            <text:p>ðŸ‘Š</text:p>
          </table:table-cell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4:35:17" calcext:value-type="date">
            <text:p>2019-03-10 14:35:17</text:p>
          </table:table-cell>
          <table:table-cell table:style-name="ce116" office:value-type="string" calcext:value-type="string">
            <text:p>1104752588682027011</text:p>
          </table:table-cell>
          <table:table-cell table:style-name="ce116" office:value-type="string" calcext:value-type="string">
            <text:p>GARA_K</text:p>
          </table:table-cell>
          <table:table-cell table:style-name="ce116" office:value-type="string" calcext:value-type="string">
            <text:p>ComeÃ§ando o dia com um treininho bem bom de bÃ­ceps ðŸ’ª #timeforgym #gym #training #biceps #bicepsday #focus #determination #motivation #fitness #saude #force #stronger #fuerza #vaiquevai emâ€¦ https://t.co/CQNgwfII2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timeforgym #gym #training #biceps #bicepsday #focus #determination #motivation #fitness #saude #force #stronger #fuerza #vaiquevai</text:p>
          </table:table-cell>
          <table:table-cell table:style-name="ce116"/>
          <table:table-cell table:style-name="ce116" office:value-type="string" calcext:value-type="string">
            <text:p>ðŸ’ª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12:36:12" calcext:value-type="date">
            <text:p>2019-03-10 12:36:12</text:p>
          </table:table-cell>
          <table:table-cell table:style-name="ce116" office:value-type="string" calcext:value-type="string">
            <text:p>1104722623173283840</text:p>
          </table:table-cell>
          <table:table-cell table:style-name="ce116" office:value-type="string" calcext:value-type="string">
            <text:p>FabioPinko</text:p>
          </table:table-cell>
          <table:table-cell table:style-name="ce116" office:value-type="string" calcext:value-type="string">
            <text:p>#condomÃ­nioedificiofelix #sportgardenspinheiros #barcaoveio #adidaspinheiros #avteodorosampaio #ruajoaomoura #pinheiros #metrÃ´clinicas #personaltrainer #treinamentofuncional #treino #fitâ€¦ https://t.co/AEfsT9fP43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condomÃ­nioedificiofelix #sportgardenspinheiros #barcaoveio #adidaspinheiros #avteodorosampaio #ruajoaomoura #pinheiros #metrÃ´clinicas #personaltrainer #treinamentofuncional #treino #fit</text:p>
          </table:table-cell>
          <table:table-cell table:style-name="ce25"/>
          <table:table-cell table:style-name="ce116"/>
          <table:table-cell table:style-name="ce116" office:value-type="string" calcext:value-type="string">
            <text:p>und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6" office:value-type="date" office:date-value="2019-03-10T12:05:40" calcext:value-type="date">
            <text:p>2019-03-10 12:05:40</text:p>
          </table:table-cell>
          <table:table-cell table:style-name="ce116" office:value-type="string" calcext:value-type="string">
            <text:p>1104714937820098560</text:p>
          </table:table-cell>
          <table:table-cell table:style-name="ce116" office:value-type="string" calcext:value-type="string">
            <text:p>layalakl</text:p>
          </table:table-cell>
          <table:table-cell table:style-name="ce116" office:value-type="string" calcext:value-type="string">
            <text:p>ComeÃ§ando o dia do melhor jeito e com meus alunos queridos anacarolmunari e joelheinrichgallo ðŸ_x008d_€ðŸ¤© </text:p>
            <text:p>10km para um domingo lindo e abenÃ§oado ðŸ™_x008f_ðŸ_x008f_»ðŸ¤©</text:p>
            <text:p>Bom dia â˜€ï¸_x008f_ </text:p>
            <text:p>#personaltrainer #layalakl #runâ€¦ https://t.co/TLXLCATEGZ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personaltrainer #layalakl #run</text:p>
          </table:table-cell>
          <table:table-cell table:style-name="ce116"/>
          <table:table-cell table:style-name="ce116" office:value-type="string" calcext:value-type="string">
            <text:p>ðŸ_x008d_€ ðŸ¤© ðŸ™_x008f_ ðŸ_x008f_» ðŸ¤© â˜€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6" office:value-type="date" office:date-value="2019-03-10T04:57:44" calcext:value-type="date">
            <text:p>2019-03-10 04:57:44</text:p>
          </table:table-cell>
          <table:table-cell table:style-name="ce116" office:value-type="string" calcext:value-type="string">
            <text:p>1104607243234885633</text:p>
          </table:table-cell>
          <table:table-cell table:style-name="ce116" office:value-type="string" calcext:value-type="string">
            <text:p>fafacompositora</text:p>
          </table:table-cell>
          <table:table-cell table:style-name="ce116" office:value-type="string" calcext:value-type="string">
            <text:p>Bom dia! Vivendo e respirando mÃºsica. </text:p>
            <text:p>E quando te faltar palavras. </text:p>
            <text:p>Se exprima com mÃºsica. </text:p>
            <text:p>AbenÃ§oado e musical dia. ðŸ˜šðŸ˜˜ðŸ™_x008f_ðŸŒ¹ðŸ’‹ðŸŽ¤ðŸŽ¼ðŸŽ¸ðŸŽ¶ðŸŽ»ðŸŽµðŸŽ¹ã€½ðŸŽ·</text:p>
            <text:p>ðŸ˜˜ðŸ˜˜ðŸ˜˜ðŸ™ŒðŸ_x008f_»ðŸ™‡ðŸ_x008f_»â€_x008d_â™€ðŸ™ŒðŸ_x008f_»ðŸ™‡ðŸ_x008f_»â€_x008d_â™€</text:p>
            <text:p>#bomdia #dianublado #calor  #gravacaotvâ€¦ https://t.co/Xi2iQT79U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bomdia #dianublado #calor #gravacaotv</text:p>
          </table:table-cell>
          <table:table-cell table:style-name="ce116"/>
          <table:table-cell table:style-name="ce116" office:value-type="string" calcext:value-type="string">
            <text:p>ðŸ˜š ðŸ˜˜ ðŸ™_x008f_ ðŸŒ¹ ðŸ’‹ ðŸŽ¤ ðŸŽ¼ ðŸŽ¸ ðŸŽ¶ ðŸŽ» ðŸŽµ ðŸŽ¹ ã€½ ðŸŽ· ðŸ˜˜ ðŸ˜˜ ðŸ˜˜ ðŸ™Œ ðŸ_x008f_» ðŸ™‡ ðŸ_x008f_» â™€ ðŸ™Œ ðŸ_x008f_» ðŸ™‡ ðŸ_x008f_» â™€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0T03:15:49" calcext:value-type="date">
            <text:p>2019-03-10 03:15:49</text:p>
          </table:table-cell>
          <table:table-cell table:style-name="ce116" office:value-type="string" calcext:value-type="string">
            <text:p>1104581597905412101</text:p>
          </table:table-cell>
          <table:table-cell table:style-name="ce116" office:value-type="string" calcext:value-type="string">
            <text:p>allanstylelife</text:p>
          </table:table-cell>
          <table:table-cell table:style-name="ce116" office:value-type="string" calcext:value-type="string">
            <text:p>Chuva de granizo hahaha ðŸŒ§â_x009d_„ï¸_x008f_</text:p>
            <text:p/>
            <text:p>#chuva #granizo #chuvadegranizo #saopaulo em SÃ£o Paulo  Brazil https://t.co/Oxi1EsQrDQ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chuva #granizo #chuvadegranizo #saopaulo</text:p>
          </table:table-cell>
          <table:table-cell table:style-name="ce116"/>
          <table:table-cell table:style-name="ce116" office:value-type="string" calcext:value-type="string">
            <text:p>ðŸŒ§ â_x009d_„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02:02:13" calcext:value-type="date">
            <text:p>2019-03-10 02:02:13</text:p>
          </table:table-cell>
          <table:table-cell table:style-name="ce116" office:value-type="string" calcext:value-type="string">
            <text:p>1104563074990788608</text:p>
          </table:table-cell>
          <table:table-cell table:style-name="ce116" office:value-type="string" calcext:value-type="string">
            <text:p>marianemachado</text:p>
          </table:table-cell>
          <table:table-cell table:style-name="ce116" office:value-type="string" calcext:value-type="string">
            <text:p>FaÃ§a chuva ou faÃ§a sol sempre estarei com vc !!! #SPFC #PacaembÃº #paulistao2019 ðŸ”´âšªï¸_x008f_âš«ï¸_x008f_ em EstÃ¡dio do PacaembÃº https://t.co/M7jbOURBt9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SPFC #PacaembÃº #paulistao2019</text:p>
          </table:table-cell>
          <table:table-cell table:style-name="ce116"/>
          <table:table-cell table:style-name="ce116" office:value-type="string" calcext:value-type="string">
            <text:p>ðŸ”´ âšª âš«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0T01:09:56" calcext:value-type="date">
            <text:p>2019-03-10 01:09:56</text:p>
          </table:table-cell>
          <table:table-cell table:style-name="ce116" office:value-type="string" calcext:value-type="string">
            <text:p>1104549917819838464</text:p>
          </table:table-cell>
          <table:table-cell table:style-name="ce116" office:value-type="string" calcext:value-type="string">
            <text:p>Beta_Chagas</text:p>
          </table:table-cell>
          <table:table-cell table:style-name="ce116" office:value-type="string" calcext:value-type="string">
            <text:p>Ã‰ e sempre serÃ¡ maravilhoso os nossos encontros! Eu estava cheia de saudade disso e com chuva/sol <text:s/>FOI INCRÃ_x008d_VEL! Obrigada! OBRIGADA! Amo vcs demais! â™¥ï¸_x008f_ðŸ˜­ðŸ’ƒðŸ_x008f_½ #blocolargadinho #saudadeâ€¦ https://t.co/lK0LQJAuUo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blocolargadinho #saudade</text:p>
          </table:table-cell>
          <table:table-cell table:style-name="ce116"/>
          <table:table-cell table:style-name="ce116" office:value-type="string" calcext:value-type="string">
            <text:p>â™¥ ðŸ˜­ ðŸ’ƒ ðŸ_x008f_½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23:57:46" calcext:value-type="date">
            <text:p>2019-03-11 23:57:46</text:p>
          </table:table-cell>
          <table:table-cell table:style-name="ce116" office:value-type="string" calcext:value-type="string">
            <text:p>1105256530599911424</text:p>
          </table:table-cell>
          <table:table-cell table:style-name="ce116" office:value-type="string" calcext:value-type="string">
            <text:p>hcnoar</text:p>
          </table:table-cell>
          <table:table-cell table:style-name="ce116" office:value-type="string" calcext:value-type="string">
            <text:p>Esse programa serÃ¡ Ã­cone <text:s/>talkshow da rainha @maisasilva foi apresentado hoje e em breve tudo no nosso site. ðŸ“·: Gabriel Cardoso/SBT #programadamaisa #sbt #maisa #maisasilva #oscarfilho em Sbt https://t.co/QQTAUHIb7O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maisasilva</text:p>
          </table:table-cell>
          <table:table-cell table:style-name="ce25" office:value-type="string" calcext:value-type="string">
            <text:p>#programadamaisa #sbt #maisa #maisasilva #oscarfilho</text:p>
          </table:table-cell>
          <table:table-cell table:style-name="ce116"/>
          <table:table-cell table:style-name="ce116" office:value-type="string" calcext:value-type="string">
            <text:p>ðŸ“·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23:40:22" calcext:value-type="date">
            <text:p>2019-03-11 23:40:22</text:p>
          </table:table-cell>
          <table:table-cell table:style-name="ce116" office:value-type="string" calcext:value-type="string">
            <text:p>1105252151872376833</text:p>
          </table:table-cell>
          <table:table-cell table:style-name="ce116" office:value-type="string" calcext:value-type="string">
            <text:p>MADAMMEOFICIAL</text:p>
          </table:table-cell>
          <table:table-cell table:style-name="ce116" office:value-type="string" calcext:value-type="string">
            <text:p>#Madamemanstyle#sampacity #prettosoficial@leccopires #semprecomnovidadespravcðŸ˜_x008d_ #seidentificou#vaidemadamebyangel #xÃ´chuva em Madamebyangel https://t.co/g4QVzMPERX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leccopires</text:p>
          </table:table-cell>
          <table:table-cell table:style-name="ce25" office:value-type="string" calcext:value-type="string">
            <text:p>#Madamemanstyle #sampacity #prettosoficial #semprecomnovidadespravc #seidentificou #vaidemadamebyangel #xÃ´chuva</text:p>
          </table:table-cell>
          <table:table-cell table:style-name="ce116"/>
          <table:table-cell table:style-name="ce116" office:value-type="string" calcext:value-type="string">
            <text:p>ðŸ˜_x008d_</text:p>
          </table:table-cell>
          <table:table-cell table:style-name="ce116" office:value-type="string" calcext:value-type="string">
            <text:p>tl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21:33:26" calcext:value-type="date">
            <text:p>2019-03-11 21:33:26</text:p>
          </table:table-cell>
          <table:table-cell table:style-name="ce116" office:value-type="string" calcext:value-type="string">
            <text:p>1105220207608397824</text:p>
          </table:table-cell>
          <table:table-cell table:style-name="ce116" office:value-type="string" calcext:value-type="string">
            <text:p>rodrigowebbr</text:p>
          </table:table-cell>
          <table:table-cell table:style-name="ce116" office:value-type="string" calcext:value-type="string">
            <text:p>dia caÃ³tico sampa/ #temporal #sampa #brasil em SÃ£o Paulo <text:s/>Brazil https://t.co/cbEKejvt4Z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temporal #sampa #brasil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1T20:30:37" calcext:value-type="date">
            <text:p>2019-03-11 20:30:37</text:p>
          </table:table-cell>
          <table:table-cell table:style-name="ce116" office:value-type="string" calcext:value-type="string">
            <text:p>1105204399209660418</text:p>
          </table:table-cell>
          <table:table-cell table:style-name="ce116" office:value-type="string" calcext:value-type="string">
            <text:p>fafacompositora</text:p>
          </table:table-cell>
          <table:table-cell table:style-name="ce116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boatarde #chuva</text:p>
          </table:table-cell>
          <table:table-cell table:style-name="ce116"/>
          <table:table-cell table:style-name="ce116" office:value-type="string" calcext:value-type="string">
            <text:p>âš  âš  âš  âš  ðŸ™‡ ðŸ™Œ ðŸ™‡ ðŸ˜˜ ðŸ˜˜ â_x009d_¤ â_x009d_¤ ðŸŽµ ðŸŽ¼ ðŸŽ¶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11T20:26:51" calcext:value-type="date">
            <text:p>2019-03-11 20:26:51</text:p>
          </table:table-cell>
          <table:table-cell table:style-name="ce116" office:value-type="string" calcext:value-type="string">
            <text:p>1105203453897396224</text:p>
          </table:table-cell>
          <table:table-cell table:style-name="ce116" office:value-type="string" calcext:value-type="string">
            <text:p>draElaineMoreir</text:p>
          </table:table-cell>
          <table:table-cell table:style-name="ce116" office:value-type="string" calcext:value-type="string">
            <text:p>ðŸ™_x008f_</text:p>
            <text:p>Diante do Caos... MEDITE!</text:p>
            <text:p>ðŸ™_x008f_âœ¨â_x009d_¤ï¸_x008f_</text:p>
            <text:p>Sim  ela medita!</text:p>
            <text:p>Izabela  4 anos  acordou Ã s 5h para viajar. Saiu de Angra dos Reis  debaixo de um super temporal  passou por Resendeâ€¦ https://t.co/WKf25zvDB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™_x008f_ ðŸ™_x008f_ âœ¨ â_x009d_¤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20:08:18" calcext:value-type="date">
            <text:p>2019-03-11 20:08:18</text:p>
          </table:table-cell>
          <table:table-cell table:style-name="ce116" office:value-type="string" calcext:value-type="string">
            <text:p>1105198784961826817</text:p>
          </table:table-cell>
          <table:table-cell table:style-name="ce116" office:value-type="string" calcext:value-type="string">
            <text:p>rickalca</text:p>
          </table:table-cell>
          <table:table-cell table:style-name="ce116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116" office:value-type="string" calcext:value-type="string">
            <text:p>#breakingnews</text:p>
          </table:table-cell>
          <table:table-cell table:style-name="ce116"/>
          <table:table-cell table:style-name="ce116" office:value-type="string" calcext:value-type="string">
            <text:p>ðŸš¨ ðŸ‡§ ðŸ‡·</text:p>
          </table:table-cell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6" office:value-type="date" office:date-value="2019-03-11T18:32:29" calcext:value-type="date">
            <text:p>2019-03-11 18:32:29</text:p>
          </table:table-cell>
          <table:table-cell table:style-name="ce116" office:value-type="string" calcext:value-type="string">
            <text:p>1105174671484379136</text:p>
          </table:table-cell>
          <table:table-cell table:style-name="ce116" office:value-type="string" calcext:value-type="string">
            <text:p>claudinhobonfim</text:p>
          </table:table-cell>
          <table:table-cell table:style-name="ce116" office:value-type="string" calcext:value-type="string">
            <text:p>E seguimos alegres tirando onda nesse que Ã© o baile mais TOP do Brasil!</text:p>
            <text:p>Show de ontem em SP e mesmo com chuva o povo arrebentou no astral ðŸ˜„ðŸ˜„ðŸ˜„ðŸ‘_x008f_ðŸ_x008f_¿ðŸ‘_x008f_ðŸ_x008f_¿ðŸ‘_x008f_ðŸ_x008f_¿</text:p>
            <text:p/>
            <text:p>.</text:p>
            <text:p/>
            <text:p>#ObrigadoSenhor</text:p>
            <text:p>#AmoMeuTrabalhoâ€¦ https://t.co/BoTbFcgK7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ObrigadoSenhor #AmoMeuTrabalho</text:p>
          </table:table-cell>
          <table:table-cell table:style-name="ce116"/>
          <table:table-cell table:style-name="ce116" office:value-type="string" calcext:value-type="string">
            <text:p>ðŸ˜„ ðŸ˜„ ðŸ˜„ ðŸ‘_x008f_ ðŸ_x008f_¿ ðŸ‘_x008f_ ðŸ_x008f_¿ ðŸ‘_x008f_ ðŸ_x008f_¿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1T18:25:42" calcext:value-type="date">
            <text:p>2019-03-11 18:25:42</text:p>
          </table:table-cell>
          <table:table-cell table:style-name="ce116" office:value-type="string" calcext:value-type="string">
            <text:p>1105172966323642371</text:p>
          </table:table-cell>
          <table:table-cell table:style-name="ce116" office:value-type="string" calcext:value-type="string">
            <text:p>PalaziniOficial</text:p>
          </table:table-cell>
          <table:table-cell table:style-name="ce116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™Œ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7:50:22" calcext:value-type="date">
            <text:p>2019-03-11 17:50:22</text:p>
          </table:table-cell>
          <table:table-cell table:style-name="ce116" office:value-type="string" calcext:value-type="string">
            <text:p>1105164073686220801</text:p>
          </table:table-cell>
          <table:table-cell table:style-name="ce116" office:value-type="string" calcext:value-type="string">
            <text:p>JOAOMATARAZZO</text:p>
          </table:table-cell>
          <table:table-cell table:style-name="ce116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7:39:48" calcext:value-type="date">
            <text:p>2019-03-11 17:39:48</text:p>
          </table:table-cell>
          <table:table-cell table:style-name="ce116" office:value-type="string" calcext:value-type="string">
            <text:p>1105161412618395648</text:p>
          </table:table-cell>
          <table:table-cell table:style-name="ce116" office:value-type="string" calcext:value-type="string">
            <text:p>proftelmo</text:p>
          </table:table-cell>
          <table:table-cell table:style-name="ce116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6:47:36" calcext:value-type="date">
            <text:p>2019-03-11 16:47:36</text:p>
          </table:table-cell>
          <table:table-cell table:style-name="ce116" office:value-type="string" calcext:value-type="string">
            <text:p>1105148277605974016</text:p>
          </table:table-cell>
          <table:table-cell table:style-name="ce116" office:value-type="string" calcext:value-type="string">
            <text:p>nairettes</text:p>
          </table:table-cell>
          <table:table-cell table:style-name="ce116" office:value-type="string" calcext:value-type="string">
            <text:p>Sempre haverÃ¡ mais motivos para agradecer. Eu agradeÃ§o por todos os trabalhos <text:s/>brigas <text:s/>fome <text:s/>sono <text:s/>chuvas e problemas. E tambÃ©m agradeÃ§o todos os amigos <text:s/>mÃ£os dadas <text:s/>grupos <text:s/>â€œjantares emâ€¦ https://t.co/hE5t21Vo9r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5:18:10" calcext:value-type="date">
            <text:p>2019-03-11 15:18:10</text:p>
          </table:table-cell>
          <table:table-cell table:style-name="ce116" office:value-type="string" calcext:value-type="string">
            <text:p>1105125769972310016</text:p>
          </table:table-cell>
          <table:table-cell table:style-name="ce116" office:value-type="string" calcext:value-type="string">
            <text:p>cristianooooo</text:p>
          </table:table-cell>
          <table:table-cell table:style-name="ce116" office:value-type="string" calcext:value-type="string">
            <text:p>E assim terminamos a folia!! Eita coisa boa!!! <text:s/>Turma boa!! Alegro agora <text:s/>agora e amanhÃ£!!! #pipocadarainha em ConsolaÃ§Ã£o https://t.co/8zmtjDUKYI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pipocadarainha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11T15:09:19" calcext:value-type="date">
            <text:p>2019-03-11 15:09:19</text:p>
          </table:table-cell>
          <table:table-cell table:style-name="ce116" office:value-type="string" calcext:value-type="string">
            <text:p>1105123542893584385</text:p>
          </table:table-cell>
          <table:table-cell table:style-name="ce116" office:value-type="string" calcext:value-type="string">
            <text:p>ro_lucca</text:p>
          </table:table-cell>
          <table:table-cell table:style-name="ce116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116" office:value-type="string" calcext:value-type="string">
            <text:p>#AMORA</text:p>
          </table:table-cell>
          <table:table-cell table:style-name="ce116"/>
          <table:table-cell table:style-name="ce116" office:value-type="string" calcext:value-type="string">
            <text:p>ðŸ˜” ðŸ™_x008f_ ðŸ˜‡ ðŸŽ€ ðŸ’™ â˜_x0081_ âœ” ðŸ‘‰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4:54:26" calcext:value-type="date">
            <text:p>2019-03-11 14:54:26</text:p>
          </table:table-cell>
          <table:table-cell table:style-name="ce116" office:value-type="string" calcext:value-type="string">
            <text:p>1105119798013370368</text:p>
          </table:table-cell>
          <table:table-cell table:style-name="ce116" office:value-type="string" calcext:value-type="string">
            <text:p>tecgladiador</text:p>
          </table:table-cell>
          <table:table-cell table:style-name="ce116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alagamento #chuva #chuvatorrencial #uber #uberx #ubervip #ubersp #mundo #brasil #saopaulo #embudasartes #sp #embuzuera #xiaomi #redminote5 #xiaomibrasil #mi #xiaomiphotography #rn5</text:p>
          </table:table-cell>
          <table:table-cell table:style-name="ce25"/>
          <table:table-cell table:style-name="ce116"/>
          <table:table-cell table:style-name="ce116" office:value-type="string" calcext:value-type="string">
            <text:p>und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4:40:20" calcext:value-type="date">
            <text:p>2019-03-11 14:40:20</text:p>
          </table:table-cell>
          <table:table-cell table:style-name="ce116" office:value-type="string" calcext:value-type="string">
            <text:p>1105116248646402049</text:p>
          </table:table-cell>
          <table:table-cell table:style-name="ce116" office:value-type="string" calcext:value-type="string">
            <text:p>cassiuszeilmann</text:p>
          </table:table-cell>
          <table:table-cell table:style-name="ce116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  <table:table-cell table:style-name="ce116" table:number-columns-repeated="2"/>
          <table:table-cell table:style-name="ce25" office:value-type="string" calcext:value-type="string">
            <text:p>#primeiroimpacto #sbt #chuva</text:p>
          </table:table-cell>
          <table:table-cell table:style-name="ce116"/>
          <table:table-cell table:style-name="ce116" office:value-type="string" calcext:value-type="string">
            <text:p>â˜” ðŸ“º ðŸŽ¥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4:26:16" calcext:value-type="date">
            <text:p>2019-03-11 14:26:16</text:p>
          </table:table-cell>
          <table:table-cell table:style-name="ce116" office:value-type="string" calcext:value-type="string">
            <text:p>1105112710042316801</text:p>
          </table:table-cell>
          <table:table-cell table:style-name="ce116" office:value-type="string" calcext:value-type="string">
            <text:p>edithgio</text:p>
          </table:table-cell>
          <table:table-cell table:style-name="ce116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bomdia #borboleta #butterfly #fugindodachuva #abrigo</text:p>
          </table:table-cell>
          <table:table-cell table:style-name="ce116"/>
          <table:table-cell table:style-name="ce116" office:value-type="string" calcext:value-type="string">
            <text:p>â_x009d_¤ ðŸ¤£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1T13:47:59" calcext:value-type="date">
            <text:p>2019-03-11 13:47:59</text:p>
          </table:table-cell>
          <table:table-cell table:style-name="ce116" office:value-type="string" calcext:value-type="string">
            <text:p>1105103075340099585</text:p>
          </table:table-cell>
          <table:table-cell table:style-name="ce116" office:value-type="string" calcext:value-type="string">
            <text:p>hudsonpb</text:p>
          </table:table-cell>
          <table:table-cell table:style-name="ce116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1:59:21" calcext:value-type="date">
            <text:p>2019-03-11 11:59:21</text:p>
          </table:table-cell>
          <table:table-cell table:style-name="ce116" office:value-type="string" calcext:value-type="string">
            <text:p>1105075737378414592</text:p>
          </table:table-cell>
          <table:table-cell table:style-name="ce116" office:value-type="string" calcext:value-type="string">
            <text:p>DIGOTUNNEL</text:p>
          </table:table-cell>
          <table:table-cell table:style-name="ce116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¤¦ â™‚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11:30:32" calcext:value-type="date">
            <text:p>2019-03-11 11:30:32</text:p>
          </table:table-cell>
          <table:table-cell table:style-name="ce116" office:value-type="string" calcext:value-type="string">
            <text:p>1105068484352925697</text:p>
          </table:table-cell>
          <table:table-cell table:style-name="ce116" office:value-type="string" calcext:value-type="string">
            <text:p>marcinho</text:p>
          </table:table-cell>
          <table:table-cell table:style-name="ce116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chuvasp #sp1 #sptv1 #bandnewsfm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1T09:47:14" calcext:value-type="date">
            <text:p>2019-03-11 09:47:14</text:p>
          </table:table-cell>
          <table:table-cell table:style-name="ce116" office:value-type="string" calcext:value-type="string">
            <text:p>1105042487129882625</text:p>
          </table:table-cell>
          <table:table-cell table:style-name="ce116" office:value-type="string" calcext:value-type="string">
            <text:p>eueleevoces</text:p>
          </table:table-cell>
          <table:table-cell table:style-name="ce116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8:56:46" calcext:value-type="date">
            <text:p>2019-03-11 08:56:46</text:p>
          </table:table-cell>
          <table:table-cell table:style-name="ce116" office:value-type="string" calcext:value-type="string">
            <text:p>1105029788312498182</text:p>
          </table:table-cell>
          <table:table-cell table:style-name="ce116" office:value-type="string" calcext:value-type="string">
            <text:p>CaioBorba</text:p>
          </table:table-cell>
          <table:table-cell table:style-name="ce116" office:value-type="string" calcext:value-type="string">
            <text:p>vamo querer (@ Crossfit Brainstorm in SÃ£o Paulo <text:s/>SP) https://t.co/pWFAqG1Y2r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</text:p>
          </table:table-cell>
          <table:table-cell table:style-name="ce116" table:number-columns-repeated="3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3:14:32" calcext:value-type="date">
            <text:p>2019-03-11 03:14:32</text:p>
          </table:table-cell>
          <table:table-cell table:style-name="ce116" office:value-type="string" calcext:value-type="string">
            <text:p>1104943660075024384</text:p>
          </table:table-cell>
          <table:table-cell table:style-name="ce116" office:value-type="string" calcext:value-type="string">
            <text:p>FabioPinko</text:p>
          </table:table-cell>
          <table:table-cell table:style-name="ce116" office:value-type="string" calcext:value-type="string">
            <text:p>#condomÃ­nioedificiofelix #sportgardenspinheiros #barcaoveio #adidaspinheiros #avteodorosampaio #ruajoaomoura #pinheiros #metrÃ´clinicas #personaltrainer #treinamentofuncional #treino #fitâ€¦ https://t.co/paRRWbbtNr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condomÃ­nioedificiofelix #sportgardenspinheiros #barcaoveio #adidaspinheiros #avteodorosampaio #ruajoaomoura #pinheiros #metrÃ´clinicas #personaltrainer #treinamentofuncional #treino #fit</text:p>
          </table:table-cell>
          <table:table-cell table:style-name="ce25"/>
          <table:table-cell table:style-name="ce116"/>
          <table:table-cell table:style-name="ce116" office:value-type="string" calcext:value-type="string">
            <text:p>und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1:43:02" calcext:value-type="date">
            <text:p>2019-03-11 01:43:02</text:p>
          </table:table-cell>
          <table:table-cell table:style-name="ce116" office:value-type="string" calcext:value-type="string">
            <text:p>1104920633291489281</text:p>
          </table:table-cell>
          <table:table-cell table:style-name="ce116" office:value-type="string" calcext:value-type="string">
            <text:p>screamyell</text:p>
          </table:table-cell>
          <table:table-cell table:style-name="ce116" office:value-type="string" calcext:value-type="string">
            <text:p>Drinking a Heineken by @heineken @ Prainha â€” https://t.co/8lfIblvxRR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heineken @</text:p>
          </table:table-cell>
          <table:table-cell table:style-name="ce116" table:number-columns-repeated="3"/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1T01:37:34" calcext:value-type="date">
            <text:p>2019-03-11 01:37:34</text:p>
          </table:table-cell>
          <table:table-cell table:style-name="ce116" office:value-type="string" calcext:value-type="string">
            <text:p>1104919258658676736</text:p>
          </table:table-cell>
          <table:table-cell table:style-name="ce116" office:value-type="string" calcext:value-type="string">
            <text:p>fafacompositora</text:p>
          </table:table-cell>
          <table:table-cell table:style-name="ce116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boanoite #chuva #fafa #gravacaotv #deezer #music #musicafafa #autoral</text:p>
          </table:table-cell>
          <table:table-cell table:style-name="ce116"/>
          <table:table-cell table:style-name="ce116" office:value-type="string" calcext:value-type="string">
            <text:p>ðŸ™‡ ðŸ™Œ ðŸ™‡ ðŸ˜˜ ðŸ˜˜ â_x009d_¤ â_x009d_¤ ðŸŽµ ðŸŽ¼ ðŸŽ¶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1:32:22" calcext:value-type="date">
            <text:p>2019-03-11 01:32:22</text:p>
          </table:table-cell>
          <table:table-cell table:style-name="ce116" office:value-type="string" calcext:value-type="string">
            <text:p>1104917952023810048</text:p>
          </table:table-cell>
          <table:table-cell table:style-name="ce116" office:value-type="string" calcext:value-type="string">
            <text:p>sindy_sallas</text:p>
          </table:table-cell>
          <table:table-cell table:style-name="ce116" office:value-type="string" calcext:value-type="string">
            <text:p>PIPOCA DA RAINHA @danielamercury ðŸŒˆðŸŽ¶ðŸ‘_x008f_ðŸ’ƒðŸ•ºðŸ‘­ðŸ‘¬ #pipocadarainhanocarnaval ðŸ_x008d_» em ConsolaÃ§Ã£o (district of SÃ£o Paulo) https://t.co/iRSKIw9bSf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danielamercury</text:p>
          </table:table-cell>
          <table:table-cell table:style-name="ce25" office:value-type="string" calcext:value-type="string">
            <text:p>#pipocadarainhanocarnaval</text:p>
          </table:table-cell>
          <table:table-cell table:style-name="ce116"/>
          <table:table-cell table:style-name="ce116" office:value-type="string" calcext:value-type="string">
            <text:p>ðŸŒˆ ðŸŽ¶ ðŸ‘_x008f_ ðŸ’ƒ ðŸ•º ðŸ‘­ ðŸ‘¬ ðŸ_x008d_»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1T01:10:42" calcext:value-type="date">
            <text:p>2019-03-11 01:10:42</text:p>
          </table:table-cell>
          <table:table-cell table:style-name="ce116" office:value-type="string" calcext:value-type="string">
            <text:p>1104912499164491784</text:p>
          </table:table-cell>
          <table:table-cell table:style-name="ce116" office:value-type="string" calcext:value-type="string">
            <text:p>lagarto_grupo</text:p>
          </table:table-cell>
          <table:table-cell table:style-name="ce116" office:value-type="string" calcext:value-type="string">
            <text:p>E foi hoje na cidade dos sonhos #saopaulo</text:p>
            <text:p>Que a nossa rainha do axÃ© e tambÃ©m da Bahia ðŸ’ž @danielamercury</text:p>
            <text:p>ðŸ‘‘ Se apresentou  no #trio no carnaval ainda.... Salve a nossa rainha ðŸ‘‘ðŸŽ­ðŸ˜_x0081_ðŸŽ¤ðŸŽ¸ðŸŽ¤ðŸŽ¸ðŸŽ¤ðŸŽ¸ðŸŽ¤ðŸŽ¸ðŸŽ¤ðŸŽ¸ðŸŽ¤ðŸŽ¸â€¦ https://t.co/D2jeYOMaBs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danielamercury</text:p>
          </table:table-cell>
          <table:table-cell table:style-name="ce116" office:value-type="string" calcext:value-type="string">
            <text:p>#saopaulo #trio</text:p>
          </table:table-cell>
          <table:table-cell table:style-name="ce116"/>
          <table:table-cell table:style-name="ce116" office:value-type="string" calcext:value-type="string">
            <text:p>ðŸ’ž ðŸ‘‘ ðŸ‘‘ ðŸŽ­ ðŸ˜_x0081_ ðŸŽ¤ ðŸŽ¸ ðŸŽ¤ ðŸŽ¸ ðŸŽ¤ ðŸŽ¸ ðŸŽ¤ ðŸŽ¸ ðŸŽ¤ ðŸŽ¸ ðŸŽ¤ ðŸŽ¸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1:10:14" calcext:value-type="date">
            <text:p>2019-03-11 01:10:14</text:p>
          </table:table-cell>
          <table:table-cell table:style-name="ce116" office:value-type="string" calcext:value-type="string">
            <text:p>1104912381862240256</text:p>
          </table:table-cell>
          <table:table-cell table:style-name="ce116" office:value-type="string" calcext:value-type="string">
            <text:p>WoofZuko</text:p>
          </table:table-cell>
          <table:table-cell table:style-name="ce116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</text:p>
          </table:table-cell>
          <table:table-cell table:style-name="ce25" office:value-type="string" calcext:value-type="string">
            <text:p>#carnaval #wetbear</text:p>
          </table:table-cell>
          <table:table-cell table:style-name="ce116"/>
          <table:table-cell table:style-name="ce116" office:value-type="string" calcext:value-type="string">
            <text:p>â_x009d_¤ ðŸ‡§ ðŸ‡·</text:p>
          </table:table-cell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0:50:25" calcext:value-type="date">
            <text:p>2019-03-11 00:50:25</text:p>
          </table:table-cell>
          <table:table-cell table:style-name="ce116" office:value-type="string" calcext:value-type="string">
            <text:p>1104907392091713536</text:p>
          </table:table-cell>
          <table:table-cell table:style-name="ce116" office:value-type="string" calcext:value-type="string">
            <text:p>Badgalcaah</text:p>
          </table:table-cell>
          <table:table-cell table:style-name="ce116" office:value-type="string" calcext:value-type="string">
            <text:p>Fui de Bloquinho aaaaaa Pipoca da rainha ðŸ’ƒðŸ_x008f_¾ðŸ•ºðŸ_x008f_¾ðŸŒ¼â_x009d_¤ #danielamercury em ConsolaÃ§Ã£o (district of SÃ£o Paulo) https://t.co/LRkTyNz4MB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danielamercury</text:p>
          </table:table-cell>
          <table:table-cell table:style-name="ce116"/>
          <table:table-cell table:style-name="ce116" office:value-type="string" calcext:value-type="string">
            <text:p>ðŸ’ƒ ðŸ_x008f_¾ ðŸ•º ðŸ_x008f_¾ ðŸŒ¼ â_x009d_¤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0:31:00" calcext:value-type="date">
            <text:p>2019-03-11 00:31:00</text:p>
          </table:table-cell>
          <table:table-cell table:style-name="ce116" office:value-type="string" calcext:value-type="string">
            <text:p>1104902505539031041</text:p>
          </table:table-cell>
          <table:table-cell table:style-name="ce116" office:value-type="string" calcext:value-type="string">
            <text:p>screamyell</text:p>
          </table:table-cell>
          <table:table-cell table:style-name="ce116" office:value-type="string" calcext:value-type="string">
            <text:p>Drinking a Heineken by @heineken @ Prainha â€” https://t.co/Q2WjKS6e6a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/>
          <table:table-cell table:style-name="ce116" office:value-type="string" calcext:value-type="string">
            <text:p>@heineken @</text:p>
          </table:table-cell>
          <table:table-cell table:style-name="ce116" table:number-columns-repeated="3"/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1T00:28:42" calcext:value-type="date">
            <text:p>2019-03-11 00:28:42</text:p>
          </table:table-cell>
          <table:table-cell table:style-name="ce116" office:value-type="string" calcext:value-type="string">
            <text:p>1104901930038358016</text:p>
          </table:table-cell>
          <table:table-cell table:style-name="ce116" office:value-type="string" calcext:value-type="string">
            <text:p>teixeiraluiz</text:p>
          </table:table-cell>
          <table:table-cell table:style-name="ce116" office:value-type="string" calcext:value-type="string">
            <text:p>#carnavalderua #rainhadapipoca @danielamercury em ConsolaÃ§Ã£o https://t.co/HdjoZ3FrJD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116" office:value-type="string" calcext:value-type="string">
            <text:p>@danielamercury</text:p>
          </table:table-cell>
          <table:table-cell table:style-name="ce25" office:value-type="string" calcext:value-type="string">
            <text:p>#carnavalderua #rainhadapipoca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1T00:00:37" calcext:value-type="date">
            <text:p>2019-03-11 00:00:37</text:p>
          </table:table-cell>
          <table:table-cell table:style-name="ce116" office:value-type="string" calcext:value-type="string">
            <text:p>1104894860467888129</text:p>
          </table:table-cell>
          <table:table-cell table:style-name="ce116" office:value-type="string" calcext:value-type="string">
            <text:p>paulorasecs1</text:p>
          </table:table-cell>
          <table:table-cell table:style-name="ce116" office:value-type="string" calcext:value-type="string">
            <text:p>Tudo carnaval trem ser fim ðŸ˜¢</text:p>
            <text:p>#instagram #carnaval #pipoca #pipocadarainha #danielamercury #rainhadoaxe em Bloco Rainha Da Pipoca - Daniela Mercury https://t.co/6mxKoH6bM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instagram #carnaval #pipoca #pipocadarainha #danielamercury #rainhadoaxe</text:p>
          </table:table-cell>
          <table:table-cell table:style-name="ce116"/>
          <table:table-cell table:style-name="ce116" office:value-type="string" calcext:value-type="string">
            <text:p>ðŸ˜¢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22:58:56" calcext:value-type="date">
            <text:p>2019-03-12 22:58:56</text:p>
          </table:table-cell>
          <table:table-cell table:style-name="ce116" office:value-type="string" calcext:value-type="string">
            <text:p>1105604113612464129</text:p>
          </table:table-cell>
          <table:table-cell table:style-name="ce116" office:value-type="string" calcext:value-type="string">
            <text:p>ruybrissac</text:p>
          </table:table-cell>
          <table:table-cell table:style-name="ce116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oculos #eu #sol #depois #chuva #pb #ruybrissac #preto #branco</text:p>
          </table:table-cell>
          <table:table-cell table:style-name="ce116"/>
          <table:table-cell table:style-name="ce116" office:value-type="string" calcext:value-type="string">
            <text:p>ðŸ•¶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16" office:value-type="date" office:date-value="2019-03-12T21:32:24" calcext:value-type="date">
            <text:p>2019-03-12 21:32:24</text:p>
          </table:table-cell>
          <table:table-cell table:style-name="ce116" office:value-type="string" calcext:value-type="string">
            <text:p>1105582337750786048</text:p>
          </table:table-cell>
          <table:table-cell table:style-name="ce116" office:value-type="string" calcext:value-type="string">
            <text:p>JoaoTadeu</text:p>
          </table:table-cell>
          <table:table-cell table:style-name="ce116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oremos #pitacosdovovÃ´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21:18:20" calcext:value-type="date">
            <text:p>2019-03-12 21:18:20</text:p>
          </table:table-cell>
          <table:table-cell table:style-name="ce116" office:value-type="string" calcext:value-type="string">
            <text:p>1105578798861504512</text:p>
          </table:table-cell>
          <table:table-cell table:style-name="ce116" office:value-type="string" calcext:value-type="string">
            <text:p>kharllao</text:p>
          </table:table-cell>
          <table:table-cell table:style-name="ce116" office:value-type="string" calcext:value-type="string">
            <text:p>A chuva comeÃ§ou forte <text:s/>e cheguei no treino. SaÃºde Ã© oque interessa!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5">
          <table:table-cell table:style-name="ce16" office:value-type="date" office:date-value="2019-03-12T21:02:17" calcext:value-type="date">
            <text:p>2019-03-12 21:02:17</text:p>
          </table:table-cell>
          <table:table-cell table:style-name="ce116" office:value-type="string" calcext:value-type="string">
            <text:p>1105574757288853513</text:p>
          </table:table-cell>
          <table:table-cell table:style-name="ce116" office:value-type="string" calcext:value-type="string">
            <text:p>celiabarral</text:p>
          </table:table-cell>
          <table:table-cell table:style-name="ce116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aguasdemarÃ§o #chuvadeverÄ_x0081_o #sampa #natureza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table-cell table:style-name="ce16" office:value-type="date" office:date-value="2019-03-12T20:36:30" calcext:value-type="date">
            <text:p>2019-03-12 20:36:30</text:p>
          </table:table-cell>
          <table:table-cell table:style-name="ce116" office:value-type="string" calcext:value-type="string">
            <text:p>1105568270512467970</text:p>
          </table:table-cell>
          <table:table-cell table:style-name="ce116" office:value-type="string" calcext:value-type="string">
            <text:p>thiagobraga1902</text:p>
          </table:table-cell>
          <table:table-cell table:style-name="ce116" office:value-type="string" calcext:value-type="string">
            <text:p>Rabo com tranÃ§a pode 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#thiagobraga #brazil #hairbrained #brunnette #hairdo #hair #makeup #tranÃ§as #rabodecavalo #ponytail em lab. Duda Molinos https://t.co/rn84EkSSsA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thiagobraga #brazil #hairbrained #brunnette #hairdo #hair #makeup #tranÃ§as #rabodecavalo #ponytail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20:25:31" calcext:value-type="date">
            <text:p>2019-03-12 20:25:31</text:p>
          </table:table-cell>
          <table:table-cell table:style-name="ce116" office:value-type="string" calcext:value-type="string">
            <text:p>1105565504054398978</text:p>
          </table:table-cell>
          <table:table-cell table:style-name="ce116" office:value-type="string" calcext:value-type="string">
            <text:p>rickalca</text:p>
          </table:table-cell>
          <table:table-cell table:style-name="ce116" office:value-type="string" calcext:value-type="string">
            <text:p>Hi there check it out the damage that the concessionaire of GM of SÃ£o Caetano sao Paulo ðŸ‡§ðŸ‡· had because of the rain. perhaps the cars will go to be auction. That's so sad. ðŸ˜°ðŸ˜°ðŸŒ©ðŸŒ©ðŸŒ¨ðŸŒ¨ðŸŒ¦â€¦ https://t.co/bx1Ry0k1vo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‡§ ðŸ‡· ðŸ˜° ðŸ˜° ðŸŒ© ðŸŒ© ðŸŒ¨ ðŸŒ¨ ðŸŒ¦</text:p>
          </table:table-cell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2T20:04:02" calcext:value-type="date">
            <text:p>2019-03-12 20:04:02</text:p>
          </table:table-cell>
          <table:table-cell table:style-name="ce116" office:value-type="string" calcext:value-type="string">
            <text:p>1105560099798638592</text:p>
          </table:table-cell>
          <table:table-cell table:style-name="ce116" office:value-type="string" calcext:value-type="string">
            <text:p>oieusouabiazuda</text:p>
          </table:table-cell>
          <table:table-cell table:style-name="ce116" office:value-type="string" calcext:value-type="string">
            <text:p>HÃ¡ 3 anos nesta mesma data eu disse SIM a vocÃª.</text:p>
            <text:p>Em 3 anos ainda nos olhamos do mesmo jeito que nessa foto.</text:p>
            <text:p>FaÃ§a chuva ou faÃ§a sol  o nosso amor sempre se fortalece  e isso nÃ³s faz seguirâ€¦ https://t.co/btLq3aowSC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20:00:29" calcext:value-type="date">
            <text:p>2019-03-12 20:00:29</text:p>
          </table:table-cell>
          <table:table-cell table:style-name="ce116" office:value-type="string" calcext:value-type="string">
            <text:p>1105559206629912576</text:p>
          </table:table-cell>
          <table:table-cell table:style-name="ce116" office:value-type="string" calcext:value-type="string">
            <text:p>AleSerpa1410</text:p>
          </table:table-cell>
          <table:table-cell table:style-name="ce116" office:value-type="string" calcext:value-type="string">
            <text:p>SerÃ¡ que vem mais chuva?ðŸ¤¨ #boatardinha #rain #chuva #sol #nuvens #belasimagens #top #ðŸ˜Š #sp #saopaulo #buenastardes #photography #photo #foto #fotografia #video #verao #marÃ§o #brasil #ðŸ‡§ðŸ‡·â€¦ https://t.co/zANmH8pnuQ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boatardinha #rain #chuva #sol #nuvens #belasimagens #top # #sp #saopaulo #buenastardes #photography #photo #foto #fotografia #video #verao #marÃ§o #brasil #</text:p>
          </table:table-cell>
          <table:table-cell table:style-name="ce116"/>
          <table:table-cell table:style-name="ce116" office:value-type="string" calcext:value-type="string">
            <text:p>ðŸ¤¨ ðŸ˜Š ðŸ‡§ ðŸ‡·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18:39:11" calcext:value-type="date">
            <text:p>2019-03-12 18:39:11</text:p>
          </table:table-cell>
          <table:table-cell table:style-name="ce116" office:value-type="string" calcext:value-type="string">
            <text:p>1105538744923369474</text:p>
          </table:table-cell>
          <table:table-cell table:style-name="ce116" office:value-type="string" calcext:value-type="string">
            <text:p>PhenriqueOfc94</text:p>
          </table:table-cell>
          <table:table-cell table:style-name="ce116" office:value-type="string" calcext:value-type="string">
            <text:p>âœˆâœˆâœˆJG De FÃ©riasâœˆâœˆâœˆ Reposted from @SigaJoaoGabriel - <text:s/>Hoje o dia amanheceu nublado e com aquele friozinho gostoso aqui em Orlando. SÃ³ levantei desse berÃ§o bom demais daâ€¦ https://t.co/nKUQMjhHcJ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/>
          <table:table-cell table:style-name="ce25" office:value-type="string" calcext:value-type="string">
            <text:p>@SigaJoaoGabriel</text:p>
          </table:table-cell>
          <table:table-cell table:style-name="ce116" table:number-columns-repeated="2"/>
          <table:table-cell table:style-name="ce116" office:value-type="string" calcext:value-type="string">
            <text:p>âœˆ âœˆ âœˆ âœˆ âœˆ âœˆ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17:14:05" calcext:value-type="date">
            <text:p>2019-03-12 17:14:05</text:p>
          </table:table-cell>
          <table:table-cell table:style-name="ce116" office:value-type="string" calcext:value-type="string">
            <text:p>1105517328089993216</text:p>
          </table:table-cell>
          <table:table-cell table:style-name="ce116" office:value-type="string" calcext:value-type="string">
            <text:p>kakarecos</text:p>
          </table:table-cell>
          <table:table-cell table:style-name="ce116" office:value-type="string" calcext:value-type="string">
            <text:p>Acredite no processo <text:s/>pra florirðŸŒ¹ Ã© preciso chuvaâ_x009d_¤ em BrÃ¡s <text:s/>Sao Paulo <text:s/>Brazil https://t.co/Jpk9ILN5gw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Œ¹ â_x009d_¤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16:41:05" calcext:value-type="date">
            <text:p>2019-03-12 16:41:05</text:p>
          </table:table-cell>
          <table:table-cell table:style-name="ce116" office:value-type="string" calcext:value-type="string">
            <text:p>1105509022797488128</text:p>
          </table:table-cell>
          <table:table-cell table:style-name="ce116" office:value-type="string" calcext:value-type="string">
            <text:p>GARA_K</text:p>
          </table:table-cell>
          <table:table-cell table:style-name="ce116" office:value-type="string" calcext:value-type="string">
            <text:p>Treino de ðŸ¦µ #gym #training #leg #legday #focus #motivation #determination #vaiquevai em Smart Fit https://t.co/CArpgEA8Rq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16" table:number-columns-repeated="2"/>
          <table:table-cell table:style-name="ce25" office:value-type="string" calcext:value-type="string">
            <text:p>#gym #training #leg #legday #focus #motivation #determination #vaiquevai</text:p>
          </table:table-cell>
          <table:table-cell table:style-name="ce116"/>
          <table:table-cell table:style-name="ce116" office:value-type="string" calcext:value-type="string">
            <text:p>ðŸ¦µ</text:p>
          </table:table-cell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6" office:value-type="date" office:date-value="2019-03-12T16:18:07" calcext:value-type="date">
            <text:p>2019-03-12 16:18:07</text:p>
          </table:table-cell>
          <table:table-cell table:style-name="ce116" office:value-type="string" calcext:value-type="string">
            <text:p>1105503246364393474</text:p>
          </table:table-cell>
          <table:table-cell table:style-name="ce116" office:value-type="string" calcext:value-type="string">
            <text:p>rachbraido</text:p>
          </table:table-cell>
          <table:table-cell table:style-name="ce116" office:value-type="string" calcext:value-type="string">
            <text:p>Vamos amar? Nos ajude  por favor! â_x009d_¤</text:p>
            <text:p/>
            <text:p>#Repost from adai_oficial with https://t.co/h79wVNr4yh </text:p>
            <text:p> ... </text:p>
            <text:p/>
            <text:p>Devido Ã s fortes chuvas dos Ãºltimos dias  algumas famÃ­lias da nossa igreja e muitas do nosso bairroâ€¦ https://t.co/FZJ0IHpGiq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116" office:value-type="string" calcext:value-type="string">
            <text:p>#Repost</text:p>
          </table:table-cell>
          <table:table-cell table:style-name="ce116"/>
          <table:table-cell table:style-name="ce116" office:value-type="string" calcext:value-type="string">
            <text:p>â_x009d_¤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15:22:16" calcext:value-type="date">
            <text:p>2019-03-12 15:22:16</text:p>
          </table:table-cell>
          <table:table-cell table:style-name="ce116" office:value-type="string" calcext:value-type="string">
            <text:p>1105489191855628288</text:p>
          </table:table-cell>
          <table:table-cell table:style-name="ce116" office:value-type="string" calcext:value-type="string">
            <text:p>MarceloVourakis</text:p>
          </table:table-cell>
          <table:table-cell table:style-name="ce116" office:value-type="string" calcext:value-type="string">
            <text:p>#Musik GraÃ§as a lanapalumbo <text:s/>tutora da lumiarsp <text:s/>pude entrar em contato com essa belÃ­ssima canÃ§Ã£o de Arthur Hamilton <text:s/>â€œI can sing a rainbowâ€_x009d_. Baseei-me na versÃ£o original de Peggy Lee â€¦ https://t.co/QEmld8mVt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116" office:value-type="string" calcext:value-type="string">
            <text:p>#Musik</text:p>
          </table:table-cell>
          <table:table-cell table:style-name="ce116" table:number-columns-repeated="2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6" office:value-type="date" office:date-value="2019-03-12T14:40:34" calcext:value-type="date">
            <text:p>2019-03-12 14:40:34</text:p>
          </table:table-cell>
          <table:table-cell table:style-name="ce116" office:value-type="string" calcext:value-type="string">
            <text:p>1105478697530916864</text:p>
          </table:table-cell>
          <table:table-cell table:style-name="ce116" office:value-type="string" calcext:value-type="string">
            <text:p>jhanzu</text:p>
          </table:table-cell>
          <table:table-cell table:style-name="ce116" office:value-type="string" calcext:value-type="string">
            <text:p>Dream like a unicorn  pee like a unicorn</text:p>
            <text:p>.</text:p>
            <text:p>.</text:p>
            <text:p>.</text:p>
            <text:p>.</text:p>
            <text:p>.</text:p>
            <text:p>#travelwriter #travel #instatravel #travelgram #saopaulo #instago #travelblogger #rainbow #ilovetravel #graffiti #instatravellingâ€¦ https://t.co/scmrN0w8yG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travelwriter #travel #instatravel #travelgram #saopaulo #instago #travelblogger #rainbow #ilovetravel #graffiti #instatravelling</text:p>
          </table:table-cell>
          <table:table-cell table:style-name="ce25"/>
          <table:table-cell table:style-name="ce116"/>
          <table:table-cell table:style-name="ce116" office:value-type="string" calcext:value-type="string">
            <text:p>en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2T14:08:47" calcext:value-type="date">
            <text:p>2019-03-12 14:08:47</text:p>
          </table:table-cell>
          <table:table-cell table:style-name="ce116" office:value-type="string" calcext:value-type="string">
            <text:p>1105470695126036481</text:p>
          </table:table-cell>
          <table:table-cell table:style-name="ce116" office:value-type="string" calcext:value-type="string">
            <text:p>tiagoreivaxx</text:p>
          </table:table-cell>
          <table:table-cell table:style-name="ce116" office:value-type="string" calcext:value-type="string">
            <text:p>A cidade inunda pra dizer pra seus habitantes: - Eu nÃ£o suporto tanto lixo!</text:p>
            <text:p/>
            <text:p>#enchente #alagamento #chuva #saopaulo #temporal #sp #chuvaforte #tempestade #inundacao #enchentes #chuvasâ€¦ https://t.co/IiwhG0JkPn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enchente #alagamento #chuva #saopaulo #temporal #sp #chuvaforte #tempestade #inundacao #enchentes #chuvas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12T09:11:34" calcext:value-type="date">
            <text:p>2019-03-12 09:11:34</text:p>
          </table:table-cell>
          <table:table-cell table:style-name="ce116" office:value-type="string" calcext:value-type="string">
            <text:p>1105395900820672512</text:p>
          </table:table-cell>
          <table:table-cell table:style-name="ce116" office:value-type="string" calcext:value-type="string">
            <text:p>fernandomucci</text:p>
          </table:table-cell>
          <table:table-cell table:style-name="ce116" office:value-type="string" calcext:value-type="string">
            <text:p>Vamos cair vamos nos machucar mas nunca iremos desistir!!!</text:p>
            <text:p>Aguente as porradas pois esse tempo vai passar e tudo irÃ¡ melhorar!!!</text:p>
            <text:p>Bom dia Galera!!!ðŸ˜Ž</text:p>
            <text:p>Dia nublado hoje!!!â˜_x0081_ï¸_x008f_</text:p>
            <text:p>Deusâ€¦ https://t.co/4ceXCYzWaW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4"/>
          <table:table-cell table:style-name="ce116" office:value-type="string" calcext:value-type="string">
            <text:p>ðŸ˜Ž â˜_x0081_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" office:value-type="date" office:date-value="2019-03-12T07:17:45" calcext:value-type="date">
            <text:p>2019-03-12 07:17:45</text:p>
          </table:table-cell>
          <table:table-cell table:style-name="ce116" office:value-type="string" calcext:value-type="string">
            <text:p>1105367256597516288</text:p>
          </table:table-cell>
          <table:table-cell table:style-name="ce116" office:value-type="string" calcext:value-type="string">
            <text:p>tiagoreivaxx</text:p>
          </table:table-cell>
          <table:table-cell table:style-name="ce116" office:value-type="string" calcext:value-type="string">
            <text:p>A cidade inunda pra dizer pra seus habitantes:</text:p>
            <text:p/>
            <text:p>- Eu nÃ£o suporto tanto lixo!</text:p>
            <text:p/>
            <text:p>#enchente #alagamento #chuva #saopaulo #temporal #sp #chuvaforte #tempestade #inundacao #enchentes #chuvasâ€¦ https://t.co/N6rNLudhqI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enchente #alagamento #chuva #saopaulo #temporal #sp #chuvaforte #tempestade #inundacao #enchentes #chuvas</text:p>
          </table:table-cell>
          <table:table-cell table:style-name="ce25"/>
          <table:table-cell table:style-name="ce116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office:value-type="date" office:date-value="2019-03-12T04:34:09" calcext:value-type="date">
            <text:p>2019-03-12 04:34:09</text:p>
          </table:table-cell>
          <table:table-cell table:style-name="ce116" office:value-type="string" calcext:value-type="string">
            <text:p>1105326084692692992</text:p>
          </table:table-cell>
          <table:table-cell table:style-name="ce116" office:value-type="string" calcext:value-type="string">
            <text:p>Chmemoria</text:p>
          </table:table-cell>
          <table:table-cell table:style-name="ce116" office:value-type="string" calcext:value-type="string">
            <text:p>Chevrolet depois das chuvas ðŸŒ§ de Domingo em SÃ£o Paulo.ðŸ˜®ðŸ˜¥ðŸ˜° </text:p>
            <text:p/>
            <text:p>#kms4 #chmemoria #brasil #gm #generalmotors #chevrolet #sÃ£opaulo em SÃ£o Paulo  Brazil https://t.co/l6jX8CO5Zt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kms4 #chmemoria #brasil #gm #generalmotors #chevrolet #sÃ£opaulo</text:p>
          </table:table-cell>
          <table:table-cell table:style-name="ce116"/>
          <table:table-cell table:style-name="ce116" office:value-type="string" calcext:value-type="string">
            <text:p>ðŸŒ§ ðŸ˜® ðŸ˜¥ ðŸ˜°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7">
          <table:table-cell table:style-name="ce16" office:value-type="date" office:date-value="2019-03-12T03:44:47" calcext:value-type="date">
            <text:p>2019-03-12 03:44:47</text:p>
          </table:table-cell>
          <table:table-cell table:style-name="ce116" office:value-type="string" calcext:value-type="string">
            <text:p>1105313660614905856</text:p>
          </table:table-cell>
          <table:table-cell table:style-name="ce116" office:value-type="string" calcext:value-type="string">
            <text:p>fredkcouto</text:p>
          </table:table-cell>
          <table:table-cell table:style-name="ce116" office:value-type="string" calcext:value-type="string">
            <text:p>Muaythai training na marrafitliberdade sawasdee ðŸ™_x008f_âœ¨</text:p>
            <text:p>#Muaythai #AFCMuaythai </text:p>
            <text:p>#BoxeTailandes #Porrada</text:p>
            <text:p>#MarraFitLiberdade #Liba</text:p>
            <text:p>#BoxeoTailandes #Lucha</text:p>
            <text:p>#MarraFit #Academiaâ€¦ https://t.co/4oM98bCF7b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Muaythai #AFCMuaythai #BoxeTailandes #Porrada #MarraFitLiberdade #Liba #BoxeoTailandes #Lucha #MarraFit #Academia</text:p>
          </table:table-cell>
          <table:table-cell table:style-name="ce116"/>
          <table:table-cell table:style-name="ce116" office:value-type="string" calcext:value-type="string">
            <text:p>ðŸ™_x008f_ âœ¨</text:p>
          </table:table-cell>
          <table:table-cell table:style-name="ce116" office:value-type="string" calcext:value-type="string">
            <text:p>cy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01:51:21" calcext:value-type="date">
            <text:p>2019-03-12 01:51:21</text:p>
          </table:table-cell>
          <table:table-cell table:style-name="ce116" office:value-type="string" calcext:value-type="string">
            <text:p>1105285116119711744</text:p>
          </table:table-cell>
          <table:table-cell table:style-name="ce116" office:value-type="string" calcext:value-type="string">
            <text:p>edithgio</text:p>
          </table:table-cell>
          <table:table-cell table:style-name="ce116" office:value-type="string" calcext:value-type="string">
            <text:p>Amiga nova ðŸ¦‹ #billy #borboleta #butterfly #amiganova #visitante #trouxealegria #fugindodachuva #pet #dog #adocaoresponsavel #protecaoanimalresgate em SÃ£o Paulo <text:s/>Brazil https://t.co/89Vu1KZX1l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2"/>
          <table:table-cell table:style-name="ce25" office:value-type="string" calcext:value-type="string">
            <text:p>#billy #borboleta #butterfly #amiganova #visitante #trouxealegria #fugindodachuva #pet #dog #adocaoresponsavel #protecaoanimalresgate</text:p>
          </table:table-cell>
          <table:table-cell table:style-name="ce116"/>
          <table:table-cell table:style-name="ce116" office:value-type="string" calcext:value-type="string">
            <text:p>ðŸ¦‹</text:p>
          </table:table-cell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16" office:value-type="date" office:date-value="2019-03-12T00:06:43" calcext:value-type="date">
            <text:p>2019-03-12 00:06:43</text:p>
          </table:table-cell>
          <table:table-cell table:style-name="ce116" office:value-type="string" calcext:value-type="string">
            <text:p>1105258782244945921</text:p>
          </table:table-cell>
          <table:table-cell table:style-name="ce116" office:value-type="string" calcext:value-type="string">
            <text:p>PMarcusFernando</text:p>
          </table:table-cell>
          <table:table-cell table:style-name="ce116" office:value-type="string" calcext:value-type="string">
            <text:p>Acho que nunca andei em SÃ£o Paulo sem trÃ¢nsito como hoje <text:s/>em virtude do alerta de chuvas <text:s/>depois da tempestade de ontem. NÃ£o vi SÃ£o Paulo assim nem em dia de feriado ou domingo. As ruasâ€¦ https://t.co/8nxjBlunz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16" table:number-columns-repeated="5"/>
          <table:table-cell table:style-name="ce116" office:value-type="string" calcext:value-type="string">
            <text:p>pt</text:p>
          </table:table-cell>
          <table:table-cell table:style-name="ce116"/>
          <table:table-cell table:number-columns-repeated="2" table:style-name="ce23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16">
          <table:table-cell table:number-columns-repeated="1024"/>
        </table:table-row>
        <table:table-row table:style-name="ro6">
          <table:table-cell table:number-columns-repeated="2"/>
          <table:table-cell table:style-name="ce21"/>
          <table:table-cell table:number-columns-repeated="1021"/>
        </table:table-row>
        <table:table-row table:style-name="ro6" table:number-rows-repeated="104846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weets relacionados METEO " table:style-name="ta3"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59" table:default-cell-style-name="Default"/>
        <table:table-row table:style-name="ro1">
          <table:table-cell table:style-name="ce8" office:value-type="string" calcext:value-type="string">
            <text:p>DATE UTC </text:p>
          </table:table-cell>
          <table:table-cell table:style-name="ce7" office:value-type="string" calcext:value-type="string">
            <text:p>Relacionado</text:p>
          </table:table-cell>
          <table:table-cell table:style-name="ce1" office:value-type="string" calcext:value-type="string">
            <text:p>Não relacionado </text:p>
          </table:table-cell>
          <table:table-cell/>
          <table:table-cell table:style-name="ce8" office:value-type="string" calcext:value-type="string">
            <text:p>DATE Brasil </text:p>
          </table:table-cell>
          <table:table-cell table:number-columns-repeated="59"/>
        </table:table-row>
        <table:table-row table:style-name="ro4">
          <table:table-cell table:style-name="ce5" office:value-type="date" office:date-value="2019-03-09T23:29:10" calcext:value-type="date">
            <text:p>2019-03-09 23:29:10</text:p>
          </table:table-cell>
          <table:table-cell table:style-name="ce7" office:value-type="string" calcext:value-type="string">
            <text:p>A chuva sÃ³ deixou melhor.</text:p>
            <text:p>#BlocoDaDiversidade em Largo Do Arouche <text:a xlink:href="https://t.co/GHQGszAVHr" xlink:type="simple">https://t.co/GHQGszAVHr</text:a></text:p>
          </table:table-cell>
          <table:table-cell table:number-columns-repeated="2"/>
          <table:table-cell table:style-name="ce5" table:formula="of:=[.A2]-3/24" office:value-type="date" office:date-value="2019-03-09T20:29:10" calcext:value-type="date">
            <text:p>2019-03-09 20:29:10</text:p>
          </table:table-cell>
          <table:table-cell table:style-name="ce11" table:number-columns-repeated="2"/>
          <table:table-cell table:style-name="ce12"/>
          <table:table-cell table:number-columns-repeated="56"/>
        </table:table-row>
        <table:table-row table:style-name="ro1">
          <table:table-cell table:style-name="ce5" office:value-type="date" office:date-value="2019-03-09T22:40:24" calcext:value-type="date">
            <text:p>2019-03-09 22:40:24</text:p>
          </table:table-cell>
          <table:table-cell table:style-name="ce7" office:value-type="string" calcext:value-type="string">
            <text:p>E o sigabemcaminhoneira Ã© o melhor bloco de SÃ£o Paulo. Nem a chuva para a sapatao â_x009d_¤ï¸_x008f_ðŸŒˆ em SÃ£o Paulo <text:s/>Brazil https://t.co/OXpr9cXxC9</text:p>
          </table:table-cell>
          <table:table-cell table:number-columns-repeated="2"/>
          <table:table-cell table:style-name="ce5" table:formula="of:=[.A3]-3/24" office:value-type="date" office:date-value="2019-03-09T19:40:24" calcext:value-type="date">
            <text:p>2019-03-09 19:40:2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22:39:54" calcext:value-type="date">
            <text:p>2019-03-09 22:39:54</text:p>
          </table:table-cell>
          <table:table-cell table:style-name="ce7" office:value-type="string" calcext:value-type="string">
            <text:p>ATENÃ‡ÃƒO! A sessÃ£o de hoje (9) da #TAGMachine foi CANCELADA devido Ã  forte chuva na regiÃ£o. VOLTAMOS COM TU-DO NA SEMANA QUE VEM (16) para a estreia da terceira temporada dessa peÃ§a cheiaâ€¦ https://t.co/suLqMRpZZH</text:p>
          </table:table-cell>
          <table:table-cell table:number-columns-repeated="2"/>
          <table:table-cell table:style-name="ce5" table:formula="of:=[.A4]-3/24" office:value-type="date" office:date-value="2019-03-09T19:39:54" calcext:value-type="date">
            <text:p>2019-03-09 19:39:5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22:30:29" calcext:value-type="date">
            <text:p>2019-03-09 22:30:29</text:p>
          </table:table-cell>
          <table:table-cell table:style-name="ce7" office:value-type="string" calcext:value-type="string">
            <text:p>E pra fechar o carnaval <text:s/>chuva pra lavar a alma cheia de gliter (e tombar o look) em Bloco Meu Santo Ã© Pop https://t.co/y0wcuytgHG</text:p>
          </table:table-cell>
          <table:table-cell table:number-columns-repeated="2"/>
          <table:table-cell table:style-name="ce5" table:formula="of:=[.A5]-3/24" office:value-type="date" office:date-value="2019-03-09T19:30:29" calcext:value-type="date">
            <text:p>2019-03-09 19:30:2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22:24:45" calcext:value-type="date">
            <text:p>2019-03-09 22:24:45</text:p>
          </table:table-cell>
          <table:table-cell table:style-name="ce7" office:value-type="string" calcext:value-type="string">
            <text:p>Teve bloco Largadinho com @claudialeitte em SÃ£o Paulo SIIIIMMM! Pena que a chuva fez o show terminar antes e a gente voltar pra casa todo molhado mais uma vez!â€¦ https://t.co/YNEGAgbeBk</text:p>
          </table:table-cell>
          <table:table-cell table:number-columns-repeated="2"/>
          <table:table-cell table:style-name="ce5" table:formula="of:=[.A6]-3/24" office:value-type="date" office:date-value="2019-03-09T19:24:45" calcext:value-type="date">
            <text:p>2019-03-09 19:24:45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21:36:50" calcext:value-type="date">
            <text:p>2019-03-09 21:36:50</text:p>
          </table:table-cell>
          <table:table-cell table:style-name="ce7" office:value-type="string" calcext:value-type="string">
            <text:p>#sky #twlight #clouds #cloud #rainy #sp em SÃ£o Paulo <text:s/>Brazil https://t.co/7i0HFyyEg2</text:p>
          </table:table-cell>
          <table:table-cell table:number-columns-repeated="2"/>
          <table:table-cell table:style-name="ce5" table:formula="of:=[.A7]-3/24" office:value-type="date" office:date-value="2019-03-09T18:36:50" calcext:value-type="date">
            <text:p>2019-03-09 18:36:50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21:34:36" calcext:value-type="date">
            <text:p>2019-03-09 21:34:36</text:p>
          </table:table-cell>
          <table:table-cell table:style-name="ce7" office:value-type="string" calcext:value-type="string">
            <text:p>ðŸŒ† #rain #sunset #nightfall #splovers #sampa em SÃ£o Paulo <text:s/>Brazil https://t.co/ENqADY0I5c</text:p>
          </table:table-cell>
          <table:table-cell table:number-columns-repeated="2"/>
          <table:table-cell table:style-name="ce5" table:formula="of:=[.A8]-3/24" office:value-type="date" office:date-value="2019-03-09T18:34:36" calcext:value-type="date">
            <text:p>2019-03-09 18:34:36</text:p>
          </table:table-cell>
          <table:table-cell table:style-name="ce11" table:number-columns-repeated="2"/>
          <table:table-cell table:number-columns-repeated="57"/>
        </table:table-row>
        <table:table-row table:style-name="ro7">
          <table:table-cell table:style-name="ce5" office:value-type="date" office:date-value="2019-03-09T20:23:58" calcext:value-type="date">
            <text:p>2019-03-09 20:23:58</text:p>
          </table:table-cell>
          <table:table-cell table:style-name="ce7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number-columns-repeated="2"/>
          <table:table-cell table:style-name="ce5" table:formula="of:=[.A9]-3/24" office:value-type="date" office:date-value="2019-03-09T17:23:58" calcext:value-type="date">
            <text:p>2019-03-09 17:23:58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09T19:56:01" calcext:value-type="date">
            <text:p>2019-03-09 19:56:01</text:p>
          </table:table-cell>
          <table:table-cell table:style-name="ce7" office:value-type="string" calcext:value-type="string">
            <text:p>Esperando outro bloco passar antes da chuva!!ðŸ˜‚ðŸ˜‚ðŸ˜‚ <text:s/>#pÃ³scarnaval2019 #Mylove #skol em PraÃ§a Da Republica - SÃ£o Paulo https://t.co/pZhlYKeoOD</text:p>
          </table:table-cell>
          <table:table-cell table:number-columns-repeated="2"/>
          <table:table-cell table:style-name="ce5" table:formula="of:=[.A10]-3/24" office:value-type="date" office:date-value="2019-03-09T16:56:01" calcext:value-type="date">
            <text:p>2019-03-09 16:56:01</text:p>
          </table:table-cell>
          <table:table-cell table:style-name="ce11" table:number-columns-repeated="2"/>
          <table:table-cell table:number-columns-repeated="57"/>
        </table:table-row>
        <table:table-row table:style-name="ro7">
          <table:table-cell table:style-name="ce5" office:value-type="date" office:date-value="2019-03-09T15:06:57" calcext:value-type="date">
            <text:p>2019-03-09 15:06:57</text:p>
          </table:table-cell>
          <table:table-cell table:style-name="ce3"/>
          <table:table-cell table:style-name="ce7" office:value-type="string" calcext:value-type="string">
            <text:p>Antes e Depois </text:p>
            <text:p>Damasco Ã© a Cor </text:p>
            <text:p/>
            <text:p>-</text:p>
            <text:p>-</text:p>
            <text:p>#hairstylist #soulabdudamolinos #hairstyle #blondehair #brazil #brunnette #wella #antesedepois #hairbrained #thiagobraga em lab. Duda Molinos https://t.co/uq320s4Po2</text:p>
          </table:table-cell>
          <table:table-cell/>
          <table:table-cell table:style-name="ce5" table:formula="of:=[.A11]-3/24" office:value-type="date" office:date-value="2019-03-09T12:06:57" calcext:value-type="date">
            <text:p>2019-03-09 12:06:57</text:p>
          </table:table-cell>
          <table:table-cell table:style-name="ce11" table:number-columns-repeated="2"/>
          <table:table-cell table:number-columns-repeated="57"/>
        </table:table-row>
        <table:table-row table:style-name="ro8">
          <table:table-cell table:style-name="ce5" office:value-type="date" office:date-value="2019-03-09T12:36:30" calcext:value-type="date">
            <text:p>2019-03-09 12:36:30</text:p>
          </table:table-cell>
          <table:table-cell table:style-name="ce7" office:value-type="string" calcext:value-type="string">
            <text:p>O que a gente precisa Ã©  tomar um banho de #chuva  um banho de chuva... ai ai ai ai ai ai ai.... </text:p>
            <text:p/>
            <text:p>.</text:p>
            <text:p>.</text:p>
            <text:p>.</text:p>
            <text:p>.</text:p>
            <text:p>_____________</text:p>
            <text:p>Ph: @Sidteo1 em SÃ£o Paulo  Brazil https://t.co/J4AJVVNWTe</text:p>
          </table:table-cell>
          <table:table-cell table:number-columns-repeated="2"/>
          <table:table-cell table:style-name="ce5" table:formula="of:=[.A12]-3/24" office:value-type="date" office:date-value="2019-03-09T09:36:30" calcext:value-type="date">
            <text:p>2019-03-09 09:36:30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09T07:50:25" calcext:value-type="date">
            <text:p>2019-03-09 07:50:25</text:p>
          </table:table-cell>
          <table:table-cell table:style-name="ce3"/>
          <table:table-cell table:style-name="ce7" office:value-type="string" calcext:value-type="string">
            <text:p>Simples assim  U.T.I na plantaÃ§Ã£o. Plantinhas bem cuidadas.</text:p>
            <text:p>ðŸ˜†ðŸ˜†ðŸ˜†ðŸ˜†ðŸ˜†ðŸ’_x0090_ðŸŒºðŸŒ·ðŸ’_x0090_ðŸŒºðŸ’_x0090_ðŸŒ·ðŸŒºðŸŒºðŸŒ·ðŸŒºðŸŒºðŸ’_x0090_ðŸŒºðŸŒ·ðŸŒºðŸ’_x0090_ðŸŒ·</text:p>
            <text:p>Distraindo em 3 2 1ðŸ˜†ðŸ˜†ðŸ˜†ðŸ˜†ðŸ’_x0090_ em SÃ£o Paulo  Brazil https://t.co/Qlw5KZeHyC</text:p>
          </table:table-cell>
          <table:table-cell/>
          <table:table-cell table:style-name="ce5" table:formula="of:=[.A13]-3/24" office:value-type="date" office:date-value="2019-03-09T04:50:25" calcext:value-type="date">
            <text:p>2019-03-09 04:50:25</text:p>
          </table:table-cell>
          <table:table-cell table:style-name="ce11" table:number-columns-repeated="2"/>
          <table:table-cell table:number-columns-repeated="57"/>
        </table:table-row>
        <table:table-row table:style-name="ro3">
          <table:table-cell table:style-name="ce5" office:value-type="date" office:date-value="2019-03-09T02:29:32" calcext:value-type="date">
            <text:p>2019-03-09 02:29:32</text:p>
          </table:table-cell>
          <table:table-cell table:style-name="ce3"/>
          <table:table-cell table:style-name="ce7" office:value-type="string" calcext:value-type="string">
            <text:p>Muaythai training na marrafitliberdade bora treinar galera!! Sawasdee ðŸ™_x008f_âœ¨</text:p>
            <text:p>#Muaythai #AFCMuaythai </text:p>
            <text:p>#BoxeoTailandes #Lucha</text:p>
            <text:p>#MarraFitLiberdade #Liba</text:p>
            <text:p>#Liberdade #SaoPauloâ€¦ https://t.co/wkhlwX5gYV</text:p>
          </table:table-cell>
          <table:table-cell/>
          <table:table-cell table:style-name="ce5" table:formula="of:=[.A14]-3/24" office:value-type="date" office:date-value="2019-03-08T23:29:32" calcext:value-type="date">
            <text:p>2019-03-08 23:29:32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0T23:58:04" calcext:value-type="date">
            <text:p>2019-03-10 23:58:04</text:p>
          </table:table-cell>
          <table:table-cell table:style-name="ce3"/>
          <table:table-cell table:style-name="ce7" office:value-type="string" calcext:value-type="string">
            <text:p>Vou cantar maimbÃª pra vocÃª se acabar. </text:p>
            <text:p>#instagram #carnaval #pipoca #pipocadarainha #danielamercury #rainhadoaxe em Bloco Rainha Da Pipoca - Daniela Mercury https://t.co/2SY3X9fqYY</text:p>
          </table:table-cell>
          <table:table-cell/>
          <table:table-cell table:style-name="ce5" table:formula="of:=[.A15]-3/24" office:value-type="date" office:date-value="2019-03-10T20:58:04" calcext:value-type="date">
            <text:p>2019-03-10 20:58:04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0T23:53:18" calcext:value-type="date">
            <text:p>2019-03-10 23:53:18</text:p>
          </table:table-cell>
          <table:table-cell table:style-name="ce3"/>
          <table:table-cell table:style-name="ce7" office:value-type="string" calcext:value-type="string">
            <text:p>Sem censura. </text:p>
            <text:p>#instagram #carnaval #pipoca #pipocadarainha #danielamercury #rainhadoaxe em Bloco Rainha Da Pipoca - Daniela Mercury https://t.co/vhWdfbzes5</text:p>
          </table:table-cell>
          <table:table-cell/>
          <table:table-cell table:style-name="ce5" table:formula="of:=[.A16]-3/24" office:value-type="date" office:date-value="2019-03-10T20:53:18" calcext:value-type="date">
            <text:p>2019-03-10 20:53:18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0T23:45:47" calcext:value-type="date">
            <text:p>2019-03-10 23:45:47</text:p>
          </table:table-cell>
          <table:table-cell table:style-name="ce3"/>
          <table:table-cell table:style-name="ce7" office:value-type="string" calcext:value-type="string">
            <text:p>A festa mais democrÃ¡tica... pipoca da rainha. </text:p>
            <text:p>#instagram #carnaval #pipoca #pipocadarainha #danielamercury em Bloco Rainha Da Pipoca - Daniela Mercury https://t.co/E4XFUWVKMb</text:p>
          </table:table-cell>
          <table:table-cell/>
          <table:table-cell table:style-name="ce5" table:formula="of:=[.A17]-3/24" office:value-type="date" office:date-value="2019-03-10T20:45:47" calcext:value-type="date">
            <text:p>2019-03-10 20:45:47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0T23:41:57" calcext:value-type="date">
            <text:p>2019-03-10 23:41:57</text:p>
          </table:table-cell>
          <table:table-cell table:style-name="ce3"/>
          <table:table-cell table:style-name="ce7" office:value-type="string" calcext:value-type="string">
            <text:p>Ã‰ carnaval rapaz</text:p>
            <text:p>#instagram #carnaval #pipoca #pipocadarainha #danielamercury em Bloco Rainha Da Pipoca - Daniela Mercury https://t.co/iZHsrHPyp6</text:p>
          </table:table-cell>
          <table:table-cell/>
          <table:table-cell table:style-name="ce5" table:formula="of:=[.A18]-3/24" office:value-type="date" office:date-value="2019-03-10T20:41:57" calcext:value-type="date">
            <text:p>2019-03-10 20:41:57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22:49:04" calcext:value-type="date">
            <text:p>2019-03-10 22:49:04</text:p>
          </table:table-cell>
          <table:table-cell table:style-name="ce3"/>
          <table:table-cell table:style-name="ce7" office:value-type="string" calcext:value-type="string">
            <text:p>Ã‰ pra quem traz a fÃ© no coraÃ§Ã£o â™¥ï¸_x008f_ #carnaval #carnavrau #saopaulo #2019 #pipocadarainha #Danielamercury #avenidapaulista #sp #loveSP #consolacao #friends #amo em Rua Da ConsolaÃ§Ã£o https://t.co/azKQNoiOi8</text:p>
          </table:table-cell>
          <table:table-cell/>
          <table:table-cell table:style-name="ce5" table:formula="of:=[.A19]-3/24" office:value-type="date" office:date-value="2019-03-10T19:49:04" calcext:value-type="date">
            <text:p>2019-03-10 19:49:04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0T22:48:52" calcext:value-type="date">
            <text:p>2019-03-10 22:48:52</text:p>
          </table:table-cell>
          <table:table-cell table:style-name="ce3"/>
          <table:table-cell table:style-name="ce7" office:value-type="string" calcext:value-type="string">
            <text:p>E a rainha apareceu  para dar adeus ao carnaval...</text:p>
            <text:p/>
            <text:p>#carnaval2019 #carnavalsp #carnaval #carnaval2020 #danielamercury em ConsolaÃ§Ã£o https://t.co/kgw9VebaZS</text:p>
          </table:table-cell>
          <table:table-cell/>
          <table:table-cell table:style-name="ce5" table:formula="of:=[.A20]-3/24" office:value-type="date" office:date-value="2019-03-10T19:48:52" calcext:value-type="date">
            <text:p>2019-03-10 19:48:52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0T22:44:47" calcext:value-type="date">
            <text:p>2019-03-10 22:44:47</text:p>
          </table:table-cell>
          <table:table-cell table:style-name="ce3"/>
          <table:table-cell table:style-name="ce7" office:value-type="string" calcext:value-type="string">
            <text:p>Ainda Ã© carnaval em SP</text:p>
            <text:p>Pipoca da rainha @danielamercury em SÃ£o Paulo  Brazil https://t.co/Ldq0cNiL1S</text:p>
          </table:table-cell>
          <table:table-cell/>
          <table:table-cell table:style-name="ce5" table:formula="of:=[.A21]-3/24" office:value-type="date" office:date-value="2019-03-10T19:44:47" calcext:value-type="date">
            <text:p>2019-03-10 19:44:47</text:p>
          </table:table-cell>
          <table:table-cell table:style-name="ce11" table:number-columns-repeated="2"/>
          <table:table-cell table:number-columns-repeated="57"/>
        </table:table-row>
        <table:table-row table:style-name="ro3">
          <table:table-cell table:style-name="ce5" office:value-type="date" office:date-value="2019-03-10T21:36:19" calcext:value-type="date">
            <text:p>2019-03-10 21:36:19</text:p>
          </table:table-cell>
          <table:table-cell table:style-name="ce3"/>
          <table:table-cell table:style-name="ce7" office:value-type="string" calcext:value-type="string">
            <text:p>Minha alma nÃ£o tem tampinha</text:p>
            <text:p>Minha alma nÃ£o tem roupinha</text:p>
            <text:p>Minha alma nÃ£o tem caixinha</text:p>
            <text:p>Minha alma sÃ³ tem asinha</text:p>
            <text:p>#carnaval #2019 #carnaVRAU #saopaulo #pipocadarainha #Danielamercury #homoâ€¦ https://t.co/2TA3nCtPSk</text:p>
          </table:table-cell>
          <table:table-cell/>
          <table:table-cell table:style-name="ce5" table:formula="of:=[.A22]-3/24" office:value-type="date" office:date-value="2019-03-10T18:36:19" calcext:value-type="date">
            <text:p>2019-03-10 18:36:1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20:07:52" calcext:value-type="date">
            <text:p>2019-03-10 20:07:52</text:p>
          </table:table-cell>
          <table:table-cell table:style-name="ce7" office:value-type="string" calcext:value-type="string">
            <text:p>#noite #chuva #saopaulo #ceu - Final de tarde e anoitecer com chuva 09/03/2019 em SÃ£o Paulo <text:s/>Brazil https://t.co/Xz02FXTf2z</text:p>
          </table:table-cell>
          <table:table-cell table:number-columns-repeated="2"/>
          <table:table-cell table:style-name="ce5" table:formula="of:=[.A23]-3/24" office:value-type="date" office:date-value="2019-03-10T17:07:52" calcext:value-type="date">
            <text:p>2019-03-10 17:07:5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20:06:29" calcext:value-type="date">
            <text:p>2019-03-10 20:06:29</text:p>
          </table:table-cell>
          <table:table-cell table:style-name="ce7" office:value-type="string" calcext:value-type="string">
            <text:p>â€œÃ‰ Ã¡gua de chuva <text:s/>Ã© banho de cheiro!â€_x009d_ Pipoca da Rainha em Rua Da ConsolaÃ§Ã£o https://t.co/MTqXCVJD85</text:p>
          </table:table-cell>
          <table:table-cell table:number-columns-repeated="2"/>
          <table:table-cell table:style-name="ce5" table:formula="of:=[.A24]-3/24" office:value-type="date" office:date-value="2019-03-10T17:06:29" calcext:value-type="date">
            <text:p>2019-03-10 17:06:2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9:48:09" calcext:value-type="date">
            <text:p>2019-03-10 19:48:09</text:p>
          </table:table-cell>
          <table:table-cell table:style-name="ce3"/>
          <table:table-cell table:style-name="ce7" office:value-type="string" calcext:value-type="string">
            <text:p>#pipocadarainha (@ ConsolaÃ§Ã£o - @sp_prefeitura in SÃ£o Paulo <text:s/>SP) https://t.co/kzpv4QrT6o</text:p>
          </table:table-cell>
          <table:table-cell/>
          <table:table-cell table:style-name="ce5" table:formula="of:=[.A25]-3/24" office:value-type="date" office:date-value="2019-03-10T16:48:09" calcext:value-type="date">
            <text:p>2019-03-10 16:48:0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9:02:30" calcext:value-type="date">
            <text:p>2019-03-10 19:02:30</text:p>
          </table:table-cell>
          <table:table-cell table:style-name="ce3"/>
          <table:table-cell table:style-name="ce7" office:value-type="string" calcext:value-type="string">
            <text:p>A mÃ£e de vocÃªs tbm Ã© beeeeeeem menininhaaaa!? ðŸ§šðŸ_x008f_»â€_x008d_â™€ï¸_x008f_ðŸŽŠâ™¥ï¸_x008f_#carnaval #carnavrau #pipocadarainha em Bloco Pipoca da Rainha https://t.co/O6eKAbXvit</text:p>
          </table:table-cell>
          <table:table-cell/>
          <table:table-cell table:style-name="ce5" table:formula="of:=[.A26]-3/24" office:value-type="date" office:date-value="2019-03-10T16:02:30" calcext:value-type="date">
            <text:p>2019-03-10 16:02:30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8:32:50" calcext:value-type="date">
            <text:p>2019-03-10 18:32:50</text:p>
          </table:table-cell>
          <table:table-cell table:style-name="ce3"/>
          <table:table-cell table:style-name="ce7" office:value-type="string" calcext:value-type="string">
            <text:p>Anos atrÃ¡s <text:s/>quando a rainha @danielamercury resolveu estar presente em todos carnavais paulistanos <text:s/>os entendidos jÃ¡ especulavam o que aconteceria com nossa maior festa popular <text:s/>na maiorâ€¦ https://t.co/Cam8zR8Gx0</text:p>
          </table:table-cell>
          <table:table-cell/>
          <table:table-cell table:style-name="ce5" table:formula="of:=[.A27]-3/24" office:value-type="date" office:date-value="2019-03-10T15:32:50" calcext:value-type="date">
            <text:p>2019-03-10 15:32:50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7:24:07" calcext:value-type="date">
            <text:p>2019-03-10 17:24:07</text:p>
          </table:table-cell>
          <table:table-cell table:style-name="ce3"/>
          <table:table-cell table:style-name="ce7" office:value-type="string" calcext:value-type="string">
            <text:p>/ end â_x009d_£ï¸_x008f_#DanielaMercury #blocoderua #pipocadarainha #love #sunday #instapic em Bloco Rainha Da Pipoca - Daniela Mercury https://t.co/IW9wu9cOxX</text:p>
          </table:table-cell>
          <table:table-cell/>
          <table:table-cell table:style-name="ce5" table:formula="of:=[.A28]-3/24" office:value-type="date" office:date-value="2019-03-10T14:24:07" calcext:value-type="date">
            <text:p>2019-03-10 14:24:07</text:p>
          </table:table-cell>
          <table:table-cell table:style-name="ce11" table:number-columns-repeated="2"/>
          <table:table-cell table:number-columns-repeated="57"/>
        </table:table-row>
        <table:table-row table:style-name="ro9">
          <table:table-cell table:style-name="ce5" office:value-type="date" office:date-value="2019-03-10T16:48:59" calcext:value-type="date">
            <text:p>2019-03-10 16:48:59</text:p>
          </table:table-cell>
          <table:table-cell table:style-name="ce3"/>
          <table:table-cell table:style-name="ce7" office:value-type="string" calcext:value-type="string">
            <text:p>Seguimos cumprindo o propÃ³sito!</text:p>
            <text:p>Uma vez mais vimos a glÃ³ria de Deus  curando  restaurando e transformando vidas. GraÃ§as Deus!</text:p>
            <text:p/>
            <text:p>#curainterior </text:p>
            <text:p>#milagres </text:p>
            <text:p>#restauracao </text:p>
            <text:p>#gratidÃ£oâ€¦ https://t.co/0ehi1gEHZn</text:p>
          </table:table-cell>
          <table:table-cell/>
          <table:table-cell table:style-name="ce5" table:formula="of:=[.A29]-3/24" office:value-type="date" office:date-value="2019-03-10T13:48:59" calcext:value-type="date">
            <text:p>2019-03-10 13:48:5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4:43:57" calcext:value-type="date">
            <text:p>2019-03-10 14:43:57</text:p>
          </table:table-cell>
          <table:table-cell table:style-name="ce3"/>
          <table:table-cell table:style-name="ce7" office:value-type="string" calcext:value-type="string">
            <text:p>D O N E ðŸ‘Š #gym #training #fikagrandeporra #muscle #nopainnogain #abs #sixpack #shape #body #bodyart #bodyfitness #fit #fitness #fitnessmotivation #motivation #mensfitness #menshealthâ€¦ https://t.co/K3Mq055bgo</text:p>
          </table:table-cell>
          <table:table-cell/>
          <table:table-cell table:style-name="ce5" table:formula="of:=[.A30]-3/24" office:value-type="date" office:date-value="2019-03-10T11:43:57" calcext:value-type="date">
            <text:p>2019-03-10 11:43:57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4:35:17" calcext:value-type="date">
            <text:p>2019-03-10 14:35:17</text:p>
          </table:table-cell>
          <table:table-cell table:style-name="ce3"/>
          <table:table-cell table:style-name="ce7" office:value-type="string" calcext:value-type="string">
            <text:p>ComeÃ§ando o dia com um treininho bem bom de bÃ­ceps ðŸ’ª #timeforgym #gym #training #biceps #bicepsday #focus #determination #motivation #fitness #saude #force #stronger #fuerza #vaiquevai emâ€¦ https://t.co/CQNgwfII22</text:p>
          </table:table-cell>
          <table:table-cell/>
          <table:table-cell table:style-name="ce5" table:formula="of:=[.A31]-3/24" office:value-type="date" office:date-value="2019-03-10T11:35:17" calcext:value-type="date">
            <text:p>2019-03-10 11:35:17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12:36:12" calcext:value-type="date">
            <text:p>2019-03-10 12:36:12</text:p>
          </table:table-cell>
          <table:table-cell table:style-name="ce3"/>
          <table:table-cell table:style-name="ce7" office:value-type="string" calcext:value-type="string">
            <text:p>#condomÃ­nioedificiofelix #sportgardenspinheiros #barcaoveio #adidaspinheiros #avteodorosampaio #ruajoaomoura #pinheiros #metrÃ´clinicas #personaltrainer #treinamentofuncional #treino #fitâ€¦ https://t.co/AEfsT9fP43</text:p>
          </table:table-cell>
          <table:table-cell/>
          <table:table-cell table:style-name="ce5" table:formula="of:=[.A32]-3/24" office:value-type="date" office:date-value="2019-03-10T09:36:12" calcext:value-type="date">
            <text:p>2019-03-10 09:36:12</text:p>
          </table:table-cell>
          <table:table-cell table:style-name="ce11" table:number-columns-repeated="2"/>
          <table:table-cell table:number-columns-repeated="57"/>
        </table:table-row>
        <table:table-row table:style-name="ro5">
          <table:table-cell table:style-name="ce5" office:value-type="date" office:date-value="2019-03-10T12:05:40" calcext:value-type="date">
            <text:p>2019-03-10 12:05:40</text:p>
          </table:table-cell>
          <table:table-cell table:style-name="ce3"/>
          <table:table-cell table:style-name="ce7" office:value-type="string" calcext:value-type="string">
            <text:p>ComeÃ§ando o dia do melhor jeito e com meus alunos queridos anacarolmunari e joelheinrichgallo ðŸ_x008d_€ðŸ¤© </text:p>
            <text:p>10km para um domingo lindo e abenÃ§oado ðŸ™_x008f_ðŸ_x008f_»ðŸ¤©</text:p>
            <text:p>Bom dia â˜€ï¸_x008f_ </text:p>
            <text:p>#personaltrainer #layalakl #runâ€¦ https://t.co/TLXLCATEGZ</text:p>
          </table:table-cell>
          <table:table-cell/>
          <table:table-cell table:style-name="ce5" table:formula="of:=[.A33]-3/24" office:value-type="date" office:date-value="2019-03-10T09:05:40" calcext:value-type="date">
            <text:p>2019-03-10 09:05:40</text:p>
          </table:table-cell>
          <table:table-cell table:style-name="ce11" table:number-columns-repeated="2"/>
          <table:table-cell table:number-columns-repeated="57"/>
        </table:table-row>
        <table:table-row table:style-name="ro7">
          <table:table-cell table:style-name="ce5" office:value-type="date" office:date-value="2019-03-10T04:57:44" calcext:value-type="date">
            <text:p>2019-03-10 04:57:44</text:p>
          </table:table-cell>
          <table:table-cell table:style-name="ce3"/>
          <table:table-cell table:style-name="ce7" office:value-type="string" calcext:value-type="string">
            <text:p>Bom dia! Vivendo e respirando mÃºsica. </text:p>
            <text:p>E quando te faltar palavras. </text:p>
            <text:p>Se exprima com mÃºsica. </text:p>
            <text:p>AbenÃ§oado e musical dia. ðŸ˜šðŸ˜˜ðŸ™_x008f_ðŸŒ¹ðŸ’‹ðŸŽ¤ðŸŽ¼ðŸŽ¸ðŸŽ¶ðŸŽ»ðŸŽµðŸŽ¹ã€½ðŸŽ·</text:p>
            <text:p>ðŸ˜˜ðŸ˜˜ðŸ˜˜ðŸ™ŒðŸ_x008f_»ðŸ™‡ðŸ_x008f_»â€_x008d_â™€ðŸ™ŒðŸ_x008f_»ðŸ™‡ðŸ_x008f_»â€_x008d_â™€</text:p>
            <text:p>#bomdia #dianublado #calor  #gravacaotvâ€¦ https://t.co/Xi2iQT79U2</text:p>
          </table:table-cell>
          <table:table-cell/>
          <table:table-cell table:style-name="ce5" table:formula="of:=[.A34]-3/24" office:value-type="date" office:date-value="2019-03-10T01:57:44" calcext:value-type="date">
            <text:p>2019-03-10 01:57:44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0T03:15:49" calcext:value-type="date">
            <text:p>2019-03-10 03:15:49</text:p>
          </table:table-cell>
          <table:table-cell table:style-name="ce7" office:value-type="string" calcext:value-type="string">
            <text:p>Chuva de granizo hahaha ðŸŒ§â_x009d_„ï¸_x008f_</text:p>
            <text:p/>
            <text:p>#chuva #granizo #chuvadegranizo #saopaulo em SÃ£o Paulo  Brazil https://t.co/Oxi1EsQrDQ</text:p>
          </table:table-cell>
          <table:table-cell table:number-columns-repeated="2"/>
          <table:table-cell table:style-name="ce5" table:formula="of:=[.A35]-3/24" office:value-type="date" office:date-value="2019-03-10T00:15:49" calcext:value-type="date">
            <text:p>2019-03-10 00:15:4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02:02:13" calcext:value-type="date">
            <text:p>2019-03-10 02:02:13</text:p>
          </table:table-cell>
          <table:table-cell table:style-name="ce7" office:value-type="string" calcext:value-type="string">
            <text:p>FaÃ§a chuva ou faÃ§a sol sempre estarei com vc !!! #SPFC #PacaembÃº #paulistao2019 ðŸ”´âšªï¸_x008f_âš«ï¸_x008f_ em EstÃ¡dio do PacaembÃº https://t.co/M7jbOURBt9</text:p>
          </table:table-cell>
          <table:table-cell table:number-columns-repeated="2"/>
          <table:table-cell table:style-name="ce5" table:formula="of:=[.A36]-3/24" office:value-type="date" office:date-value="2019-03-09T23:02:13" calcext:value-type="date">
            <text:p>2019-03-09 23:02:13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0T01:09:56" calcext:value-type="date">
            <text:p>2019-03-10 01:09:56</text:p>
          </table:table-cell>
          <table:table-cell table:style-name="ce7" office:value-type="string" calcext:value-type="string">
            <text:p>Ã‰ e sempre serÃ¡ maravilhoso os nossos encontros! Eu estava cheia de saudade disso e com chuva/sol <text:s/>FOI INCRÃ_x008d_VEL! Obrigada! OBRIGADA! Amo vcs demais! â™¥ï¸_x008f_ðŸ˜­ðŸ’ƒðŸ_x008f_½ #blocolargadinho #saudadeâ€¦ https://t.co/lK0LQJAuUo</text:p>
          </table:table-cell>
          <table:table-cell table:number-columns-repeated="2"/>
          <table:table-cell table:style-name="ce5" table:formula="of:=[.A37]-3/24" office:value-type="date" office:date-value="2019-03-09T22:09:56" calcext:value-type="date">
            <text:p>2019-03-09 22:09:56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23:57:46" calcext:value-type="date">
            <text:p>2019-03-11 23:57:46</text:p>
          </table:table-cell>
          <table:table-cell table:style-name="ce3"/>
          <table:table-cell table:style-name="ce7" office:value-type="string" calcext:value-type="string">
            <text:p>Esse programa serÃ¡ Ã­cone <text:s/>talkshow da rainha @maisasilva foi apresentado hoje e em breve tudo no nosso site. ðŸ“·: Gabriel Cardoso/SBT #programadamaisa #sbt #maisa #maisasilva #oscarfilho em Sbt https://t.co/QQTAUHIb7O</text:p>
          </table:table-cell>
          <table:table-cell/>
          <table:table-cell table:style-name="ce5" table:formula="of:=[.A38]-3/24" office:value-type="date" office:date-value="2019-03-11T20:57:46" calcext:value-type="date">
            <text:p>2019-03-11 20:57:46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23:40:22" calcext:value-type="date">
            <text:p>2019-03-11 23:40:22</text:p>
          </table:table-cell>
          <table:table-cell table:style-name="ce3"/>
          <table:table-cell table:style-name="ce7" office:value-type="string" calcext:value-type="string">
            <text:p>#Madamemanstyle#sampacity #prettosoficial@leccopires #semprecomnovidadespravcðŸ˜_x008d_ #seidentificou#vaidemadamebyangel #xÃ´chuva em Madamebyangel https://t.co/g4QVzMPERX</text:p>
          </table:table-cell>
          <table:table-cell/>
          <table:table-cell table:style-name="ce5" table:formula="of:=[.A39]-3/24" office:value-type="date" office:date-value="2019-03-11T20:40:22" calcext:value-type="date">
            <text:p>2019-03-11 20:40:2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21:33:26" calcext:value-type="date">
            <text:p>2019-03-11 21:33:26</text:p>
          </table:table-cell>
          <table:table-cell table:style-name="ce7" office:value-type="string" calcext:value-type="string">
            <text:p>dia caÃ³tico sampa/ #temporal #sampa #brasil em SÃ£o Paulo <text:s/>Brazil https://t.co/cbEKejvt4Z</text:p>
          </table:table-cell>
          <table:table-cell table:number-columns-repeated="2"/>
          <table:table-cell table:style-name="ce5" table:formula="of:=[.A40]-3/24" office:value-type="date" office:date-value="2019-03-11T18:33:26" calcext:value-type="date">
            <text:p>2019-03-11 18:33:26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1T20:30:37" calcext:value-type="date">
            <text:p>2019-03-11 20:30:37</text:p>
          </table:table-cell>
          <table:table-cell table:style-name="ce7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number-columns-repeated="2"/>
          <table:table-cell table:style-name="ce5" table:formula="of:=[.A41]-3/24" office:value-type="date" office:date-value="2019-03-11T17:30:37" calcext:value-type="date">
            <text:p>2019-03-11 17:30:37</text:p>
          </table:table-cell>
          <table:table-cell table:style-name="ce11" table:number-columns-repeated="2"/>
          <table:table-cell table:number-columns-repeated="57"/>
        </table:table-row>
        <table:table-row table:style-name="ro3">
          <table:table-cell table:style-name="ce5" office:value-type="date" office:date-value="2019-03-11T20:26:51" calcext:value-type="date">
            <text:p>2019-03-11 20:26:51</text:p>
          </table:table-cell>
          <table:table-cell table:style-name="ce3"/>
          <table:table-cell table:style-name="ce7" office:value-type="string" calcext:value-type="string">
            <text:p>ðŸ™_x008f_</text:p>
            <text:p>Diante do Caos... MEDITE!</text:p>
            <text:p>ðŸ™_x008f_âœ¨â_x009d_¤ï¸_x008f_</text:p>
            <text:p>Sim  ela medita!</text:p>
            <text:p>Izabela  4 anos  acordou Ã s 5h para viajar. Saiu de Angra dos Reis  debaixo de um super temporal  passou por Resendeâ€¦ https://t.co/WKf25zvDBa</text:p>
          </table:table-cell>
          <table:table-cell/>
          <table:table-cell table:style-name="ce5" table:formula="of:=[.A42]-3/24" office:value-type="date" office:date-value="2019-03-11T17:26:51" calcext:value-type="date">
            <text:p>2019-03-11 17:26:51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20:08:18" calcext:value-type="date">
            <text:p>2019-03-11 20:08:18</text:p>
          </table:table-cell>
          <table:table-cell table:style-name="ce7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number-columns-repeated="2"/>
          <table:table-cell table:style-name="ce5" table:formula="of:=[.A43]-3/24" office:value-type="date" office:date-value="2019-03-11T17:08:18" calcext:value-type="date">
            <text:p>2019-03-11 17:08:18</text:p>
          </table:table-cell>
          <table:table-cell table:style-name="ce11" table:number-columns-repeated="2"/>
          <table:table-cell table:number-columns-repeated="57"/>
        </table:table-row>
        <table:table-row table:style-name="ro9">
          <table:table-cell table:style-name="ce5" office:value-type="date" office:date-value="2019-03-11T18:32:29" calcext:value-type="date">
            <text:p>2019-03-11 18:32:29</text:p>
          </table:table-cell>
          <table:table-cell table:style-name="ce3"/>
          <table:table-cell table:style-name="ce7" office:value-type="string" calcext:value-type="string">
            <text:p>E seguimos alegres tirando onda nesse que Ã© o baile mais TOP do Brasil!</text:p>
            <text:p>Show de ontem em SP e mesmo com chuva o povo arrebentou no astral ðŸ˜„ðŸ˜„ðŸ˜„ðŸ‘_x008f_ðŸ_x008f_¿ðŸ‘_x008f_ðŸ_x008f_¿ðŸ‘_x008f_ðŸ_x008f_¿</text:p>
            <text:p/>
            <text:p>.</text:p>
            <text:p/>
            <text:p>#ObrigadoSenhor</text:p>
            <text:p>#AmoMeuTrabalhoâ€¦ https://t.co/BoTbFcgK7s</text:p>
          </table:table-cell>
          <table:table-cell/>
          <table:table-cell table:style-name="ce5" table:formula="of:=[.A44]-3/24" office:value-type="date" office:date-value="2019-03-11T15:32:29" calcext:value-type="date">
            <text:p>2019-03-11 15:32:29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1T18:25:42" calcext:value-type="date">
            <text:p>2019-03-11 18:25:42</text:p>
          </table:table-cell>
          <table:table-cell table:style-name="ce7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number-columns-repeated="2"/>
          <table:table-cell table:style-name="ce5" table:formula="of:=[.A45]-3/24" office:value-type="date" office:date-value="2019-03-11T15:25:42" calcext:value-type="date">
            <text:p>2019-03-11 15:25:4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7:50:22" calcext:value-type="date">
            <text:p>2019-03-11 17:50:22</text:p>
          </table:table-cell>
          <table:table-cell table:style-name="ce7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number-columns-repeated="2"/>
          <table:table-cell table:style-name="ce5" table:formula="of:=[.A46]-3/24" office:value-type="date" office:date-value="2019-03-11T14:50:22" calcext:value-type="date">
            <text:p>2019-03-11 14:50:2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7:39:48" calcext:value-type="date">
            <text:p>2019-03-11 17:39:48</text:p>
          </table:table-cell>
          <table:table-cell table:style-name="ce7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number-columns-repeated="2"/>
          <table:table-cell table:style-name="ce5" table:formula="of:=[.A47]-3/24" office:value-type="date" office:date-value="2019-03-11T14:39:48" calcext:value-type="date">
            <text:p>2019-03-11 14:39:48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6:47:36" calcext:value-type="date">
            <text:p>2019-03-11 16:47:36</text:p>
          </table:table-cell>
          <table:table-cell table:style-name="ce3"/>
          <table:table-cell table:style-name="ce7" office:value-type="string" calcext:value-type="string">
            <text:p>Sempre haverÃ¡ mais motivos para agradecer. Eu agradeÃ§o por todos os trabalhos <text:s/>brigas <text:s/>fome <text:s/>sono <text:s/>chuvas e problemas. E tambÃ©m agradeÃ§o todos os amigos <text:s/>mÃ£os dadas <text:s/>grupos <text:s/>â€œjantares emâ€¦ https://t.co/hE5t21Vo9r</text:p>
          </table:table-cell>
          <table:table-cell/>
          <table:table-cell table:style-name="ce5" table:formula="of:=[.A48]-3/24" office:value-type="date" office:date-value="2019-03-11T13:47:36" calcext:value-type="date">
            <text:p>2019-03-11 13:47:36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5:18:10" calcext:value-type="date">
            <text:p>2019-03-11 15:18:10</text:p>
          </table:table-cell>
          <table:table-cell table:style-name="ce3"/>
          <table:table-cell table:style-name="ce7" office:value-type="string" calcext:value-type="string">
            <text:p>E assim terminamos a folia!! Eita coisa boa!!! <text:s/>Turma boa!! Alegro agora <text:s/>agora e amanhÃ£!!! #pipocadarainha em ConsolaÃ§Ã£o https://t.co/8zmtjDUKYI</text:p>
          </table:table-cell>
          <table:table-cell/>
          <table:table-cell table:style-name="ce5" table:formula="of:=[.A49]-3/24" office:value-type="date" office:date-value="2019-03-11T12:18:10" calcext:value-type="date">
            <text:p>2019-03-11 12:18:10</text:p>
          </table:table-cell>
          <table:table-cell table:style-name="ce11" table:number-columns-repeated="2"/>
          <table:table-cell table:number-columns-repeated="57"/>
        </table:table-row>
        <table:table-row table:style-name="ro3">
          <table:table-cell table:style-name="ce5" office:value-type="date" office:date-value="2019-03-11T15:09:19" calcext:value-type="date">
            <text:p>2019-03-11 15:09:19</text:p>
          </table:table-cell>
          <table:table-cell table:style-name="ce9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number-columns-repeated="2"/>
          <table:table-cell table:style-name="ce5" table:formula="of:=[.A50]-3/24" office:value-type="date" office:date-value="2019-03-11T12:09:19" calcext:value-type="date">
            <text:p>2019-03-11 12:09:1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4:54:26" calcext:value-type="date">
            <text:p>2019-03-11 14:54:26</text:p>
          </table:table-cell>
          <table:table-cell table:style-name="ce10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number-columns-repeated="2"/>
          <table:table-cell table:style-name="ce5" table:formula="of:=[.A51]-3/24" office:value-type="date" office:date-value="2019-03-11T11:54:26" calcext:value-type="date">
            <text:p>2019-03-11 11:54:26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4:40:20" calcext:value-type="date">
            <text:p>2019-03-11 14:40:20</text:p>
          </table:table-cell>
          <table:table-cell table:style-name="ce10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number-columns-repeated="2"/>
          <table:table-cell table:style-name="ce5" table:formula="of:=[.A52]-3/24" office:value-type="date" office:date-value="2019-03-11T11:40:20" calcext:value-type="date">
            <text:p>2019-03-11 11:40:20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4:26:16" calcext:value-type="date">
            <text:p>2019-03-11 14:26:16</text:p>
          </table:table-cell>
          <table:table-cell table:style-name="ce10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number-columns-repeated="2"/>
          <table:table-cell table:style-name="ce5" table:formula="of:=[.A53]-3/24" office:value-type="date" office:date-value="2019-03-11T11:26:16" calcext:value-type="date">
            <text:p>2019-03-11 11:26:16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1T13:47:59" calcext:value-type="date">
            <text:p>2019-03-11 13:47:59</text:p>
          </table:table-cell>
          <table:table-cell table:style-name="ce10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number-columns-repeated="2"/>
          <table:table-cell table:style-name="ce5" table:formula="of:=[.A54]-3/24" office:value-type="date" office:date-value="2019-03-11T10:47:59" calcext:value-type="date">
            <text:p>2019-03-11 10:47:59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1:59:21" calcext:value-type="date">
            <text:p>2019-03-11 11:59:21</text:p>
          </table:table-cell>
          <table:table-cell table:style-name="ce10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number-columns-repeated="2"/>
          <table:table-cell table:style-name="ce5" table:formula="of:=[.A55]-3/24" office:value-type="date" office:date-value="2019-03-11T08:59:21" calcext:value-type="date">
            <text:p>2019-03-11 08:59:21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11:30:32" calcext:value-type="date">
            <text:p>2019-03-11 11:30:32</text:p>
          </table:table-cell>
          <table:table-cell table:style-name="ce10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number-columns-repeated="2"/>
          <table:table-cell table:style-name="ce5" table:formula="of:=[.A56]-3/24" office:value-type="date" office:date-value="2019-03-11T08:30:32" calcext:value-type="date">
            <text:p>2019-03-11 08:30:32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1T09:47:14" calcext:value-type="date">
            <text:p>2019-03-11 09:47:14</text:p>
          </table:table-cell>
          <table:table-cell table:style-name="ce10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number-columns-repeated="2"/>
          <table:table-cell table:style-name="ce5" table:formula="of:=[.A57]-3/24" office:value-type="date" office:date-value="2019-03-11T06:47:14" calcext:value-type="date">
            <text:p>2019-03-11 06:47:1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8:56:46" calcext:value-type="date">
            <text:p>2019-03-11 08:56:46</text:p>
          </table:table-cell>
          <table:table-cell table:style-name="ce7"/>
          <table:table-cell table:style-name="ce7" office:value-type="string" calcext:value-type="string">
            <text:p>vamo querer (@ Crossfit Brainstorm in SÃ£o Paulo <text:s/>SP) https://t.co/pWFAqG1Y2r</text:p>
          </table:table-cell>
          <table:table-cell/>
          <table:table-cell table:style-name="ce5" table:formula="of:=[.A58]-3/24" office:value-type="date" office:date-value="2019-03-11T05:56:46" calcext:value-type="date">
            <text:p>2019-03-11 05:56:46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3:14:32" calcext:value-type="date">
            <text:p>2019-03-11 03:14:32</text:p>
          </table:table-cell>
          <table:table-cell table:style-name="ce3"/>
          <table:table-cell table:style-name="ce7" office:value-type="string" calcext:value-type="string">
            <text:p>#condomÃ­nioedificiofelix #sportgardenspinheiros #barcaoveio #adidaspinheiros #avteodorosampaio #ruajoaomoura #pinheiros #metrÃ´clinicas #personaltrainer #treinamentofuncional #treino #fitâ€¦ https://t.co/paRRWbbtNr</text:p>
          </table:table-cell>
          <table:table-cell/>
          <table:table-cell table:style-name="ce5" table:formula="of:=[.A59]-3/24" office:value-type="date" office:date-value="2019-03-11T00:14:32" calcext:value-type="date">
            <text:p>2019-03-11 00:14:3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1:43:02" calcext:value-type="date">
            <text:p>2019-03-11 01:43:02</text:p>
          </table:table-cell>
          <table:table-cell table:style-name="ce3"/>
          <table:table-cell table:style-name="ce7" office:value-type="string" calcext:value-type="string">
            <text:p>Drinking a Heineken by @heineken @ Prainha â€” https://t.co/8lfIblvxRR</text:p>
          </table:table-cell>
          <table:table-cell/>
          <table:table-cell table:style-name="ce5" table:formula="of:=[.A60]-3/24" office:value-type="date" office:date-value="2019-03-10T22:43:02" calcext:value-type="date">
            <text:p>2019-03-10 22:43:02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1T01:37:34" calcext:value-type="date">
            <text:p>2019-03-11 01:37:34</text:p>
          </table:table-cell>
          <table:table-cell table:style-name="ce7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number-columns-repeated="2"/>
          <table:table-cell table:style-name="ce5" table:formula="of:=[.A61]-3/24" office:value-type="date" office:date-value="2019-03-10T22:37:34" calcext:value-type="date">
            <text:p>2019-03-10 22:37:3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1:32:22" calcext:value-type="date">
            <text:p>2019-03-11 01:32:22</text:p>
          </table:table-cell>
          <table:table-cell table:style-name="ce3"/>
          <table:table-cell table:style-name="ce7" office:value-type="string" calcext:value-type="string">
            <text:p>PIPOCA DA RAINHA @danielamercury ðŸŒˆðŸŽ¶ðŸ‘_x008f_ðŸ’ƒðŸ•ºðŸ‘­ðŸ‘¬ #pipocadarainhanocarnaval ðŸ_x008d_» em ConsolaÃ§Ã£o (district of SÃ£o Paulo) https://t.co/iRSKIw9bSf</text:p>
          </table:table-cell>
          <table:table-cell/>
          <table:table-cell table:style-name="ce5" table:formula="of:=[.A62]-3/24" office:value-type="date" office:date-value="2019-03-10T22:32:22" calcext:value-type="date">
            <text:p>2019-03-10 22:32:22</text:p>
          </table:table-cell>
          <table:table-cell table:style-name="ce11" table:number-columns-repeated="2"/>
          <table:table-cell table:number-columns-repeated="57"/>
        </table:table-row>
        <table:table-row table:style-name="ro2">
          <table:table-cell table:style-name="ce5" office:value-type="date" office:date-value="2019-03-11T01:10:42" calcext:value-type="date">
            <text:p>2019-03-11 01:10:42</text:p>
          </table:table-cell>
          <table:table-cell table:style-name="ce3"/>
          <table:table-cell table:style-name="ce7" office:value-type="string" calcext:value-type="string">
            <text:p>E foi hoje na cidade dos sonhos #saopaulo</text:p>
            <text:p>Que a nossa rainha do axÃ© e tambÃ©m da Bahia ðŸ’ž @danielamercury</text:p>
            <text:p>ðŸ‘‘ Se apresentou  no #trio no carnaval ainda.... Salve a nossa rainha ðŸ‘‘ðŸŽ­ðŸ˜_x0081_ðŸŽ¤ðŸŽ¸ðŸŽ¤ðŸŽ¸ðŸŽ¤ðŸŽ¸ðŸŽ¤ðŸŽ¸ðŸŽ¤ðŸŽ¸ðŸŽ¤ðŸŽ¸â€¦ https://t.co/D2jeYOMaBs</text:p>
          </table:table-cell>
          <table:table-cell/>
          <table:table-cell table:style-name="ce5" table:formula="of:=[.A63]-3/24" office:value-type="date" office:date-value="2019-03-10T22:10:42" calcext:value-type="date">
            <text:p>2019-03-10 22:10:42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1:10:14" calcext:value-type="date">
            <text:p>2019-03-11 01:10:14</text:p>
          </table:table-cell>
          <table:table-cell table:style-name="ce7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number-columns-repeated="2"/>
          <table:table-cell table:style-name="ce5" table:formula="of:=[.A64]-3/24" office:value-type="date" office:date-value="2019-03-10T22:10:14" calcext:value-type="date">
            <text:p>2019-03-10 22:10:1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0:50:25" calcext:value-type="date">
            <text:p>2019-03-11 00:50:25</text:p>
          </table:table-cell>
          <table:table-cell table:style-name="ce3"/>
          <table:table-cell table:style-name="ce7" office:value-type="string" calcext:value-type="string">
            <text:p>Fui de Bloquinho aaaaaa Pipoca da rainha ðŸ’ƒðŸ_x008f_¾ðŸ•ºðŸ_x008f_¾ðŸŒ¼â_x009d_¤ #danielamercury em ConsolaÃ§Ã£o (district of SÃ£o Paulo) https://t.co/LRkTyNz4MB</text:p>
          </table:table-cell>
          <table:table-cell/>
          <table:table-cell table:style-name="ce5" table:formula="of:=[.A65]-3/24" office:value-type="date" office:date-value="2019-03-10T21:50:25" calcext:value-type="date">
            <text:p>2019-03-10 21:50:25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0:31:00" calcext:value-type="date">
            <text:p>2019-03-11 00:31:00</text:p>
          </table:table-cell>
          <table:table-cell table:style-name="ce3"/>
          <table:table-cell table:style-name="ce7" office:value-type="string" calcext:value-type="string">
            <text:p>Drinking a Heineken by @heineken @ Prainha â€” https://t.co/Q2WjKS6e6a</text:p>
          </table:table-cell>
          <table:table-cell/>
          <table:table-cell table:style-name="ce5" table:formula="of:=[.A66]-3/24" office:value-type="date" office:date-value="2019-03-10T21:31:00" calcext:value-type="date">
            <text:p>2019-03-10 21:31:00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1T00:28:42" calcext:value-type="date">
            <text:p>2019-03-11 00:28:42</text:p>
          </table:table-cell>
          <table:table-cell table:style-name="ce3"/>
          <table:table-cell table:style-name="ce7" office:value-type="string" calcext:value-type="string">
            <text:p>#carnavalderua #rainhadapipoca @danielamercury em ConsolaÃ§Ã£o https://t.co/HdjoZ3FrJD</text:p>
          </table:table-cell>
          <table:table-cell/>
          <table:table-cell table:style-name="ce5" table:formula="of:=[.A67]-3/24" office:value-type="date" office:date-value="2019-03-10T21:28:42" calcext:value-type="date">
            <text:p>2019-03-10 21:28:42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1T00:00:37" calcext:value-type="date">
            <text:p>2019-03-11 00:00:37</text:p>
          </table:table-cell>
          <table:table-cell table:style-name="ce3"/>
          <table:table-cell table:style-name="ce7" office:value-type="string" calcext:value-type="string">
            <text:p>Tudo carnaval trem ser fim ðŸ˜¢</text:p>
            <text:p>#instagram #carnaval #pipoca #pipocadarainha #danielamercury #rainhadoaxe em Bloco Rainha Da Pipoca - Daniela Mercury https://t.co/6mxKoH6bMA</text:p>
          </table:table-cell>
          <table:table-cell/>
          <table:table-cell table:style-name="ce5" table:formula="of:=[.A68]-3/24" office:value-type="date" office:date-value="2019-03-10T21:00:37" calcext:value-type="date">
            <text:p>2019-03-10 21:00:37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2T22:58:56" calcext:value-type="date">
            <text:p>2019-03-12 22:58:56</text:p>
          </table:table-cell>
          <table:table-cell table:style-name="ce7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number-columns-repeated="2"/>
          <table:table-cell table:style-name="ce5" table:formula="of:=[.A69]-3/24" office:value-type="date" office:date-value="2019-03-12T19:58:56" calcext:value-type="date">
            <text:p>2019-03-12 19:58:56</text:p>
          </table:table-cell>
          <table:table-cell table:style-name="ce11" table:number-columns-repeated="2"/>
          <table:table-cell table:number-columns-repeated="57"/>
        </table:table-row>
        <table:table-row table:style-name="ro4">
          <table:table-cell table:style-name="ce5" office:value-type="date" office:date-value="2019-03-12T21:32:24" calcext:value-type="date">
            <text:p>2019-03-12 21:32:24</text:p>
          </table:table-cell>
          <table:table-cell table:style-name="ce7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number-columns-repeated="2"/>
          <table:table-cell table:style-name="ce5" table:formula="of:=[.A70]-3/24" office:value-type="date" office:date-value="2019-03-12T18:32:24" calcext:value-type="date">
            <text:p>2019-03-12 18:32:24</text:p>
          </table:table-cell>
          <table:table-cell table:style-name="ce11" table:number-columns-repeated="2"/>
          <table:table-cell table:number-columns-repeated="57"/>
        </table:table-row>
        <table:table-row table:style-name="ro1">
          <table:table-cell table:style-name="ce5" office:value-type="date" office:date-value="2019-03-12T21:18:20" calcext:value-type="date">
            <text:p>2019-03-12 21:18:20</text:p>
          </table:table-cell>
          <table:table-cell table:style-name="ce7" office:value-type="string" calcext:value-type="string">
            <text:p>A chuva comeÃ§ou forte <text:s/>e cheguei no treino. SaÃºde Ã© oque interessa!</text:p>
          </table:table-cell>
          <table:table-cell table:number-columns-repeated="2"/>
          <table:table-cell table:style-name="ce5" table:formula="of:=[.A71]-3/24" office:value-type="date" office:date-value="2019-03-12T18:18:20" calcext:value-type="date">
            <text:p>2019-03-12 18:18:20</text:p>
          </table:table-cell>
          <table:table-cell table:style-name="ce11" table:number-columns-repeated="2"/>
          <table:table-cell table:number-columns-repeated="57"/>
        </table:table-row>
        <table:table-row table:style-name="ro5">
          <table:table-cell table:style-name="ce5" office:value-type="date" office:date-value="2019-03-12T21:02:17" calcext:value-type="date">
            <text:p>2019-03-12 21:02:17</text:p>
          </table:table-cell>
          <table:table-cell table:style-name="ce7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number-columns-repeated="2"/>
          <table:table-cell table:style-name="ce5" table:formula="of:=[.A72]-3/24" office:value-type="date" office:date-value="2019-03-12T18:02:17" calcext:value-type="date">
            <text:p>2019-03-12 18:02:17</text:p>
          </table:table-cell>
          <table:table-cell table:style-name="ce11" table:number-columns-repeated="2"/>
          <table:table-cell table:number-columns-repeated="57"/>
        </table:table-row>
        <table:table-row table:style-name="ro10">
          <table:table-cell table:style-name="ce5" office:value-type="date" office:date-value="2019-03-12T20:36:30" calcext:value-type="date">
            <text:p>2019-03-12 20:36:30</text:p>
          </table:table-cell>
          <table:table-cell table:style-name="ce3"/>
          <table:table-cell table:style-name="ce7" office:value-type="string" calcext:value-type="string">
            <text:p>Rabo com tranÃ§a pode 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*</text:p>
            <text:p>#thiagobraga #brazil #hairbrained #brunnette #hairdo #hair #makeup #tranÃ§as #rabodecavalo #ponytail em lab. Duda Molinos https://t.co/rn84EkSSsA</text:p>
          </table:table-cell>
          <table:table-cell/>
          <table:table-cell table:style-name="ce5" table:formula="of:=[.A73]-3/24" office:value-type="date" office:date-value="2019-03-12T17:36:30" calcext:value-type="date">
            <text:p>2019-03-12 17:36:30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20:25:31" calcext:value-type="date">
            <text:p>2019-03-12 20:25:31</text:p>
          </table:table-cell>
          <table:table-cell table:style-name="ce7" office:value-type="string" calcext:value-type="string">
            <text:p>Hi there check it out the damage that the concessionaire of GM of SÃ£o Caetano sao Paulo ðŸ‡§ðŸ‡· had because of the rain. perhaps the cars will go to be auction. That's so sad. ðŸ˜°ðŸ˜°ðŸŒ©ðŸŒ©ðŸŒ¨ðŸŒ¨ðŸŒ¦â€¦ https://t.co/bx1Ry0k1vo</text:p>
          </table:table-cell>
          <table:table-cell table:number-columns-repeated="2"/>
          <table:table-cell table:style-name="ce5" table:formula="of:=[.A74]-3/24" office:value-type="date" office:date-value="2019-03-12T17:25:31" calcext:value-type="date">
            <text:p>2019-03-12 17:25:31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5" office:value-type="date" office:date-value="2019-03-12T20:04:02" calcext:value-type="date">
            <text:p>2019-03-12 20:04:02</text:p>
          </table:table-cell>
          <table:table-cell table:style-name="ce7"/>
          <table:table-cell table:style-name="ce7" office:value-type="string" calcext:value-type="string">
            <text:p>HÃ¡ 3 anos nesta mesma data eu disse SIM a vocÃª.</text:p>
            <text:p>Em 3 anos ainda nos olhamos do mesmo jeito que nessa foto.</text:p>
            <text:p>FaÃ§a chuva ou faÃ§a sol  o nosso amor sempre se fortalece  e isso nÃ³s faz seguirâ€¦ https://t.co/btLq3aowSC</text:p>
          </table:table-cell>
          <table:table-cell/>
          <table:table-cell table:style-name="ce5" table:formula="of:=[.A75]-3/24" office:value-type="date" office:date-value="2019-03-12T17:04:02" calcext:value-type="date">
            <text:p>2019-03-12 17:04:02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20:00:29" calcext:value-type="date">
            <text:p>2019-03-12 20:00:29</text:p>
          </table:table-cell>
          <table:table-cell table:style-name="ce7" office:value-type="string" calcext:value-type="string">
            <text:p>SerÃ¡ que vem mais chuva?ðŸ¤¨ #boatardinha #rain #chuva #sol #nuvens #belasimagens #top #ðŸ˜Š #sp #saopaulo #buenastardes #photography #photo #foto #fotografia #video #verao #marÃ§o #brasil #ðŸ‡§ðŸ‡·â€¦ https://t.co/zANmH8pnuQ</text:p>
          </table:table-cell>
          <table:table-cell table:style-name="ce7"/>
          <table:table-cell/>
          <table:table-cell table:style-name="ce5" table:formula="of:=[.A76]-3/24" office:value-type="date" office:date-value="2019-03-12T17:00:29" calcext:value-type="date">
            <text:p>2019-03-12 17:00:29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18:39:11" calcext:value-type="date">
            <text:p>2019-03-12 18:39:11</text:p>
          </table:table-cell>
          <table:table-cell table:style-name="ce3"/>
          <table:table-cell table:style-name="ce7" office:value-type="string" calcext:value-type="string">
            <text:p>âœˆâœˆâœˆJG De FÃ©riasâœˆâœˆâœˆ Reposted from @SigaJoaoGabriel - <text:s/>Hoje o dia amanheceu nublado e com aquele friozinho gostoso aqui em Orlando. SÃ³ levantei desse berÃ§o bom demais daâ€¦ https://t.co/nKUQMjhHcJ</text:p>
          </table:table-cell>
          <table:table-cell/>
          <table:table-cell table:style-name="ce5" table:formula="of:=[.A77]-3/24" office:value-type="date" office:date-value="2019-03-12T15:39:11" calcext:value-type="date">
            <text:p>2019-03-12 15:39:11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17:14:05" calcext:value-type="date">
            <text:p>2019-03-12 17:14:05</text:p>
          </table:table-cell>
          <table:table-cell table:style-name="ce3"/>
          <table:table-cell table:style-name="ce7" office:value-type="string" calcext:value-type="string">
            <text:p>Acredite no processo <text:s/>pra florirðŸŒ¹ Ã© preciso chuvaâ_x009d_¤ em BrÃ¡s <text:s/>Sao Paulo <text:s/>Brazil https://t.co/Jpk9ILN5gw</text:p>
          </table:table-cell>
          <table:table-cell/>
          <table:table-cell table:style-name="ce5" table:formula="of:=[.A78]-3/24" office:value-type="date" office:date-value="2019-03-12T14:14:05" calcext:value-type="date">
            <text:p>2019-03-12 14:14:05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16:41:05" calcext:value-type="date">
            <text:p>2019-03-12 16:41:05</text:p>
          </table:table-cell>
          <table:table-cell table:style-name="ce3"/>
          <table:table-cell table:style-name="ce7" office:value-type="string" calcext:value-type="string">
            <text:p>Treino de ðŸ¦µ #gym #training #leg #legday #focus #motivation #determination #vaiquevai em Smart Fit https://t.co/CArpgEA8Rq</text:p>
          </table:table-cell>
          <table:table-cell/>
          <table:table-cell table:style-name="ce5" table:formula="of:=[.A79]-3/24" office:value-type="date" office:date-value="2019-03-12T13:41:05" calcext:value-type="date">
            <text:p>2019-03-12 13:41:05</text:p>
          </table:table-cell>
          <table:table-cell table:style-name="ce11"/>
          <table:table-cell table:number-columns-repeated="58"/>
        </table:table-row>
        <table:table-row table:style-name="ro7">
          <table:table-cell table:style-name="ce5" office:value-type="date" office:date-value="2019-03-12T16:18:07" calcext:value-type="date">
            <text:p>2019-03-12 16:18:07</text:p>
          </table:table-cell>
          <table:table-cell table:style-name="ce7" office:value-type="string" calcext:value-type="string">
            <text:p>Vamos amar? Nos ajude  por favor! â_x009d_¤</text:p>
            <text:p/>
            <text:p>#Repost from adai_oficial with https://t.co/h79wVNr4yh </text:p>
            <text:p> ... </text:p>
            <text:p/>
            <text:p>Devido Ã s fortes chuvas dos Ãºltimos dias  algumas famÃ­lias da nossa igreja e muitas do nosso bairroâ€¦ https://t.co/FZJ0IHpGiq</text:p>
          </table:table-cell>
          <table:table-cell table:number-columns-repeated="2"/>
          <table:table-cell table:style-name="ce5" table:formula="of:=[.A80]-3/24" office:value-type="date" office:date-value="2019-03-12T13:18:07" calcext:value-type="date">
            <text:p>2019-03-12 13:18:07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15:22:16" calcext:value-type="date">
            <text:p>2019-03-12 15:22:16</text:p>
          </table:table-cell>
          <table:table-cell table:style-name="ce3"/>
          <table:table-cell table:style-name="ce7" office:value-type="string" calcext:value-type="string">
            <text:p>#Musik GraÃ§as a lanapalumbo <text:s/>tutora da lumiarsp <text:s/>pude entrar em contato com essa belÃ­ssima canÃ§Ã£o de Arthur Hamilton <text:s/>â€œI can sing a rainbowâ€_x009d_. Baseei-me na versÃ£o original de Peggy Lee â€¦ https://t.co/QEmld8mVtB</text:p>
          </table:table-cell>
          <table:table-cell/>
          <table:table-cell table:style-name="ce5" table:formula="of:=[.A81]-3/24" office:value-type="date" office:date-value="2019-03-12T12:22:16" calcext:value-type="date">
            <text:p>2019-03-12 12:22:16</text:p>
          </table:table-cell>
          <table:table-cell table:style-name="ce11"/>
          <table:table-cell table:number-columns-repeated="58"/>
        </table:table-row>
        <table:table-row table:style-name="ro9">
          <table:table-cell table:style-name="ce5" office:value-type="date" office:date-value="2019-03-12T14:40:34" calcext:value-type="date">
            <text:p>2019-03-12 14:40:34</text:p>
          </table:table-cell>
          <table:table-cell table:style-name="ce3"/>
          <table:table-cell table:style-name="ce7" office:value-type="string" calcext:value-type="string">
            <text:p>Dream like a unicorn  pee like a unicorn</text:p>
            <text:p>.</text:p>
            <text:p>.</text:p>
            <text:p>.</text:p>
            <text:p>.</text:p>
            <text:p>.</text:p>
            <text:p>#travelwriter #travel #instatravel #travelgram #saopaulo #instago #travelblogger #rainbow #ilovetravel #graffiti #instatravellingâ€¦ https://t.co/scmrN0w8yG</text:p>
          </table:table-cell>
          <table:table-cell/>
          <table:table-cell table:style-name="ce5" table:formula="of:=[.A82]-3/24" office:value-type="date" office:date-value="2019-03-12T11:40:34" calcext:value-type="date">
            <text:p>2019-03-12 11:40:34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5" office:value-type="date" office:date-value="2019-03-12T14:08:47" calcext:value-type="date">
            <text:p>2019-03-12 14:08:47</text:p>
          </table:table-cell>
          <table:table-cell table:style-name="ce7" office:value-type="string" calcext:value-type="string">
            <text:p>A cidade inunda pra dizer pra seus habitantes: - Eu nÃ£o suporto tanto lixo!</text:p>
            <text:p/>
            <text:p>#enchente #alagamento #chuva #saopaulo #temporal #sp #chuvaforte #tempestade #inundacao #enchentes #chuvasâ€¦ https://t.co/IiwhG0JkPn</text:p>
          </table:table-cell>
          <table:table-cell table:number-columns-repeated="2"/>
          <table:table-cell table:style-name="ce5" table:formula="of:=[.A83]-3/24" office:value-type="date" office:date-value="2019-03-12T11:08:47" calcext:value-type="date">
            <text:p>2019-03-12 11:08:47</text:p>
          </table:table-cell>
          <table:table-cell table:style-name="ce11"/>
          <table:table-cell table:number-columns-repeated="58"/>
        </table:table-row>
        <table:table-row table:style-name="ro3">
          <table:table-cell table:style-name="ce5" office:value-type="date" office:date-value="2019-03-12T09:11:34" calcext:value-type="date">
            <text:p>2019-03-12 09:11:34</text:p>
          </table:table-cell>
          <table:table-cell table:style-name="ce7" office:value-type="string" calcext:value-type="string">
            <text:p>Vamos cair vamos nos machucar mas nunca iremos desistir!!!</text:p>
            <text:p>Aguente as porradas pois esse tempo vai passar e tudo irÃ¡ melhorar!!!</text:p>
            <text:p>Bom dia Galera!!!ðŸ˜Ž</text:p>
            <text:p>Dia nublado hoje!!!â˜_x0081_ï¸_x008f_</text:p>
            <text:p>Deusâ€¦ https://t.co/4ceXCYzWaW</text:p>
          </table:table-cell>
          <table:table-cell table:number-columns-repeated="2"/>
          <table:table-cell table:style-name="ce5" table:formula="of:=[.A84]-3/24" office:value-type="date" office:date-value="2019-03-12T06:11:34" calcext:value-type="date">
            <text:p>2019-03-12 06:11:34</text:p>
          </table:table-cell>
          <table:table-cell table:style-name="ce11"/>
          <table:table-cell table:number-columns-repeated="58"/>
        </table:table-row>
        <table:table-row table:style-name="ro3">
          <table:table-cell table:style-name="ce5" office:value-type="date" office:date-value="2019-03-12T07:17:45" calcext:value-type="date">
            <text:p>2019-03-12 07:17:45</text:p>
          </table:table-cell>
          <table:table-cell table:style-name="ce7" office:value-type="string" calcext:value-type="string">
            <text:p>A cidade inunda pra dizer pra seus habitantes:</text:p>
            <text:p/>
            <text:p>- Eu nÃ£o suporto tanto lixo!</text:p>
            <text:p/>
            <text:p>#enchente #alagamento #chuva #saopaulo #temporal #sp #chuvaforte #tempestade #inundacao #enchentes #chuvasâ€¦ https://t.co/N6rNLudhqI</text:p>
          </table:table-cell>
          <table:table-cell table:number-columns-repeated="2"/>
          <table:table-cell table:style-name="ce5" table:formula="of:=[.A85]-3/24" office:value-type="date" office:date-value="2019-03-12T04:17:45" calcext:value-type="date">
            <text:p>2019-03-12 04:17:45</text:p>
          </table:table-cell>
          <table:table-cell table:style-name="ce11"/>
          <table:table-cell table:number-columns-repeated="58"/>
        </table:table-row>
        <table:table-row table:style-name="ro2">
          <table:table-cell table:style-name="ce5" office:value-type="date" office:date-value="2019-03-12T04:34:09" calcext:value-type="date">
            <text:p>2019-03-12 04:34:09</text:p>
          </table:table-cell>
          <table:table-cell table:style-name="ce7" office:value-type="string" calcext:value-type="string">
            <text:p>Chevrolet depois das chuvas ðŸŒ§ de Domingo em SÃ£o Paulo.ðŸ˜®ðŸ˜¥ðŸ˜° </text:p>
            <text:p/>
            <text:p>#kms4 #chmemoria #brasil #gm #generalmotors #chevrolet #sÃ£opaulo em SÃ£o Paulo  Brazil https://t.co/l6jX8CO5Zt</text:p>
          </table:table-cell>
          <table:table-cell table:number-columns-repeated="2"/>
          <table:table-cell table:style-name="ce5" table:formula="of:=[.A86]-3/24" office:value-type="date" office:date-value="2019-03-12T01:34:09" calcext:value-type="date">
            <text:p>2019-03-12 01:34:09</text:p>
          </table:table-cell>
          <table:table-cell table:style-name="ce11"/>
          <table:table-cell table:number-columns-repeated="58"/>
        </table:table-row>
        <table:table-row table:style-name="ro7">
          <table:table-cell table:style-name="ce5" office:value-type="date" office:date-value="2019-03-12T03:44:47" calcext:value-type="date">
            <text:p>2019-03-12 03:44:47</text:p>
          </table:table-cell>
          <table:table-cell table:style-name="ce3"/>
          <table:table-cell table:style-name="ce7" office:value-type="string" calcext:value-type="string">
            <text:p>Muaythai training na marrafitliberdade sawasdee ðŸ™_x008f_âœ¨</text:p>
            <text:p>#Muaythai #AFCMuaythai </text:p>
            <text:p>#BoxeTailandes #Porrada</text:p>
            <text:p>#MarraFitLiberdade #Liba</text:p>
            <text:p>#BoxeoTailandes #Lucha</text:p>
            <text:p>#MarraFit #Academiaâ€¦ https://t.co/4oM98bCF7b</text:p>
          </table:table-cell>
          <table:table-cell/>
          <table:table-cell table:style-name="ce5" table:formula="of:=[.A87]-3/24" office:value-type="date" office:date-value="2019-03-12T00:44:47" calcext:value-type="date">
            <text:p>2019-03-12 00:44:47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01:51:21" calcext:value-type="date">
            <text:p>2019-03-12 01:51:21</text:p>
          </table:table-cell>
          <table:table-cell table:style-name="ce7" office:value-type="string" calcext:value-type="string">
            <text:p>Amiga nova ðŸ¦‹ #billy #borboleta #butterfly #amiganova #visitante #trouxealegria #fugindodachuva #pet #dog #adocaoresponsavel #protecaoanimalresgate em SÃ£o Paulo <text:s/>Brazil https://t.co/89Vu1KZX1l</text:p>
          </table:table-cell>
          <table:table-cell table:number-columns-repeated="2"/>
          <table:table-cell table:style-name="ce5" table:formula="of:=[.A88]-3/24" office:value-type="date" office:date-value="2019-03-11T22:51:21" calcext:value-type="date">
            <text:p>2019-03-11 22:51:21</text:p>
          </table:table-cell>
          <table:table-cell table:style-name="ce11"/>
          <table:table-cell table:number-columns-repeated="58"/>
        </table:table-row>
        <table:table-row table:style-name="ro1">
          <table:table-cell table:style-name="ce5" office:value-type="date" office:date-value="2019-03-12T00:06:43" calcext:value-type="date">
            <text:p>2019-03-12 00:06:43</text:p>
          </table:table-cell>
          <table:table-cell table:style-name="ce7" office:value-type="string" calcext:value-type="string">
            <text:p>Acho que nunca andei em SÃ£o Paulo sem trÃ¢nsito como hoje <text:s/>em virtude do alerta de chuvas <text:s/>depois da tempestade de ontem. NÃ£o vi SÃ£o Paulo assim nem em dia de feriado ou domingo. As ruasâ€¦ https://t.co/8nxjBlunz7</text:p>
          </table:table-cell>
          <table:table-cell table:number-columns-repeated="2"/>
          <table:table-cell table:style-name="ce5" table:formula="of:=[.A89]-3/24" office:value-type="date" office:date-value="2019-03-11T21:06:43" calcext:value-type="date">
            <text:p>2019-03-11 21:06:43</text:p>
          </table:table-cell>
          <table:table-cell table:style-name="ce11"/>
          <table:table-cell table:number-columns-repeated="58"/>
        </table:table-row>
        <table:table-row table:style-name="ro1" table:number-rows-repeated="911">
          <table:table-cell table:style-name="ce3"/>
          <table:table-cell table:number-columns-repeated="3"/>
          <table:table-cell table:style-name="ce3"/>
          <table:table-cell table:number-columns-repeated="59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weets relacionado HIDRO " table:style-name="ta4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60" table:default-cell-style-name="Default"/>
        <table:table-row table:style-name="ro1">
          <table:table-cell table:style-name="ce3" office:value-type="string" calcext:value-type="string">
            <text:p>dateUTC </text:p>
          </table:table-cell>
          <table:table-cell table:style-name="ce1" office:value-type="string" calcext:value-type="string">
            <text:p>Relacionados </text:p>
          </table:table-cell>
          <table:table-cell table:style-name="ce1" office:value-type="string" calcext:value-type="string">
            <text:p>Não relacionados </text:p>
          </table:table-cell>
          <table:table-cell office:value-type="string" calcext:value-type="string">
            <text:p>DATEBRASIL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09T23:23:18" calcext:value-type="date">
            <text:p>2019-03-09 23:23:18</text:p>
          </table:table-cell>
          <table:table-cell/>
          <table:table-cell table:style-name="ce3" office:value-type="string" calcext:value-type="string">
            <text:p>#tbt #makingoff #chacoalhanaaguaðŸ’¦ @mcdedee mclebra ðŸŽ¶ em SÃ£o Paulo <text:s/>Brazil https://t.co/k0inG1OBmH</text:p>
          </table:table-cell>
          <table:table-cell table:style-name="ce12" table:formula="of:=[.A2]-3/24" office:value-type="date" office:date-value="2019-03-09T20:23:18" calcext:value-type="date">
            <text:p>09/03/19 20:23</text:p>
          </table:table-cell>
          <table:table-cell table:number-columns-repeated="60"/>
        </table:table-row>
        <table:table-row table:style-name="ro2">
          <table:table-cell table:style-name="ce4" office:value-type="date" office:date-value="2019-03-09T15:36:52" calcext:value-type="date">
            <text:p>2019-03-09 15:36:52</text:p>
          </table:table-cell>
          <table:table-cell/>
          <table:table-cell table:style-name="ce3" office:value-type="string" calcext:value-type="string">
            <text:p>TÃ¡ difÃ­cil postar coisa aqui no insta  mas to com tempo pra comprar roupas novas.</text:p>
            <text:p>TÃ´ escrevendo pro disco novo  aguarda aÃ­ !</text:p>
            <text:p>#aquario em SÃ£o Paulo  Brazil https://t.co/qKaWGNrjRm</text:p>
          </table:table-cell>
          <table:table-cell table:style-name="ce12" table:formula="of:=[.A3]-3/24" office:value-type="date" office:date-value="2019-03-09T12:36:52" calcext:value-type="date">
            <text:p>09/03/19 12:36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0T16:31:48" calcext:value-type="date">
            <text:p>2019-03-10 16:31:48</text:p>
          </table:table-cell>
          <table:table-cell/>
          <table:table-cell table:style-name="ce3" office:value-type="string" calcext:value-type="string">
            <text:p>Neste domingo mais uma ediÃ§Ã£o do Chute Moleque no intervalo do jogo @oficialjuventus 1 x 0 @ecaguasanta! Foi muito legal e agradeÃ§o a participaÃ§Ã£o de todos que chutaram e tentaram fazer oâ€¦ https://t.co/W5CRulnJof</text:p>
          </table:table-cell>
          <table:table-cell table:style-name="ce12" table:formula="of:=[.A4]-3/24" office:value-type="date" office:date-value="2019-03-10T13:31:48" calcext:value-type="date">
            <text:p>10/03/19 13:31</text:p>
          </table:table-cell>
          <table:table-cell table:number-columns-repeated="60"/>
        </table:table-row>
        <table:table-row table:style-name="ro3">
          <table:table-cell table:style-name="ce4" office:value-type="date" office:date-value="2019-03-11T15:09:19" calcext:value-type="date">
            <text:p>2019-03-11 15:09:19</text:p>
          </table:table-cell>
          <table:table-cell table:style-name="ce3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/>
          <table:table-cell table:style-name="ce12" table:formula="of:=[.A5]-3/24" office:value-type="date" office:date-value="2019-03-11T12:09:19" calcext:value-type="date">
            <text:p>11/03/19 12:09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4:54:26" calcext:value-type="date">
            <text:p>2019-03-11 14:54:26</text:p>
          </table:table-cell>
          <table:table-cell table:style-name="ce3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/>
          <table:table-cell table:style-name="ce12" table:formula="of:=[.A6]-3/24" office:value-type="date" office:date-value="2019-03-11T11:54:26" calcext:value-type="date">
            <text:p>11/03/19 11:54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2:57:16" calcext:value-type="date">
            <text:p>2019-03-11 12:57:16</text:p>
          </table:table-cell>
          <table:table-cell/>
          <table:table-cell table:style-name="ce3" office:value-type="string" calcext:value-type="string">
            <text:p>aguardando Helen Cristina sair do grupo de psicologia em AACD MOOCA SP https://t.co/XjjQeHfvoE</text:p>
          </table:table-cell>
          <table:table-cell table:style-name="ce12" table:formula="of:=[.A7]-3/24" office:value-type="date" office:date-value="2019-03-11T09:57:16" calcext:value-type="date">
            <text:p>11/03/19 09:57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2:46:36" calcext:value-type="date">
            <text:p>2019-03-11 12:46:36</text:p>
          </table:table-cell>
          <table:table-cell table:style-name="ce3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/>
          <table:table-cell table:style-name="ce12" table:formula="of:=[.A8]-3/24" office:value-type="date" office:date-value="2019-03-11T09:46:36" calcext:value-type="date">
            <text:p>11/03/19 09:46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2:46:03" calcext:value-type="date">
            <text:p>2019-03-11 12:46:03</text:p>
          </table:table-cell>
          <table:table-cell table:style-name="ce3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/>
          <table:table-cell table:style-name="ce12" table:formula="of:=[.A9]-3/24" office:value-type="date" office:date-value="2019-03-11T09:46:03" calcext:value-type="date">
            <text:p>11/03/19 09:46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2:44:38" calcext:value-type="date">
            <text:p>2019-03-11 12:44:38</text:p>
          </table:table-cell>
          <table:table-cell table:style-name="ce3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/>
          <table:table-cell table:style-name="ce12" table:formula="of:=[.A10]-3/24" office:value-type="date" office:date-value="2019-03-11T09:44:38" calcext:value-type="date">
            <text:p>11/03/19 09:44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11:59:21" calcext:value-type="date">
            <text:p>2019-03-11 11:59:21</text:p>
          </table:table-cell>
          <table:table-cell table:style-name="ce3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/>
          <table:table-cell table:style-name="ce12" table:formula="of:=[.A11]-3/24" office:value-type="date" office:date-value="2019-03-11T08:59:21" calcext:value-type="date">
            <text:p>11/03/19 08:59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1T00:15:27" calcext:value-type="date">
            <text:p>2019-03-11 00:15:27</text:p>
          </table:table-cell>
          <table:table-cell/>
          <table:table-cell table:style-name="ce3" office:value-type="string" calcext:value-type="string">
            <text:p>Carnaval â_x009d_¤ï¸_x008f_ jÃ¡ estou aguardando o do ano que vem. em ConsolaÃ§Ã£o https://t.co/ZcOMfKnkKd</text:p>
          </table:table-cell>
          <table:table-cell table:style-name="ce12" table:formula="of:=[.A12]-3/24" office:value-type="date" office:date-value="2019-03-10T21:15:27" calcext:value-type="date">
            <text:p>10/03/19 21:15</text:p>
          </table:table-cell>
          <table:table-cell table:number-columns-repeated="60"/>
        </table:table-row>
        <table:table-row table:style-name="ro1">
          <table:table-cell table:style-name="ce4" office:value-type="date" office:date-value="2019-03-12T23:23:31" calcext:value-type="date">
            <text:p>2019-03-12 23:23:31</text:p>
          </table:table-cell>
          <table:table-cell/>
          <table:table-cell table:style-name="ce3" office:value-type="string" calcext:value-type="string">
            <text:p>da uma agua com assukah pra ela</text:p>
          </table:table-cell>
          <table:table-cell table:style-name="ce12" table:formula="of:=[.A13]-3/24" office:value-type="date" office:date-value="2019-03-12T20:23:31" calcext:value-type="date">
            <text:p>12/03/19 20:23</text:p>
          </table:table-cell>
          <table:table-cell table:number-columns-repeated="60"/>
        </table:table-row>
        <table:table-row table:style-name="ro4">
          <table:table-cell table:style-name="ce4" office:value-type="date" office:date-value="2019-03-12T21:32:24" calcext:value-type="date">
            <text:p>2019-03-12 21:32:24</text:p>
          </table:table-cell>
          <table:table-cell table:style-name="ce3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/>
          <table:table-cell table:style-name="ce12" table:formula="of:=[.A14]-3/24" office:value-type="date" office:date-value="2019-03-12T18:32:24" calcext:value-type="date">
            <text:p>12/03/19 18:32</text:p>
          </table:table-cell>
          <table:table-cell table:number-columns-repeated="60"/>
        </table:table-row>
        <table:table-row table:style-name="ro5">
          <table:table-cell table:style-name="ce4" office:value-type="date" office:date-value="2019-03-12T21:02:17" calcext:value-type="date">
            <text:p>2019-03-12 21:02:17</text:p>
          </table:table-cell>
          <table:table-cell table:style-name="ce3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/>
          <table:table-cell table:style-name="ce12" table:formula="of:=[.A15]-3/24" office:value-type="date" office:date-value="2019-03-12T18:02:17" calcext:value-type="date">
            <text:p>12/03/19 18:02</text:p>
          </table:table-cell>
          <table:table-cell table:number-columns-repeated="60"/>
        </table:table-row>
        <table:table-row table:style-name="ro2">
          <table:table-cell table:style-name="ce4" office:value-type="date" office:date-value="2019-03-12T14:08:47" calcext:value-type="date">
            <text:p>2019-03-12 14:08:47</text:p>
          </table:table-cell>
          <table:table-cell table:style-name="ce3" office:value-type="string" calcext:value-type="string">
            <text:p>A cidade inunda pra dizer pra seus habitantes: - Eu nÃ£o suporto tanto lixo!</text:p>
            <text:p/>
            <text:p>#enchente #alagamento #chuva #saopaulo #temporal #sp #chuvaforte #tempestade #inundacao #enchentes #chuvasâ€¦ https://t.co/IiwhG0JkPn</text:p>
          </table:table-cell>
          <table:table-cell/>
          <table:table-cell table:style-name="ce12" table:formula="of:=[.A16]-3/24" office:value-type="date" office:date-value="2019-03-12T11:08:47" calcext:value-type="date">
            <text:p>12/03/19 11:08</text:p>
          </table:table-cell>
          <table:table-cell table:number-columns-repeated="60"/>
        </table:table-row>
        <table:table-row table:style-name="ro2">
          <table:table-cell table:style-name="ce4" office:value-type="date" office:date-value="2019-03-12T12:43:02" calcext:value-type="date">
            <text:p>2019-03-12 12:43:02</text:p>
          </table:table-cell>
          <table:table-cell/>
          <table:table-cell table:style-name="ce3" office:value-type="string" calcext:value-type="string">
            <text:p>A sua resposta que tanto  aguarda   estÃ¡ na ObediÃªncia   porque Deus Ã© bom e a sua misericÃ³rdia dura para sempre.</text:p>
            <text:p>Espera com paciÃªncia.ðŸ™_x008f_ðŸ‘_x008d_</text:p>
            <text:p>Creia   confie e tenha fÃ©   o seu corpo e temploâ€¦ https://t.co/ovd4HnymKV</text:p>
          </table:table-cell>
          <table:table-cell table:style-name="ce12" table:formula="of:=[.A17]-3/24" office:value-type="date" office:date-value="2019-03-12T09:43:02" calcext:value-type="date">
            <text:p>12/03/19 09:43</text:p>
          </table:table-cell>
          <table:table-cell table:number-columns-repeated="60"/>
        </table:table-row>
        <table:table-row table:style-name="ro3">
          <table:table-cell table:style-name="ce4" office:value-type="date" office:date-value="2019-03-12T07:17:45" calcext:value-type="date">
            <text:p>2019-03-12 07:17:45</text:p>
          </table:table-cell>
          <table:table-cell table:style-name="ce3" office:value-type="string" calcext:value-type="string">
            <text:p>A cidade inunda pra dizer pra seus habitantes:</text:p>
            <text:p/>
            <text:p>- Eu nÃ£o suporto tanto lixo!</text:p>
            <text:p/>
            <text:p>#enchente #alagamento #chuva #saopaulo #temporal #sp #chuvaforte #tempestade #inundacao #enchentes #chuvasâ€¦ https://t.co/N6rNLudhqI</text:p>
          </table:table-cell>
          <table:table-cell/>
          <table:table-cell table:style-name="ce12" table:formula="of:=[.A18]-3/24" office:value-type="date" office:date-value="2019-03-12T04:17:45" calcext:value-type="date">
            <text:p>12/03/19 04:17</text:p>
          </table:table-cell>
          <table:table-cell table:number-columns-repeated="60"/>
        </table:table-row>
        <table:table-row table:style-name="ro5">
          <table:table-cell table:style-name="ce4" office:value-type="date" office:date-value="2019-03-12T04:02:44" calcext:value-type="date">
            <text:p>2019-03-12 04:02:44</text:p>
          </table:table-cell>
          <table:table-cell/>
          <table:table-cell table:style-name="ce3" office:value-type="string" calcext:value-type="string">
            <text:p>OLHA O QUE Ã‰ MALDIÃ‡ÃƒO DE BERÃ‡O ðŸ‘¹</text:p>
            <text:p>Quanto mais abordoa luta  pior fica sua vida. AtÃ© o que era pra dar certo  acaba dando errado... ðŸ‘¿</text:p>
            <text:p/>
            <text:p>Lhe aguardo na VigÃ­lia das Grandezas de Deus  22h  noâ€¦ https://t.co/KdR39du97W</text:p>
          </table:table-cell>
          <table:table-cell table:style-name="ce12" table:formula="of:=[.A19]-3/24" office:value-type="date" office:date-value="2019-03-12T01:02:44" calcext:value-type="date">
            <text:p>12/03/19 01:02</text:p>
          </table:table-cell>
          <table:table-cell table:number-columns-repeated="60"/>
        </table:table-row>
        <table:table-row table:style-name="ro1" table:number-rows-repeated="70">
          <table:table-cell table:style-name="ce8"/>
          <table:table-cell table:number-columns-repeated="63"/>
        </table:table-row>
        <table:table-row table:style-name="ro1" table:number-rows-repeated="912">
          <table:table-cell table:style-name="ce3"/>
          <table:table-cell table:number-columns-repeated="63"/>
        </table:table-row>
        <table:table-row table:style-name="ro6" table:number-rows-repeated="1047574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Fid e rep tweets" table:style-name="ta5">
        <table:table-column table:style-name="co4" table:default-cell-style-name="ce42"/>
        <table:table-column table:style-name="co6" table:default-cell-style-name="ce42"/>
        <table:table-column table:style-name="co1" table:default-cell-style-name="ce42"/>
        <table:table-column table:style-name="co7" table:default-cell-style-name="ce42"/>
        <table:table-column table:style-name="co1" table:default-cell-style-name="ce42"/>
        <table:table-column table:style-name="co6" table:default-cell-style-name="ce42"/>
        <table:table-column table:style-name="co1" table:default-cell-style-name="ce42"/>
        <table:table-column table:style-name="co7" table:default-cell-style-name="ce42"/>
        <table:table-column table:style-name="co1" table:number-columns-repeated="1016" table:default-cell-style-name="ce42"/>
        <table:table-row table:style-name="ro11">
          <table:table-cell table:style-name="ce39" office:value-type="string" calcext:value-type="string">
            <text:p>tweet METEO </text:p>
          </table:table-cell>
          <table:table-cell table:style-name="ce39" office:value-type="string" calcext:value-type="string">
            <text:p>data METEO</text:p>
          </table:table-cell>
          <table:table-cell table:style-name="ce39" office:value-type="string" calcext:value-type="string">
            <text:p>tweet HIDRO</text:p>
          </table:table-cell>
          <table:table-cell table:style-name="ce39" office:value-type="string" calcext:value-type="string">
            <text:p>data HIDRO </text:p>
          </table:table-cell>
          <table:table-cell table:style-name="ce51" office:value-type="string" calcext:value-type="string">
            <text:p>Repercussão METEO </text:p>
          </table:table-cell>
          <table:table-cell table:style-name="ce51" office:value-type="string" calcext:value-type="string">
            <text:p>data BR</text:p>
          </table:table-cell>
          <table:table-cell table:style-name="ce51" office:value-type="string" calcext:value-type="string">
            <text:p>Repercussão HIDRO </text:p>
          </table:table-cell>
          <table:table-cell table:style-name="ce51" office:value-type="string" calcext:value-type="string">
            <text:p>data BR </text:p>
          </table:table-cell>
          <table:table-cell table:number-columns-repeated="1016"/>
        </table:table-row>
        <table:table-row table:style-name="ro12">
          <table:table-cell table:style-name="ce40" office:value-type="string" calcext:value-type="string">
            <text:p>#sky #twlight #clouds #cloud #rainy #sp em SÃ£o Paulo <text:s/>Brazil https://t.co/7i0HFyyEg2</text:p>
          </table:table-cell>
          <table:table-cell table:style-name="ce43" office:value-type="date" office:date-value="2019-03-09T18:36:50" calcext:value-type="date">
            <text:p>2019-03-09 18:36:50</text:p>
          </table:table-cell>
          <table:table-cell table:style-name="ce45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50" office:value-type="date" office:date-value="2019-03-11T12:09:19" calcext:value-type="date">
            <text:p>11/03/19 12:09</text:p>
          </table:table-cell>
          <table:table-cell table:style-name="ce52" office:value-type="string" calcext:value-type="string">
            <text:p>A chuva sÃ³ deixou melhor.</text:p>
            <text:p>#BlocoDaDiversidade em Largo Do Arouche <text:a xlink:href="https://t.co/GHQGszAVHr" xlink:type="simple">https://t.co/GHQGszAVHr</text:a></text:p>
          </table:table-cell>
          <table:table-cell table:style-name="ce55" office:value-type="date" office:date-value="2019-03-09T20:29:10" calcext:value-type="date">
            <text:p>2019-03-09 20:29:10</text:p>
          </table:table-cell>
          <table:table-cell table:style-name="ce56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58" office:value-type="date" office:date-value="2019-03-11T12:09:19" calcext:value-type="date">
            <text:p>11/03/19 12:09</text:p>
          </table:table-cell>
          <table:table-cell table:number-columns-repeated="1016"/>
        </table:table-row>
        <table:table-row table:style-name="ro11">
          <table:table-cell table:style-name="ce40" office:value-type="string" calcext:value-type="string">
            <text:p>ðŸŒ† #rain #sunset #nightfall #splovers #sampa em SÃ£o Paulo <text:s/>Brazil https://t.co/ENqADY0I5c</text:p>
          </table:table-cell>
          <table:table-cell table:style-name="ce43" office:value-type="date" office:date-value="2019-03-09T18:34:36" calcext:value-type="date">
            <text:p>2019-03-09 18:34:36</text:p>
          </table:table-cell>
          <table:table-cell table:style-name="ce45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50" office:value-type="date" office:date-value="2019-03-11T11:54:26" calcext:value-type="date">
            <text:p>11/03/19 11:54</text:p>
          </table:table-cell>
          <table:table-cell table:style-name="ce52" office:value-type="string" calcext:value-type="string">
            <text:p>E o sigabemcaminhoneira Ã© o melhor bloco de SÃ£o Paulo. Nem a chuva para a sapatao â_x009d_¤ï¸_x008f_ðŸŒˆ em SÃ£o Paulo <text:s/>Brazil https://t.co/OXpr9cXxC9</text:p>
          </table:table-cell>
          <table:table-cell table:style-name="ce55" office:value-type="date" office:date-value="2019-03-09T19:40:24" calcext:value-type="date">
            <text:p>2019-03-09 19:40:24</text:p>
          </table:table-cell>
          <table:table-cell table:style-name="ce56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58" office:value-type="date" office:date-value="2019-03-11T11:54:26" calcext:value-type="date">
            <text:p>11/03/19 11:54</text:p>
          </table:table-cell>
          <table:table-cell table:number-columns-repeated="1016"/>
        </table:table-row>
        <table:table-row table:style-name="ro13">
          <table:table-cell table:style-name="ce40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style-name="ce43" office:value-type="date" office:date-value="2019-03-09T17:23:58" calcext:value-type="date">
            <text:p>2019-03-09 17:23:58</text:p>
          </table:table-cell>
          <table:table-cell table:style-name="ce4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 table:style-name="ce50" office:value-type="date" office:date-value="2019-03-11T09:46:36" calcext:value-type="date">
            <text:p>11/03/19 09:46</text:p>
          </table:table-cell>
          <table:table-cell table:style-name="ce52" office:value-type="string" calcext:value-type="string">
            <text:p>ATENÃ‡ÃƒO! A sessÃ£o de hoje (9) da #TAGMachine foi CANCELADA devido Ã  forte chuva na regiÃ£o. VOLTAMOS COM TU-DO NA SEMANA QUE VEM (16) para a estreia da terceira temporada dessa peÃ§a cheiaâ€¦ https://t.co/suLqMRpZZH</text:p>
          </table:table-cell>
          <table:table-cell table:style-name="ce55" office:value-type="date" office:date-value="2019-03-09T19:39:54" calcext:value-type="date">
            <text:p>2019-03-09 19:39:54</text:p>
          </table:table-cell>
          <table:table-cell table:style-name="ce56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 table:style-name="ce58" office:value-type="date" office:date-value="2019-03-11T09:46:36" calcext:value-type="date">
            <text:p>11/03/19 09:46</text:p>
          </table:table-cell>
          <table:table-cell table:number-columns-repeated="1016"/>
        </table:table-row>
        <table:table-row table:style-name="ro11">
          <table:table-cell table:style-name="ce40" office:value-type="string" calcext:value-type="string">
            <text:p>Esperando outro bloco passar antes da chuva!!ðŸ˜‚ðŸ˜‚ðŸ˜‚ <text:s/>#pÃ³scarnaval2019 #Mylove #skol em PraÃ§a Da Republica - SÃ£o Paulo https://t.co/pZhlYKeoOD</text:p>
          </table:table-cell>
          <table:table-cell table:style-name="ce43" office:value-type="date" office:date-value="2019-03-09T16:56:01" calcext:value-type="date">
            <text:p>2019-03-09 16:56:01</text:p>
          </table:table-cell>
          <table:table-cell table:style-name="ce4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 table:style-name="ce50" office:value-type="date" office:date-value="2019-03-11T09:46:03" calcext:value-type="date">
            <text:p>11/03/19 09:46</text:p>
          </table:table-cell>
          <table:table-cell table:style-name="ce52" office:value-type="string" calcext:value-type="string">
            <text:p>E pra fechar o carnaval <text:s/>chuva pra lavar a alma cheia de gliter (e tombar o look) em Bloco Meu Santo Ã© Pop https://t.co/y0wcuytgHG</text:p>
          </table:table-cell>
          <table:table-cell table:style-name="ce55" office:value-type="date" office:date-value="2019-03-09T19:30:29" calcext:value-type="date">
            <text:p>2019-03-09 19:30:29</text:p>
          </table:table-cell>
          <table:table-cell table:style-name="ce56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 table:style-name="ce58" office:value-type="date" office:date-value="2019-03-11T09:46:03" calcext:value-type="date">
            <text:p>11/03/19 09:46</text:p>
          </table:table-cell>
          <table:table-cell table:number-columns-repeated="1016"/>
        </table:table-row>
        <table:table-row table:style-name="ro14">
          <table:table-cell table:style-name="ce40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style-name="ce43" office:value-type="date" office:date-value="2019-03-10T22:37:34" calcext:value-type="date">
            <text:p>2019-03-10 22:37:34</text:p>
          </table:table-cell>
          <table:table-cell table:style-name="ce4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 table:style-name="ce50" office:value-type="date" office:date-value="2019-03-11T09:44:38" calcext:value-type="date">
            <text:p>11/03/19 09:44</text:p>
          </table:table-cell>
          <table:table-cell table:style-name="ce52" office:value-type="string" calcext:value-type="string">
            <text:p>Teve bloco Largadinho com @claudialeitte em SÃ£o Paulo SIIIIMMM! Pena que a chuva fez o show terminar antes e a gente voltar pra casa todo molhado mais uma vez!â€¦ https://t.co/YNEGAgbeBk</text:p>
          </table:table-cell>
          <table:table-cell table:style-name="ce55" office:value-type="date" office:date-value="2019-03-09T19:24:45" calcext:value-type="date">
            <text:p>2019-03-09 19:24:45</text:p>
          </table:table-cell>
          <table:table-cell table:style-name="ce56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 table:style-name="ce58" office:value-type="date" office:date-value="2019-03-11T09:44:38" calcext:value-type="date">
            <text:p>11/03/19 09:44</text:p>
          </table:table-cell>
          <table:table-cell table:number-columns-repeated="1016"/>
        </table:table-row>
        <table:table-row table:style-name="ro11">
          <table:table-cell table:style-name="ce40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style-name="ce43" office:value-type="date" office:date-value="2019-03-10T22:10:14" calcext:value-type="date">
            <text:p>2019-03-10 22:10:14</text:p>
          </table:table-cell>
          <table:table-cell table:style-name="ce45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50" office:value-type="date" office:date-value="2019-03-11T08:59:21" calcext:value-type="date">
            <text:p>11/03/19 08:59</text:p>
          </table:table-cell>
          <table:table-cell table:style-name="ce52" office:value-type="string" calcext:value-type="string">
            <text:p>#sky #twlight #clouds #cloud #rainy #sp em SÃ£o Paulo <text:s/>Brazil https://t.co/7i0HFyyEg2</text:p>
          </table:table-cell>
          <table:table-cell table:style-name="ce55" office:value-type="date" office:date-value="2019-03-09T18:36:50" calcext:value-type="date">
            <text:p>2019-03-09 18:36:50</text:p>
          </table:table-cell>
          <table:table-cell table:style-name="ce56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58" office:value-type="date" office:date-value="2019-03-11T08:59:21" calcext:value-type="date">
            <text:p>11/03/19 08:59</text:p>
          </table:table-cell>
          <table:table-cell table:number-columns-repeated="1016"/>
        </table:table-row>
        <table:table-row table:style-name="ro15">
          <table:table-cell table:style-name="ce40" office:value-type="string" calcext:value-type="string">
            <text:p>dia caÃ³tico sampa/ #temporal #sampa #brasil em SÃ£o Paulo <text:s/>Brazil https://t.co/cbEKejvt4Z</text:p>
          </table:table-cell>
          <table:table-cell table:style-name="ce43" office:value-type="date" office:date-value="2019-03-11T18:33:26" calcext:value-type="date">
            <text:p>2019-03-11 18:33:26</text:p>
          </table:table-cell>
          <table:table-cell table:style-name="ce45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50" office:value-type="date" office:date-value="2019-03-12T18:32:24" calcext:value-type="date">
            <text:p>12/03/19 18:32</text:p>
          </table:table-cell>
          <table:table-cell table:style-name="ce52" office:value-type="string" calcext:value-type="string">
            <text:p>ðŸŒ† #rain #sunset #nightfall #splovers #sampa em SÃ£o Paulo <text:s/>Brazil https://t.co/ENqADY0I5c</text:p>
          </table:table-cell>
          <table:table-cell table:style-name="ce55" office:value-type="date" office:date-value="2019-03-09T18:34:36" calcext:value-type="date">
            <text:p>2019-03-09 18:34:36</text:p>
          </table:table-cell>
          <table:table-cell table:style-name="ce56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58" office:value-type="date" office:date-value="2019-03-12T18:32:24" calcext:value-type="date">
            <text:p>12/03/19 18:32</text:p>
          </table:table-cell>
          <table:table-cell table:number-columns-repeated="1016"/>
        </table:table-row>
        <table:table-row table:style-name="ro13">
          <table:table-cell table:style-name="ce40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style-name="ce43" office:value-type="date" office:date-value="2019-03-11T17:30:37" calcext:value-type="date">
            <text:p>2019-03-11 17:30:37</text:p>
          </table:table-cell>
          <table:table-cell table:style-name="ce45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50" office:value-type="date" office:date-value="2019-03-12T18:02:17" calcext:value-type="date">
            <text:p>12/03/19 18:02</text:p>
          </table:table-cell>
          <table:table-cell table:style-name="ce52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style-name="ce55" office:value-type="date" office:date-value="2019-03-09T17:23:58" calcext:value-type="date">
            <text:p>2019-03-09 17:23:58</text:p>
          </table:table-cell>
          <table:table-cell table:style-name="ce56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58" office:value-type="date" office:date-value="2019-03-12T18:02:17" calcext:value-type="date">
            <text:p>12/03/19 18:02</text:p>
          </table:table-cell>
          <table:table-cell table:number-columns-repeated="1016"/>
        </table:table-row>
        <table:table-row table:style-name="ro14">
          <table:table-cell table:style-name="ce40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style-name="ce43" office:value-type="date" office:date-value="2019-03-11T17:08:18" calcext:value-type="date">
            <text:p>2019-03-11 17:08:18</text:p>
          </table:table-cell>
          <table:table-cell table:style-name="ce46" table:number-columns-repeated="2"/>
          <table:table-cell table:style-name="ce52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style-name="ce55" office:value-type="date" office:date-value="2019-03-11T17:30:37" calcext:value-type="date">
            <text:p>2019-03-11 17:30:37</text:p>
          </table:table-cell>
          <table:table-cell table:style-name="ce57" table:number-columns-repeated="2"/>
          <table:table-cell table:number-columns-repeated="1016"/>
        </table:table-row>
        <table:table-row table:style-name="ro15">
          <table:table-cell table:style-name="ce40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style-name="ce43" office:value-type="date" office:date-value="2019-03-11T15:25:42" calcext:value-type="date">
            <text:p>2019-03-11 15:25:42</text:p>
          </table:table-cell>
          <table:table-cell table:style-name="ce46" table:number-columns-repeated="2"/>
          <table:table-cell table:style-name="ce52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style-name="ce55" office:value-type="date" office:date-value="2019-03-11T17:08:18" calcext:value-type="date">
            <text:p>2019-03-11 17:08:18</text:p>
          </table:table-cell>
          <table:table-cell table:style-name="ce57" table:number-columns-repeated="2"/>
          <table:table-cell table:number-columns-repeated="1016"/>
        </table:table-row>
        <table:table-row table:style-name="ro15">
          <table:table-cell table:style-name="ce40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style-name="ce43" office:value-type="date" office:date-value="2019-03-11T14:50:22" calcext:value-type="date">
            <text:p>2019-03-11 14:50:22</text:p>
          </table:table-cell>
          <table:table-cell table:style-name="ce46" table:number-columns-repeated="2"/>
          <table:table-cell table:style-name="ce52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style-name="ce55" office:value-type="date" office:date-value="2019-03-11T15:25:42" calcext:value-type="date">
            <text:p>2019-03-11 15:25:42</text:p>
          </table:table-cell>
          <table:table-cell table:style-name="ce57" table:number-columns-repeated="2"/>
          <table:table-cell table:number-columns-repeated="1016"/>
        </table:table-row>
        <table:table-row table:style-name="ro11">
          <table:table-cell table:style-name="ce40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style-name="ce43" office:value-type="date" office:date-value="2019-03-11T14:39:48" calcext:value-type="date">
            <text:p>2019-03-11 14:39:48</text:p>
          </table:table-cell>
          <table:table-cell table:style-name="ce46" table:number-columns-repeated="2"/>
          <table:table-cell table:style-name="ce52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style-name="ce55" office:value-type="date" office:date-value="2019-03-11T14:50:22" calcext:value-type="date">
            <text:p>2019-03-11 14:50:22</text:p>
          </table:table-cell>
          <table:table-cell table:style-name="ce57" table:number-columns-repeated="2"/>
          <table:table-cell table:number-columns-repeated="1016"/>
        </table:table-row>
        <table:table-row table:style-name="ro12">
          <table:table-cell table:style-name="ce40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43" office:value-type="date" office:date-value="2019-03-11T12:09:19" calcext:value-type="date">
            <text:p>2019-03-11 12:09:19</text:p>
          </table:table-cell>
          <table:table-cell table:style-name="ce46" table:number-columns-repeated="2"/>
          <table:table-cell table:style-name="ce52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style-name="ce55" office:value-type="date" office:date-value="2019-03-11T14:39:48" calcext:value-type="date">
            <text:p>2019-03-11 14:39:48</text:p>
          </table:table-cell>
          <table:table-cell table:style-name="ce57" table:number-columns-repeated="2"/>
          <table:table-cell table:number-columns-repeated="1016"/>
        </table:table-row>
        <table:table-row table:style-name="ro12">
          <table:table-cell table:style-name="ce40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43" office:value-type="date" office:date-value="2019-03-11T11:54:26" calcext:value-type="date">
            <text:p>2019-03-11 11:54:26</text:p>
          </table:table-cell>
          <table:table-cell table:style-name="ce46" table:number-columns-repeated="2"/>
          <table:table-cell table:style-name="ce53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55" office:value-type="date" office:date-value="2019-03-11T12:09:19" calcext:value-type="date">
            <text:p>2019-03-11 12:09:19</text:p>
          </table:table-cell>
          <table:table-cell table:style-name="ce57" table:number-columns-repeated="2"/>
          <table:table-cell table:number-columns-repeated="1016"/>
        </table:table-row>
        <table:table-row table:style-name="ro11">
          <table:table-cell table:style-name="ce40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style-name="ce43" office:value-type="date" office:date-value="2019-03-11T11:40:20" calcext:value-type="date">
            <text:p>2019-03-11 11:40:20</text:p>
          </table:table-cell>
          <table:table-cell table:style-name="ce46" table:number-columns-repeated="2"/>
          <table:table-cell table:style-name="ce54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55" office:value-type="date" office:date-value="2019-03-11T11:54:26" calcext:value-type="date">
            <text:p>2019-03-11 11:54:26</text:p>
          </table:table-cell>
          <table:table-cell table:style-name="ce57" table:number-columns-repeated="2"/>
          <table:table-cell table:number-columns-repeated="1016"/>
        </table:table-row>
        <table:table-row table:style-name="ro11">
          <table:table-cell table:style-name="ce40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style-name="ce43" office:value-type="date" office:date-value="2019-03-11T11:26:16" calcext:value-type="date">
            <text:p>2019-03-11 11:26:16</text:p>
          </table:table-cell>
          <table:table-cell table:style-name="ce46" table:number-columns-repeated="2"/>
          <table:table-cell table:style-name="ce54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style-name="ce55" office:value-type="date" office:date-value="2019-03-11T11:40:20" calcext:value-type="date">
            <text:p>2019-03-11 11:40:20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style-name="ce43" office:value-type="date" office:date-value="2019-03-11T10:47:59" calcext:value-type="date">
            <text:p>2019-03-11 10:47:59</text:p>
          </table:table-cell>
          <table:table-cell table:style-name="ce46" table:number-columns-repeated="2"/>
          <table:table-cell table:style-name="ce54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style-name="ce55" office:value-type="date" office:date-value="2019-03-11T11:26:16" calcext:value-type="date">
            <text:p>2019-03-11 11:26:16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43" office:value-type="date" office:date-value="2019-03-11T08:59:21" calcext:value-type="date">
            <text:p>2019-03-11 08:59:21</text:p>
          </table:table-cell>
          <table:table-cell table:style-name="ce46" table:number-columns-repeated="2"/>
          <table:table-cell table:style-name="ce54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style-name="ce55" office:value-type="date" office:date-value="2019-03-11T10:47:59" calcext:value-type="date">
            <text:p>2019-03-11 10:47:59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style-name="ce43" office:value-type="date" office:date-value="2019-03-11T08:30:32" calcext:value-type="date">
            <text:p>2019-03-11 08:30:32</text:p>
          </table:table-cell>
          <table:table-cell table:style-name="ce46" table:number-columns-repeated="2"/>
          <table:table-cell table:style-name="ce54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55" office:value-type="date" office:date-value="2019-03-11T08:59:21" calcext:value-type="date">
            <text:p>2019-03-11 08:59:21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style-name="ce43" office:value-type="date" office:date-value="2019-03-11T06:47:14" calcext:value-type="date">
            <text:p>2019-03-11 06:47:14</text:p>
          </table:table-cell>
          <table:table-cell table:style-name="ce46" table:number-columns-repeated="2"/>
          <table:table-cell table:style-name="ce54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style-name="ce55" office:value-type="date" office:date-value="2019-03-11T08:30:32" calcext:value-type="date">
            <text:p>2019-03-11 08:30:32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style-name="ce43" office:value-type="date" office:date-value="2019-03-12T19:58:56" calcext:value-type="date">
            <text:p>2019-03-12 19:58:56</text:p>
          </table:table-cell>
          <table:table-cell table:style-name="ce46" table:number-columns-repeated="2"/>
          <table:table-cell table:style-name="ce54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style-name="ce55" office:value-type="date" office:date-value="2019-03-11T06:47:14" calcext:value-type="date">
            <text:p>2019-03-11 06:47:14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43" office:value-type="date" office:date-value="2019-03-12T18:32:24" calcext:value-type="date">
            <text:p>2019-03-12 18:32:24</text:p>
          </table:table-cell>
          <table:table-cell table:style-name="ce46" table:number-columns-repeated="2"/>
          <table:table-cell table:style-name="ce52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style-name="ce55" office:value-type="date" office:date-value="2019-03-10T22:37:34" calcext:value-type="date">
            <text:p>2019-03-10 22:37:34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A chuva comeÃ§ou forte <text:s/>e cheguei no treino. SaÃºde Ã© oque interessa!</text:p>
          </table:table-cell>
          <table:table-cell table:style-name="ce43" office:value-type="date" office:date-value="2019-03-12T18:18:20" calcext:value-type="date">
            <text:p>2019-03-12 18:18:20</text:p>
          </table:table-cell>
          <table:table-cell table:style-name="ce46" table:number-columns-repeated="2"/>
          <table:table-cell table:style-name="ce52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style-name="ce55" office:value-type="date" office:date-value="2019-03-10T22:10:14" calcext:value-type="date">
            <text:p>2019-03-10 22:10:14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43" office:value-type="date" office:date-value="2019-03-12T18:02:17" calcext:value-type="date">
            <text:p>2019-03-12 18:02:17</text:p>
          </table:table-cell>
          <table:table-cell table:style-name="ce46" table:number-columns-repeated="2"/>
          <table:table-cell table:style-name="ce52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style-name="ce55" office:value-type="date" office:date-value="2019-03-12T19:58:56" calcext:value-type="date">
            <text:p>2019-03-12 19:58:56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0" office:value-type="string" calcext:value-type="string">
            <text:p>SerÃ¡ que vem mais chuva?ðŸ¤¨ #boatardinha #rain #chuva #sol #nuvens #belasimagens #top #ðŸ˜Š #sp #saopaulo #buenastardes #photography #photo #foto #fotografia #video #verao #marÃ§o #brasil #ðŸ‡§ðŸ‡·â€¦ https://t.co/zANmH8pnuQ</text:p>
          </table:table-cell>
          <table:table-cell table:style-name="ce43" office:value-type="date" office:date-value="2019-03-12T17:00:29" calcext:value-type="date">
            <text:p>2019-03-12 17:00:29</text:p>
          </table:table-cell>
          <table:table-cell table:style-name="ce46" table:number-columns-repeated="2"/>
          <table:table-cell table:style-name="ce52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55" office:value-type="date" office:date-value="2019-03-12T18:32:24" calcext:value-type="date">
            <text:p>2019-03-12 18:32:24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style-name="ce41"/>
          <table:table-cell table:style-name="ce44"/>
          <table:table-cell table:number-columns-repeated="2"/>
          <table:table-cell table:style-name="ce52" office:value-type="string" calcext:value-type="string">
            <text:p>A chuva comeÃ§ou forte <text:s/>e cheguei no treino. SaÃºde Ã© oque interessa!</text:p>
          </table:table-cell>
          <table:table-cell table:style-name="ce55" office:value-type="date" office:date-value="2019-03-12T18:18:20" calcext:value-type="date">
            <text:p>2019-03-12 18:18:20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4"/>
          <table:table-cell table:style-name="ce52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55" office:value-type="date" office:date-value="2019-03-12T18:02:17" calcext:value-type="date">
            <text:p>2019-03-12 18:02:17</text:p>
          </table:table-cell>
          <table:table-cell table:style-name="ce57" table:number-columns-repeated="2"/>
          <table:table-cell table:number-columns-repeated="1016"/>
        </table:table-row>
        <table:table-row table:style-name="ro6">
          <table:table-cell table:number-columns-repeated="4"/>
          <table:table-cell table:style-name="ce41"/>
          <table:table-cell table:style-name="ce44"/>
          <table:table-cell table:number-columns-repeated="1018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idelidade das palavras " table:style-name="ta6">
        <table:table-column table:style-name="co8" table:default-cell-style-name="ce64"/>
        <table:table-column table:style-name="co1" table:number-columns-repeated="3" table:default-cell-style-name="ce64"/>
        <table:table-column table:style-name="co9" table:default-cell-style-name="ce64"/>
        <table:table-column table:style-name="co1" table:number-columns-repeated="1019" table:default-cell-style-name="ce64"/>
        <table:table-row table:style-name="ro16">
          <table:table-cell table:style-name="ce59" office:value-type="string" calcext:value-type="string">
            <text:p>METEO Palavras </text:p>
          </table:table-cell>
          <table:table-cell table:style-name="ce59" office:value-type="string" calcext:value-type="string">
            <text:p>Fidelidade (Frequência absoluta)</text:p>
          </table:table-cell>
          <table:table-cell table:style-name="ce59" office:value-type="string" calcext:value-type="string">
            <text:p>Fidelidade/dias</text:p>
          </table:table-cell>
          <table:table-cell table:style-name="ce59" office:value-type="string" calcext:value-type="string">
            <text:p>Repercussão </text:p>
          </table:table-cell>
          <table:table-cell table:style-name="ce60" office:value-type="string" calcext:value-type="string">
            <text:p>HIDRO palavras</text:p>
          </table:table-cell>
          <table:table-cell table:style-name="ce60" office:value-type="string" calcext:value-type="string">
            <text:p>Fidelidade (Frequência absoluta)</text:p>
          </table:table-cell>
          <table:table-cell table:style-name="ce60" office:value-type="string" calcext:value-type="string">
            <text:p>Fidelidade/dias </text:p>
          </table:table-cell>
          <table:table-cell table:style-name="ce59" office:value-type="string" calcext:value-type="string">
            <text:p>Repercussão 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chuva</text:p>
          </table:table-cell>
          <table:table-cell table:style-name="ce59" office:value-type="float" office:value="20" calcext:value-type="float">
            <text:p>20</text:p>
          </table:table-cell>
          <table:table-cell table:style-name="ce62" table:formula="of:=[.B2]/4" office:value-type="float" office:value="5" calcext:value-type="float">
            <text:p>5</text:p>
          </table:table-cell>
          <table:table-cell table:style-name="ce65" office:value-type="float" office:value="23" calcext:value-type="float">
            <text:p>23,00</text:p>
          </table:table-cell>
          <table:table-cell table:style-name="ce70" office:value-type="string" calcext:value-type="string">
            <text:p>alagado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F2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rain </text:p>
          </table:table-cell>
          <table:table-cell table:style-name="ce59" office:value-type="float" office:value="5" calcext:value-type="float">
            <text:p>5</text:p>
          </table:table-cell>
          <table:table-cell table:style-name="ce62" table:formula="of:=[.B3]/4" office:value-type="float" office:value="1.25" calcext:value-type="float">
            <text:p>1,25</text:p>
          </table:table-cell>
          <table:table-cell table:style-name="ce65" office:value-type="float" office:value="4" calcext:value-type="float">
            <text:p>4,00</text:p>
          </table:table-cell>
          <table:table-cell table:style-name="ce70" office:value-type="string" calcext:value-type="string">
            <text:p>alagamento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formula="of:=[.F3]/4" office:value-type="float" office:value="1.75" calcext:value-type="float">
            <text:p>1,75</text:p>
          </table:table-cell>
          <table:table-cell table:style-name="ce69" office:value-type="float" office:value="7" calcext:value-type="float">
            <text:p>7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temporal </text:p>
          </table:table-cell>
          <table:table-cell table:style-name="ce59" office:value-type="float" office:value="2" calcext:value-type="float">
            <text:p>2</text:p>
          </table:table-cell>
          <table:table-cell table:style-name="ce62" table:formula="of:=[.B4]/4" office:value-type="float" office:value="0.5" calcext:value-type="float">
            <text:p>0,5</text:p>
          </table:table-cell>
          <table:table-cell table:style-name="ce65" office:value-type="float" office:value="1" calcext:value-type="float">
            <text:p>1,00</text:p>
          </table:table-cell>
          <table:table-cell table:style-name="ce70" office:value-type="string" calcext:value-type="string">
            <text:p>alagamentos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formula="of:=[.F4]/4" office:value-type="float" office:value="1.5" calcext:value-type="float">
            <text:p>1,5</text:p>
          </table:table-cell>
          <table:table-cell table:style-name="ce69" office:value-type="float" office:value="6" calcext:value-type="float">
            <text:p>6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lightning 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5]/4" office:value-type="float" office:value="0" calcext:value-type="float">
            <text:p>0</text:p>
          </table:table-cell>
          <table:table-cell table:style-name="ce65" office:value-type="float" office:value="0" calcext:value-type="float">
            <text:p>0,00</text:p>
          </table:table-cell>
          <table:table-cell table:style-name="ce70" office:value-type="string" calcext:value-type="string">
            <text:p>alagar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[.F5]/4" office:value-type="float" office:value="0.25" calcext:value-type="float">
            <text:p>0,25</text:p>
          </table:table-cell>
          <table:table-cell table:style-name="ce69" office:value-type="float" office:value="1" calcext:value-type="float">
            <text:p>1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tempestade </text:p>
          </table:table-cell>
          <table:table-cell table:style-name="ce59" office:value-type="float" office:value="1" calcext:value-type="float">
            <text:p>1</text:p>
          </table:table-cell>
          <table:table-cell table:style-name="ce62" table:formula="of:=[.B6]/4" office:value-type="float" office:value="0.25" calcext:value-type="float">
            <text:p>0,25</text:p>
          </table:table-cell>
          <table:table-cell table:style-name="ce65" office:value-type="float" office:value="1" calcext:value-type="float">
            <text:p>1,00</text:p>
          </table:table-cell>
          <table:table-cell table:style-name="ce70" office:value-type="string" calcext:value-type="string">
            <text:p>enchente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F6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chuvaforte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7]/4" office:value-type="float" office:value="0" calcext:value-type="float">
            <text:p>0</text:p>
          </table:table-cell>
          <table:table-cell table:style-name="ce65" office:value-type="float" office:value="0" calcext:value-type="float">
            <text:p>0,00</text:p>
          </table:table-cell>
          <table:table-cell table:style-name="ce70" office:value-type="string" calcext:value-type="string">
            <text:p>enchurrada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F7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chuvagranizo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8]/4" office:value-type="float" office:value="0" calcext:value-type="float">
            <text:p>0</text:p>
          </table:table-cell>
          <table:table-cell table:style-name="ce65" office:value-type="float" office:value="0" calcext:value-type="float">
            <text:p>0,00</text:p>
          </table:table-cell>
          <table:table-cell table:style-name="ce70" office:value-type="string" calcext:value-type="string">
            <text:p>inundação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F8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nublado 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9]/4" office:value-type="float" office:value="0" calcext:value-type="float">
            <text:p>0</text:p>
          </table:table-cell>
          <table:table-cell table:style-name="ce68" office:value-type="float" office:value="0" calcext:value-type="float">
            <text:p>0,00</text:p>
          </table:table-cell>
          <table:table-cell table:style-name="ce60" office:value-type="string" calcext:value-type="string">
            <text:p>agua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formula="of:=[.F9]/4" office:value-type="float" office:value="0.25" calcext:value-type="float">
            <text:p>0,25</text:p>
          </table:table-cell>
          <table:table-cell table:style-name="ce69" office:value-type="float" office:value="1" calcext:value-type="float">
            <text:p>1,00</text:p>
          </table:table-cell>
          <table:table-cell table:number-columns-repeated="1016"/>
        </table:table-row>
        <table:table-row table:style-name="ro16">
          <table:table-cell table:style-name="ce60" office:value-type="string" calcext:value-type="string">
            <text:p>chuvadeverao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10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style-name="ce62" office:value-type="string" calcext:value-type="string">
            <text:p>HIDRO TOTAL</text:p>
          </table:table-cell>
          <table:table-cell table:style-name="ce62" table:formula="of:=SUM([.F2:.F9])" office:value-type="float" office:value="15" calcext:value-type="float">
            <text:p>15</text:p>
          </table:table-cell>
          <table:table-cell table:style-name="ce62" table:number-columns-repeated="2"/>
          <table:table-cell table:number-columns-repeated="1016"/>
        </table:table-row>
        <table:table-row table:style-name="ro16">
          <table:table-cell table:style-name="ce59" office:value-type="string" calcext:value-type="string">
            <text:p>trovão 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11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20"/>
        </table:table-row>
        <table:table-row table:style-name="ro16">
          <table:table-cell table:style-name="ce59" office:value-type="string" calcext:value-type="string">
            <text:p>chuvas </text:p>
          </table:table-cell>
          <table:table-cell table:style-name="ce59" office:value-type="float" office:value="3" calcext:value-type="float">
            <text:p>3</text:p>
          </table:table-cell>
          <table:table-cell table:style-name="ce62" table:formula="of:=[.B12]/4" office:value-type="float" office:value="0.75" calcext:value-type="float">
            <text:p>0,75</text:p>
          </table:table-cell>
          <table:table-cell table:style-name="ce69" office:value-type="float" office:value="3" calcext:value-type="float">
            <text:p>3,00</text:p>
          </table:table-cell>
          <table:table-cell table:number-columns-repeated="1020"/>
        </table:table-row>
        <table:table-row table:style-name="ro16">
          <table:table-cell table:style-name="ce59" office:value-type="string" calcext:value-type="string">
            <text:p>ChuvaSP</text:p>
          </table:table-cell>
          <table:table-cell table:style-name="ce59" office:value-type="float" office:value="1" calcext:value-type="float">
            <text:p>1</text:p>
          </table:table-cell>
          <table:table-cell table:style-name="ce62" table:formula="of:=[.B13]/4" office:value-type="float" office:value="0.25" calcext:value-type="float">
            <text:p>0,25</text:p>
          </table:table-cell>
          <table:table-cell table:style-name="ce69" office:value-type="float" office:value="1" calcext:value-type="float">
            <text:p>1,00</text:p>
          </table:table-cell>
          <table:table-cell table:number-columns-repeated="1020"/>
        </table:table-row>
        <table:table-row table:style-name="ro16">
          <table:table-cell table:style-name="ce59" office:value-type="string" calcext:value-type="string">
            <text:p>rainbow 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14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20"/>
        </table:table-row>
        <table:table-row table:style-name="ro16">
          <table:table-cell table:style-name="ce59" office:value-type="string" calcext:value-type="string">
            <text:p>precipitação</text:p>
          </table:table-cell>
          <table:table-cell table:style-name="ce59" office:value-type="float" office:value="0" calcext:value-type="float">
            <text:p>0</text:p>
          </table:table-cell>
          <table:table-cell table:style-name="ce62" table:formula="of:=[.B15]/4" office:value-type="float" office:value="0" calcext:value-type="float">
            <text:p>0</text:p>
          </table:table-cell>
          <table:table-cell table:style-name="ce69" office:value-type="float" office:value="0" calcext:value-type="float">
            <text:p>0,00</text:p>
          </table:table-cell>
          <table:table-cell table:number-columns-repeated="1020"/>
        </table:table-row>
        <table:table-row table:style-name="ro6">
          <table:table-cell table:style-name="ce62" office:value-type="string" calcext:value-type="string">
            <text:p>METEO TOTAL</text:p>
          </table:table-cell>
          <table:table-cell table:style-name="ce62" table:formula="of:=SUM([.B2:.B15])" office:value-type="float" office:value="32" calcext:value-type="float">
            <text:p>32</text:p>
          </table:table-cell>
          <table:table-cell table:style-name="ce62" table:number-columns-repeated="2"/>
          <table:table-cell table:number-columns-repeated="1020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sh" table:style-name="ta7">
        <office:forms form:automatic-focus="false" form:apply-design-mode="false"/>
        <table:shapes>
          <draw:frame draw:z-index="0" draw:style-name="gr1" draw:text-style-name="P1" svg:width="16.023cm" svg:height="9.012cm" svg:x="0cm" svg:y="0cm">
            <draw:object draw:notify-on-update-of-ranges="'Fidelidade das palavras '.A2:'Fidelidade das palavras '.A15 'Fidelidade das palavras '.B1:'Fidelidade das palavras '.B1 'Fidelidade das palavras '.B2:'Fidelidade das palavras '.B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2" draw:text-style-name="P2" svg:width="15.999cm" svg:height="8.999cm" svg:x="20.868cm" svg:y="0.492cm">
            <draw:object draw:notify-on-update-of-ranges="'Fidelidade das palavras '.E2:'Fidelidade das palavras '.E9 'Fidelidade das palavras '.F1:'Fidelidade das palavras '.F1 'Fidelidade das palavras '.F2:'Fidelidade das palavras '.F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2" draw:text-style-name="P2" svg:width="16.023cm" svg:height="10.02cm" svg:x="2.641cm" svg:y="9.248cm">
            <draw:object draw:notify-on-update-of-ranges="'Fidelidade das palavras '.A2:'Fidelidade das palavras '.A15 'Fidelidade das palavras '.B1:'Fidelidade das palavras '.B1 'Fidelidade das palavras '.B2:'Fidelidade das palavras '.B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2" draw:text-style-name="P2" svg:width="15.875cm" svg:height="10.122cm" svg:x="21.525cm" svg:y="9.745cm">
            <draw:object draw:notify-on-update-of-ranges="'Fidelidade das palavras '.E2:'Fidelidade das palavras '.E9 'Fidelidade das palavras '.F1:'Fidelidade das palavras '.F1 'Fidelidade das palavras '.F2:'Fidelidade das palavras '.F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0" table:default-cell-style-name="Default"/>
        <table:table-row table:style-name="ro17">
          <table:table-cell/>
        </table:table-row>
      </table:table>
      <table:table table:name="0903" table:style-name="ta7">
        <office:forms form:automatic-focus="false" form:apply-design-mode="false"/>
        <table:table-column table:style-name="co10" table:number-columns-repeated="2" table:default-cell-style-name="ce62"/>
        <table:table-column table:style-name="co6" table:default-cell-style-name="ce62"/>
        <table:table-column table:style-name="co10" table:number-columns-repeated="1021" table:default-cell-style-name="ce62"/>
        <table:table-row table:style-name="ro16">
          <table:table-cell/>
          <table:table-cell table:style-name="ce72" office:value-type="string" calcext:value-type="string" table:number-columns-spanned="7" table:number-rows-spanned="1">
            <text:p>TWEETS FIDELIDADE</text:p>
          </table:table-cell>
          <table:covered-table-cell table:number-columns-repeated="6"/>
          <table:table-cell table:style-name="ce72" office:value-type="string" calcext:value-type="string" table:number-columns-spanned="7" table:number-rows-spanned="1">
            <text:p>ALAGAMENTOS 09/03</text:p>
          </table:table-cell>
          <table:covered-table-cell table:number-columns-repeated="6"/>
          <table:table-cell table:number-columns-repeated="1009"/>
        </table:table-row>
        <table:table-row table:style-name="ro16">
          <table:table-cell/>
          <table:table-cell table:style-name="ce73" office:value-type="string" calcext:value-type="string">
            <text:p>#sky #twlight #clouds #cloud #rainy #sp em SÃ£o Paulo  Brazil <text:a xlink:href="https://t.co/7i0HFyyEg2" xlink:type="simple">https://t.co/7i0HFyyEg2</text:a></text:p>
          </table:table-cell>
          <table:table-cell table:style-name="ce76" office:value-type="date" office:date-value="2019-03-09T18:36:50" calcext:value-type="date">
            <text:p>2019-03-09 18:36:50</text:p>
          </table:table-cell>
          <table:table-cell table:number-columns-repeated="5"/>
          <table:table-cell office:value-type="string" calcext:value-type="string">
            <text:p>PTE DAS BANDEIRAS SEN ROMEU TUMA-CASTELO BA SENNA - LOCAL-SE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7H13M00S" calcext:value-type="time">
            <text:p>17:13</text:p>
          </table:table-cell>
          <table:table-cell table:number-columns-repeated="1010"/>
        </table:table-row>
        <table:table-row table:style-name="ro16">
          <table:table-cell/>
          <table:table-cell table:style-name="ce73" office:value-type="string" calcext:value-type="string">
            <text:p>ðŸŒ† #rain #sunset #nightfall #splovers #sampa em SÃ£o Paulo <text:s/>Brazil https://t.co/ENqADY0I5c</text:p>
          </table:table-cell>
          <table:table-cell table:style-name="ce76" office:value-type="date" office:date-value="2019-03-09T18:34:36" calcext:value-type="date">
            <text:p>2019-03-09 18:34:36</text:p>
          </table:table-cell>
          <table:table-cell table:number-columns-repeated="5"/>
          <table:table-cell table:style-name="ce79" office:value-type="string" calcext:value-type="string">
            <text:p>PTE DAS BANDEIRAS SEN ROMEU TUMA-CASTELO BA SENNA - LOCAL-SE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7H13M00S" calcext:value-type="time">
            <text:p>17:13</text:p>
          </table:table-cell>
          <table:table-cell table:number-columns-repeated="1010"/>
        </table:table-row>
        <table:table-row table:style-name="ro18">
          <table:table-cell/>
          <table:table-cell table:style-name="ce73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style-name="ce76" office:value-type="date" office:date-value="2019-03-09T17:23:58" calcext:value-type="date">
            <text:p>2019-03-09 17:23:58</text:p>
          </table:table-cell>
          <table:table-cell table:number-columns-repeated="5"/>
          <table:table-cell table:style-name="ce79" office:value-type="string" calcext:value-type="string">
            <text:p>AV MARQ DE SAO VICENTE-UNICO - UNICA-LA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7H49M00S" calcext:value-type="time">
            <text:p>17:49</text:p>
          </table:table-cell>
          <table:table-cell table:number-columns-repeated="1010"/>
        </table:table-row>
        <table:table-row table:style-name="ro16">
          <table:table-cell/>
          <table:table-cell table:style-name="ce73" office:value-type="string" calcext:value-type="string">
            <text:p>Esperando outro bloco passar antes da chuva!!ðŸ˜‚ðŸ˜‚ðŸ˜‚ <text:s/>#pÃ³scarnaval2019 #Mylove #skol em PraÃ§a Da Republica - SÃ£o Paulo https://t.co/pZhlYKeoOD</text:p>
          </table:table-cell>
          <table:table-cell table:style-name="ce76" office:value-type="date" office:date-value="2019-03-09T16:56:01" calcext:value-type="date">
            <text:p>2019-03-09 16:56:01</text:p>
          </table:table-cell>
          <table:table-cell table:number-columns-repeated="5"/>
          <table:table-cell table:style-name="ce79" office:value-type="string" calcext:value-type="string">
            <text:p>AV NSRA DO O-AMBOS - UNICA-CV (LIMAO)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7H59M00S" calcext:value-type="time">
            <text:p>17:59</text:p>
          </table:table-cell>
          <table:table-cell table:number-columns-repeated="1010"/>
        </table:table-row>
        <table:table-row table:style-name="ro16">
          <table:table-cell/>
          <table:table-cell table:style-name="ce74" office:value-type="string" calcext:value-type="string" table:number-columns-spanned="7" table:number-rows-spanned="1">
            <text:p>PALAVRAS <text:s/>FIDELIDADE</text:p>
          </table:table-cell>
          <table:covered-table-cell table:number-columns-repeated="6" table:style-name="ce77"/>
          <table:table-cell office:value-type="string" calcext:value-type="string">
            <text:p>AV NSRA DO O-AMBOS - UNICA-CV (LIMAO)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7H59M00S" calcext:value-type="time">
            <text:p>17:59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METEO </text:p>
          </table:table-cell>
          <table:table-cell table:number-columns-repeated="6"/>
          <table:table-cell table:style-name="ce79" office:value-type="string" calcext:value-type="string">
            <text:p>R JOSE DE ALENCAR-CENTROBAIRRO - UNICA-MO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00M00S" calcext:value-type="time">
            <text:p>18:00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79" office:value-type="string" calcext:value-type="string">
            <text:p>R JOSE DE ALENCAR-CENTROBAIRRO - UNICA-MO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00M00S" calcext:value-type="time">
            <text:p>18:00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chuva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LTURA DO NUMERO 0-AMBOS - UNICA-PI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05M00S" calcext:value-type="time">
            <text:p>18:05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TOTA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79" office:value-type="string" calcext:value-type="string">
            <text:p>R EVANDRO CARLOS DE ANDRADE-INTERLAGOSCASTELO - LOCAL-PI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29M00S" calcext:value-type="time">
            <text:p>18:29</text:p>
          </table:table-cell>
          <table:table-cell table:number-columns-repeated="1010"/>
        </table:table-row>
        <table:table-row table:style-name="ro16">
          <table:table-cell/>
          <table:table-cell table:style-name="ce74" office:value-type="string" calcext:value-type="string" table:number-columns-spanned="7" table:number-rows-spanned="1">
            <text:p>PALAVRAS <text:s/>REPERCUSSÃO</text:p>
          </table:table-cell>
          <table:covered-table-cell table:number-columns-repeated="6" table:style-name="ce77"/>
          <table:table-cell table:style-name="ce79" office:value-type="string" calcext:value-type="string">
            <text:p>AV BOAVENTURA JOSE RODRIGUES NETO-CBINT-BT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33M00S" calcext:value-type="time">
            <text:p>18:33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METEO </text:p>
          </table:table-cell>
          <table:table-cell table:number-columns-repeated="6"/>
          <table:table-cell table:style-name="ce79" office:value-type="string" calcext:value-type="string">
            <text:p>ALTURA DO NUMERO 718-NAO INFORMADO - NAO INFORMADA-MG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33M00S" calcext:value-type="time">
            <text:p>18:33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chuva 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79" office:value-type="string" calcext:value-type="string">
            <text:p>ALTURA DO NUMERO 718-NAO INFORMADO - NAO INFORMADA-MG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33M00S" calcext:value-type="time">
            <text:p>18:33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V DR CARDOSO DE MELO <text:s/>R GOMES DE CARVALHO-CENTROBAIRRO - UNICA-PI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44M00S" calcext:value-type="time">
            <text:p>18:44</text:p>
          </table:table-cell>
          <table:table-cell table:number-columns-repeated="1010"/>
        </table:table-row>
        <table:table-row table:style-name="ro16">
          <table:table-cell/>
          <table:table-cell office:value-type="string" calcext:value-type="string">
            <text:p>TOTAL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79" office:value-type="string" calcext:value-type="string">
            <text:p>AV ANTONIO J DE MOURA ANDRADE-JABAQUARAIBIRAPUERA - UNICA-MG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46M00S" calcext:value-type="time">
            <text:p>18:46</text:p>
          </table:table-cell>
          <table:table-cell table:number-columns-repeated="1010"/>
        </table:table-row>
        <table:table-row table:style-name="ro16">
          <table:table-cell table:number-columns-repeated="8"/>
          <table:table-cell office:value-type="string" calcext:value-type="string">
            <text:p>AV DOS TRES PODERES NVAL OE-AMBOS - NAO INFORMADA-SE</text:p>
          </table:table-cell>
          <table:table-cell table:style-name="ce94" office:value-type="date" office:date-value="2019-03-09" calcext:value-type="date">
            <text:p>9/3/2019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019" calcext:value-type="float">
            <text:p>2019</text:p>
          </table:table-cell>
          <table:table-cell table:style-name="ce96" office:value-type="time" office:time-value="PT18H48M00S" calcext:value-type="time">
            <text:p>18:48</text:p>
          </table:table-cell>
          <table:table-cell table:number-columns-repeated="1010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/>
          <table:table-cell table:style-name="ce74" office:value-type="string" calcext:value-type="string" table:number-columns-spanned="7" table:number-rows-spanned="1">
            <text:p>TWEETS <text:s/>REPERCUSSÃO</text:p>
          </table:table-cell>
          <table:covered-table-cell table:number-columns-repeated="6" table:style-name="ce77"/>
          <table:table-cell table:number-columns-repeated="1016"/>
        </table:table-row>
        <table:table-row table:style-name="ro19">
          <table:table-cell/>
          <table:table-cell table:style-name="ce75" office:value-type="string" calcext:value-type="string">
            <text:p>A chuva sÃ³ deixou melhor.</text:p>
            <text:p>#BlocoDaDiversidade em Largo Do Arouche <text:a xlink:href="https://t.co/GHQGszAVHr" xlink:type="simple">https://t.co/GHQGszAVHr</text:a></text:p>
          </table:table-cell>
          <table:table-cell table:style-name="ce78" office:value-type="date" office:date-value="2019-03-09T20:29:10" calcext:value-type="date">
            <text:p>2019-03-09 20:29:10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E o sigabemcaminhoneira Ã© o melhor bloco de SÃ£o Paulo. Nem a chuva para a sapatao â_x009d_¤ï¸_x008f_ðŸŒˆ em SÃ£o Paulo <text:s/>Brazil https://t.co/OXpr9cXxC9</text:p>
          </table:table-cell>
          <table:table-cell table:style-name="ce78" office:value-type="date" office:date-value="2019-03-09T19:40:24" calcext:value-type="date">
            <text:p>2019-03-09 19:40:24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ATENÃ‡ÃƒO! A sessÃ£o de hoje (9) da #TAGMachine foi CANCELADA devido Ã  forte chuva na regiÃ£o. VOLTAMOS COM TU-DO NA SEMANA QUE VEM (16) para a estreia da terceira temporada dessa peÃ§a cheiaâ€¦ https://t.co/suLqMRpZZH</text:p>
          </table:table-cell>
          <table:table-cell table:style-name="ce78" office:value-type="date" office:date-value="2019-03-09T19:39:54" calcext:value-type="date">
            <text:p>2019-03-09 19:39:54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E pra fechar o carnaval <text:s/>chuva pra lavar a alma cheia de gliter (e tombar o look) em Bloco Meu Santo Ã© Pop https://t.co/y0wcuytgHG</text:p>
          </table:table-cell>
          <table:table-cell table:style-name="ce78" office:value-type="date" office:date-value="2019-03-09T19:30:29" calcext:value-type="date">
            <text:p>2019-03-09 19:30:29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Teve bloco Largadinho com @claudialeitte em SÃ£o Paulo SIIIIMMM! Pena que a chuva fez o show terminar antes e a gente voltar pra casa todo molhado mais uma vez!â€¦ https://t.co/YNEGAgbeBk</text:p>
          </table:table-cell>
          <table:table-cell table:style-name="ce78" office:value-type="date" office:date-value="2019-03-09T19:24:45" calcext:value-type="date">
            <text:p>2019-03-09 19:24:45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#sky #twlight #clouds #cloud #rainy #sp em SÃ£o Paulo <text:s/>Brazil https://t.co/7i0HFyyEg2</text:p>
          </table:table-cell>
          <table:table-cell table:style-name="ce78" office:value-type="date" office:date-value="2019-03-09T18:36:50" calcext:value-type="date">
            <text:p>2019-03-09 18:36:50</text:p>
          </table:table-cell>
          <table:table-cell table:number-columns-repeated="1021"/>
        </table:table-row>
        <table:table-row table:style-name="ro16">
          <table:table-cell/>
          <table:table-cell table:style-name="ce75" office:value-type="string" calcext:value-type="string">
            <text:p>ðŸŒ† #rain #sunset #nightfall #splovers #sampa em SÃ£o Paulo <text:s/>Brazil https://t.co/ENqADY0I5c</text:p>
          </table:table-cell>
          <table:table-cell table:style-name="ce78" office:value-type="date" office:date-value="2019-03-09T18:34:36" calcext:value-type="date">
            <text:p>2019-03-09 18:34:36</text:p>
          </table:table-cell>
          <table:table-cell table:number-columns-repeated="1021"/>
        </table:table-row>
        <table:table-row table:style-name="ro18">
          <table:table-cell/>
          <table:table-cell table:style-name="ce75" office:value-type="string" calcext:value-type="string">
            <text:p>Sun and rain ðŸŒ¦ </text:p>
            <text:p>.</text:p>
            <text:p>.</text:p>
            <text:p>.</text:p>
            <text:p>.</text:p>
            <text:p>#gratidao #obrigadodeuspormaisumdia #sp #newway #piscina #sol #chuva em CondomÃ­nio New Way https://t.co/CNgEit1RVC</text:p>
          </table:table-cell>
          <table:table-cell table:style-name="ce78" office:value-type="date" office:date-value="2019-03-09T17:23:58" calcext:value-type="date">
            <text:p>2019-03-09 17:23:58</text:p>
          </table:table-cell>
          <table:table-cell table:number-columns-repeated="1021"/>
        </table:table-row>
        <table:table-row table:style-name="ro16" table:number-rows-repeated="1048547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1003 " table:style-name="ta8">
        <table:table-column table:style-name="co1" table:default-cell-style-name="ce62"/>
        <table:table-column table:style-name="co11" table:default-cell-style-name="ce62"/>
        <table:table-column table:style-name="co1" table:number-columns-repeated="6" table:default-cell-style-name="ce62"/>
        <table:table-column table:style-name="co11" table:default-cell-style-name="ce62"/>
        <table:table-column table:style-name="co1" table:number-columns-repeated="1015" table:default-cell-style-name="ce62"/>
        <table:table-row table:style-name="ro16">
          <table:table-cell table:style-name="ce72" office:value-type="string" calcext:value-type="string" table:number-columns-spanned="7" table:number-rows-spanned="1">
            <text:p>ALAGAMENTOS 10/03</text:p>
          </table:table-cell>
          <table:covered-table-cell table:number-columns-repeated="6"/>
          <table:table-cell table:style-name="ce72" office:value-type="string" calcext:value-type="string" table:number-columns-spanned="7" table:number-rows-spanned="1">
            <text:p>Tweets REPERCUSSÃO</text:p>
          </table:table-cell>
          <table:covered-table-cell table:number-columns-repeated="6"/>
          <table:table-cell table:number-columns-repeated="1010"/>
        </table:table-row>
        <table:table-row table:style-name="ro20">
          <table:table-cell office:value-type="string" calcext:value-type="string">
            <text:p>AV GAL CHAGAS SANTOS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10M00S" calcext:value-type="time">
            <text:p>21:10</text:p>
          </table:table-cell>
          <table:table-cell/>
          <table:table-cell table:style-name="ce75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style-name="ce78" office:value-type="date" office:date-value="2019-03-10T22:37:34" calcext:value-type="date">
            <text:p>2019-03-10 22:37:34</text:p>
          </table:table-cell>
          <table:table-cell table:number-columns-repeated="1015"/>
        </table:table-row>
        <table:table-row table:style-name="ro16">
          <table:table-cell table:style-name="ce79" office:value-type="string" calcext:value-type="string">
            <text:p>ACESSO SALIM FARAH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30M00S" calcext:value-type="time">
            <text:p>21:30</text:p>
          </table:table-cell>
          <table:table-cell/>
          <table:table-cell table:style-name="ce75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style-name="ce78" office:value-type="date" office:date-value="2019-03-10T22:10:14" calcext:value-type="date">
            <text:p>2019-03-10 22:10:14</text:p>
          </table:table-cell>
          <table:table-cell table:number-columns-repeated="1015"/>
        </table:table-row>
        <table:table-row table:style-name="ro16">
          <table:table-cell table:style-name="ce79" office:value-type="string" calcext:value-type="string">
            <text:p>PC LEONOR KAUPA - AMBOS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38M00S" calcext:value-type="time">
            <text:p>21:38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R ELISA SILVEIRA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40M00S" calcext:value-type="time">
            <text:p>21:40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FREI ROLIM / R RIBEIRO LACERDA - AMBO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40M00S" calcext:value-type="time">
            <text:p>21:40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DIANOPOLIS / AV SALIM FARAH MALUF - AMBOS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42M00S" calcext:value-type="time">
            <text:p>21:42</text:p>
          </table:table-cell>
          <table:table-cell/>
          <table:table-cell table:style-name="ce74" office:value-type="string" calcext:value-type="string" table:number-columns-spanned="7" table:number-rows-spanned="1">
            <text:p>REPERCUSSÃO</text:p>
          </table:table-cell>
          <table:covered-table-cell table:number-columns-repeated="5" table:style-name="ce77"/>
          <table:covered-table-cell/>
          <table:table-cell table:number-columns-repeated="1010"/>
        </table:table-row>
        <table:table-row table:style-name="ro16">
          <table:table-cell office:value-type="string" calcext:value-type="string">
            <text:p>R RIBEIRO LACERDA - AMBOS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44M00S" calcext:value-type="time">
            <text:p>21:44</text:p>
          </table:table-cell>
          <table:table-cell/>
          <table:table-cell office:value-type="string" calcext:value-type="string">
            <text:p>METEO</text:p>
          </table:table-cell>
          <table:table-cell table:number-columns-repeated="1016"/>
        </table:table-row>
        <table:table-row table:style-name="ro16">
          <table:table-cell table:style-name="ce79" office:value-type="string" calcext:value-type="string">
            <text:p>ALTURA DO NÚMERO 206 - AMBOS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44M00S" calcext:value-type="time">
            <text:p>21:44</text:p>
          </table:table-cell>
          <table:table-cell/>
          <table:table-cell office:value-type="string" calcext:value-type="string">
            <text:p>chuva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6">
          <table:table-cell table:style-name="ce79" office:value-type="string" calcext:value-type="string">
            <text:p>PC DA BANDEIRA - SANTANA/AEROPORTO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53M00S" calcext:value-type="time">
            <text:p>21:53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6">
          <table:table-cell table:style-name="ce79" office:value-type="string" calcext:value-type="string">
            <text:p>AV RADIAL LESTE-OESTE - LAPA/PENHA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1H58M00S" calcext:value-type="time">
            <text:p>21:58</text:p>
          </table:table-cell>
          <table:table-cell/>
          <table:table-cell table:style-name="ce117" office:value-type="string" calcext:value-type="string">
            <text:p>TOTAL </text:p>
          </table:table-cell>
          <table:table-cell table:style-name="ce117" office:value-type="float" office:value="2" calcext:value-type="float">
            <text:p>2</text:p>
          </table:table-cell>
          <table:table-cell table:number-columns-repeated="1015"/>
        </table:table-row>
        <table:table-row table:style-name="ro16">
          <table:table-cell table:style-name="ce79" office:value-type="string" calcext:value-type="string">
            <text:p>AV CIDADE JARDIM - INTERLAGOS/CASTELO - LOCAL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23M00S" calcext:value-type="time">
            <text:p>22:23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ALTURA DO NÚMERO 0: ANTES RODOV PRES DUTRA - CASTELO B/A SENNA - CENTRAL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29M00S" calcext:value-type="time">
            <text:p>22:29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AV ARICANDUVA - CENTRO/BAIRRO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33M00S" calcext:value-type="time">
            <text:p>22:33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ALTURA DO NÚMERO 5555: EM FRENTE AO SHOPING ARICANDUVA - ITAQUERA/MARGINAL - LOCAL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36M00S" calcext:value-type="time">
            <text:p>22:36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AV ITAQUERA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42M00S" calcext:value-type="time">
            <text:p>22:42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R ITAGIMIRIM - AMBO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42M00S" calcext:value-type="time">
            <text:p>22:42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ALTURA DO NÚMERO 205 - MARGINAL/DIADEM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43M00S" calcext:value-type="time">
            <text:p>22:43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PC ALBERTO LION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45M00S" calcext:value-type="time">
            <text:p>22:45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TOMAZZO FERRARA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2H47M00S" calcext:value-type="time">
            <text:p>22:47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CANCIONEIRO POPULAR - AMBO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18M00S" calcext:value-type="time">
            <text:p>23:18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JACEGUAI- MARGINAL/DIADEMA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18M00S" calcext:value-type="time">
            <text:p>23:18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JACERU - AMBOS - ÚNIC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22M00S" calcext:value-type="time">
            <text:p>23:22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R TEIXEIRA MENDES - AMBOS - AMBAS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23M00S" calcext:value-type="time">
            <text:p>23:23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AV STO AMARO - MARGINAL/DIADEM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32M00S" calcext:value-type="time">
            <text:p>23:32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PTE DAS BANDEIRAS SEN ROMEU TUMA - CASTELO B/A SENNA - LOCAL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36M00S" calcext:value-type="time">
            <text:p>23:36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PTE DAS BANDEIRAS SEN ROMEU TUMA - A SENNA/CASTELO B - CENTRAL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46M00S" calcext:value-type="time">
            <text:p>23:46</text:p>
          </table:table-cell>
          <table:table-cell table:number-columns-repeated="1018"/>
        </table:table-row>
        <table:table-row table:style-name="ro16">
          <table:table-cell table:style-name="ce79" office:value-type="string" calcext:value-type="string">
            <text:p>PTE DAS BANDEIRAS SEN ROMEU TUMA - A SENNA/CASTELO B - EXPRESSA</text:p>
          </table:table-cell>
          <table:table-cell table:style-name="ce94" office:value-type="date" office:date-value="2019-03-10" calcext:value-type="date">
            <text:p>10/3/2019</text:p>
          </table:table-cell>
          <table:table-cell table:style-name="ce113" office:value-type="float" office:value="10" calcext:value-type="float">
            <text:p>10</text:p>
          </table:table-cell>
          <table:table-cell table:style-name="ce113" office:value-type="float" office:value="3" calcext:value-type="float">
            <text:p>3</text:p>
          </table:table-cell>
          <table:table-cell table:style-name="ce113" office:value-type="float" office:value="2019" calcext:value-type="float">
            <text:p>2019</text:p>
          </table:table-cell>
          <table:table-cell table:style-name="ce96" office:value-type="time" office:time-value="PT23H51M00S" calcext:value-type="time">
            <text:p>23:51</text:p>
          </table:table-cell>
          <table:table-cell table:number-columns-repeated="1018"/>
        </table:table-row>
        <table:table-row table:style-name="ro16">
          <table:table-cell table:style-name="ce74" office:value-type="string" calcext:value-type="string" table:number-columns-spanned="7" table:number-rows-spanned="1">
            <text:p>TWEETS 2H ANTES DOS ALAGAMENTOS </text:p>
          </table:table-cell>
          <table:covered-table-cell table:number-columns-repeated="5" table:style-name="ce77"/>
          <table:covered-table-cell/>
          <table:table-cell table:number-columns-repeated="1017"/>
        </table:table-row>
        <table:table-row table:style-name="ro20">
          <table:table-cell table:style-name="ce73" office:value-type="string" calcext:value-type="string">
            <text:p>Boa noite. Em Sao Paulo  a chuva cai. Bora descansar. Bom descanso. Deus abencoe a todos. </text:p>
            <text:p>ðŸ™‡ðŸ™ŒðŸ™‡ðŸ˜˜ðŸ˜˜â_x009d_¤ï¸_x008f_â_x009d_¤ï¸_x008f_ðŸŽµðŸŽ¼ðŸŽ¶ </text:p>
            <text:p>#boanoite #chuva #fafa.compositora  #gravacaotv #deezer #music #musicafafa #autoralâ€¦ https://t.co/c5vZ8JNDjW</text:p>
          </table:table-cell>
          <table:table-cell table:style-name="ce76" office:value-type="date" office:date-value="2019-03-10T22:37:34" calcext:value-type="date">
            <text:p>2019-03-10 22:37:34</text:p>
          </table:table-cell>
          <table:table-cell table:style-name="ce114" table:number-columns-repeated="4"/>
          <table:table-cell table:number-columns-repeated="1018"/>
        </table:table-row>
        <table:table-row table:style-name="ro16">
          <table:table-cell table:style-name="ce73" office:value-type="string" calcext:value-type="string">
            <text:p>When it rains during #carnaval even a princess needs to take the train. #wetbear still â_x009d_¤ï¸_x008f_ðŸ‡§ðŸ‡· @ SÃ£o Paulo <text:s/>Brazil https://t.co/876diiuZnq</text:p>
          </table:table-cell>
          <table:table-cell table:style-name="ce76" office:value-type="date" office:date-value="2019-03-10T22:10:14" calcext:value-type="date">
            <text:p>2019-03-10 22:10:14</text:p>
          </table:table-cell>
          <table:table-cell table:style-name="ce114" table:number-columns-repeated="4"/>
          <table:table-cell table:number-columns-repeated="1018"/>
        </table:table-row>
        <table:table-row table:style-name="ro16">
          <table:table-cell table:style-name="ce74" office:value-type="string" calcext:value-type="string" table:number-columns-spanned="7" table:number-rows-spanned="1">
            <text:p>PALAVRAS <text:s/>FIDELIDADE</text:p>
          </table:table-cell>
          <table:covered-table-cell table:number-columns-repeated="5" table:style-name="ce77"/>
          <table:covered-table-cell/>
          <table:table-cell table:number-columns-repeated="1017"/>
        </table:table-row>
        <table:table-row table:style-name="ro16">
          <table:table-cell table:style-name="ce101" office:value-type="string" calcext:value-type="string">
            <text:p>METEO</text:p>
          </table:table-cell>
          <table:table-cell table:style-name="ce77"/>
          <table:table-cell table:style-name="ce101"/>
          <table:table-cell table:style-name="ce77"/>
          <table:table-cell table:style-name="ce101" table:number-columns-repeated="2"/>
          <table:table-cell table:number-columns-repeated="1018"/>
        </table:table-row>
        <table:table-row table:style-name="ro16">
          <table:table-cell table:style-name="ce101" office:value-type="string" calcext:value-type="string">
            <text:p>chuv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4"/>
          <table:table-cell table:number-columns-repeated="1018"/>
        </table:table-row>
        <table:table-row table:style-name="ro16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6">
          <table:table-cell table:style-name="ce104" office:value-type="string" calcext:value-type="string">
            <text:p>TOTAL</text:p>
          </table:table-cell>
          <table:table-cell table:style-name="ce110" office:value-type="float" office:value="2" calcext:value-type="float">
            <text:p>2</text:p>
          </table:table-cell>
          <table:table-cell table:style-name="ce111" table:number-columns-repeated="3"/>
          <table:table-cell table:style-name="ce60"/>
          <table:table-cell table:number-columns-repeated="1018"/>
        </table:table-row>
        <table:table-row table:style-name="ro16" table:number-rows-repeated="4">
          <table:table-cell table:style-name="ce109"/>
          <table:table-cell table:style-name="ce111" table:number-columns-repeated="5"/>
          <table:table-cell table:number-columns-repeated="1018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103" table:style-name="ta9">
        <table:table-column table:style-name="co1" table:number-columns-repeated="8" table:default-cell-style-name="ce62"/>
        <table:table-column table:style-name="co12" table:default-cell-style-name="ce62"/>
        <table:table-column table:style-name="co1" table:default-cell-style-name="ce62"/>
        <table:table-column table:style-name="co13" table:default-cell-style-name="ce62"/>
        <table:table-column table:style-name="co1" table:number-columns-repeated="4" table:default-cell-style-name="ce62"/>
        <table:table-column table:style-name="co14" table:default-cell-style-name="ce62"/>
        <table:table-column table:style-name="co1" table:number-columns-repeated="1008" table:default-cell-style-name="ce62"/>
        <table:table-row table:style-name="ro16">
          <table:table-cell table:style-name="ce118" office:value-type="string" calcext:value-type="string" table:number-columns-spanned="7" table:number-rows-spanned="1">
            <text:p>ALAGAMENTOS <text:s/>11/03 </text:p>
          </table:table-cell>
          <table:covered-table-cell table:number-columns-repeated="6" table:style-name="ce121"/>
          <table:table-cell table:style-name="ce129" office:value-type="string" calcext:value-type="string" table:number-columns-spanned="7" table:number-rows-spanned="1">
            <text:p>TWEETS 2H ANTES DOS ALAGAMENTOS </text:p>
          </table:table-cell>
          <table:covered-table-cell table:number-columns-repeated="6"/>
          <table:table-cell table:style-name="ce129" office:value-type="string" calcext:value-type="string" table:number-columns-spanned="7" table:number-rows-spanned="1">
            <text:p>REPERCUSSÃO</text:p>
          </table:table-cell>
          <table:covered-table-cell table:number-columns-repeated="6"/>
          <table:table-cell table:number-columns-repeated="1003"/>
        </table:table-row>
        <table:table-row table:style-name="ro21">
          <table:table-cell table:style-name="ce120" office:value-type="string" calcext:value-type="string">
            <text:p>R JACEGUAI-MARGINALDIADEMA - AMBAS-MB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0H19M00S" calcext:value-type="time">
            <text:p>0:19</text:p>
          </table:table-cell>
          <table:table-cell/>
          <table:table-cell table:style-name="ce73" office:value-type="string" calcext:value-type="string">
            <text:p>dia caÃ³tico sampa/ #temporal #sampa #brasil em SÃ£o Paulo <text:s/>Brazil https://t.co/cbEKejvt4Z</text:p>
          </table:table-cell>
          <table:table-cell table:style-name="ce76" office:value-type="date" office:date-value="2019-03-11T18:33:26" calcext:value-type="date">
            <text:p>2019-03-11 18:33:26</text:p>
          </table:table-cell>
          <table:table-cell table:style-name="ce148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152" office:value-type="date" office:date-value="2019-03-11T12:09:19" calcext:value-type="date">
            <text:p>11/03/19 12:09</text:p>
          </table:table-cell>
          <table:table-cell table:number-columns-repeated="3"/>
          <table:table-cell table:style-name="ce75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style-name="ce78" office:value-type="date" office:date-value="2019-03-11T17:30:37" calcext:value-type="date">
            <text:p>2019-03-11 17:30:37</text:p>
          </table:table-cell>
          <table:table-cell table:number-columns-repeated="1008"/>
        </table:table-row>
        <table:table-row table:style-name="ro20">
          <table:table-cell table:style-name="ce120" office:value-type="string" calcext:value-type="string">
            <text:p>R TUMUCUMAQUE-MARGINALITAQUERA-AF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1H08M00S" calcext:value-type="time">
            <text:p>1:08</text:p>
          </table:table-cell>
          <table:table-cell/>
          <table:table-cell table:style-name="ce73" office:value-type="string" calcext:value-type="string">
            <text:p>Boa tarde galera. E em Sao Paulo  a chuva causando estragos. E jÃ¡ jÃ¡  ela chega de novo. Cuidado nas ruas. âš ï¸_x008f_âš ï¸_x008f_âš ï¸_x008f_âš ï¸_x008f_.  </text:p>
            <text:p>Deus abencoe a todos. </text:p>
            <text:p>ðŸ™‡ðŸ™ŒðŸ™‡ðŸ˜˜ðŸ˜˜â_x009d_¤ï¸_x008f_â_x009d_¤ï¸_x008f_ðŸŽµðŸŽ¼ðŸŽ¶ #boatarde #chuvaâ€¦ https://t.co/ZsbnbvWvJe</text:p>
          </table:table-cell>
          <table:table-cell table:style-name="ce76" office:value-type="date" office:date-value="2019-03-11T17:30:37" calcext:value-type="date">
            <text:p>2019-03-11 17:30:37</text:p>
          </table:table-cell>
          <table:table-cell table:style-name="ce148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152" office:value-type="date" office:date-value="2019-03-11T11:54:26" calcext:value-type="date">
            <text:p>11/03/19 11:54</text:p>
          </table:table-cell>
          <table:table-cell table:number-columns-repeated="3"/>
          <table:table-cell table:style-name="ce75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style-name="ce78" office:value-type="date" office:date-value="2019-03-11T17:08:18" calcext:value-type="date">
            <text:p>2019-03-11 17:08:18</text:p>
          </table:table-cell>
          <table:table-cell table:number-columns-repeated="1008"/>
        </table:table-row>
        <table:table-row table:style-name="ro19">
          <table:table-cell table:style-name="ce120" office:value-type="string" calcext:value-type="string">
            <text:p>PC ALBERTO LION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1H33M00S" calcext:value-type="time">
            <text:p>1:33</text:p>
          </table:table-cell>
          <table:table-cell/>
          <table:table-cell table:style-name="ce73" office:value-type="string" calcext:value-type="string">
            <text:p>#breakingnewsðŸš¨ 12 dead and 6 injured joao doria the governor speaks critical situation in sao paulo ðŸ‡§ðŸ‡· after temporal. Ps: my thoughts and my prayers for all loved ones andâ€¦ https://t.co/UyFC0OIfYS</text:p>
          </table:table-cell>
          <table:table-cell table:style-name="ce76" office:value-type="date" office:date-value="2019-03-11T17:08:18" calcext:value-type="date">
            <text:p>2019-03-11 17:08:18</text:p>
          </table:table-cell>
          <table:table-cell table:style-name="ce148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 table:style-name="ce152" office:value-type="date" office:date-value="2019-03-11T09:46:36" calcext:value-type="date">
            <text:p>11/03/19 09:46</text:p>
          </table:table-cell>
          <table:table-cell table:number-columns-repeated="3"/>
          <table:table-cell table:style-name="ce75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style-name="ce78" office:value-type="date" office:date-value="2019-03-11T15:25:42" calcext:value-type="date">
            <text:p>2019-03-11 15:25:42</text:p>
          </table:table-cell>
          <table:table-cell table:number-columns-repeated="1008"/>
        </table:table-row>
        <table:table-row table:style-name="ro19">
          <table:table-cell table:style-name="ce120" office:value-type="string" calcext:value-type="string">
            <text:p>AV PROF LUIZ IGNACIO ANHAIA MELLO-BAIRROCENTRO-V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1H41M00S" calcext:value-type="time">
            <text:p>1:41</text:p>
          </table:table-cell>
          <table:table-cell/>
          <table:table-cell table:style-name="ce73" office:value-type="string" calcext:value-type="string">
            <text:p>... JÃ¡ passei por tantas tempestades que atÃ© perdi o medo da chuva !!! 10 de marÃ§o  Ã© o Dia do Guitarrista  Salve os guitarristas e suas guitarronas ðŸ™Œ </text:p>
            <text:p>aquele cara ou menina que nosâ€¦ https://t.co/34l95RGOLK</text:p>
          </table:table-cell>
          <table:table-cell table:style-name="ce76" office:value-type="date" office:date-value="2019-03-11T15:25:42" calcext:value-type="date">
            <text:p>2019-03-11 15:25:42</text:p>
          </table:table-cell>
          <table:table-cell table:style-name="ce148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 table:style-name="ce152" office:value-type="date" office:date-value="2019-03-11T09:46:03" calcext:value-type="date">
            <text:p>11/03/19 09:46</text:p>
          </table:table-cell>
          <table:table-cell table:number-columns-repeated="3"/>
          <table:table-cell table:style-name="ce75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style-name="ce78" office:value-type="date" office:date-value="2019-03-11T14:50:22" calcext:value-type="date">
            <text:p>2019-03-11 14:50:22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JAGUARE-HIRANT SANAZAR - INTERLAGOS/CASTELO - LOCAL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1H44M00S" calcext:value-type="time">
            <text:p>1:44</text:p>
          </table:table-cell>
          <table:table-cell/>
          <table:table-cell table:style-name="ce73" office:value-type="string" calcext:value-type="string">
            <text:p>Acho digno a resposta da natura em dia de chuvas <text:s/>lugar de lixo Ã© no lixo. em SÃ£o Paulo <text:s/>Brazil https://t.co/OWYbAwtyxK</text:p>
          </table:table-cell>
          <table:table-cell table:style-name="ce76" office:value-type="date" office:date-value="2019-03-11T14:50:22" calcext:value-type="date">
            <text:p>2019-03-11 14:50:22</text:p>
          </table:table-cell>
          <table:table-cell table:style-name="ce148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 table:style-name="ce152" office:value-type="date" office:date-value="2019-03-11T09:44:38" calcext:value-type="date">
            <text:p>11/03/19 09:44</text:p>
          </table:table-cell>
          <table:table-cell table:number-columns-repeated="3"/>
          <table:table-cell table:style-name="ce75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style-name="ce78" office:value-type="date" office:date-value="2019-03-11T14:39:48" calcext:value-type="date">
            <text:p>2019-03-11 14:39:48</text:p>
          </table:table-cell>
          <table:table-cell table:number-columns-repeated="1008"/>
        </table:table-row>
        <table:table-row table:style-name="ro21">
          <table:table-cell table:style-name="ce120" office:value-type="string" calcext:value-type="string">
            <text:p>R FLORIDA-INTERLAGOSCASTELO - LOCAL-PI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1H57M00S" calcext:value-type="time">
            <text:p>1:57</text:p>
          </table:table-cell>
          <table:table-cell/>
          <table:table-cell table:style-name="ce73" office:value-type="string" calcext:value-type="string">
            <text:p>Tendo em vista as fortes chuvas que assolaram o municÃ­pio de SÃ£o Caetano do Sul nesse final de semana <text:s/>muitas famÃ­lias perderam todos seus pertences <text:s/>motivoâ€¦ https://t.co/Hs1wMGxziX</text:p>
          </table:table-cell>
          <table:table-cell table:style-name="ce76" office:value-type="date" office:date-value="2019-03-11T14:39:48" calcext:value-type="date">
            <text:p>2019-03-11 14:39:48</text:p>
          </table:table-cell>
          <table:table-cell table:style-name="ce148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152" office:value-type="date" office:date-value="2019-03-11T08:59:21" calcext:value-type="date">
            <text:p>11/03/19 08:59</text:p>
          </table:table-cell>
          <table:table-cell table:number-columns-repeated="3"/>
          <table:table-cell table:style-name="ce75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78" office:value-type="date" office:date-value="2019-03-11T12:09:19" calcext:value-type="date">
            <text:p>2019-03-11 12:09:19</text:p>
          </table:table-cell>
          <table:table-cell table:number-columns-repeated="1008"/>
        </table:table-row>
        <table:table-row table:style-name="ro21">
          <table:table-cell table:style-name="ce120" office:value-type="string" calcext:value-type="string">
            <text:p>PTE ATTILIO FONTANA - CASTELO B/A SENNA - EX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2H39M00S" calcext:value-type="time">
            <text:p>2:39</text:p>
          </table:table-cell>
          <table:table-cell/>
          <table:table-cell table:style-name="ce73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76" office:value-type="date" office:date-value="2019-03-11T12:09:19" calcext:value-type="date">
            <text:p>2019-03-11 12:09:19</text:p>
          </table:table-cell>
          <table:table-cell table:number-columns-repeated="5"/>
          <table:table-cell table:style-name="ce75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78" office:value-type="date" office:date-value="2019-03-11T11:54:26" calcext:value-type="date">
            <text:p>2019-03-11 11:54:26</text:p>
          </table:table-cell>
          <table:table-cell table:number-columns-repeated="1008"/>
        </table:table-row>
        <table:table-row table:style-name="ro16">
          <table:table-cell table:style-name="ce120"/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2H45M00S" calcext:value-type="time">
            <text:p>2:45</text:p>
          </table:table-cell>
          <table:table-cell/>
          <table:table-cell table:style-name="ce73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76" office:value-type="date" office:date-value="2019-03-11T11:54:26" calcext:value-type="date">
            <text:p>2019-03-11 11:54:26</text:p>
          </table:table-cell>
          <table:table-cell table:number-columns-repeated="5"/>
          <table:table-cell table:style-name="ce75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style-name="ce78" office:value-type="date" office:date-value="2019-03-11T11:40:20" calcext:value-type="date">
            <text:p>2019-03-11 11:40:20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DA CASA VERDE-JORN WALTER ABRAHAO-CASTELO BA SENNA - LOCAL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2H48M00S" calcext:value-type="time">
            <text:p>2:48</text:p>
          </table:table-cell>
          <table:table-cell/>
          <table:table-cell table:style-name="ce73" office:value-type="string" calcext:value-type="string">
            <text:p>Um pouquinho do dia de hoje â˜”ðŸ“ºðŸŽ¥ #primeiroimpacto #sbt #chuva em SÃ£o Paulo <text:s/>Brazil https://t.co/RkaCqZa3x4</text:p>
          </table:table-cell>
          <table:table-cell table:style-name="ce76" office:value-type="date" office:date-value="2019-03-11T11:40:20" calcext:value-type="date">
            <text:p>2019-03-11 11:40:20</text:p>
          </table:table-cell>
          <table:table-cell table:number-columns-repeated="5"/>
          <table:table-cell table:style-name="ce75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style-name="ce78" office:value-type="date" office:date-value="2019-03-11T11:26:16" calcext:value-type="date">
            <text:p>2019-03-11 11:26:16</text:p>
          </table:table-cell>
          <table:table-cell table:number-columns-repeated="1008"/>
        </table:table-row>
        <table:table-row table:style-name="ro20">
          <table:table-cell table:style-name="ce120" office:value-type="string" calcext:value-type="string">
            <text:p>PTE DO LIMAO-ADHEMAR F DA SILVA-A SENNACASTELO B - CENTRAL-CV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2H52M00S" calcext:value-type="time">
            <text:p>2:52</text:p>
          </table:table-cell>
          <table:table-cell/>
          <table:table-cell table:style-name="ce73" office:value-type="string" calcext:value-type="string">
            <text:p>Essa belezinha resolveu se esconder da chuva em casa <text:s/>e olha onde ela foi parar? Flor artificial tambÃ©m tem seu valor â_x009d_¤ðŸ¤£ #bomdia #borboleta #butterfly #fugindodachuva #abrigoâ€¦ https://t.co/S8WXDsBfxh</text:p>
          </table:table-cell>
          <table:table-cell table:style-name="ce76" office:value-type="date" office:date-value="2019-03-11T11:26:16" calcext:value-type="date">
            <text:p>2019-03-11 11:26:16</text:p>
          </table:table-cell>
          <table:table-cell table:number-columns-repeated="5"/>
          <table:table-cell table:style-name="ce75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style-name="ce78" office:value-type="date" office:date-value="2019-03-11T10:47:59" calcext:value-type="date">
            <text:p>2019-03-11 10:47:59</text:p>
          </table:table-cell>
          <table:table-cell table:number-columns-repeated="1008"/>
        </table:table-row>
        <table:table-row table:style-name="ro20">
          <table:table-cell table:style-name="ce120" office:value-type="string" calcext:value-type="string">
            <text:p>PTE JAGUARE-HIRANT SANAZAR-CASTELOINTERLAGOS - EXPRESSA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3H02M00S" calcext:value-type="time">
            <text:p>3:02</text:p>
          </table:table-cell>
          <table:table-cell/>
          <table:table-cell table:style-name="ce73" office:value-type="string" calcext:value-type="string">
            <text:p>A forte chuva que atingiu a Grande SÃ£o Paulo  nesta madrugada  provocou uma sÃ©rie de estragos em diferentes cidades e deixou ao menos sete mortos e seis feridos.</text:p>
            <text:p>-</text:p>
            <text:p>Duas pessoas estÃ£oâ€¦ https://t.co/nSuRCmQDzz</text:p>
          </table:table-cell>
          <table:table-cell table:style-name="ce76" office:value-type="date" office:date-value="2019-03-11T10:47:59" calcext:value-type="date">
            <text:p>2019-03-11 10:47:59</text:p>
          </table:table-cell>
          <table:table-cell table:number-columns-repeated="5"/>
          <table:table-cell table:style-name="ce75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78" office:value-type="date" office:date-value="2019-03-11T08:59:21" calcext:value-type="date">
            <text:p>2019-03-11 08:59:21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JAGUARE-HIRANT SANAZAR-CASTELOINTERLAGOS - LOCAL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3H23M00S" calcext:value-type="time">
            <text:p>3:23</text:p>
          </table:table-cell>
          <table:table-cell/>
          <table:table-cell table:style-name="ce73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76" office:value-type="date" office:date-value="2019-03-11T08:59:21" calcext:value-type="date">
            <text:p>2019-03-11 08:59:21</text:p>
          </table:table-cell>
          <table:table-cell table:number-columns-repeated="5"/>
          <table:table-cell table:style-name="ce75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style-name="ce78" office:value-type="date" office:date-value="2019-03-11T08:30:32" calcext:value-type="date">
            <text:p>2019-03-11 08:30:32</text:p>
          </table:table-cell>
          <table:table-cell table:number-columns-repeated="1008"/>
        </table:table-row>
        <table:table-row table:style-name="ro20">
          <table:table-cell table:style-name="ce120" office:value-type="string" calcext:value-type="string">
            <text:p>PTE FREGUESIA DO O P N RODRIGUES-A SENNACASTELO B - LOCAL-CV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3H49M00S" calcext:value-type="time">
            <text:p>3:49</text:p>
          </table:table-cell>
          <table:table-cell/>
          <table:table-cell table:style-name="ce73" office:value-type="string" calcext:value-type="string">
            <text:p>Tomem cuidado gente! A #chuvasp foi muito forte e tem muitos pontos alagados. As coisa acompanhe agora de manhÃ£ no #sp1 #sptv1 ou na #bandnewsfm antes de sair de casa em SÃ£o Paulo <text:s/>Brazil https://t.co/IW8CLz6N4l</text:p>
          </table:table-cell>
          <table:table-cell table:style-name="ce76" office:value-type="date" office:date-value="2019-03-11T08:30:32" calcext:value-type="date">
            <text:p>2019-03-11 08:30:32</text:p>
          </table:table-cell>
          <table:table-cell table:number-columns-repeated="5"/>
          <table:table-cell table:style-name="ce75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style-name="ce78" office:value-type="date" office:date-value="2019-03-11T06:47:14" calcext:value-type="date">
            <text:p>2019-03-11 06:47:14</text:p>
          </table:table-cell>
          <table:table-cell table:number-columns-repeated="1008"/>
        </table:table-row>
        <table:table-row table:style-name="ro21">
          <table:table-cell table:style-name="ce120" office:value-type="string" calcext:value-type="string">
            <text:p>PTE FREGUESIA DO O-P N RODRIGUES - A SENNA/CASTELO B - EX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3H49M00S" calcext:value-type="time">
            <text:p>3:49</text:p>
          </table:table-cell>
          <table:table-cell table:style-name="ce127"/>
          <table:table-cell table:style-name="ce73" office:value-type="string" calcext:value-type="string">
            <text:p>Bom dia  assim amanhece  SÃ£o Paulo  Aricanduva  depois de tanta  chuva. </text:p>
            <text:p>Vamos lÃ¡  a segunda  chegou  coragem  forÃ§a e fÃ©. </text:p>
            <text:p>Deus te abenÃ§oe. em SÃ£o Paulo  Brazil https://t.co/tOxF3xU0xE</text:p>
          </table:table-cell>
          <table:table-cell table:style-name="ce76" office:value-type="date" office:date-value="2019-03-11T06:47:14" calcext:value-type="date">
            <text:p>2019-03-11 06:47:14</text:p>
          </table:table-cell>
          <table:table-cell table:number-columns-repeated="5"/>
          <table:table-cell table:style-name="ce165" office:value-type="string" calcext:value-type="string">
            <text:p>A semana comeÃ§ou tensa aqui em SP. Muita chuva  alagamentos  mortes...ðŸ˜”</text:p>
            <text:p>Que Papai do CÃ©u proteja a todosðŸ™_x008f_ðŸ˜‡</text:p>
            <text:p>.</text:p>
            <text:p>ðŸŽ€ Bandana e laÃ§os nuvem ðŸ’™â˜_x0081_ï¸_x008f_ docebandana âœ”</text:p>
            <text:p>ðŸ‘‰Use meu CUPOM #AMORA para 10% OFFâ€¦ https://t.co/0FRnLCuqeJ</text:p>
          </table:table-cell>
          <table:table-cell table:style-name="ce166" office:value-type="date" office:date-value="2019-03-11T12:09:19" calcext:value-type="date">
            <text:p>11/03/19 12:09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AC A PTE DA FREGUESIA DO O-CASTELO BA SENNA - LOCAL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3H57M00S" calcext:value-type="time">
            <text:p>3:57</text:p>
          </table:table-cell>
          <table:table-cell table:style-name="ce127"/>
          <table:table-cell table:style-name="ce130" office:value-type="string" calcext:value-type="string" table:number-columns-spanned="7" table:number-rows-spanned="1">
            <text:p>PALAVRAS <text:s/>FIDELIDADE</text:p>
          </table:table-cell>
          <table:covered-table-cell table:number-columns-repeated="6" table:style-name="ce143"/>
          <table:table-cell table:style-name="ce165" office:value-type="string" calcext:value-type="string">
            <text:p>#alagamento #chuva #chuvatorrencial #uber #uberx #ubervip #ubersp #mundo #brasil #saopaulo #embudasartes #sp #embuzuera #xiaomi #redminote5 #xiaomibrasil #mi #xiaomiphotography #rn5â€¦ https://t.co/bDgqdELek2</text:p>
          </table:table-cell>
          <table:table-cell table:style-name="ce166" office:value-type="date" office:date-value="2019-03-11T11:54:26" calcext:value-type="date">
            <text:p>11/03/19 11:54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DAS BANDEIRAS SEN ROMEU TUMA-CASTELO BA SENNA - LOCAL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00M00S" calcext:value-type="time">
            <text:p>4:00</text:p>
          </table:table-cell>
          <table:table-cell table:style-name="ce127"/>
          <table:table-cell table:style-name="ce131" office:value-type="string" calcext:value-type="string">
            <text:p>METEO</text:p>
          </table:table-cell>
          <table:table-cell table:style-name="ce144"/>
          <table:table-cell table:style-name="ce131" office:value-type="string" calcext:value-type="string">
            <text:p>HIDRO</text:p>
          </table:table-cell>
          <table:table-cell table:style-name="ce144"/>
          <table:table-cell table:style-name="ce131" office:value-type="string" calcext:value-type="string">
            <text:p>TOTAL </text:p>
          </table:table-cell>
          <table:table-cell table:style-name="ce131" office:value-type="float" office:value="30" calcext:value-type="float">
            <text:p>30</text:p>
          </table:table-cell>
          <table:table-cell table:style-name="ce144"/>
          <table:table-cell table:style-name="ce16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5LUEbHRkT9</text:p>
          </table:table-cell>
          <table:table-cell table:style-name="ce166" office:value-type="date" office:date-value="2019-03-11T09:46:36" calcext:value-type="date">
            <text:p>11/03/19 09:46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FREGUESIA DO O-P N RODRIGUES - C BRANCO/A SENNA - LOCAL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11M00S" calcext:value-type="time">
            <text:p>4:11</text:p>
          </table:table-cell>
          <table:table-cell table:style-name="ce127"/>
          <table:table-cell table:style-name="ce134" office:value-type="string" calcext:value-type="string">
            <text:p>chuva </text:p>
          </table:table-cell>
          <table:table-cell table:style-name="ce146" office:value-type="float" office:value="17" calcext:value-type="float">
            <text:p>17</text:p>
          </table:table-cell>
          <table:table-cell table:style-name="ce134" office:value-type="string" calcext:value-type="string">
            <text:p>alagamento</text:p>
          </table:table-cell>
          <table:table-cell table:style-name="ce146" office:value-type="float" office:value="6" calcext:value-type="float">
            <text:p>6</text:p>
          </table:table-cell>
          <table:table-cell table:style-name="ce150" table:number-columns-repeated="2"/>
          <table:table-cell table:style-name="ce144"/>
          <table:table-cell table:style-name="ce16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zF7IGn8owO</text:p>
          </table:table-cell>
          <table:table-cell table:style-name="ce166" office:value-type="date" office:date-value="2019-03-11T09:46:03" calcext:value-type="date">
            <text:p>11/03/19 09:46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AV CRUZEIRO DO SUL-AMBOS-ST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15M00S" calcext:value-type="time">
            <text:p>4:15</text:p>
          </table:table-cell>
          <table:table-cell table:style-name="ce128"/>
          <table:table-cell table:style-name="ce134" office:value-type="string" calcext:value-type="string">
            <text:p>rain </text:p>
          </table:table-cell>
          <table:table-cell table:style-name="ce146" office:value-type="float" office:value="1" calcext:value-type="float">
            <text:p>1</text:p>
          </table:table-cell>
          <table:table-cell table:style-name="ce150" office:value-type="string" calcext:value-type="string">
            <text:p>TOTAL</text:p>
          </table:table-cell>
          <table:table-cell table:style-name="ce150" office:value-type="float" office:value="6" calcext:value-type="float">
            <text:p>6</text:p>
          </table:table-cell>
          <table:table-cell table:style-name="ce150" table:number-columns-repeated="2"/>
          <table:table-cell table:style-name="ce144"/>
          <table:table-cell table:style-name="ce165" office:value-type="string" calcext:value-type="string">
            <text:p>Chuva forte durante noite e madrugada provocam alagamentos <text:s/>mortes e caos na regiÃ£o do Ipiranga <text:s/>Vila Prudente <text:s/>SacomÃ£ <text:s/>grande ABC e etc... #lira_foto #andliraphoto #bdsp #olharesdesampaâ€¦ https://t.co/IzrfLu9Xwp</text:p>
          </table:table-cell>
          <table:table-cell table:style-name="ce166" office:value-type="date" office:date-value="2019-03-11T09:44:38" calcext:value-type="date">
            <text:p>11/03/19 09:44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AV DO ESTADO-UNICO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45M00S" calcext:value-type="time">
            <text:p>4:45</text:p>
          </table:table-cell>
          <table:table-cell table:style-name="ce127"/>
          <table:table-cell table:style-name="ce134" office:value-type="string" calcext:value-type="string">
            <text:p>temporal</text:p>
          </table:table-cell>
          <table:table-cell table:style-name="ce134" office:value-type="float" office:value="2" calcext:value-type="float">
            <text:p>2</text:p>
          </table:table-cell>
          <table:table-cell table:style-name="ce144" table:number-columns-repeated="5"/>
          <table:table-cell table:style-name="ce165" office:value-type="string" calcext:value-type="string">
            <text:p>Quase 4 horas para chegar ao trabalho ðŸ¤¦â€_x008d_â™‚ chuva <text:s/>alagamentos <text:s/>um infernoâ€¦ https://t.co/lAZNl04Y95</text:p>
          </table:table-cell>
          <table:table-cell table:style-name="ce166" office:value-type="date" office:date-value="2019-03-11T08:59:21" calcext:value-type="date">
            <text:p>11/03/19 08:59</text:p>
          </table:table-cell>
          <table:table-cell table:number-columns-repeated="1008"/>
        </table:table-row>
        <table:table-row table:style-name="ro16">
          <table:table-cell table:style-name="ce120" office:value-type="string" calcext:value-type="string">
            <text:p>PTE DA CASA VERDE-JORN WALTER ABRAHAO-A SENNACASTELO B - EXPRESSA-CV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49M00S" calcext:value-type="time">
            <text:p>4:49</text:p>
          </table:table-cell>
          <table:table-cell table:style-name="ce127"/>
          <table:table-cell table:style-name="ce141" office:value-type="string" calcext:value-type="string">
            <text:p>chuvas</text:p>
          </table:table-cell>
          <table:table-cell table:style-name="ce147" office:value-type="float" office:value="3" calcext:value-type="float">
            <text:p>3</text:p>
          </table:table-cell>
          <table:table-cell table:style-name="ce147"/>
          <table:table-cell table:style-name="ce159" table:number-columns-repeated="4"/>
          <table:table-cell table:number-columns-repeated="1010"/>
        </table:table-row>
        <table:table-row table:style-name="ro16">
          <table:table-cell table:style-name="ce120" office:value-type="string" calcext:value-type="string">
            <text:p>AV DR CARDOSO DE MELO-BAIRROCENTRO-PI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54M00S" calcext:value-type="time">
            <text:p>4:54</text:p>
          </table:table-cell>
          <table:table-cell table:style-name="ce127"/>
          <table:table-cell table:style-name="ce141" office:value-type="string" calcext:value-type="string">
            <text:p>chuvasp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style-name="ce159" table:number-columns-repeated="4"/>
          <table:table-cell table:number-columns-repeated="1010"/>
        </table:table-row>
        <table:table-row table:style-name="ro16">
          <table:table-cell table:style-name="ce120" office:value-type="string" calcext:value-type="string">
            <text:p>PTE ENG ROBERTO ROSSI ZUCCOLO-INTERLAGOSCASTELO - LOCAL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4H56M00S" calcext:value-type="time">
            <text:p>4:56</text:p>
          </table:table-cell>
          <table:table-cell/>
          <table:table-cell table:style-name="ce141" office:value-type="string" calcext:value-type="string">
            <text:p>TOTAL</text:p>
          </table:table-cell>
          <table:table-cell table:style-name="ce147" table:formula="of:=SUM([.I18:.I22])" office:value-type="float" office:value="24" calcext:value-type="float">
            <text:p>24</text:p>
          </table:table-cell>
          <table:table-cell table:style-name="ce147"/>
          <table:table-cell table:style-name="ce159" table:number-columns-repeated="4"/>
          <table:table-cell table:number-columns-repeated="1010"/>
        </table:table-row>
        <table:table-row table:style-name="ro16">
          <table:table-cell table:style-name="ce120" office:value-type="string" calcext:value-type="string">
            <text:p>PTE PRES DUTRA - A SENNA/CASTELO B - LOCAL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5H11M00S" calcext:value-type="time">
            <text:p>5:11</text:p>
          </table:table-cell>
          <table:table-cell table:style-name="ce127"/>
          <table:table-cell table:style-name="ce130" office:value-type="string" calcext:value-type="string" table:number-columns-spanned="7" table:number-rows-spanned="1">
            <text:p>REPERCUSSÃO</text:p>
          </table:table-cell>
          <table:covered-table-cell table:number-columns-repeated="6" table:style-name="ce143"/>
          <table:table-cell table:number-columns-repeated="1010"/>
        </table:table-row>
        <table:table-row table:style-name="ro16">
          <table:table-cell table:style-name="ce120" office:value-type="string" calcext:value-type="string">
            <text:p>PC LUIZ CARLOS MESQUITA - AMBOS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5H13M00S" calcext:value-type="time">
            <text:p>5:13</text:p>
          </table:table-cell>
          <table:table-cell table:style-name="ce127"/>
          <table:table-cell table:style-name="ce142" office:value-type="string" calcext:value-type="string">
            <text:p>METEO</text:p>
          </table:table-cell>
          <table:table-cell table:style-name="ce142"/>
          <table:table-cell table:style-name="ce142" office:value-type="string" calcext:value-type="string">
            <text:p>HIDRO</text:p>
          </table:table-cell>
          <table:table-cell table:style-name="ce142"/>
          <table:table-cell table:style-name="ce142" office:value-type="string" calcext:value-type="string">
            <text:p>TOTAL </text:p>
          </table:table-cell>
          <table:table-cell table:style-name="ce142" office:value-type="float" office:value="27" calcext:value-type="float">
            <text:p>27</text:p>
          </table:table-cell>
          <table:table-cell table:style-name="ce142"/>
          <table:table-cell table:number-columns-repeated="1010"/>
        </table:table-row>
        <table:table-row table:style-name="ro16">
          <table:table-cell table:style-name="ce120" office:value-type="string" calcext:value-type="string">
            <text:p>PTE DAS BANDEIRAS SEN ROMEU TUMA - CASTELO B/A SENNA - EX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5H27M00S" calcext:value-type="time">
            <text:p>5:27</text:p>
          </table:table-cell>
          <table:table-cell table:style-name="ce127"/>
          <table:table-cell table:style-name="ce142" office:value-type="string" calcext:value-type="string">
            <text:p>chuva </text:p>
          </table:table-cell>
          <table:table-cell table:style-name="ce142" office:value-type="float" office:value="17" calcext:value-type="float">
            <text:p>17</text:p>
          </table:table-cell>
          <table:table-cell table:style-name="ce142" office:value-type="string" calcext:value-type="string">
            <text:p>alagamento</text:p>
          </table:table-cell>
          <table:table-cell table:style-name="ce142" office:value-type="float" office:value="5" calcext:value-type="float">
            <text:p>5</text:p>
          </table:table-cell>
          <table:table-cell table:style-name="ce142" table:number-columns-repeated="3"/>
          <table:table-cell table:number-columns-repeated="1010"/>
        </table:table-row>
        <table:table-row table:style-name="ro16">
          <table:table-cell table:style-name="ce120" office:value-type="string" calcext:value-type="string">
            <text:p>ALTURA DO NUMERO 1209-AMBOS-ST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5H40M00S" calcext:value-type="time">
            <text:p>5:40</text:p>
          </table:table-cell>
          <table:table-cell table:style-name="ce127"/>
          <table:table-cell table:style-name="ce142" office:value-type="string" calcext:value-type="string">
            <text:p>temporal</text:p>
          </table:table-cell>
          <table:table-cell table:style-name="ce142" office:value-type="float" office:value="1" calcext:value-type="float">
            <text:p>1</text:p>
          </table:table-cell>
          <table:table-cell table:style-name="ce117" office:value-type="string" calcext:value-type="string">
            <text:p>TOTAL </text:p>
          </table:table-cell>
          <table:table-cell table:style-name="ce117" office:value-type="float" office:value="5" calcext:value-type="float">
            <text:p>5</text:p>
          </table:table-cell>
          <table:table-cell table:style-name="ce142" table:number-columns-repeated="3"/>
          <table:table-cell table:number-columns-repeated="1010"/>
        </table:table-row>
        <table:table-row table:style-name="ro6">
          <table:table-cell table:style-name="ce120" office:value-type="string" calcext:value-type="string">
            <text:p>AV BOM JARDIM-AMBOS-MO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12M00S" calcext:value-type="time">
            <text:p>6:12</text:p>
          </table:table-cell>
          <table:table-cell/>
          <table:table-cell table:style-name="ce142" office:value-type="string" calcext:value-type="string">
            <text:p>chuvas </text:p>
          </table:table-cell>
          <table:table-cell table:style-name="ce142" office:value-type="float" office:value="3" calcext:value-type="float">
            <text:p>3</text:p>
          </table:table-cell>
          <table:table-cell table:style-name="ce142" table:number-columns-repeated="5"/>
          <table:table-cell table:number-columns-repeated="1010"/>
        </table:table-row>
        <table:table-row table:style-name="ro6">
          <table:table-cell table:style-name="ce120" office:value-type="string" calcext:value-type="string">
            <text:p>R DOM BOSCO - ÚNICO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18M00S" calcext:value-type="time">
            <text:p>6:18</text:p>
          </table:table-cell>
          <table:table-cell/>
          <table:table-cell table:style-name="ce142" office:value-type="string" calcext:value-type="string">
            <text:p>chuvasp</text:p>
          </table:table-cell>
          <table:table-cell table:style-name="ce142" office:value-type="float" office:value="1" calcext:value-type="float">
            <text:p>1</text:p>
          </table:table-cell>
          <table:table-cell table:style-name="ce142" table:number-columns-repeated="5"/>
          <table:table-cell table:number-columns-repeated="1010"/>
        </table:table-row>
        <table:table-row table:style-name="ro6">
          <table:table-cell table:style-name="ce120" office:value-type="string" calcext:value-type="string">
            <text:p>AV SALIM FARAH MALUF-SAPOPEMBAV PRUDENTE-V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24M00S" calcext:value-type="time">
            <text:p>6:24</text:p>
          </table:table-cell>
          <table:table-cell/>
          <table:table-cell table:style-name="ce117" office:value-type="string" calcext:value-type="string">
            <text:p>TOTAL</text:p>
          </table:table-cell>
          <table:table-cell table:style-name="ce117" office:value-type="float" office:value="22" calcext:value-type="float">
            <text:p>22</text:p>
          </table:table-cell>
          <table:table-cell table:style-name="ce142" table:number-columns-repeated="5"/>
          <table:table-cell table:number-columns-repeated="1010"/>
        </table:table-row>
        <table:table-row table:style-name="ro6">
          <table:table-cell table:style-name="ce120" office:value-type="string" calcext:value-type="string">
            <text:p>ALTURA DO NUMERO 660-BAIRROCENTRO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37M00S" calcext:value-type="time">
            <text:p>6:37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MARIA DAFFRE-AMBOS-V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48M00S" calcext:value-type="time">
            <text:p>6:48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MARQ DE SAO VICENTE-UNICO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50M00S" calcext:value-type="time">
            <text:p>6:5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THOMAS EDISON-AMBOS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6H54M00S" calcext:value-type="time">
            <text:p>6:54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VISC DE TAUNAY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05M00S" calcext:value-type="time">
            <text:p>7:05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DOS PATRIOTAS-AMBOS-I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09M00S" calcext:value-type="time">
            <text:p>7:09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CAP PACHECO E CHAVES-AMBOS-V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20M00S" calcext:value-type="time">
            <text:p>7:2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RUDGE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39M00S" calcext:value-type="time">
            <text:p>7:39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JAVAES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43M00S" calcext:value-type="time">
            <text:p>7:43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593-JOQUEIUSP-BT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47M00S" calcext:value-type="time">
            <text:p>7:47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PTE DAS BANDEIRAS SEN ROMEU TUMA - AMBOS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54M00S" calcext:value-type="time">
            <text:p>7:54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PTE DAS BANDEIRAS SEN ROMEU TUMA - CASTELO B/A SENNA - CENTRAL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7H54M00S" calcext:value-type="time">
            <text:p>7:54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1600-AMBOS-PJ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10M00S" calcext:value-type="time">
            <text:p>8:1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JAMES HOLLAND-AMBOS-PI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14M00S" calcext:value-type="time">
            <text:p>8:14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1-S PAULOS CAETANO-VP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15M00S" calcext:value-type="time">
            <text:p>8:15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114-AMBOS-PJ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22M00S" calcext:value-type="time">
            <text:p>8:22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NORMA PIERUCCINI GIANNOTTI-UNICO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26M00S" calcext:value-type="time">
            <text:p>8:26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1024-AMBOS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30M00S" calcext:value-type="time">
            <text:p>8:3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 GLETE-BAIRROCENTRO-PI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30M00S" calcext:value-type="time">
            <text:p>8:3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BRA DE PORTO CARREIRO-UNICO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30M00S" calcext:value-type="time">
            <text:p>8:30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MOFARREJ-AMBOS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35M00S" calcext:value-type="time">
            <text:p>8:35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CRUZEIRO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38M00S" calcext:value-type="time">
            <text:p>8:38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WANDENKOLK-IPIRANGASANTANA - LOCAL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42M00S" calcext:value-type="time">
            <text:p>8:42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DOS AMERICANOS-AMBOS-SE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46M00S" calcext:value-type="time">
            <text:p>8:46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BRAZELISA ALVES DE CARVALHO-AMBOS-ST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47M00S" calcext:value-type="time">
            <text:p>8:47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ÚMERO 120: EM FRENTE A ESTAÇÃO TAMANDUATEÍ - ÚNICO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47M00S" calcext:value-type="time">
            <text:p>8:47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PROF MILTON RODRIGUES-AMBOS-ST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48M00S" calcext:value-type="time">
            <text:p>8:48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MARQ DE SAO VICENTE-UNICO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8H58M00S" calcext:value-type="time">
            <text:p>8:58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DR PEDRO SEVERIANO - AMBOS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09H15M00S" calcext:value-type="time">
            <text:p>9:15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PTE DA CASA VERDE-JORN WALTER ABRAHAO-CASTELO BA SENNA - LOCAL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10H01M00S" calcext:value-type="time">
            <text:p>10:01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R MAJ PALADINO-AMBOS - UNICA-LA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13H26M00S" calcext:value-type="time">
            <text:p>13:26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LTURA DO NUMERO 88-NAO INFORMADO - NAO INFORMADA-IQ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14H24M00S" calcext:value-type="time">
            <text:p>14:24</text:p>
          </table:table-cell>
          <table:table-cell table:number-columns-repeated="1018"/>
        </table:table-row>
        <table:table-row table:style-name="ro6">
          <table:table-cell table:style-name="ce120" office:value-type="string" calcext:value-type="string">
            <text:p>AV DR FRANCISCO MESQUITA - ÚNICO</text:p>
          </table:table-cell>
          <table:table-cell table:style-name="ce123" office:value-type="date" office:date-value="2019-03-11" calcext:value-type="date">
            <text:p>11/3/2019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019" calcext:value-type="float">
            <text:p>2019</text:p>
          </table:table-cell>
          <table:table-cell table:style-name="ce126" office:value-type="time" office:time-value="PT15H46M00S" calcext:value-type="time">
            <text:p>15:46</text:p>
          </table:table-cell>
          <table:table-cell table:number-columns-repeated="1018"/>
        </table:table-row>
        <table:table-row table:style-name="ro6" table:number-rows-repeated="104851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1203" table:style-name="ta10">
        <table:table-column table:style-name="co1" table:number-columns-repeated="8" table:default-cell-style-name="ce64"/>
        <table:table-column table:style-name="co11" table:default-cell-style-name="ce64"/>
        <table:table-column table:style-name="co1" table:number-columns-repeated="1015" table:default-cell-style-name="ce64"/>
        <table:table-row table:style-name="ro16">
          <table:table-cell table:style-name="ce167" office:value-type="string" calcext:value-type="string" table:number-columns-spanned="7" table:number-rows-spanned="1">
            <text:p>ALAGAMENTOS <text:s/>12/03 </text:p>
          </table:table-cell>
          <table:covered-table-cell table:number-columns-repeated="6" table:style-name="ce62"/>
          <table:table-cell table:number-columns-repeated="1017"/>
        </table:table-row>
        <table:table-row table:style-name="ro16">
          <table:table-cell table:style-name="ce168" office:value-type="string" calcext:value-type="string">
            <text:p>AV SANATORIO-AMBOS-JT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7H50M00S" calcext:value-type="time">
            <text:p>17:50</text:p>
          </table:table-cell>
          <table:table-cell table:style-name="ce178" office:value-type="time" office:time-value="PT18H50M00S" calcext:value-type="time">
            <text:p>18:50</text:p>
          </table:table-cell>
          <table:table-cell table:style-name="ce179" office:value-type="time" office:time-value="PT01H00M00S" calcext:value-type="time">
            <text:p>01:00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ALTURA DO NUMERO 130-AMBOS-GU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7H57M00S" calcext:value-type="time">
            <text:p>17:57</text:p>
          </table:table-cell>
          <table:table-cell table:style-name="ce178" office:value-type="time" office:time-value="PT18H59M00S" calcext:value-type="time">
            <text:p>18:59</text:p>
          </table:table-cell>
          <table:table-cell table:style-name="ce179" office:value-type="time" office:time-value="PT01H02M00S" calcext:value-type="time">
            <text:p>01:02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R ZILDA-AMBOS-CV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8H00M00S" calcext:value-type="time">
            <text:p>18:00</text:p>
          </table:table-cell>
          <table:table-cell table:style-name="ce178" office:value-type="time" office:time-value="PT18H50M00S" calcext:value-type="time">
            <text:p>18:50</text:p>
          </table:table-cell>
          <table:table-cell table:style-name="ce179" office:value-type="time" office:time-value="PT00H50M00S" calcext:value-type="time">
            <text:p>00:50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PTE DO LIMAO-ADHEMAR F DA SILVA-CASTELO BA SENNA - LOCAL-LA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8H11M00S" calcext:value-type="time">
            <text:p>18:11</text:p>
          </table:table-cell>
          <table:table-cell table:style-name="ce178" office:value-type="time" office:time-value="PT18H41M00S" calcext:value-type="time">
            <text:p>18:41</text:p>
          </table:table-cell>
          <table:table-cell table:style-name="ce179" office:value-type="time" office:time-value="PT00H30M00S" calcext:value-type="time">
            <text:p>00:30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ALTURA DO NUMERO 247-AMBOS-LA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8H33M00S" calcext:value-type="time">
            <text:p>18:33</text:p>
          </table:table-cell>
          <table:table-cell table:style-name="ce178" office:value-type="time" office:time-value="PT18H44M00S" calcext:value-type="time">
            <text:p>18:44</text:p>
          </table:table-cell>
          <table:table-cell table:style-name="ce179" office:value-type="time" office:time-value="PT00H11M00S" calcext:value-type="time">
            <text:p>00:11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PC DEL AMOROSO NETO-LIMAOSUMARE-CV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8H35M00S" calcext:value-type="time">
            <text:p>18:35</text:p>
          </table:table-cell>
          <table:table-cell table:style-name="ce178" office:value-type="time" office:time-value="PT18H42M00S" calcext:value-type="time">
            <text:p>18:42</text:p>
          </table:table-cell>
          <table:table-cell table:style-name="ce179" office:value-type="time" office:time-value="PT00H07M00S" calcext:value-type="time">
            <text:p>00:07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R PEDRO AVANCINE - CASTELO/INTERLAGOS - LOCAL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9H09M00S" calcext:value-type="time">
            <text:p>19:09</text:p>
          </table:table-cell>
          <table:table-cell table:style-name="ce178" office:value-type="time" office:time-value="PT19H28M00S" calcext:value-type="time">
            <text:p>19:28</text:p>
          </table:table-cell>
          <table:table-cell table:style-name="ce180" office:value-type="time" office:time-value="PT00H19M00S" calcext:value-type="time">
            <text:p>00:19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ALTURA DO NÚMERO 4800 - CASTELO/INTERLAGOS - LOCAL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9H45M00S" calcext:value-type="time">
            <text:p>19:45</text:p>
          </table:table-cell>
          <table:table-cell table:style-name="ce178" office:value-type="time" office:time-value="PT18H57M00S" calcext:value-type="time">
            <text:p>18:57</text:p>
          </table:table-cell>
          <table:table-cell table:style-name="ce180" office:value-type="time" office:time-value="PT575H12M00S" calcext:value-type="time">
            <text:p>23:12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R PEDRO AVANCINE - CASTELO/INTERLAGOS - LOCAL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9H45M00S" calcext:value-type="time">
            <text:p>19:45</text:p>
          </table:table-cell>
          <table:table-cell table:style-name="ce178" office:value-type="time" office:time-value="PT19H18M00S" calcext:value-type="time">
            <text:p>19:18</text:p>
          </table:table-cell>
          <table:table-cell table:style-name="ce180" office:value-type="time" office:time-value="PT575H33M00S" calcext:value-type="time">
            <text:p>23:33</text:p>
          </table:table-cell>
          <table:table-cell table:number-columns-repeated="1016"/>
        </table:table-row>
        <table:table-row table:style-name="ro16">
          <table:table-cell table:style-name="ce168" office:value-type="string" calcext:value-type="string">
            <text:p>R VAZ MUNIZ - AMBOS</text:p>
          </table:table-cell>
          <table:table-cell table:style-name="ce173" office:value-type="date" office:date-value="2019-03-12" calcext:value-type="date">
            <text:p>12/3/2019</text:p>
          </table:table-cell>
          <table:table-cell table:style-name="ce176" office:value-type="float" office:value="12" calcext:value-type="float">
            <text:p>12</text:p>
          </table:table-cell>
          <table:table-cell table:style-name="ce176" office:value-type="float" office:value="3" calcext:value-type="float">
            <text:p>3</text:p>
          </table:table-cell>
          <table:table-cell table:style-name="ce176" office:value-type="float" office:value="2019" calcext:value-type="float">
            <text:p>2019</text:p>
          </table:table-cell>
          <table:table-cell table:style-name="ce178" office:value-type="time" office:time-value="PT19H47M00S" calcext:value-type="time">
            <text:p>19:47</text:p>
          </table:table-cell>
          <table:table-cell table:style-name="ce178" office:value-type="time" office:time-value="PT19H55M00S" calcext:value-type="time">
            <text:p>19:55</text:p>
          </table:table-cell>
          <table:table-cell table:style-name="ce180" office:value-type="time" office:time-value="PT00H08M00S" calcext:value-type="time">
            <text:p>00:08</text:p>
          </table:table-cell>
          <table:table-cell table:number-columns-repeated="1016"/>
        </table:table-row>
        <table:table-row table:style-name="ro16">
          <table:table-cell table:style-name="ce167" office:value-type="string" calcext:value-type="string" table:number-columns-spanned="7" table:number-rows-spanned="1">
            <text:p>TWEETS 2H ANTES DOS ALAGAMENTOS </text:p>
          </table:table-cell>
          <table:covered-table-cell table:number-columns-repeated="6" table:style-name="ce204"/>
          <table:table-cell table:style-name="ce167" office:value-type="string" calcext:value-type="string" table:number-columns-spanned="7" table:number-rows-spanned="1">
            <text:p>TWEETS REPERCUSSÃO</text:p>
          </table:table-cell>
          <table:covered-table-cell table:number-columns-repeated="6" table:style-name="ce204"/>
          <table:table-cell table:number-columns-repeated="1010"/>
        </table:table-row>
        <table:table-row table:style-name="ro16">
          <table:table-cell table:number-columns-repeated="5" table:style-name="ce169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style-name="ce175" table:number-columns-repeated="2"/>
          <table:table-cell table:style-name="ce181" office:value-type="string" calcext:value-type="string">
            <text:p>ðŸ•¶! #oculos #eu #sol #depois #chuva #pb #ruybrissac #preto #branco em SÃ£o Paulo <text:s/>Brazil https://t.co/4fGjky5pU7</text:p>
          </table:table-cell>
          <table:table-cell table:style-name="ce182" office:value-type="date" office:date-value="2019-03-12T19:58:56" calcext:value-type="date">
            <text:p>2019-03-12 19:58:56</text:p>
          </table:table-cell>
          <table:table-cell table:number-columns-repeated="1015"/>
        </table:table-row>
        <table:table-row table:style-name="ro19">
          <table:table-cell table:style-name="ce169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69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69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69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69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75" table:number-columns-repeated="2"/>
          <table:table-cell table:style-name="ce181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82" office:value-type="date" office:date-value="2019-03-12T18:32:24" calcext:value-type="date">
            <text:p>2019-03-12 18:32:24</text:p>
          </table:table-cell>
          <table:table-cell table:number-columns-repeated="1015"/>
        </table:table-row>
        <table:table-row table:style-name="ro16">
          <table:table-cell table:number-columns-repeated="5" table:style-name="ce169" office:value-type="string" calcext:value-type="string">
            <text:p>A chuva comeÃ§ou forte <text:s/>e cheguei no treino. SaÃºde Ã© oque interessa!</text:p>
          </table:table-cell>
          <table:table-cell table:style-name="ce204" table:number-columns-repeated="2"/>
          <table:table-cell table:style-name="ce181" office:value-type="string" calcext:value-type="string">
            <text:p>A chuva comeÃ§ou forte <text:s/>e cheguei no treino. SaÃºde Ã© oque interessa!</text:p>
          </table:table-cell>
          <table:table-cell table:style-name="ce182" office:value-type="date" office:date-value="2019-03-12T18:18:20" calcext:value-type="date">
            <text:p>2019-03-12 18:18:20</text:p>
          </table:table-cell>
          <table:table-cell table:number-columns-repeated="1015"/>
        </table:table-row>
        <table:table-row table:style-name="ro22">
          <table:table-cell table:style-name="ce169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169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169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169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169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204" table:number-columns-repeated="2"/>
          <table:table-cell table:style-name="ce181" office:value-type="string" calcext:value-type="string">
            <text:p>O sol tentando vencer a chuva.</text:p>
            <text:p>#aguasdemarÃ§o #chuvadeverÄ_x0081_o </text:p>
            <text:p>#sampa</text:p>
            <text:p>#natureza em SÃ£o Paulo  Brazil https://t.co/wGfrz0ySql</text:p>
          </table:table-cell>
          <table:table-cell table:style-name="ce182" office:value-type="date" office:date-value="2019-03-12T18:02:17" calcext:value-type="date">
            <text:p>2019-03-12 18:02:17</text:p>
          </table:table-cell>
          <table:table-cell table:number-columns-repeated="1015"/>
        </table:table-row>
        <table:table-row table:style-name="ro16">
          <table:table-cell table:number-columns-repeated="5" table:style-name="ce169" office:value-type="string" calcext:value-type="string">
            <text:p>SerÃ¡ que vem mais chuva?ðŸ¤¨ #boatardinha #rain #chuva #sol #nuvens #belasimagens #top #ðŸ˜Š #sp #saopaulo #buenastardes #photography #photo #foto #fotografia #video #verao #marÃ§o #brasil #ðŸ‡§ðŸ‡·â€¦ https://t.co/zANmH8pnuQ</text:p>
          </table:table-cell>
          <table:table-cell table:style-name="ce204" table:number-columns-repeated="2"/>
          <table:table-cell table:number-columns-repeated="1017"/>
        </table:table-row>
        <table:table-row table:style-name="ro6">
          <table:table-cell table:style-name="ce17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7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7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7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170" office:value-type="string" calcext:value-type="string">
            <text:p>ORAR PARA NADA ALAGAR</text:p>
            <text:p>a chuva comeÃ§a e o coraÃ§Ã£o aperta pelo que muitas pessoas estÃ£o sofrendo com os alagamentos ... #oremos com os #pitacosdovovÃ´ em SÃ£o Paulo  Brazil https://t.co/cB09mPt9d8</text:p>
          </table:table-cell>
          <table:table-cell table:style-name="ce204" table:number-columns-repeated="2"/>
          <table:table-cell table:number-columns-repeated="1017"/>
        </table:table-row>
        <table:table-row table:style-name="ro6">
          <table:table-cell table:style-name="ce167" office:value-type="string" calcext:value-type="string" table:number-columns-spanned="7" table:number-rows-spanned="1">
            <text:p>PALAVRAS <text:s/>FIDELIDADE</text:p>
          </table:table-cell>
          <table:covered-table-cell table:number-columns-repeated="6" table:style-name="ce204"/>
          <table:table-cell table:number-columns-repeated="1017"/>
        </table:table-row>
        <table:table-row table:style-name="ro6">
          <table:table-cell table:style-name="ce172" office:value-type="string" calcext:value-type="string">
            <text:p>METEO </text:p>
          </table:table-cell>
          <table:table-cell table:style-name="ce175"/>
          <table:table-cell table:style-name="ce172" office:value-type="string" calcext:value-type="string">
            <text:p>HIDRO</text:p>
          </table:table-cell>
          <table:table-cell table:style-name="ce175"/>
          <table:table-cell table:style-name="ce172" office:value-type="string" calcext:value-type="string">
            <text:p>METEO</text:p>
          </table:table-cell>
          <table:table-cell table:style-name="ce172" office:value-type="float" office:value="6" calcext:value-type="float">
            <text:p>6</text:p>
          </table:table-cell>
          <table:table-cell table:style-name="ce175"/>
          <table:table-cell table:number-columns-repeated="1017"/>
        </table:table-row>
        <table:table-row table:style-name="ro6">
          <table:table-cell table:style-name="ce172" office:value-type="string" calcext:value-type="string">
            <text:p>chuva </text:p>
          </table:table-cell>
          <table:table-cell table:style-name="ce172" office:value-type="float" office:value="5" calcext:value-type="float">
            <text:p>5</text:p>
          </table:table-cell>
          <table:table-cell table:style-name="ce172" office:value-type="string" calcext:value-type="string">
            <text:p>alagar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HIDRO</text:p>
          </table:table-cell>
          <table:table-cell table:style-name="ce172" office:value-type="float" office:value="4" calcext:value-type="float">
            <text:p>4</text:p>
          </table:table-cell>
          <table:table-cell table:style-name="ce175"/>
          <table:table-cell table:number-columns-repeated="1017"/>
        </table:table-row>
        <table:table-row table:style-name="ro6">
          <table:table-cell table:style-name="ce172" office:value-type="string" calcext:value-type="string">
            <text:p>rain 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alagamento</text:p>
          </table:table-cell>
          <table:table-cell table:style-name="ce172" office:value-type="float" office:value="1" calcext:value-type="float">
            <text:p>1</text:p>
          </table:table-cell>
          <table:table-cell table:style-name="ce172" office:value-type="string" calcext:value-type="string">
            <text:p>TOTAL </text:p>
          </table:table-cell>
          <table:table-cell table:style-name="ce172" office:value-type="float" office:value="10" calcext:value-type="float">
            <text:p>10</text:p>
          </table:table-cell>
          <table:table-cell table:style-name="ce175"/>
          <table:table-cell table:number-columns-repeated="1017"/>
        </table:table-row>
        <table:table-row table:style-name="ro6">
          <table:table-cell table:style-name="ce172" office:value-type="string" calcext:value-type="string">
            <text:p>enchente </text:p>
          </table:table-cell>
          <table:table-cell table:style-name="ce172" office:value-type="float" office:value="0" calcext:value-type="float">
            <text:p>0</text:p>
          </table:table-cell>
          <table:table-cell table:style-name="ce175" office:value-type="string" calcext:value-type="string">
            <text:p>alagamentos </text:p>
          </table:table-cell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1017"/>
        </table:table-row>
        <table:table-row table:style-name="ro6">
          <table:table-cell table:style-name="ce172" office:value-type="string" calcext:value-type="string">
            <text:p>tempestade </text:p>
          </table:table-cell>
          <table:table-cell table:style-name="ce172" office:value-type="float" office:value="0" calcext:value-type="float">
            <text:p>0</text:p>
          </table:table-cell>
          <table:table-cell table:style-name="ce175" office:value-type="string" calcext:value-type="string">
            <text:p>agua</text:p>
          </table:table-cell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number-columns-repeated="1017"/>
        </table:table-row>
        <table:table-row table:style-name="ro6">
          <table:table-cell table:style-name="ce172" office:value-type="string" calcext:value-type="string">
            <text:p>chuvaforte </text:p>
          </table:table-cell>
          <table:table-cell table:style-name="ce172" office:value-type="float" office:value="0" calcext:value-type="float">
            <text:p>0</text:p>
          </table:table-cell>
          <table:table-cell table:style-name="ce175" table:number-columns-repeated="5"/>
          <table:table-cell table:number-columns-repeated="1017"/>
        </table:table-row>
        <table:table-row table:style-name="ro6">
          <table:table-cell table:style-name="ce167" office:value-type="string" calcext:value-type="string" table:number-columns-spanned="7" table:number-rows-spanned="1">
            <text:p>PALAVRAS <text:s/>REPERCUSSÃO</text:p>
          </table:table-cell>
          <table:covered-table-cell table:number-columns-repeated="6" table:style-name="ce204"/>
          <table:table-cell table:number-columns-repeated="1017"/>
        </table:table-row>
        <table:table-row table:style-name="ro6">
          <table:table-cell table:style-name="ce117" office:value-type="string" calcext:value-type="string">
            <text:p>METEO </text:p>
          </table:table-cell>
          <table:table-cell table:style-name="ce117"/>
          <table:table-cell table:style-name="ce117" office:value-type="string" calcext:value-type="string">
            <text:p>HIDRO </text:p>
          </table:table-cell>
          <table:table-cell table:style-name="ce117"/>
          <table:table-cell table:style-name="ce177" office:value-type="string" calcext:value-type="string">
            <text:p>METEO</text:p>
          </table:table-cell>
          <table:table-cell table:style-name="ce117" office:value-type="float" office:value="3" calcext:value-type="float">
            <text:p>3</text:p>
          </table:table-cell>
          <table:table-cell table:style-name="ce117"/>
          <table:table-cell table:number-columns-repeated="1017"/>
        </table:table-row>
        <table:table-row table:style-name="ro6">
          <table:table-cell table:style-name="ce117" office:value-type="string" calcext:value-type="string">
            <text:p>chuva </text:p>
          </table:table-cell>
          <table:table-cell table:style-name="ce117" office:value-type="float" office:value="3" calcext:value-type="float">
            <text:p>3</text:p>
          </table:table-cell>
          <table:table-cell table:style-name="ce117" office:value-type="string" calcext:value-type="string">
            <text:p>alagar</text:p>
          </table:table-cell>
          <table:table-cell table:style-name="ce117" office:value-type="float" office:value="1" calcext:value-type="float">
            <text:p>1</text:p>
          </table:table-cell>
          <table:table-cell table:style-name="ce177" office:value-type="string" calcext:value-type="string">
            <text:p>HIDRO</text:p>
          </table:table-cell>
          <table:table-cell table:style-name="ce117" office:value-type="float" office:value="1" calcext:value-type="float">
            <text:p>1</text:p>
          </table:table-cell>
          <table:table-cell table:style-name="ce117"/>
          <table:table-cell table:number-columns-repeated="1017"/>
        </table:table-row>
        <table:table-row table:style-name="ro6">
          <table:table-cell table:style-name="ce117" table:number-columns-repeated="4"/>
          <table:table-cell table:style-name="ce177" office:value-type="string" calcext:value-type="string">
            <text:p>TOTAL </text:p>
          </table:table-cell>
          <table:table-cell table:style-name="ce117" office:value-type="float" office:value="4" calcext:value-type="float">
            <text:p>4</text:p>
          </table:table-cell>
          <table:table-cell table:style-name="ce117"/>
          <table:table-cell table:number-columns-repeated="1017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agamentos disparados " table:style-name="ta7">
        <table:shapes>
          <draw:frame draw:z-index="0" draw:style-name="gr2" draw:text-style-name="P2" svg:width="15.999cm" svg:height="8.999cm" svg:x="30.066cm" svg:y="18.213cm">
            <draw:object draw:notify-on-update-of-ranges="'Alagamentos disparados '.B16:'Alagamentos disparados '.B27 'Alagamentos disparados '.C15:'Alagamentos disparados '.C15 'Alagamentos disparados '.C16:'Alagamentos disparados '.C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15.999cm" svg:height="8.999cm" svg:x="0cm" svg:y="19.521cm">
            <draw:object draw:notify-on-update-of-ranges="'Alagamentos disparados '.B16:'Alagamentos disparados '.B27 'Alagamentos disparados '.D15:'Alagamentos disparados '.D15 'Alagamentos disparados '.D16:'Alagamentos disparados '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ce64"/>
        <table:table-column table:style-name="co16" table:default-cell-style-name="ce64"/>
        <table:table-column-group>
          <table:table-column table:style-name="co17" table:default-cell-style-name="ce64"/>
        </table:table-column-group>
        <table:table-column table:style-name="co18" table:default-cell-style-name="ce64"/>
        <table:table-column table:style-name="co19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0" table:number-columns-repeated="1016" table:default-cell-style-name="ce64"/>
        <table:table-row table:style-name="ro16">
          <table:table-cell/>
          <table:table-cell office:value-type="string" calcext:value-type="string">
            <text:p>Horários alagamentos </text:p>
          </table:table-cell>
          <table:table-cell table:style-name="ce191" office:value-type="date" office:date-value="2019-03-12" calcext:value-type="date">
            <text:p>12/03/19</text:p>
          </table:table-cell>
          <table:table-cell table:style-name="ce191" office:value-type="date" office:date-value="2019-03-11" calcext:value-type="date">
            <text:p>11/03/19</text:p>
          </table:table-cell>
          <table:table-cell table:style-name="ce191" office:value-type="date" office:date-value="2019-03-10" calcext:value-type="date">
            <text:p>10/03/19</text:p>
          </table:table-cell>
          <table:table-cell table:style-name="ce191" office:value-type="date" office:date-value="2019-03-09" calcext:value-type="date">
            <text:p>09/03/19</text:p>
          </table:table-cell>
          <table:table-cell table:style-name="ce191" office:value-type="date" office:date-value="2019-03-08" calcext:value-type="date">
            <text:p>08/03/19</text:p>
          </table:table-cell>
          <table:table-cell table:style-name="ce191" office:value-type="date" office:date-value="2019-03-07" calcext:value-type="date">
            <text:p>07/03/19</text:p>
          </table:table-cell>
          <table:table-cell table:style-name="ce191" office:value-type="date" office:date-value="2019-03-06" calcext:value-type="date">
            <text:p>06/03/19</text:p>
          </table:table-cell>
          <table:table-cell table:style-name="ce191" office:value-type="date" office:date-value="2019-03-05" calcext:value-type="date">
            <text:p>05/03/19</text:p>
          </table:table-cell>
          <table:table-cell table:style-name="ce191" office:value-type="date" office:date-value="2019-03-04" calcext:value-type="date">
            <text:p>04/03/19</text:p>
          </table:table-cell>
          <table:table-cell table:style-name="ce191" office:value-type="date" office:date-value="2019-03-03" calcext:value-type="date">
            <text:p>03/03/19</text:p>
          </table:table-cell>
          <table:table-cell table:style-name="ce191" office:value-type="date" office:date-value="2019-03-02" calcext:value-type="date">
            <text:p>02/03/19</text:p>
          </table:table-cell>
          <table:table-cell table:style-name="ce191" office:value-type="date" office:date-value="2019-03-01" calcext:value-type="date">
            <text:p>01/03/19</text:p>
          </table:table-cell>
          <table:table-cell table:number-columns-repeated="1010"/>
        </table:table-row>
        <table:table-row table:style-name="ro16">
          <table:table-cell table:style-name="ce183" office:value-type="string" calcext:value-type="string" table:number-columns-spanned="1" table:number-rows-spanned="12">
            <text:p>FREQUÊNCIA DE ALAGAMENTOS </text:p>
          </table:table-cell>
          <table:table-cell table:style-name="ce187" office:value-type="string" calcext:value-type="string">
            <office:annotation draw:style-name="gr3" draw:text-style-name="P4" svg:width="2.899cm" svg:height="1.799cm" svg:x="10.474cm" svg:y="0.203cm" draw:caption-point-x="-0.61cm" draw:caption-point-y="0.461cm">
              <dc:date>2021-04-02T00:00:00</dc:date>
              <text:p text:style-name="P3"><text:span text:style-name="T1">As</text:span></text:p>
              <text:p text:style-name="P3"><text:span text:style-name="T1"/></text:p>
              <text:p text:style-name="P3"><text:span text:style-name="T1"/></text:p>
            </office:annotation>
            <text:p>01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03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05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07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09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11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13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15:00:00 ± 1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17:00:00 ± 1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19:00:00 ± 1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21:00:00 ± 1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covered-table-cell table:style-name="ce214"/>
          <table:table-cell table:style-name="ce187" office:value-type="string" calcext:value-type="string">
            <text:p>23:00:00 ± 1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6">
          <table:table-cell table:style-name="ce214"/>
          <table:table-cell table:style-name="ce188"/>
          <table:table-cell table:number-columns-repeated="1022"/>
        </table:table-row>
        <table:table-row table:style-name="ro16">
          <table:table-cell/>
          <table:table-cell office:value-type="string" calcext:value-type="string">
            <text:p>Horários alagamentos </text:p>
          </table:table-cell>
          <table:table-cell office:value-type="string" calcext:value-type="string">
            <text:p>SOMATÓRIO DAS FREQUÊNCIAS DE ALAGAMENTOS </text:p>
          </table:table-cell>
          <table:table-cell office:value-type="string" calcext:value-type="string">
            <text:p>Frequência de não alagamento (n° de dias)</text:p>
          </table:table-cell>
          <table:table-cell table:number-columns-repeated="1020"/>
        </table:table-row>
        <table:table-row table:style-name="ro16">
          <table:table-cell table:style-name="ce183" office:value-type="string" calcext:value-type="string" table:number-columns-spanned="1" table:number-rows-spanned="12">
            <text:p>FREQUÊNCIA DE ALAGAMENTOS (SOMATÓRIO)</text:p>
          </table:table-cell>
          <table:table-cell table:style-name="ce187" office:value-type="string" calcext:value-type="string">
            <office:annotation draw:style-name="gr3" draw:text-style-name="P4" svg:width="2.899cm" svg:height="1.799cm" svg:x="10.474cm" svg:y="9.365cm" draw:caption-point-x="-0.61cm" draw:caption-point-y="0.461cm">
              <dc:date>2021-04-02T00:00:00</dc:date>
              <text:p text:style-name="P3"><text:span text:style-name="T1">As</text:span></text:p>
              <text:p text:style-name="P3"><text:span text:style-name="T1"/></text:p>
              <text:p text:style-name="P3"><text:span text:style-name="T1"/></text:p>
            </office:annotation>
            <text:p>01:00:00 ± 1h</text:p>
          </table:table-cell>
          <table:table-cell table:formula="of:=SUM([.C2:.N2]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03:00:00 ± 1h</text:p>
          </table:table-cell>
          <table:table-cell table:formula="of:=SUM([.C3:.N3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05:00:00 ± 1h</text:p>
          </table:table-cell>
          <table:table-cell table:formula="of:=SUM([.C4:.N4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07:00:00 ± 1h</text:p>
          </table:table-cell>
          <table:table-cell table:formula="of:=SUM([.C5:.N5]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09:00:00 ± 1h</text:p>
          </table:table-cell>
          <table:table-cell table:formula="of:=SUM([.C6:.N6]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11:00:00 ± 1h</text:p>
          </table:table-cell>
          <table:table-cell table:formula="of:=SUM([.C7:.N7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13:00:00 ± 1h</text:p>
          </table:table-cell>
          <table:table-cell table:formula="of:=SUM([.C8:.N8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15:00:00 ± 1h</text:p>
          </table:table-cell>
          <table:table-cell table:formula="of:=SUM([.C9:.N9])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17:00:00 ± 1h</text:p>
          </table:table-cell>
          <table:table-cell table:formula="of:=SUM([.C10:.N10])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19:00:00 ± 1h</text:p>
          </table:table-cell>
          <table:table-cell table:formula="of:=SUM([.C11:.N11])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21:00:00 ± 1h</text:p>
          </table:table-cell>
          <table:table-cell table:formula="of:=SUM([.C12:.N12])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6">
          <table:covered-table-cell table:style-name="ce214"/>
          <table:table-cell table:style-name="ce187" office:value-type="string" calcext:value-type="string">
            <text:p>23:00:00 ± 1h</text:p>
          </table:table-cell>
          <table:table-cell table:formula="of:=SUM([.C13:.N13])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6">
          <table:table-cell table:style-name="ce214"/>
          <table:table-cell table:style-name="ce188"/>
          <table:table-cell table:number-columns-repeated="1022"/>
        </table:table-row>
        <table:table-row table:style-name="ro16">
          <table:table-cell table:style-name="ce183" table:number-columns-spanned="1" table:number-rows-spanned="12"/>
          <table:table-cell table:style-name="ce189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>
          <table:covered-table-cell table:style-name="ce214"/>
          <table:table-cell table:style-name="ce189"/>
          <table:table-cell table:number-columns-repeated="1022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>
          <table:covered-table-cell table:style-name="ce214"/>
          <table:table-cell table:style-name="ce189"/>
          <table:table-cell table:number-columns-repeated="1022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>
          <table:covered-table-cell table:style-name="ce214"/>
          <table:table-cell table:style-name="ce189"/>
          <table:table-cell table:number-columns-repeated="1022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>
          <table:covered-table-cell table:style-name="ce214"/>
          <table:table-cell table:style-name="ce189"/>
          <table:table-cell table:number-columns-repeated="1022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>
          <table:covered-table-cell table:style-name="ce214"/>
          <table:table-cell table:style-name="ce189"/>
          <table:table-cell table:number-columns-repeated="1022"/>
        </table:table-row>
        <table:table-row table:style-name="ro16">
          <table:covered-table-cell table:style-name="ce214"/>
          <table:table-cell table:style-name="ce188"/>
          <table:table-cell table:number-columns-repeated="1022"/>
        </table:table-row>
        <table:table-row table:style-name="ro16" table:number-rows-repeated="2">
          <table:table-cell table:style-name="ce214"/>
          <table:table-cell table:style-name="ce189"/>
          <table:table-cell table:number-columns-repeated="1022"/>
        </table:table-row>
        <table:table-row table:style-name="ro16" table:number-rows-repeated="16">
          <table:table-cell table:style-name="ce214"/>
          <table:table-cell table:style-name="ce188"/>
          <table:table-cell table:number-columns-repeated="1022"/>
        </table:table-row>
        <table:table-row table:style-name="ro16">
          <table:table-cell table:style-name="ce214"/>
          <table:table-cell table:style-name="ce189"/>
          <table:table-cell table:number-columns-repeated="1022"/>
        </table:table-row>
        <table:table-row table:style-name="ro16" table:number-rows-repeated="4">
          <table:table-cell table:style-name="ce214"/>
          <table:table-cell table:style-name="ce188"/>
          <table:table-cell table:number-columns-repeated="1022"/>
        </table:table-row>
        <table:table-row table:style-name="ro16" table:number-rows-repeated="3">
          <table:table-cell table:style-name="ce185"/>
          <table:table-cell table:style-name="ce189"/>
          <table:table-cell table:number-columns-repeated="1022"/>
        </table:table-row>
        <table:table-row table:style-name="ro16" table:number-rows-repeated="2">
          <table:table-cell table:style-name="ce186"/>
          <table:table-cell table:style-name="ce190"/>
          <table:table-cell table:number-columns-repeated="1022"/>
        </table:table-row>
        <table:table-row table:style-name="ro16" table:number-rows-repeated="4">
          <table:table-cell table:style-name="ce185"/>
          <table:table-cell table:style-name="ce189"/>
          <table:table-cell table:number-columns-repeated="1022"/>
        </table:table-row>
        <table:table-row table:style-name="ro16">
          <table:table-cell table:style-name="ce186"/>
          <table:table-cell table:style-name="ce190"/>
          <table:table-cell table:number-columns-repeated="1022"/>
        </table:table-row>
        <table:table-row table:style-name="ro16">
          <table:table-cell table:style-name="ce185"/>
          <table:table-cell table:style-name="ce189"/>
          <table:table-cell table:number-columns-repeated="1022"/>
        </table:table-row>
        <table:table-row table:style-name="ro16">
          <table:table-cell table:style-name="ce186"/>
          <table:table-cell table:style-name="ce190"/>
          <table:table-cell table:number-columns-repeated="1022"/>
        </table:table-row>
        <table:table-row table:style-name="ro16" table:number-rows-repeated="4">
          <table:table-cell table:style-name="ce185"/>
          <table:table-cell table:style-name="ce189"/>
          <table:table-cell table:number-columns-repeated="1022"/>
        </table:table-row>
        <table:table-row table:style-name="ro16" table:number-rows-repeated="2">
          <table:table-cell table:style-name="ce186"/>
          <table:table-cell table:style-name="ce190"/>
          <table:table-cell table:number-columns-repeated="1022"/>
        </table:table-row>
        <table:table-row table:style-name="ro16" table:number-rows-repeated="3">
          <table:table-cell table:style-name="ce185"/>
          <table:table-cell table:style-name="ce189"/>
          <table:table-cell table:number-columns-repeated="1022"/>
        </table:table-row>
        <table:table-row table:style-name="ro16" table:number-rows-repeated="31">
          <table:table-cell table:style-name="ce214"/>
          <table:table-cell table:style-name="ce189"/>
          <table:table-cell table:number-columns-repeated="1022"/>
        </table:table-row>
        <table:table-row table:style-name="ro16" table:number-rows-repeated="1048460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idelidade repercussão dias 1-8" table:style-name="ta7">
        <table:table-column table:style-name="co10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row table:style-name="ro17">
          <table:table-cell office:value-type="string" calcext:value-type="string">
            <office:annotation draw:style-name="gr3" draw:text-style-name="P4" svg:width="2.899cm" svg:height="1.799cm" svg:x="2.857cm" svg:y="0cm" draw:caption-point-x="-0.61cm" draw:caption-point-y="0.01cm">
              <dc:date>2021-04-04T00:00:00</dc:date>
              <text:p text:style-name="P3"><text:span text:style-name="T1">NÃO OCORREU ALAGAMENTOS NESTE DIA </text:span></text:p>
              <text:p text:style-name="P3"><text:span text:style-name="T1"/></text:p>
            </office:annotation>
            <text:p>Dia 08/03/19 freq.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a 07/03/19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a 06/03/19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a 05/03/19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a 04/03/19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a 03/03/19</text:p>
          </table:table-cell>
          <table:table-cell/>
          <table:table-cell office:value-type="string" calcext:value-type="string">
            <text:p>Dia 02/03/19</text:p>
          </table:table-cell>
          <table:table-cell/>
          <table:table-cell office:value-type="string" calcext:value-type="string">
            <text:p>DIA 01/03/19</text:p>
          </table:table-cell>
          <table:table-cell/>
        </table:table-row>
        <table:table-row table:style-name="ro17"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  <table:table-cell office:value-type="string" calcext:value-type="string">
            <text:p>Fidelidade</text:p>
          </table:table-cell>
          <table:table-cell/>
        </table:table-row>
        <table:table-row table:style-name="ro17">
          <table:table-cell office:value-type="string" calcext:value-type="string">
            <text:p>METE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  <table:table-cell office:value-type="string" calcext:value-type="string">
            <text:p>Repercussão</text:p>
          </table:table-cell>
          <table:table-cell/>
        </table:table-row>
        <table:table-row table:style-name="ro17">
          <table:table-cell office:value-type="string" calcext:value-type="string">
            <text:p>METEO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EO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/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DRO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</table:table-row>
        <table:table-row table:style-name="ro17" table:number-rows-repeated="6">
          <table:table-cell table:number-columns-repeated="16"/>
        </table:table-row>
        <table:table-row table:style-name="ro17">
          <table:table-cell office:value-type="string" calcext:value-type="string">
            <text:p>Tweets </text:p>
          </table:table-cell>
          <table:table-cell table:number-columns-repeated="15"/>
        </table:table-row>
        <table:table-row table:style-name="ro23">
          <table:table-cell table:style-name="ce132" office:value-type="string" calcext:value-type="string">
            <text:p>momentos após quase morrer afogado no dilúvio #voltacarnavral ✨ em Bloco da Pabllo https://www.instagram.com/p/BuuR6E0hWn9/?utm_source=ig_twitter_share&amp;igshid=1w95mff48gp4z …</text:p>
          </table:table-cell>
          <table:table-cell table:style-name="ce133" office:value-type="date" office:date-value="2019-03-07T16:01:59" calcext:value-type="date">
            <text:p>2019-03-07 16:01:59</text:p>
          </table:table-cell>
          <table:table-cell table:number-columns-repeated="14"/>
        </table:table-row>
        <table:table-row table:style-name="ro23">
          <table:table-cell table:style-name="ce132" office:value-type="string" calcext:value-type="string">
            <text:p>Após uma grande tempestade vem essa beleza em São Paulo, Brazil https://www.instagram.com/p/BuuOryFjhvC/?utm_source=ig_twitter_share&amp;igshid=2310halnjd8k …</text:p>
          </table:table-cell>
          <table:table-cell table:style-name="ce133" office:value-type="date" office:date-value="2019-03-07T15:33:47" calcext:value-type="date">
            <text:p>2019-03-07 15:33:47</text:p>
          </table:table-cell>
          <table:table-cell table:number-columns-repeated="14"/>
        </table:table-row>
        <table:table-row table:style-name="ro24">
          <table:table-cell table:style-name="ce132" office:value-type="string" calcext:value-type="string">
            <text:p>Boa tarde galera. E hoje vai desabar de novo. Cuidado nas ruas. Tempestade⛈⛈⛈ se aproximando. Deus abencoe a todos. ⛈⛈⛈⛈⛈⛈⛈⛈⛈⛈⛈⛈ #boatarde #tempestade #fafa.compositora #gravacaotv… https://www.instagram.com/p/But1yafFnzQ/?utm_source=ig_twitter_share&amp;igshid=1cn2jowczcqfl …</text:p>
          </table:table-cell>
          <table:table-cell table:style-name="ce133" office:value-type="date" office:date-value="2019-03-07T11:58:34" calcext:value-type="date">
            <text:p>2019-03-07 11:58:34</text:p>
          </table:table-cell>
          <table:table-cell table:number-columns-repeated="14"/>
        </table:table-row>
        <table:table-row table:style-name="ro25">
          <table:table-cell table:style-name="ce132" office:value-type="string" calcext:value-type="string">
            <text:p>Carnachuva ⛈⛈ Dias de glória no camarote e dias de luta no bloquinho alagado. Marca aí sua turma que faz escândalo com cada trovãozinho que São Pedro manda. ⛈ felpsantunes e alexosorio__… https://www.instagram.com/p/BusQA6zlUop/?utm_source=ig_twitter_share&amp;igshid=g9fkea8mg8ml …</text:p>
          </table:table-cell>
          <table:table-cell table:style-name="ce133" office:value-type="date" office:date-value="2019-03-06T21:07:08" calcext:value-type="date">
            <text:p>2019-03-06 21:07:08</text:p>
          </table:table-cell>
          <table:table-cell/>
          <table:table-cell table:style-name="ce195" office:value-type="date" office:date-value="2019-03-04" calcext:value-type="date">
            <text:p>04/03/19</text:p>
          </table:table-cell>
          <table:table-cell table:number-columns-repeated="12"/>
        </table:table-row>
        <table:table-row table:style-name="ro26">
          <table:table-cell table:style-name="ce132" office:value-type="string" calcext:value-type="string">
            <text:p>Momentos antes do dilúvio destruir toda minha fantasia. Já estou morrendo de saudades dessa loucura de Carnaval ✨✨ #eusouodois #carnasp em Praça Da Republica - São Paulo https://www.instagram.com/p/BurtJyaBSs9/?utm_source=ig_twitter_share&amp;igshid=ht0v47phgn9b …</text:p>
          </table:table-cell>
          <table:table-cell table:style-name="ce133" office:value-type="date" office:date-value="2019-03-06T16:02:19" calcext:value-type="date">
            <text:p>2019-03-06 16:02:19</text:p>
          </table:table-cell>
          <table:table-cell table:number-columns-repeated="14"/>
        </table:table-row>
        <table:table-row table:style-name="ro27">
          <table:table-cell table:style-name="ce132" office:value-type="string" calcext:value-type="string">
            <text:p>Dia 1 ✔ Dilúvio ✔ Mas tudo certo.. amanhã tem mais ✔✔✔✔ em Bloco MinhoQueens https://www.instagram.com/p/BuhkzTwhOFk/?utm_source=ig_twitter_share&amp;igshid=iu7h6bahiqwz …</text:p>
          </table:table-cell>
          <table:table-cell table:style-name="ce133" office:value-type="date" office:date-value="2019-03-02T17:36:58" calcext:value-type="date">
            <text:p>2019-03-02 17:36:58</text:p>
          </table:table-cell>
          <table:table-cell table:number-columns-repeated="14"/>
        </table:table-row>
        <table:table-row table:style-name="ro28">
          <table:table-cell table:style-name="ce132" office:value-type="string" calcext:value-type="string">
            <text:p>CarnaSP. Capítulo 1: antes do dilúvio. . . . #carnaval #carnavrau #sampa #sp #iphoneshot #carnavalsp #photo #picoftheday em Praça da República https://www.instagram.com/dennys_amaro/p/BuhaPWUlMPN/?utm_source=ig_twitter_share&amp;igshid=cpmq01gqcx1n …</text:p>
          </table:table-cell>
          <table:table-cell table:style-name="ce133" office:value-type="date" office:date-value="2019-03-02T16:04:38" calcext:value-type="date">
            <text:p>2019-03-02 16:04:38</text:p>
          </table:table-cell>
          <table:table-cell table:number-columns-repeated="14"/>
        </table:table-row>
      </table:table>
      <table:table table:name="Plots" table:style-name="ta7">
        <table:shapes>
          <draw:frame draw:z-index="0" draw:style-name="gr2" draw:text-style-name="P2" svg:width="15.999cm" svg:height="8.999cm" svg:x="16.549cm" svg:y="2.79cm">
            <draw:object draw:notify-on-update-of-ranges="Plots.A8:Plots.A11 Plots.B7:Plots.B7 Plots.B8:Plots.B11 Plots.C7:Plots.C7 Plots.C8:Plots.C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5.999cm" svg:height="8.999cm" svg:x="37.188cm" svg:y="11.128cm">
            <draw:object draw:notify-on-update-of-ranges="Plots.A15:Plots.A22 Plots.B14:Plots.B14 Plots.B15:Plots.B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2" draw:text-style-name="P2" svg:width="15.999cm" svg:height="8.999cm" svg:x="2.358cm" svg:y="17.824cm">
            <draw:object draw:notify-on-update-of-ranges="Plots.D2:Plots.D5 Plots.E1:Plots.E1 Plots.E2:Plots.E5 Plots.F1:Plots.F1 Plots.F2:Plots.F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2" draw:text-style-name="P2" svg:width="15.999cm" svg:height="8.999cm" svg:x="19.157cm" svg:y="15.339cm">
            <draw:object draw:notify-on-update-of-ranges="Plots.A24:Plots.A31 Plots.B23:Plots.B23 Plots.B24:Plots.B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0" table:default-cell-style-name="ce195"/>
        <table:table-column table:style-name="co10" table:number-columns-repeated="5" table:default-cell-style-name="Default"/>
        <table:table-row table:style-name="ro17">
          <table:table-cell table:style-name="Default" office:value-type="string" calcext:value-type="string">
            <text:p>Fidelidade </text:p>
          </table:table-cell>
          <table:table-cell office:value-type="string" calcext:value-type="string">
            <text:p>TOTAL (METEO + HIDRO)</text:p>
          </table:table-cell>
          <table:table-cell/>
          <table:table-cell office:value-type="string" calcext:value-type="string">
            <text:p>DIAS REPERCUSSÃO </text:p>
          </table:table-cell>
          <table:table-cell office:value-type="string" calcext:value-type="string">
            <text:p>METEO </text:p>
          </table:table-cell>
          <table:table-cell office:value-type="string" calcext:value-type="string">
            <text:p>HIDRO</text:p>
          </table:table-cell>
        </table:table-row>
        <table:table-row table:style-name="ro17">
          <table:table-cell office:value-type="date" office:date-value="2019-03-09" calcext:value-type="date">
            <text:p>09/03/1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5" office:value-type="date" office:date-value="2019-03-09" calcext:value-type="date">
            <text:p>09/03/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date" office:date-value="2019-03-10" calcext:value-type="date">
            <text:p>10/03/1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5" office:value-type="date" office:date-value="2019-03-10" calcext:value-type="date">
            <text:p>10/03/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7">
          <table:table-cell office:value-type="date" office:date-value="2019-03-11" calcext:value-type="date">
            <text:p>11/03/1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95" office:value-type="date" office:date-value="2019-03-11" calcext:value-type="date">
            <text:p>11/03/1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7">
          <table:table-cell office:value-type="date" office:date-value="2019-03-12" calcext:value-type="date">
            <text:p>12/03/19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5" office:value-type="date" office:date-value="2019-03-12" calcext:value-type="date">
            <text:p>12/03/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7">
          <table:table-cell table:style-name="Default"/>
          <table:table-cell table:number-columns-repeated="5"/>
        </table:table-row>
        <table:table-row table:style-name="ro17">
          <table:table-cell table:style-name="Default" office:value-type="string" calcext:value-type="string">
            <text:p>DIAS FIDELIDADE</text:p>
          </table:table-cell>
          <table:table-cell office:value-type="string" calcext:value-type="string">
            <text:p>METEO</text:p>
          </table:table-cell>
          <table:table-cell office:value-type="string" calcext:value-type="string">
            <text:p>HIDRO </text:p>
          </table:table-cell>
          <table:table-cell table:number-columns-repeated="3"/>
        </table:table-row>
        <table:table-row table:style-name="ro17">
          <table:table-cell office:value-type="date" office:date-value="2019-03-09" calcext:value-type="date">
            <text:p>09/03/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7">
          <table:table-cell office:value-type="date" office:date-value="2019-03-10" calcext:value-type="date">
            <text:p>10/03/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7">
          <table:table-cell office:value-type="date" office:date-value="2019-03-11" calcext:value-type="date">
            <text:p>11/03/1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7">
          <table:table-cell office:value-type="date" office:date-value="2019-03-12" calcext:value-type="date">
            <text:p>12/03/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7" table:number-rows-repeated="2">
          <table:table-cell table:style-name="Default"/>
          <table:table-cell table:number-columns-repeated="5"/>
        </table:table-row>
        <table:table-row table:style-name="ro17">
          <table:table-cell table:style-name="Default" office:value-type="string" calcext:value-type="string">
            <text:p>DATA FIDELIDADE</text:p>
          </table:table-cell>
          <table:table-cell office:value-type="string" calcext:value-type="string">
            <text:p>TOTAL (METEO + HIDRO)</text:p>
          </table:table-cell>
          <table:table-cell table:number-columns-repeated="4"/>
        </table:table-row>
        <table:table-row table:style-name="ro17">
          <table:table-cell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2" calcext:value-type="date">
            <text:p>02/03/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7">
          <table:table-cell office:value-type="date" office:date-value="2019-03-03" calcext:value-type="date">
            <text:p>03/03/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7">
          <table:table-cell office:value-type="date" office:date-value="2019-03-04" calcext:value-type="date">
            <text:p>04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5" calcext:value-type="date">
            <text:p>05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6" calcext:value-type="date">
            <text:p>06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7" calcext:value-type="date">
            <text:p>07/03/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7">
          <table:table-cell office:value-type="date" office:date-value="2019-03-08" calcext:value-type="date">
            <text:p>08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table:style-name="Default" office:value-type="string" calcext:value-type="string">
            <text:p>DATA FIDELIDADE</text:p>
          </table:table-cell>
          <table:table-cell office:value-type="string" calcext:value-type="string">
            <text:p>TOTAL (METEO + HIDRO)</text:p>
          </table:table-cell>
          <table:table-cell table:number-columns-repeated="4"/>
        </table:table-row>
        <table:table-row table:style-name="ro17">
          <table:table-cell office:value-type="date" office:date-value="2019-03-01" calcext:value-type="date">
            <text:p>01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2" calcext:value-type="date">
            <text:p>02/03/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7">
          <table:table-cell office:value-type="date" office:date-value="2019-03-03" calcext:value-type="date">
            <text:p>03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4" calcext:value-type="date">
            <text:p>04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5" calcext:value-type="date">
            <text:p>05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6" calcext:value-type="date">
            <text:p>06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 office:value-type="date" office:date-value="2019-03-07" calcext:value-type="date">
            <text:p>07/03/1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7">
          <table:table-cell office:value-type="date" office:date-value="2019-03-08" calcext:value-type="date">
            <text:p>08/03/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dash2" table:style-name="ta7">
        <table:table-column table:style-name="co10" table:default-cell-style-name="Default"/>
        <table:table-row table:style-name="ro17">
          <table:table-cell/>
        </table:table-row>
      </table:table>
      <table:named-expressions/>
      <table:database-ranges>
        <table:database-range table:name="__Anonymous_Sheet_DB__11" table:target-range-address="'Alagamentos disparados '.A1:'Alagamentos disparados '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day/>
      <number:text>/</number:text>
      <number:month/>
    </number:date-style>
    <number:time-style style:name="N148P0" style:volatile="true">
      <number:hours/>
      <number:text>:</number:text>
      <number:minutes number:style="long"/>
    </number:time-style>
    <number:text-style style:name="N148">
      <number:text-content/>
      <style:map style:condition="value()&lt;=1.7976931348623157E+308" style:apply-style-name="N148P0"/>
    </number:text-style>
    <number:number-style style:name="N14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9:35:15.8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DRO" style:display-name="PageStyle_HID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weets_20_relacionado_20_HIDRO_20_" style:display-name="PageStyle_Tweets relacionado HIDR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delidade_20_tweets" style:display-name="PageStyle_Fidelidade twe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weets_20_relacionados_20_METEO_20_" style:display-name="PageStyle_Tweets relacionados METEO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ÁLCULOS_20_" style:display-name="PageStyle_CÁLCULO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delidade_20_das_20_palavras_20_" style:display-name="PageStyle_Fidelidade das palavra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EO" style:display-name="PageStyle_MET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3_20_" style:display-name="PageStyle_1003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03" style:display-name="PageStyle_11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03" style:display-name="PageStyle_120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5T23:55:03.586000000</dc:date>
    <meta:editing-duration>P1DT10H2M26S</meta:editing-duration>
    <meta:editing-cycles>18</meta:editing-cycles>
    <meta:generator>LibreOffice/7.1.1.2$Windows_X86_64 LibreOffice_project/fe0b08f4af1bacafe4c7ecc87ce55bb426164676</meta:generator>
    <meta:document-statistic meta:table-count="15" meta:cell-count="3097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2cm" svg:y="3.804cm" style:legend-expansion="high" chart:style-name="ch2"/>
        <chart:plot-area chart:style-name="ch3" table:cell-range-address="'Alagamentos disparados '.B15:'Alagamentos disparados '.C27" chart:data-source-has-labels="both" svg:x="0.32cm" svg:y="0.18cm" svg:width="10.08cm" svg:height="8.64cm">
          <chart:coordinate-region svg:x="1.555cm" svg:y="0.18cm" svg:width="8.845cm" svg:height="6.433cm"/>
          <chart:axis chart:dimension="x" chart:name="primary-x" chart:style-name="ch4" chartooo:axis-type="auto">
            <chartooo:date-scale/>
            <chart:categories table:cell-range-address="'Alagamentos disparados '.B16:'Alagamentos disparados '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agamentos disparados '.C16:'Alagamentos disparados '.C27" chart:label-cell-address="'Alagamentos disparados '.C15:'Alagamentos disparados '.C1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TÓRIO DAS FREQUÊNCIAS DE ALAGAMENTOS </text:p>
                <draw:g>
                  <svg:desc>'Alagamentos disparados '.C15:'Alagamentos disparados '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:00:00 ± 1h</text:p>
                <draw:g>
                  <svg:desc>'Alagamentos disparados '.B16:'Alagamentos disparados '.B27</svg:desc>
                </draw:g>
              </table:table-cell>
              <table:table-cell office:value-type="float" office:value="6">
                <text:p>6</text:p>
                <draw:g>
                  <svg:desc>'Alagamentos disparados '.C16:'Alagamentos disparados '.C27</svg:desc>
                </draw:g>
              </table:table-cell>
            </table:table-row>
            <table:table-row>
              <table:table-cell office:value-type="string">
                <text:p>03:00:00 ± 1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5:00:00 ± 1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7:00:00 ± 1h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9:00:00 ± 1h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:00:00 ± 1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:00:00 ± 1h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:00:00 ± 1h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:00:00 ± 1h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9:00:00 ± 1h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:00:00 ± 1h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:00:00 ± 1h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65cm" svg:y="4.201cm" style:legend-expansion="high" chart:style-name="ch2"/>
        <chart:plot-area chart:style-name="ch3" table:cell-range-address="Plots.A23:Plots.B31" chart:data-source-has-labels="both" svg:x="0.32cm" svg:y="0.18cm" svg:width="10.425cm" svg:height="8.64cm">
          <chart:coordinate-region svg:x="1.047cm" svg:y="0.18cm" svg:width="9.698cm" svg:height="6.975cm"/>
          <chart:axis chart:dimension="x" chart:name="primary-x" chart:style-name="ch4" chartooo:axis-type="auto">
            <chartooo:date-scale/>
            <chart:categories table:cell-range-address="Plots.A24:Plots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.B24:Plots.B31" chart:label-cell-address="Plots.B23:Plots.B2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(METEO + HIDRO)</text:p>
                <draw:g>
                  <svg:desc>Plots.B23:Plots.B23</svg:desc>
                </draw:g>
              </table:table-cell>
            </table:table-row>
          </table:table-header-rows>
          <table:table-rows>
            <table:table-row>
              <table:table-cell office:value-type="float" office:value="43525">
                <text:p>43525</text:p>
                <draw:g>
                  <svg:desc>Plots.A24:Plots.A31</svg:desc>
                </draw:g>
              </table:table-cell>
              <table:table-cell office:value-type="float" office:value="0">
                <text:p>0</text:p>
                <draw:g>
                  <svg:desc>Plots.B24:Plots.B31</svg:desc>
                </draw:g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446cm" svg:y="0.185cm" style:legend-expansion="wide" chart:style-name="ch2"/>
        <chart:plot-area chart:style-name="ch3" table:cell-range-address="'Alagamentos disparados '.B16:'Alagamentos disparados '.B27 'Alagamentos disparados '.D15:'Alagamentos disparados '.D27" chart:data-source-has-labels="both" svg:x="0.32cm" svg:y="0.963cm" svg:width="15.36cm" svg:height="7.857cm">
          <chart:coordinate-region svg:x="1.332cm" svg:y="0.963cm" svg:width="14.348cm" svg:height="5.65cm"/>
          <chart:axis chart:dimension="x" chart:name="primary-x" chart:style-name="ch4" chartooo:axis-type="auto">
            <chartooo:date-scale/>
            <chart:categories table:cell-range-address="'Alagamentos disparados '.B16:'Alagamentos disparados '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agamentos disparados '.D16:'Alagamentos disparados '.D27" chart:label-cell-address="'Alagamentos disparados '.D15:'Alagamentos disparados '.D1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 de não alagamento (n° de dias)</text:p>
                <draw:g>
                  <svg:desc>'Alagamentos disparados '.D15:'Alagamentos disparados '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:00:00 ± 1h</text:p>
                <draw:g>
                  <svg:desc>'Alagamentos disparados '.B16:'Alagamentos disparados '.B27</svg:desc>
                </draw:g>
              </table:table-cell>
              <table:table-cell office:value-type="float" office:value="8">
                <text:p>8</text:p>
                <draw:g>
                  <svg:desc>'Alagamentos disparados '.D16:'Alagamentos disparados '.D27</svg:desc>
                </draw:g>
              </table:table-cell>
            </table:table-row>
            <table:table-row>
              <table:table-cell office:value-type="string">
                <text:p>03:00:00 ± 1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5:00:00 ± 1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07:00:00 ± 1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9:00:00 ± 1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:00:00 ± 1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:00:00 ± 1h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:00:00 ± 1h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:00:00 ± 1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:00:00 ± 1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:00:00 ± 1h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:00:00 ± 1h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Spotted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b277d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4cm" svg:height="9.013cm" xlink:href=".." xlink:type="simple" chart:class="chart:bar" chart:style-name="ch1">
        <chart:title svg:x="6.077cm" svg:y="0.316cm" chart:style-name="ch2">
          <text:p>Fidelidade METEO</text:p>
        </chart:title>
        <chart:subtitle svg:x="6.989cm" svg:y="1.275cm" chart:style-name="ch3">
          <text:p>frequência </text:p>
        </chart:subtitle>
        <chart:legend chart:legend-position="end" svg:x="10.556cm" svg:y="0.451cm" style:legend-expansion="custom" svg:width="5.228cm" svg:height="0.995cm" style:legend-expansion-aspect-ratio="5.25427135678392" chart:style-name="ch4"/>
        <chart:plot-area chart:style-name="ch5" table:cell-range-address="'Fidelidade das palavras '.A1:'Fidelidade das palavras '.B15" chart:data-source-has-labels="both" svg:x="0.32cm" svg:y="2.138cm" svg:width="9.946cm" svg:height="6.6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73cm" svg:y="2.138cm" svg:width="7.5cm" svg:height="6.04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Fidelidade das palavras '.A2:'Fidelidade das palavras '.A15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'Fidelidade das palavras '.B2:'Fidelidade das palavras '.B15" chart:label-cell-address="'Fidelidade das palavras '.B1:'Fidelidade das palavras '.B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elidade (Frequência absoluta)</text:p>
                <draw:g>
                  <svg:desc>'Fidelidade das palavras '.B1:'Fidelidade das palavras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uva</text:p>
                <draw:g>
                  <svg:desc>'Fidelidade das palavras '.A2:'Fidelidade das palavras '.A15</svg:desc>
                </draw:g>
              </table:table-cell>
              <table:table-cell office:value-type="float" office:value="20">
                <text:p>20</text:p>
                <draw:g>
                  <svg:desc>'Fidelidade das palavras '.B2:'Fidelidade das palavras '.B15</svg:desc>
                </draw:g>
              </table:table-cell>
            </table:table-row>
            <table:table-row>
              <table:table-cell office:value-type="string">
                <text:p>rain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mpora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htning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mpestad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uvafor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graniz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blado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devera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vão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s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uva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nbow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cipitaçã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Spotted_20_Gray" draw:display-name="Spotted Gray" draw:style="radial" draw:cx="50%" draw:cy="50%" draw:start-color="#b2b2b2" draw:end-color="#eeeeee" draw:start-intensity="100%" draw:end-intensity="100%" draw:border="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Spotted_20_Gray" draw:gradient-step-count="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right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31cm" svg:y="0.316cm" chart:style-name="ch2">
          <text:p>Fidelidade HIDRO</text:p>
        </chart:title>
        <chart:subtitle svg:x="6.726cm" svg:y="1.275cm" chart:style-name="ch3">
          <text:p>Freq Absoluta</text:p>
        </chart:subtitle>
        <chart:legend chart:legend-position="end" svg:x="10.562cm" svg:y="4.002cm" style:legend-expansion="high" chart:style-name="ch4"/>
        <chart:plot-area chart:style-name="ch5" table:cell-range-address="'Fidelidade das palavras '.E1:'Fidelidade das palavras '.F9" chart:data-source-has-labels="both" svg:x="0.32cm" svg:y="2.138cm" svg:width="9.92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529cm" svg:y="2.183cm" svg:width="7.713cm" svg:height="5.94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'Fidelidade das palavras '.E2:'Fidelidade das palavras '.E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6"/>
          <chart:series chart:style-name="ch9" chart:values-cell-range-address="'Fidelidade das palavras '.F2:'Fidelidade das palavras '.F9" chart:label-cell-address="'Fidelidade das palavras '.F1:'Fidelidade das palavras '.F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elidade (Frequência absoluta)</text:p>
                <draw:g>
                  <svg:desc>'Fidelidade das palavras '.F1:'Fidelidade das palavras 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gado</text:p>
                <draw:g>
                  <svg:desc>'Fidelidade das palavras '.E2:'Fidelidade das palavras '.E9</svg:desc>
                </draw:g>
              </table:table-cell>
              <table:table-cell office:value-type="float" office:value="0">
                <text:p>0</text:p>
                <draw:g>
                  <svg:desc>'Fidelidade das palavras '.F2:'Fidelidade das palavras '.F9</svg:desc>
                </draw:g>
              </table:table-cell>
            </table:table-row>
            <table:table-row>
              <table:table-cell office:value-type="string">
                <text:p>alagament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lagament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ag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chen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churrad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und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u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Spotted_20_Gray" draw:display-name="Spotted Gray" draw:style="radial" draw:cx="50%" draw:cy="50%" draw:start-color="#b2b2b2" draw:end-color="#eeeeee" draw:start-intensity="100%" draw:end-intensity="100%" draw:border="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gradient-name="ChartGradient_20_2" draw:gradient-step-count="64"/>
    </style:style>
    <style:style style:name="ch2" style:family="chart">
      <style:chart-properties style:rotation-angle="0"/>
      <style:graphic-properties draw:fill-color="#ffffff" draw:fill-gradient-name="Deep_20_Ocean" draw:gradient-step-count="0"/>
      <style:text-properties fo:color="#ffffff" fo:font-size="13pt" style:font-size-asian="13pt" style:font-size-complex="13pt"/>
    </style:style>
    <style:style style:name="ch3" style:family="chart">
      <style:graphic-properties draw:stroke="none" svg:stroke-color="#b3b3b3" draw:fill="none" draw:fill-color="#729fcf" draw:fill-gradient-name="Deep_20_Ocean" draw:gradient-step-count="0"/>
      <style:text-properties fo:color="#ffffff" fo:font-size="12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2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24cm" svg:height="10.021cm" xlink:href=".." xlink:type="simple" chart:class="chart:circle" chart:style-name="ch1">
        <chart:title svg:x="8.572cm" svg:y="0.336cm" chart:style-name="ch2">
          <text:p>METEO palavras</text:p>
        </chart:title>
        <chart:legend chart:legend-position="end" svg:x="12.079cm" svg:y="1.484cm" style:legend-expansion="custom" svg:width="3.265cm" svg:height="7.637cm" style:legend-expansion-aspect-ratio="0.427523896818122" chart:style-name="ch3"/>
        <chart:plot-area chart:style-name="ch4" table:cell-range-address="'Fidelidade das palavras '.A1:'Fidelidade das palavras '.B15" chart:data-source-has-labels="both" svg:x="2.555cm" svg:y="1.331cm" svg:width="7.487cm" svg:height="7.488cm">
          <chart:coordinate-region svg:x="0.059cm" svg:y="1.332cm" svg:width="12.479cm" svg:height="7.487cm"/>
          <chart:axis chart:dimension="x" chart:name="primary-x" chart:style-name="ch5" chartooo:axis-type="auto">
            <chartooo:date-scale/>
            <chart:categories table:cell-range-address="'Fidelidade das palavras '.A2:'Fidelidade das palavras 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delidade das palavras '.B2:'Fidelidade das palavras '.B15" chart:label-cell-address="'Fidelidade das palavras '.B1:'Fidelidade das palavras '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elidade (Frequência absoluta)</text:p>
                <draw:g>
                  <svg:desc>'Fidelidade das palavras '.B1:'Fidelidade das palavras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uva</text:p>
                <draw:g>
                  <svg:desc>'Fidelidade das palavras '.A2:'Fidelidade das palavras '.A15</svg:desc>
                </draw:g>
              </table:table-cell>
              <table:table-cell office:value-type="float" office:value="20">
                <text:p>20</text:p>
                <draw:g>
                  <svg:desc>'Fidelidade das palavras '.B2:'Fidelidade das palavras '.B15</svg:desc>
                </draw:g>
              </table:table-cell>
            </table:table-row>
            <table:table-row>
              <table:table-cell office:value-type="string">
                <text:p>rain 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empora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ghtning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mpestade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uvafor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graniz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blado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devera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rovão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uvas 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uva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ainbow 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cipitaçã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ectangular" draw:cx="50%" draw:cy="50%" draw:start-color="#000000" draw:end-color="#729fcf" draw:start-intensity="100%" draw:end-intensity="100%" draw:angle="0deg" draw:border="0%"/>
    <draw:gradient draw:name="ChartGradient_20_2" draw:display-name="ChartGradient 2" draw:style="linear" draw:start-color="#000000" draw:end-color="#729fcf" draw:start-intensity="100%" draw:end-intensity="100%" draw:angle="0deg" draw:border="0%"/>
    <draw:gradient draw:name="Deep_20_Ocean" draw:display-name="Deep Ocean" draw:style="radial" draw:cx="50%" draw:cy="50%" draw:start-color="#000000" draw:end-color="#729fcf" draw:start-intensity="100%" draw:end-intensity="100%" draw:border="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gradient" draw:fill-color="#000000" draw:fill-gradient-name="Midnight" draw:gradient-step-count="0"/>
    </style:style>
    <style:style style:name="ch2" style:family="chart">
      <style:chart-properties chart:auto-position="true" style:rotation-angle="0"/>
      <style:text-properties fo:color="#fafafa"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color="#fafafa" fo:font-size="13pt" style:font-size-asian="10pt" style:font-size-complex="10pt"/>
    </style:style>
    <style:style style:name="ch4" style:family="chart">
      <style:chart-properties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24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876cm" svg:height="10.123cm" xlink:href=".." xlink:type="simple" chart:class="chart:circle" chart:style-name="ch1">
        <chart:title svg:x="6.228cm" svg:y="0.338cm" chart:style-name="ch2">
          <text:p>HIDRO palavras</text:p>
        </chart:title>
        <chart:legend chart:legend-position="end" svg:x="11.239cm" svg:y="2.807cm" style:legend-expansion="custom" svg:width="3.068cm" svg:height="4.508cm" style:legend-expansion-aspect-ratio="0.680567879325643" chart:style-name="ch3"/>
        <chart:plot-area chart:style-name="ch4" table:cell-range-address="'Fidelidade das palavras '.E1:'Fidelidade das palavras '.F9" chart:data-source-has-labels="both" svg:x="3.26cm" svg:y="2.376cm" svg:width="6.641cm" svg:height="6.642cm">
          <chart:coordinate-region svg:x="2.81cm" svg:y="2.377cm" svg:width="7.542cm" svg:height="6.641cm"/>
          <chart:axis chart:dimension="x" chart:name="primary-x" chart:style-name="ch5" chartooo:axis-type="auto">
            <chartooo:date-scale/>
            <chart:categories table:cell-range-address="'Fidelidade das palavras '.E2:'Fidelidade das palavras '.E9"/>
            <chart:grid chart:style-name="ch6" chart:class="major"/>
            <chart:grid chart:style-name="ch7" chart:class="minor"/>
          </chart:axis>
          <chart:axis chart:dimension="y" chart:name="primary-y" chart:style-name="ch8"/>
          <chart:series chart:style-name="ch9" chart:values-cell-range-address="'Fidelidade das palavras '.F2:'Fidelidade das palavras '.F9" chart:label-cell-address="'Fidelidade das palavras '.F1:'Fidelidade das palavras '.F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delidade (Frequência absoluta)</text:p>
                <draw:g>
                  <svg:desc>'Fidelidade das palavras '.F1:'Fidelidade das palavras 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gado</text:p>
                <draw:g>
                  <svg:desc>'Fidelidade das palavras '.E2:'Fidelidade das palavras '.E9</svg:desc>
                </draw:g>
              </table:table-cell>
              <table:table-cell office:value-type="float" office:value="0">
                <text:p>0</text:p>
                <draw:g>
                  <svg:desc>'Fidelidade das palavras '.F2:'Fidelidade das palavras '.F9</svg:desc>
                </draw:g>
              </table:table-cell>
            </table:table-row>
            <table:table-row>
              <table:table-cell office:value-type="string">
                <text:p>alagamento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lagamento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agar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nchen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churrad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und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gua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Midnight" draw:style="linear" draw:start-color="#000000" draw:end-color="#2a6099" draw:start-intensity="100%" draw:end-intensity="100%" draw:angle="0deg" draw:border="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3.952cm" style:legend-expansion="high" chart:style-name="ch2"/>
        <chart:plot-area chart:style-name="ch3" table:cell-range-address="Plots.A7:Plots.C11" chart:data-source-has-labels="both" svg:x="0.319cm" svg:y="0.216cm" svg:width="13.36cm" svg:height="8.639cm">
          <chart:coordinate-region svg:x="0.94cm" svg:y="0.415cm" svg:width="12.739cm" svg:height="7.793cm"/>
          <chart:axis chart:dimension="x" chart:name="primary-x" chart:style-name="ch4" chartooo:axis-type="auto">
            <chartooo:date-scale/>
            <chart:categories table:cell-range-address="Plots.A8:Plot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.B8:Plots.B11" chart:label-cell-address="Plots.B7:Plots.B7" chart:class="chart:bar">
            <chart:data-point chart:repeated="4"/>
          </chart:series>
          <chart:series chart:style-name="ch8" chart:values-cell-range-address="Plots.C8:Plots.C11" chart:label-cell-address="Plots.C7:Plots.C7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</text:p>
                <draw:g>
                  <svg:desc>Plots.B7:Plots.B7</svg:desc>
                </draw:g>
              </table:table-cell>
              <table:table-cell office:value-type="string">
                <text:p>HIDRO </text:p>
                <draw:g>
                  <svg:desc>Plots.C7:Plots.C7</svg:desc>
                </draw:g>
              </table:table-cell>
            </table:table-row>
          </table:table-header-rows>
          <table:table-rows>
            <table:table-row>
              <table:table-cell office:value-type="float" office:value="43533">
                <text:p>43533</text:p>
                <draw:g>
                  <svg:desc>Plots.A8:Plots.A11</svg:desc>
                </draw:g>
              </table:table-cell>
              <table:table-cell office:value-type="float" office:value="4">
                <text:p>4</text:p>
                <draw:g>
                  <svg:desc>Plots.B8:Plots.B11</svg:desc>
                </draw:g>
              </table:table-cell>
              <table:table-cell office:value-type="float" office:value="0">
                <text:p>0</text:p>
                <draw:g>
                  <svg:desc>Plots.C8:Plots.C11</svg:desc>
                </draw:g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65cm" svg:y="4.201cm" style:legend-expansion="high" chart:style-name="ch2"/>
        <chart:plot-area chart:style-name="ch3" table:cell-range-address="Plots.A14:Plots.B22" chart:data-source-has-labels="both" svg:x="0.32cm" svg:y="0.18cm" svg:width="10.425cm" svg:height="8.64cm">
          <chart:coordinate-region svg:x="1.047cm" svg:y="0.18cm" svg:width="9.698cm" svg:height="6.975cm"/>
          <chart:axis chart:dimension="x" chart:name="primary-x" chart:style-name="ch4" chartooo:axis-type="auto">
            <chartooo:date-scale/>
            <chart:categories table:cell-range-address="Plots.A15:Plo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.B15:Plots.B22" chart:label-cell-address="Plots.B14:Plots.B1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(METEO + HIDRO)</text:p>
                <draw:g>
                  <svg:desc>Plots.B14:Plots.B14</svg:desc>
                </draw:g>
              </table:table-cell>
            </table:table-row>
          </table:table-header-rows>
          <table:table-rows>
            <table:table-row>
              <table:table-cell office:value-type="float" office:value="43525">
                <text:p>43525</text:p>
                <draw:g>
                  <svg:desc>Plots.A15:Plots.A22</svg:desc>
                </draw:g>
              </table:table-cell>
              <table:table-cell office:value-type="float" office:value="0">
                <text:p>0</text:p>
                <draw:g>
                  <svg:desc>Plots.B15:Plots.B22</svg:desc>
                </draw:g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96cm" svg:y="3.952cm" style:legend-expansion="high" chart:style-name="ch2"/>
        <chart:plot-area chart:style-name="ch3" table:cell-range-address="Plots.D1:Plots.F5" chart:data-source-has-labels="both" svg:x="0.32cm" svg:y="0.18cm" svg:width="13.256cm" svg:height="8.64cm">
          <chart:coordinate-region svg:x="0.941cm" svg:y="0.379cm" svg:width="12.635cm" svg:height="7.794cm"/>
          <chart:axis chart:dimension="x" chart:name="primary-x" chart:style-name="ch4" chartooo:axis-type="auto">
            <chartooo:date-scale/>
            <chart:categories table:cell-range-address="Plots.D2:Plots.D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.E2:Plots.E5" chart:label-cell-address="Plots.E1:Plots.E1" chart:class="chart:bar">
            <chart:data-point chart:repeated="4"/>
          </chart:series>
          <chart:series chart:style-name="ch8" chart:values-cell-range-address="Plots.F2:Plots.F5" chart:label-cell-address="Plots.F1:Plots.F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TEO </text:p>
                <draw:g>
                  <svg:desc>Plots.E1:Plots.E1</svg:desc>
                </draw:g>
              </table:table-cell>
              <table:table-cell office:value-type="string">
                <text:p>HIDRO</text:p>
                <draw:g>
                  <svg:desc>Plots.F1:Plots.F1</svg:desc>
                </draw:g>
              </table:table-cell>
            </table:table-row>
          </table:table-header-rows>
          <table:table-rows>
            <table:table-row>
              <table:table-cell office:value-type="float" office:value="43533">
                <text:p>43533</text:p>
                <draw:g>
                  <svg:desc>Plots.D2:Plots.D5</svg:desc>
                </draw:g>
              </table:table-cell>
              <table:table-cell office:value-type="float" office:value="8">
                <text:p>8</text:p>
                <draw:g>
                  <svg:desc>Plots.E2:Plots.E5</svg:desc>
                </draw:g>
              </table:table-cell>
              <table:table-cell office:value-type="float" office:value="0">
                <text:p>0</text:p>
                <draw:g>
                  <svg:desc>Plots.F2:Plots.F5</svg:desc>
                </draw:g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